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1"/>
    <style:font-face style:name="F" svg:font-family="" style:font-family-generic="swiss" style:font-pitch="variable"/>
    <style:font-face style:name="Iskoola Pota" svg:font-family="'Iskoola Pota'"/>
    <style:font-face style:name="Iskoola Pota1" svg:font-family="'Iskoola Pota'" style:font-family-generic="swiss"/>
    <style:font-face style:name="Iskoola Pota11" svg:font-family="'Iskoola Pota1'"/>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co1" style:family="table-column">
      <style:table-column-properties fo:break-before="auto" style:column-width="0.7602in"/>
    </style:style>
    <style:style style:name="co2" style:family="table-column">
      <style:table-column-properties fo:break-before="auto" style:column-width="1.448in"/>
    </style:style>
    <style:style style:name="co3" style:family="table-column">
      <style:table-column-properties fo:break-before="auto" style:column-width="0.552in"/>
    </style:style>
    <style:style style:name="co4" style:family="table-column">
      <style:table-column-properties fo:break-before="auto" style:column-width="0.4063in"/>
    </style:style>
    <style:style style:name="co5" style:family="table-column">
      <style:table-column-properties fo:break-before="auto" style:column-width="0.5102in"/>
    </style:style>
    <style:style style:name="co6" style:family="table-column">
      <style:table-column-properties fo:break-before="auto" style:column-width="2.8543in"/>
    </style:style>
    <style:style style:name="co7" style:family="table-column">
      <style:table-column-properties fo:break-before="auto" style:column-width="6.7291in"/>
    </style:style>
    <style:style style:name="co8" style:family="table-column">
      <style:table-column-properties fo:break-before="auto" style:column-width="19.2189in"/>
    </style:style>
    <style:style style:name="co9" style:family="table-column">
      <style:table-column-properties fo:break-before="auto" style:column-width="1.4063in"/>
    </style:style>
    <style:style style:name="co10" style:family="table-column">
      <style:table-column-properties fo:break-before="auto" style:column-width="0.9272in"/>
    </style:style>
    <style:style style:name="co11" style:family="table-column">
      <style:table-column-properties fo:break-before="auto" style:column-width="6.3126in"/>
    </style:style>
    <style:style style:name="co12" style:family="table-column">
      <style:table-column-properties fo:break-before="auto" style:column-width="1.6457in"/>
    </style:style>
    <style:style style:name="co13" style:family="table-column">
      <style:table-column-properties fo:break-before="auto" style:column-width="12.6772in"/>
    </style:style>
    <style:style style:name="co14" style:family="table-column">
      <style:table-column-properties fo:break-before="auto" style:column-width="1.5937in"/>
    </style:style>
    <style:style style:name="co15" style:family="table-column">
      <style:table-column-properties fo:break-before="auto" style:column-width="7.3752in"/>
    </style:style>
    <style:style style:name="co16" style:family="table-column">
      <style:table-column-properties fo:break-before="auto" style:column-width="0.8752in"/>
    </style:style>
    <style:style style:name="co17"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3" style:family="table-cell" style:parent-style-name="Default" style:data-style-name="N0">
      <style:table-cell-properties style:text-align-source="fix" style:repeat-content="false" style:vertical-align="middle"/>
      <style:paragraph-properties fo:text-align="center"/>
      <style:text-properties style:font-name="Iskoola Pota" style:font-name-asian="Iskoola Pota" style:font-name-complex="Iskoola Pota"/>
    </style:style>
    <style:style style:name="ce8" style:family="table-cell" style:parent-style-name="Default" style:data-style-name="N0">
      <style:text-properties style:font-name="Iskoola Pota1" style:font-name-asian="Iskoola Pota" style:font-name-complex="Iskoola Pota"/>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Default" style:data-style-name="N0">
      <style:table-cell-properties style:text-align-source="fix" style:repeat-content="false" style:vertical-align="middle"/>
      <style:paragraph-properties fo:text-align="start" fo:margin-left="0in"/>
      <style:text-properties style:font-name="Iskoola Pota1" style:font-name-asian="Iskoola Pota" style:font-name-complex="Iskoola Pota"/>
    </style:style>
    <style:style style:name="ce6" style:family="table-cell" style:parent-style-name="Excel_20_Built-in_20_Explanatory_20_Text" style:data-style-name="N0">
      <style:table-cell-properties style:text-align-source="fix" style:repeat-content="false" fo:background-color="transparent" style:vertical-align="middle"/>
      <style:paragraph-properties fo:text-align="start" fo:margin-left="0in"/>
      <style:text-properties style:font-name="Iskoola Pota" fo:font-size="11pt" style:font-name-asian="Iskoola Pota" style:font-size-asian="11pt" style:font-name-complex="Iskoola Pota" style:font-size-complex="11pt"/>
    </style:style>
    <style:style style:name="ce9" style:family="table-cell" style:parent-style-name="Normal_20_4" style:data-style-name="N0">
      <style:table-cell-properties style:text-align-source="fix" style:repeat-content="false" fo:background-color="transparent" style:vertical-align="middle"/>
      <style:paragraph-properties fo:text-align="start" fo:margin-left="0in"/>
      <style:text-properties style:font-name="Iskoola Pota" fo:font-size="11pt" style:font-name-asian="Iskoola Pota" style:font-size-asian="11pt" style:font-name-complex="Iskoola Pota" style:font-size-complex="11pt"/>
    </style:style>
    <style:style style:name="ce13" style:family="table-cell" style:parent-style-name="Default" style:data-style-name="N0">
      <style:table-cell-properties style:vertical-align="middle"/>
      <style:text-properties style:font-name="Iskoola Pota1" style:font-name-asian="Iskoola Pota" style:font-name-complex="Iskoola Pota"/>
    </style:style>
    <style:style style:name="ce7" style:family="table-cell" style:parent-style-name="Excel_20_Built-in_20_Explanatory_20_Text" style:data-style-name="N0">
      <style:table-cell-properties fo:background-color="transparent" style:vertical-align="middle"/>
      <style:text-properties style:font-name="Iskoola Pota" fo:font-size="11pt" style:font-name-asian="Iskoola Pota" style:font-size-asian="11pt" style:font-name-complex="Iskoola Pota" style:font-size-complex="11pt"/>
    </style:style>
    <style:style style:name="ce12" style:family="table-cell" style:parent-style-name="Default" style:data-style-name="N0">
      <style:table-cell-properties fo:border="0.06pt solid #000000" style:vertical-align="middle"/>
      <style:text-properties style:font-name="Iskoola Pota" style:font-name-asian="Iskoola Pota" style:font-name-complex="Iskoola Pota"/>
    </style:style>
    <style:style style:name="ce10" style:family="table-cell" style:parent-style-name="Default" style:data-style-name="N0">
      <style:table-cell-properties style:text-align-source="fix" style:repeat-content="false" style:vertical-align="middle"/>
      <style:paragraph-properties fo:text-align="center"/>
      <style:text-properties style:font-name="Iskoola Pota11" style:font-name-asian="Iskoola Pota11" style:font-name-complex="Iskoola Pota11"/>
    </style:style>
    <style:style style:name="ce5" style:family="table-cell" style:parent-style-name="Default" style:data-style-name="N61">
      <style:table-cell-properties style:text-align-source="fix" style:repeat-content="false" style:vertical-align="middle"/>
      <style:paragraph-properties fo:text-align="center"/>
      <style:text-properties style:font-name="Iskoola Pota" style:font-name-asian="Iskoola Pota" style:font-name-complex="Iskoola Pota"/>
    </style:style>
    <style:style style:name="ce1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Iskoola Pota" style:font-name-asian="Iskoola Pota" style:font-name-complex="Iskoola Pota"/>
    </style:style>
    <style:style style:name="gr1" style:family="graphic">
      <style:graphic-properties draw:stroke="none" draw:fill="none" draw:textarea-horizontal-align="center" draw:textarea-vertical-align="middle" draw:auto-grow-height="false" draw:auto-grow-width="false" fo:padding-top="0in" fo:padding-bottom="0in" fo:padding-left="0in" fo:padding-right="0in" fo:wrap-option="no-wrap"/>
      <style:paragraph-properties style:writing-mode="lr-tb" style:font-independent-line-spacing="false"/>
    </style:style>
    <style:style style:name="P1" style:family="paragraph">
      <loext:graphic-properties draw:fill="none"/>
      <style:paragraph-properties style:writing-mode="lr-tb" style:font-independent-line-spacing="false"/>
    </style:style>
    <style:style style:name="T1" style:family="text">
      <style:text-properties fo:color="#000000" style:font-name="Lohit Devanagari" fo:font-size="11pt" fo:font-weight="normal" style:text-underline-style="none" style:text-underline-color="font-color" style:text-line-through-type="none" fo:font-style="normal" style:text-outline="false" fo:text-shadow="none" style:font-name-asian="Lohit Devanagari" style:font-name-complex="Lohit Devanagari" style:font-size-asian="11pt" style:font-size-complex="11pt" style:font-weight-asian="normal" style:font-weight-complex="normal" style:font-style-asian="normal" style:font-style-complex="normal"/>
    </style:style>
    <style:style style:name="T2" style:family="text">
      <style:text-properties fo:color="#000000" style:font-name="" fo:font-size="11pt" fo:font-weight="normal" style:text-underline-style="none" style:text-underline-color="font-color" style:text-line-through-type="none" fo:font-style="normal" style:text-outline="false" fo:text-shadow="none" style:font-name-asian="Iskoola Pota" style:font-name-complex="Iskoola Pota" style:font-size-asian="11pt" style:font-size-complex="11pt" style:font-weight-asian="normal" style:font-weight-complex="normal" style:font-style-asian="normal" style:font-style-complex="normal"/>
    </style:style>
    <style:style style:name="T3" style:family="text">
      <style:text-properties fo:color="#000000"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Sheet1" table:style-name="ta1">
        <table:shapes>
          <draw:frame draw:z-index="0" draw:name="TextBox 1" draw:style-name="gr1" draw:text-style-name="P1" svg:width="0.0472in" svg:height="0.2122in" svg:x="28.5323in" svg:y="379.4972in">
            <draw:text-box>
              <text:p/>
            </draw:text-box>
          </draw:frame>
          <draw:frame draw:z-index="1" draw:name="TextBox 2" draw:style-name="gr1" draw:text-style-name="P1" svg:width="0.0472in" svg:height="0.2122in" svg:x="28.5323in" svg:y="379.4783in">
            <draw:text-box>
              <text:p/>
            </draw:text-box>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1008" table:default-cell-style-name="ce2"/>
        <table:table-row table:style-name="ro1">
          <table:table-cell table:style-name="ce3" office:value-type="float" office:value="1" calcext:value-type="float">
            <text:p>1</text:p>
          </table:table-cell>
          <table:table-cell table:style-name="ce3" office:value-type="string" calcext:value-type="string">
            <text:p>sinhala-07-t1-l01-ep01</text:p>
          </table:table-cell>
          <table:table-cell table:number-columns-repeated="3" table:style-name="ce3" office:value-type="float" office:value="1" calcext:value-type="float">
            <text:p>1</text:p>
          </table:table-cell>
          <table:table-cell table:style-name="ce4" office:value-type="string" calcext:value-type="string">
            <text:p>ගොවි බිරියගේ නුවණ</text:p>
          </table:table-cell>
          <table:table-cell table:style-name="ce4" office:value-type="string" calcext:value-type="string">
            <text:p>ජනකතා පිළිබඳ හඳුන්වාදීමල නිර්දිෂ්ට ජනකතාව කියා දීම.</text:p>
          </table:table-cell>
          <table:table-cell table:style-name="ce4" office:value-type="string" calcext:value-type="string">
            <text:p>“ ගොවිබිරියගේ නුවණ ” ජනකතාව අධ්‍යයනය කිරීම.</text:p>
          </table:table-cell>
          <table:table-cell table:style-name="ce5"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ජනකතාවක් යනු කුමක් ද?</text:p>
          </table:table-cell>
          <table:table-cell/>
          <table:table-cell office:value-type="string" calcext:value-type="string">
            <text:p>මිනිසුන් ලිවීමේ ක්‍රමයක් නො දැන සිටි අවධියේ සිට කටින් කට පැවත එන, ජනයා අතර ම නිර්මාණය වූ කතා විශේෂය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නිසුන් ලිවීමේ ක්‍රමයක් <text:s/>දැන සිටි අවධියේ සිට කටින් කට පැවත එන, ජනයා අතර ම නිර්මාණය වූ කතා විශේෂ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නිසුන් ලිවීමේ ක්‍රමයක් නො දැන සිටි අවධියේ <text:s/>නිර්මාණය වූ කතා විශේෂ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ඇඟිල් - <text:s text:c="2"/>ඇඟි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 calcext:value-type="float">
            <text:p>2</text:p>
          </table:table-cell>
          <table:table-cell table:number-columns-repeated="2"/>
          <table:table-cell office:value-type="string" calcext:value-type="string">
            <text:p>ගොවි බිරියගේ නුවණ යන ජනකතාව කුමන රටේ කතාවක් ද?</text:p>
          </table:table-cell>
          <table:table-cell/>
          <table:table-cell office:value-type="string" calcext:value-type="string">
            <text:p>ඉන්දියානු ජනකතාව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කිස්ථාන ජනකතාව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ළිඟු ජනකතාව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 ලංකා ජනකතාව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 calcext:value-type="float">
            <text:p>3</text:p>
          </table:table-cell>
          <table:table-cell table:number-columns-repeated="2"/>
          <table:table-cell office:value-type="string" calcext:value-type="string">
            <text:p>ව්‍යාඝ්‍රයා ගොවියා ළඟට පැමිණ කියා සිටියේ කුමක් ද?</text:p>
          </table:table-cell>
          <table:table-cell/>
          <table:table-cell office:value-type="string" calcext:value-type="string">
            <text:p>කුකුළන් කෑම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ළුවන් කෑම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රක් බාන බිලි ගැනීම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ත් කෑම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 calcext:value-type="float">
            <text:p>4</text:p>
          </table:table-cell>
          <table:table-cell table:number-columns-repeated="2"/>
          <table:table-cell office:value-type="string" calcext:value-type="string">
            <text:p>ගොවි බිරිය යෙදූ උපාය කුමක් ද?</text:p>
          </table:table-cell>
          <table:table-cell/>
          <table:table-cell office:value-type="string" calcext:value-type="string">
            <text:p>යක්ෂ අසරුවෙක් ලෙස යෑ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ක්ෂණියක් ලෙස යෑ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ඩයම්කරුවෙක් ලෙස යෑ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ල්මනක් ලෙස යෑ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5" calcext:value-type="float">
            <text:p>5</text:p>
          </table:table-cell>
          <table:table-cell table:number-columns-repeated="2"/>
          <table:table-cell office:value-type="string" calcext:value-type="string">
            <text:p>මෙම ජනකතාවේ ඇතුළත් චරිතයක් නොවන්නේ කුමක් ද?</text:p>
          </table:table-cell>
          <table:table-cell/>
          <table:table-cell office:value-type="string" calcext:value-type="string">
            <text:p>ව්‍යාඝ්‍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වි බිරිඳ</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රා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ච්චි</text:p>
          </table:table-cell>
          <table:table-cell office:value-type="float" office:value="1" calcext:value-type="float">
            <text:p>1</text:p>
          </table:table-cell>
          <table:table-cell table:number-columns-repeated="1008"/>
        </table:table-row>
        <table:table-row table:style-name="ro1">
          <table:table-cell table:style-name="ce3" office:value-type="float" office:value="2" calcext:value-type="float">
            <text:p>2</text:p>
          </table:table-cell>
          <table:table-cell table:style-name="ce3" office:value-type="string" calcext:value-type="string">
            <text:p>sinhala-07-t1-l01-ep0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6" office:value-type="string" calcext:value-type="string">
            <text:p>ගොවි බිරියගේ නුවණ</text:p>
          </table:table-cell>
          <table:table-cell table:style-name="ce7" office:value-type="string" calcext:value-type="string">
            <text:p>නිර්දිෂ්ට ජනකතාව කියා දීම.</text:p>
          </table:table-cell>
          <table:table-cell table:style-name="ce4" office:value-type="string" calcext:value-type="string">
            <text:p>“ ගොවිබිරියගේ නුවණ ” ජනකතාවේ ඉතිරි කොටස අධ්‍යයනය කිරීම හා කතාවේ චරිත හඳුනාගැනීම, කතාව ඇසුරින් අභ්‍යාස සිදුකිරීම.</text:p>
          </table:table-cell>
          <table:table-cell table:style-name="ce5"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text:s/>යක්ෂ අසුරුවාට බියෙන් මුලින්ම දිව ගියේ කවුද?</text:p>
          </table:table-cell>
          <table:table-cell/>
          <table:table-cell office:value-type="string" calcext:value-type="string">
            <text:p>හිව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ඝ්‍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රා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 calcext:value-type="float">
            <text:p>7</text:p>
          </table:table-cell>
          <table:table-cell table:number-columns-repeated="2"/>
          <table:table-cell office:value-type="string" calcext:value-type="string">
            <text:p>ගොවි බිරිය හිවලාට කියූ දෙය කුමක් ද?</text:p>
          </table:table-cell>
          <table:table-cell/>
          <table:table-cell office:value-type="string" calcext:value-type="string">
            <text:p>තව ම ව්‍යාඝ්‍ර මස් රස බලන්නට බැරි වී 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ව ම කුකුල් මස් රස බලන්නට බැරි වී 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ව ම වඳුරු මස් රස බලන්නට බැරි වී 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ව ම එළු මස් රස බලන්නට බැරි වී 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 calcext:value-type="float">
            <text:p>8</text:p>
          </table:table-cell>
          <table:table-cell table:number-columns-repeated="2"/>
          <table:table-cell office:value-type="string" calcext:value-type="string">
            <text:p>පාන් සෑදීමට ගන්නේ කුමක් ද?</text:p>
          </table:table-cell>
          <table:table-cell/>
          <table:table-cell office:value-type="string" calcext:value-type="string">
            <text:p>තිරිඟු</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ධා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 calcext:value-type="float">
            <text:p>9</text:p>
          </table:table-cell>
          <table:table-cell table:number-columns-repeated="2"/>
          <table:table-cell office:value-type="string" calcext:value-type="string">
            <text:p>හිවලා ගැහැණියගේ එල්ලෙන කොණ්ඩය දැක්කේ,</text:p>
          </table:table-cell>
          <table:table-cell/>
          <table:table-cell office:value-type="string" calcext:value-type="string">
            <text:p>තලප්පාව අස්සෙ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ස්වැස්ම අස්සෙ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බාය අස්සෙ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ප්පුව අස්සෙ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0" calcext:value-type="float">
            <text:p>10</text:p>
          </table:table-cell>
          <table:table-cell table:number-columns-repeated="2"/>
          <table:table-cell office:value-type="string" calcext:value-type="string">
            <text:p>යුගල පදයක් වන්නේ මින් කුමක් ද?</text:p>
          </table:table-cell>
          <table:table-cell/>
          <table:table-cell office:value-type="string" calcext:value-type="string">
            <text:p>මඟුල් ගෙද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ළුම් පෙළු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ට ගසා <text:s text:c="1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දිම</text:p>
          </table:table-cell>
          <table:table-cell office:value-type="float" office:value="0" calcext:value-type="float">
            <text:p>0</text:p>
          </table:table-cell>
          <table:table-cell table:number-columns-repeated="1008"/>
        </table:table-row>
        <table:table-row table:style-name="ro1">
          <table:table-cell table:style-name="ce3" office:value-type="float" office:value="3" calcext:value-type="float">
            <text:p>3</text:p>
          </table:table-cell>
          <table:table-cell table:style-name="ce3" office:value-type="string" calcext:value-type="string">
            <text:p>sinhala-07-t1-l01-ep03</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4" office:value-type="string" calcext:value-type="string">
            <text:p>ගොවි බිරියගේ නුවණ</text:p>
          </table:table-cell>
          <table:table-cell table:style-name="ce4" office:value-type="string" calcext:value-type="string">
            <text:p>ප්‍රස්ථාව පිරුළු පිළිබඳ අවබෝධය</text:p>
          </table:table-cell>
          <table:table-cell table:style-name="ce4" office:value-type="string" calcext:value-type="string">
            <text:p>ප්‍රස්ථාව පිරුළු පිළිබඳ හඳුන්වාදීම හා ප්‍රස්ථාව පිරුළු සඳහා නිදසුන් විස්තර කිරීම.</text:p>
          </table:table-cell>
          <table:table-cell table:style-name="ce5"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text:s/>“තැනට ඔබින කියමනකි” යනුවෙන් හඳුන්වන්නේ කුමක් ද?</text:p>
          </table:table-cell>
          <table:table-cell/>
          <table:table-cell office:value-type="string" calcext:value-type="string">
            <text:p>ප්‍රස්තාව පිරුළු</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ගළ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ද්ධිත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රාම ලක්ෂණ</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2" calcext:value-type="float">
            <text:p>12</text:p>
          </table:table-cell>
          <table:table-cell table:number-columns-repeated="2"/>
          <table:table-cell office:value-type="string" calcext:value-type="string">
            <text:p>ප්‍රස්තාව පිරුළු නිර්මාණය වන්නේ කුමක් පදනම් කරගෙන ද?</text:p>
          </table:table-cell>
          <table:table-cell/>
          <table:table-cell office:value-type="string" calcext:value-type="string">
            <text:p>ජන <text:s/>කියම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තාන්ද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ඕපාදූ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න්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 calcext:value-type="float">
            <text:p>13</text:p>
          </table:table-cell>
          <table:table-cell office:value-type="string" calcext:value-type="string">
            <text:p>පහත දැක්වෙන ප්‍රස්තාව පිරුළු වල හිස්තැන් පුරවන්න.</text:p>
          </table:table-cell>
          <table:table-cell/>
          <table:table-cell office:value-type="string" calcext:value-type="string">
            <text:p><text:s/>ගමරාල .................... ගියා වගේ.</text:p>
          </table:table-cell>
          <table:table-cell/>
          <table:table-cell office:value-type="string" calcext:value-type="string">
            <text:p>ගෙදර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ත්ත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ය ලෝක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ඹුර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 calcext:value-type="float">
            <text:p>14</text:p>
          </table:table-cell>
          <table:table-cell table:number-columns-repeated="2"/>
          <table:table-cell office:value-type="string" calcext:value-type="string">
            <text:p>පුහුල් හොරා ........... දැනෙයි.</text:p>
          </table:table-cell>
          <table:table-cell/>
          <table:table-cell office:value-type="string" calcext:value-type="string">
            <text:p>අ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ල්ලෙ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ටි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5" calcext:value-type="float">
            <text:p>15</text:p>
          </table:table-cell>
          <table:table-cell office:value-type="string" calcext:value-type="string">
            <text:p>පහත සඳහන් අදහසට ගැලපෙන ප්‍රස්ථා පිරුළ ලියන්න.</text:p>
          </table:table-cell>
          <table:table-cell/>
          <table:table-cell office:value-type="string" calcext:value-type="string">
            <text:p><text:s text:c="4"/>නුසුදුසු අයට දේවල් ලැබීම</text:p>
          </table:table-cell>
          <table:table-cell/>
          <table:table-cell office:value-type="string" calcext:value-type="string">
            <text:p>කටුස්සාගේ කරේ රත්තරන් බැන්දා වගෙ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බීරි අලින්ට වීණා ගායනා කරනවා වගෙ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ඉඟුරු දී මිරිස් ගත්තා වගෙ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ඉබ්බා දියේ දැම්මා වගෙයි.</text:p>
          </table:table-cell>
          <table:table-cell office:value-type="float" office:value="0" calcext:value-type="float">
            <text:p>0</text:p>
          </table:table-cell>
          <table:table-cell table:number-columns-repeated="1008"/>
        </table:table-row>
        <table:table-row table:style-name="ro1">
          <table:table-cell table:style-name="ce3" office:value-type="float" office:value="4" calcext:value-type="float">
            <text:p>4</text:p>
          </table:table-cell>
          <table:table-cell table:style-name="ce3" office:value-type="string" calcext:value-type="string">
            <text:p>sinhala-07-t1-l01-ep04</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4" office:value-type="string" calcext:value-type="string">
            <text:p>ගොවි බිරියගේ නුවණ</text:p>
          </table:table-cell>
          <table:table-cell table:style-name="ce4" office:value-type="string" calcext:value-type="string">
            <text:p>ඉඟි වැකි පිළිබඳ අවබෝධය</text:p>
          </table:table-cell>
          <table:table-cell table:style-name="ce4" office:value-type="string" calcext:value-type="string">
            <text:p>ඉඟි වැකි පිළිබඳ සාකච්ඡා කිරීම. නිදසුන් හඳුනාගැනීම, අවබෝධය සඳහා අභ්‍යාස සිදු කිරීම‍.</text:p>
          </table:table-cell>
          <table:table-cell table:style-name="ce5"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ඉඟි වැකිවලට කියන තවත් නමක් වනුයේ,</text:p>
          </table:table-cell>
          <table:table-cell/>
          <table:table-cell office:value-type="string" calcext:value-type="string">
            <text:p>ප්‍රස්තාව පිරු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ඪි</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ටි යෙ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ප්තෝපදේශ</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 calcext:value-type="float">
            <text:p>17</text:p>
          </table:table-cell>
          <table:table-cell table:number-columns-repeated="2"/>
          <table:table-cell office:value-type="string" calcext:value-type="string">
            <text:p>ඉඟි වැකි හා ප්‍රස්තා පිරුළුවල දක්නට ලැබෙන වෙනස්කමක් <text:s/>නොවන්නේ,</text:p>
          </table:table-cell>
          <table:table-cell/>
          <table:table-cell office:value-type="string" calcext:value-type="string">
            <text:p>සම්ප්‍රදායික යෙදුම් 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රස්තා පිරුළුවලට රූඪී යැයි නොකිය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ඉඟි වැකිවල පිට අර්ථය ඉක්මවා යනු ලැබේ.</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නත් අර්ථයක් ආරෝපණය වී තිබී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8" calcext:value-type="float">
            <text:p>18</text:p>
          </table:table-cell>
          <table:table-cell office:value-type="string" calcext:value-type="string">
            <text:p>පහත සඳහන් අදහසට ගැලපෙන ඉඟි වැකිය කුමක් ද?</text:p>
          </table:table-cell>
          <table:table-cell/>
          <table:table-cell office:value-type="string" calcext:value-type="string">
            <text:p><text:s text:c="5"/>ඉතා සතුටට පත් වීම <text:s/></text:p>
          </table:table-cell>
          <table:table-cell/>
          <table:table-cell office:value-type="string" calcext:value-type="string">
            <text:p>කිඹුල් කඳු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කුළා අතින් අර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ල පැහු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හේ මලක් පිපුණා</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9" calcext:value-type="float">
            <text:p>19</text:p>
          </table:table-cell>
          <table:table-cell office:value-type="string" calcext:value-type="string">
            <text:p>පහත සඳහන් ඉඟිවැකියේ <text:s/>අදහස ලියන්න.</text:p>
          </table:table-cell>
          <table:table-cell/>
          <table:table-cell office:value-type="string" calcext:value-type="string">
            <text:p><text:s text:c="5"/>බළලා මල්ලෙන් එළියට පැන්නා</text:p>
          </table:table-cell>
          <table:table-cell/>
          <table:table-cell office:value-type="string" calcext:value-type="string">
            <text:p>අනපේක්ෂිත ගැටලුවකට මුහුණ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දෑසනින් 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යක් <text:s/>සිදුවී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ඟවීමට උත්සාහ ගත් දෙයක් එළිදරවු වී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0" calcext:value-type="float">
            <text:p>20</text:p>
          </table:table-cell>
          <table:table-cell office:value-type="string" calcext:value-type="string">
            <text:p>පහත සඳහන් වාක්‍ය වල තඳ කළු අකුරින් ඇති වචනයට අදාළ ඉඟිවැකිය යොදා වාක්‍ය නැවත ලියන්න.</text:p>
          </table:table-cell>
          <table:table-cell/>
          <table:table-cell office:value-type="string" calcext:value-type="string">
            <text:p><text:s text:c="3"/>තමරා යහළුවාගේ උගුලට අසු වුවාය.</text:p>
          </table:table-cell>
          <table:table-cell/>
          <table:table-cell office:value-type="string" calcext:value-type="string">
            <text:p>ගැටය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වට ඇඬී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දෑසනි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ජ යහළුවා</text:p>
          </table:table-cell>
          <table:table-cell office:value-type="float" office:value="0" calcext:value-type="float">
            <text:p>0</text:p>
          </table:table-cell>
          <table:table-cell table:number-columns-repeated="1008"/>
        </table:table-row>
        <table:table-row table:style-name="ro1">
          <table:table-cell table:style-name="ce3" office:value-type="float" office:value="5" calcext:value-type="float">
            <text:p>5</text:p>
          </table:table-cell>
          <table:table-cell table:style-name="ce3" office:value-type="string" calcext:value-type="string">
            <text:p>sinhala-07-t1-l02-ep05</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සසුන බැබළවූ සරණංකර සඟරාජ තෙරණුවෝ</text:p>
          </table:table-cell>
          <table:table-cell table:style-name="ce4" office:value-type="string" calcext:value-type="string">
            <text:p>සරණංකර සඟරාජ <text:s/>තෙරණුවෝ චරිතයල චරිත කථාව</text:p>
          </table:table-cell>
          <table:table-cell table:style-name="ce4" office:value-type="string" calcext:value-type="string">
            <text:p>සරණංකර සංඝරාජ තෙරණුවෝ පිළිබඳ හැඳින්වීම‍, සඟරාජ <text:s/>තෙරණුවන්ගේ චරිතය කියා දීම සහ චරිත‍ කථාව කියා දීම.</text:p>
          </table:table-cell>
          <table:table-cell table:style-name="ce5"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සංඝරාජ හිමියන් උපත සිදු වූයේ කුමන කාල පරාසය තුළ ද?</text:p>
          </table:table-cell>
          <table:table-cell/>
          <table:table-cell office:value-type="string" calcext:value-type="string">
            <text:p>2 වන විමලධර්මසූරිය රජුගේ කාලයේ දී</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1 <text:s/>වන විමලධර්මසූරිය රජුගේ කාලයේ දී</text:p>
          </table:table-cell>
          <table:table-cell office:value-type="float" office:value="0" calcext:value-type="float">
            <text:p>0</text:p>
          </table:table-cell>
          <table:table-cell table:number-columns-repeated="1008"/>
        </table:table-row>
        <table:table-row table:style-name="ro2">
          <table:table-cell table:style-name="ce3" table:number-columns-repeated="6"/>
          <table:table-cell table:style-name="ce8"/>
          <table:table-cell table:style-name="ce3" table:number-columns-repeated="2"/>
          <table:table-cell table:number-columns-repeated="5"/>
          <table:table-cell office:value-type="string" calcext:value-type="string">
            <text:p>විජය රජුගේ කාලයේ 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 වික්‍රමරාජසිංහ <text:s/>රජුගේ කාලයේ 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 calcext:value-type="float">
            <text:p>22</text:p>
          </table:table-cell>
          <table:table-cell table:number-columns-repeated="2"/>
          <table:table-cell office:value-type="string" calcext:value-type="string">
            <text:p>සරණංකර හිමි උපන් ස්ථානය කුමක් ද?</text:p>
          </table:table-cell>
          <table:table-cell/>
          <table:table-cell office:value-type="string" calcext:value-type="string">
            <text:p>උලප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වැ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ම්ප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3" calcext:value-type="float">
            <text:p>23</text:p>
          </table:table-cell>
          <table:table-cell table:number-columns-repeated="2"/>
          <table:table-cell office:value-type="string" calcext:value-type="string">
            <text:p>සරණංකර හිමියන්ට පාලි භාෂාව ඉගැන්වූ ගුරුවරයා වන්නේ කවුද?</text:p>
          </table:table-cell>
          <table:table-cell/>
          <table:table-cell office:value-type="string" calcext:value-type="string">
            <text:p>ලෙව්කේ රා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ටිනාමළුවේ සිල්වත් 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කුඹුරේ අත්ථදස්සී හිමිය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ණින්නාන්සේ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4" calcext:value-type="float">
            <text:p>24</text:p>
          </table:table-cell>
          <table:table-cell table:number-columns-repeated="2"/>
          <table:table-cell office:value-type="string" calcext:value-type="string">
            <text:p><text:s/>සරණංකර හිමියන් අපවත් වූ වර්ෂය වන්නේ,</text:p>
          </table:table-cell>
          <table:table-cell/>
          <table:table-cell office:value-type="string" calcext:value-type="string">
            <text:p>ක්‍රි. ව. 1778</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රි. ව. 1720</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රි. ව. 1780</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රි. ව. 180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office:value-type="float" office:value="25" calcext:value-type="float">
            <text:p>25</text:p>
          </table:table-cell>
          <table:table-cell table:number-columns-repeated="2"/>
          <table:table-cell office:value-type="string" calcext:value-type="string">
            <text:p>පුරෝගාමියා” යනු</text:p>
          </table:table-cell>
          <table:table-cell/>
          <table:table-cell office:value-type="string" calcext:value-type="string">
            <text:p>නැවත පණ ගැන්වීම</text:p>
          </table:table-cell>
          <table:table-cell office:value-type="float" office:value="0" calcext:value-type="float">
            <text:p>0</text:p>
          </table:table-cell>
          <table:table-cell table:number-columns-repeated="1008"/>
        </table:table-row>
        <table:table-row table:style-name="ro2">
          <table:table-cell table:style-name="ce3"/>
          <table:table-cell table:style-name="ce8"/>
          <table:table-cell table:style-name="ce3" table:number-columns-repeated="7"/>
          <table:table-cell table:number-columns-repeated="5"/>
          <table:table-cell office:value-type="string" calcext:value-type="string">
            <text:p>මුල් වූ පුද්ග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 සේ හික්මී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ගෙනීමට දක්ෂ වීම</text:p>
          </table:table-cell>
          <table:table-cell office:value-type="float" office:value="0" calcext:value-type="float">
            <text:p>0</text:p>
          </table:table-cell>
          <table:table-cell table:number-columns-repeated="1008"/>
        </table:table-row>
        <table:table-row table:style-name="ro1">
          <table:table-cell table:style-name="ce3" office:value-type="float" office:value="6" calcext:value-type="float">
            <text:p>6</text:p>
          </table:table-cell>
          <table:table-cell table:style-name="ce3" office:value-type="string" calcext:value-type="string">
            <text:p>sinhala-07-t1-l02-ep06</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සසුන බැබළවූ සරණංකර සඟරාජ තෙරණුවෝ</text:p>
          </table:table-cell>
          <table:table-cell table:style-name="ce4" office:value-type="string" calcext:value-type="string">
            <text:p>අවබෝධය සඳහා අභ්‍යාස කිරීම</text:p>
          </table:table-cell>
          <table:table-cell table:style-name="ce4" office:value-type="string" calcext:value-type="string">
            <text:p>සරණංකර සඟරාජ තෙරණුවෝ පිළිබඳ කරුණු ඇසුරින් අවබෝධය සඳහා අභ්‍යාස සිදු කිරීම, තොටගමුවේ ශ්‍රී රාහුල හිමි , වාරියපොල ශ්‍රී සුමංගල හිමි වැනි පැවිදි පඬි මිණි පහන් පිළිබඳ කෙටියෙන් හැඳින්වීම‍.</text:p>
          </table:table-cell>
          <table:table-cell table:style-name="ce5"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සරණංකර හිමිගේ සමයේ ලක්දිවට උපසම්පදාව ගෙන ආ රට කුමක් ද?</text:p>
          </table:table-cell>
          <table:table-cell/>
          <table:table-cell office:value-type="string" calcext:value-type="string">
            <text:p>සිය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යිලන්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න්දියා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7" calcext:value-type="float">
            <text:p>27</text:p>
          </table:table-cell>
          <table:table-cell table:number-columns-repeated="2"/>
          <table:table-cell office:value-type="string" calcext:value-type="string">
            <text:p>සරණංකර හිමියන් උපසම්පදාව ලැබු වයස කීයද?</text:p>
          </table:table-cell>
          <table:table-cell/>
          <table:table-cell office:value-type="string" calcext:value-type="string">
            <text:p>පනස් පස්වන වියේ 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ස් වන වියේ 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තළිස් වන වියේ 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තළිස් පස්වන වියේ 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8" calcext:value-type="float">
            <text:p>28</text:p>
          </table:table-cell>
          <table:table-cell table:number-columns-repeated="2"/>
          <table:table-cell office:value-type="string" calcext:value-type="string">
            <text:p>දළදා වහන්සේට පූජෝපහාරයක් වශයෙන් දළදා කරඬුව රැගත් මාලිගාවේ පෙරහැරක් ඉදිරියෙන් ම ගමන් කළ යුතු යැයි යෝජනා කර ක්‍රියාත්මක කරන ලද්දේ කවුද?</text:p>
          </table:table-cell>
          <table:table-cell/>
          <table:table-cell office:value-type="string" calcext:value-type="string">
            <text:p>විමලධර්මසුරිය ර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ණංකර හිමිය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 වික්‍රම රාජසිංහ ර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ජය රාජසිංහ රජු</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 calcext:value-type="float">
            <text:p>29</text:p>
          </table:table-cell>
          <table:table-cell table:number-columns-repeated="2"/>
          <table:table-cell office:value-type="string" calcext:value-type="string">
            <text:p><text:s/>‘උඩඟු නොව මහණ, උඩඟු නොව මහණ’ යනුවෙන් සරණංකර හිමියන් ප්‍රදර්ශනය කළේ කොහේ ද?</text:p>
          </table:table-cell>
          <table:table-cell/>
          <table:table-cell office:value-type="string" calcext:value-type="string">
            <text:p>පන්සලේ දො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සලේ උළුවස්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ම කුටිය තු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සලේ ගේට්ටු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 calcext:value-type="float">
            <text:p>30</text:p>
          </table:table-cell>
          <table:table-cell table:number-columns-repeated="2"/>
          <table:table-cell office:value-type="string" calcext:value-type="string">
            <text:p>සරණංකර හිමියන් රචනා කරන ලද ග්‍රන්ථයක් නොවන්නේ කුමක් ද?</text:p>
          </table:table-cell>
          <table:table-cell/>
          <table:table-cell office:value-type="string" calcext:value-type="string">
            <text:p>මුනිගුණ අලං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ර්ථ සංගහ්‍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භෙස්ජ්ජ මංජුසා සනන්ය</text:p>
          </table:table-cell>
          <table:table-cell office:value-type="float" office:value="0" calcext:value-type="float">
            <text:p>0</text:p>
          </table:table-cell>
          <table:table-cell table:number-columns-repeated="1008"/>
        </table:table-row>
        <table:table-row table:style-name="ro2">
          <table:table-cell table:style-name="ce3"/>
          <table:table-cell table:style-name="ce8"/>
          <table:table-cell table:style-name="ce3" table:number-columns-repeated="7"/>
          <table:table-cell table:number-columns-repeated="5"/>
          <table:table-cell office:value-type="string" calcext:value-type="string">
            <text:p>ගිරා සන්දේශය</text:p>
          </table:table-cell>
          <table:table-cell office:value-type="float" office:value="1" calcext:value-type="float">
            <text:p>1</text:p>
          </table:table-cell>
          <table:table-cell table:number-columns-repeated="1008"/>
        </table:table-row>
        <table:table-row table:style-name="ro1">
          <table:table-cell table:style-name="ce3" office:value-type="float" office:value="7" calcext:value-type="float">
            <text:p>7</text:p>
          </table:table-cell>
          <table:table-cell table:style-name="ce3" office:value-type="string" calcext:value-type="string">
            <text:p>sinhala-07-t1-l02-ep07</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සසුන බැබළවූ සරණංකර සඟරාජ තෙරණුවෝ</text:p>
          </table:table-cell>
          <table:table-cell table:style-name="ce4" office:value-type="string" calcext:value-type="string">
            <text:p>සාමානාර්ථ පද පිළිබඳ අවබෝධය</text:p>
          </table:table-cell>
          <table:table-cell table:style-name="ce4" office:value-type="string" calcext:value-type="string">
            <text:p>සමාන පද පිළිබඳ පැහැදිලි කිරීම‍ හා අභ්‍යාස සිදු කිරීම.</text:p>
          </table:table-cell>
          <table:table-cell table:style-name="ce5"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සමාන පදවලට කියන තවත් නමක් දක්වන්න.</text:p>
          </table:table-cell>
          <table:table-cell/>
          <table:table-cell office:value-type="string" calcext:value-type="string">
            <text:p>පර්යාය ප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රුද්ධ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ස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ද්ධිත ප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2" calcext:value-type="float">
            <text:p>32</text:p>
          </table:table-cell>
          <table:table-cell table:number-columns-repeated="2"/>
          <table:table-cell office:value-type="string" calcext:value-type="string">
            <text:p><text:s/>‘ලෝකය’ යන වචනයට සමාන පදයක් අඩංගු පිළිතුර වනුයේ,</text:p>
          </table:table-cell>
          <table:table-cell/>
          <table:table-cell office:value-type="string" calcext:value-type="string">
            <text:p>දි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හ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ළො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ග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 calcext:value-type="float">
            <text:p>33</text:p>
          </table:table-cell>
          <table:table-cell table:number-columns-repeated="2"/>
          <table:table-cell office:value-type="string" calcext:value-type="string">
            <text:p>පහත පදවලට සමාන පද 02 ක් නොමැති පිළිතුර තෝරන්න.</text:p>
          </table:table-cell>
          <table:table-cell/>
          <table:table-cell office:value-type="string" calcext:value-type="string">
            <text:p><text:s text:c="5"/>සතුට - (ප්‍රීතිය ,සොම්නස, වේදනා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ළඟ <text:s text:c="2"/>- (දුර, ඈත, ආසන්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සිහින් - (මහත, කෘශ, කෙට්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හඳ - <text:s text:c="2"/>(හිමකර, තරුපති, හි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 calcext:value-type="float">
            <text:p>34</text:p>
          </table:table-cell>
          <table:table-cell table:number-columns-repeated="2"/>
          <table:table-cell office:value-type="string" calcext:value-type="string">
            <text:p>සමාන පද වැරදි ලෙස දක්වා ඇති වරණය තෝරන්න.</text:p>
          </table:table-cell>
          <table:table-cell/>
          <table:table-cell office:value-type="string" calcext:value-type="string">
            <text:p><text:s text:c="4"/>වැලි - <text:s/>වාලු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4"/>දූපත - <text:s/>දිවයි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4"/>ජලය <text:s/>- <text:s/>අග්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4"/>ප්‍රසිද්ධ - පතළ <text:s text:c="2"/></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5" calcext:value-type="float">
            <text:p>35</text:p>
          </table:table-cell>
          <table:table-cell table:number-columns-repeated="2"/>
          <table:table-cell office:value-type="string" calcext:value-type="string">
            <text:p>දත් යන පදයට සමාන පදයක් නොවන්නේ,</text:p>
          </table:table-cell>
          <table:table-cell/>
          <table:table-cell office:value-type="string" calcext:value-type="string">
            <text:p>දන්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චූර්ණ</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සන්</text:p>
          </table:table-cell>
          <table:table-cell office:value-type="float" office:value="0" calcext:value-type="float">
            <text:p>0</text:p>
          </table:table-cell>
          <table:table-cell table:number-columns-repeated="1008"/>
        </table:table-row>
        <table:table-row table:style-name="ro2">
          <table:table-cell table:style-name="ce3"/>
          <table:table-cell table:style-name="ce8"/>
          <table:table-cell table:style-name="ce3" table:number-columns-repeated="7"/>
          <table:table-cell table:number-columns-repeated="5"/>
          <table:table-cell office:value-type="string" calcext:value-type="string">
            <text:p>දළ</text:p>
          </table:table-cell>
          <table:table-cell office:value-type="float" office:value="0" calcext:value-type="float">
            <text:p>0</text:p>
          </table:table-cell>
          <table:table-cell table:number-columns-repeated="1008"/>
        </table:table-row>
        <table:table-row table:style-name="ro1">
          <table:table-cell table:style-name="ce3" office:value-type="float" office:value="8" calcext:value-type="float">
            <text:p>8</text:p>
          </table:table-cell>
          <table:table-cell table:style-name="ce3" office:value-type="string" calcext:value-type="string">
            <text:p>sinhala-07-t1-l03-ep08</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9" office:value-type="string" calcext:value-type="string">
            <text:p>අක්ෂර මාලාව හා අක්ෂර වින්‍යාසය</text:p>
          </table:table-cell>
          <table:table-cell table:style-name="ce9" office:value-type="string" calcext:value-type="string">
            <text:p>අක්ෂර මාලාව විකාශනය</text:p>
          </table:table-cell>
          <table:table-cell table:style-name="ce9" office:value-type="string" calcext:value-type="string">
            <text:p>අක්ෂර මාලාවේ විකාශනය පිළිබඳ පැහැදිලි කිරීම‍ හා අක්ෂර මාලාව නිවැරදිව උච්චාරණය කිරීම.</text:p>
          </table:table-cell>
          <table:table-cell table:style-name="ce5"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සිංහල භාෂාවේ පැරණි ම ව්‍යාකරණ ග්‍රන්ථය කුමක් ද?</text:p>
          </table:table-cell>
          <table:table-cell/>
          <table:table-cell office:value-type="string" calcext:value-type="string">
            <text:p>සිඳත් සඟරා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වං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පවං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භෙසඡ්ජ මංජු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7" calcext:value-type="float">
            <text:p>37</text:p>
          </table:table-cell>
          <table:table-cell table:number-columns-repeated="2"/>
          <table:table-cell office:value-type="string" calcext:value-type="string">
            <text:p>සිඳත් සඟරාව රචනා කළේ කවුරුන් උදෙසා ද?</text:p>
          </table:table-cell>
          <table:table-cell/>
          <table:table-cell office:value-type="string" calcext:value-type="string">
            <text:p>පොත් ලියන ආධුනිකයන් සඳ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ද්‍ය රචනා කරන ආධුනිකයින් සඳහා</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විද්‍යාඥයන් සඳ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යාඥයන් සඳ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 calcext:value-type="float">
            <text:p>38</text:p>
          </table:table-cell>
          <table:table-cell table:number-columns-repeated="2"/>
          <table:table-cell office:value-type="string" calcext:value-type="string">
            <text:p><text:s/>සිඳත් සඟරා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30" calcext:value-type="float">
            <text:p>30</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35" calcext:value-type="float">
            <text:p>3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40" calcext:value-type="float">
            <text:p>40</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 calcext:value-type="float">
            <text:p>39</text:p>
          </table:table-cell>
          <table:table-cell table:number-columns-repeated="2"/>
          <table:table-cell office:value-type="string" calcext:value-type="string">
            <text:p>ශුද්ධ සිංහල හෝඩියේ අක්ෂර ගණන කීයද?</text:p>
          </table:table-cell>
          <table:table-cell/>
          <table:table-cell office:value-type="float" office:value="32" calcext:value-type="float">
            <text:p>32</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30" calcext:value-type="float">
            <text:p>3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35" calcext:value-type="float">
            <text:p>3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40" calcext:value-type="float">
            <text:p>40</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 calcext:value-type="float">
            <text:p>40</text:p>
          </table:table-cell>
          <table:table-cell table:number-columns-repeated="2"/>
          <table:table-cell office:value-type="string" calcext:value-type="string">
            <text:p>මිශ්‍ර සිංහල හෝඩියේ අක්ෂර ගණන කීයද?</text:p>
          </table:table-cell>
          <table:table-cell/>
          <table:table-cell office:value-type="float" office:value="30" calcext:value-type="float">
            <text:p>3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32" calcext:value-type="float">
            <text:p>3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4" calcext:value-type="float">
            <text:p>54</text:p>
          </table:table-cell>
          <table:table-cell office:value-type="float" office:value="1" calcext:value-type="float">
            <text:p>1</text:p>
          </table:table-cell>
          <table:table-cell table:number-columns-repeated="1008"/>
        </table:table-row>
        <table:table-row table:style-name="ro2">
          <table:table-cell table:style-name="ce3"/>
          <table:table-cell table:style-name="ce8"/>
          <table:table-cell table:style-name="ce3" table:number-columns-repeated="7"/>
          <table:table-cell table:number-columns-repeated="5"/>
          <table:table-cell office:value-type="float" office:value="60" calcext:value-type="float">
            <text:p>60</text:p>
          </table:table-cell>
          <table:table-cell office:value-type="float" office:value="0" calcext:value-type="float">
            <text:p>0</text:p>
          </table:table-cell>
          <table:table-cell table:number-columns-repeated="1008"/>
        </table:table-row>
        <table:table-row table:style-name="ro1">
          <table:table-cell table:style-name="ce3" office:value-type="float" office:value="9" calcext:value-type="float">
            <text:p>9</text:p>
          </table:table-cell>
          <table:table-cell table:style-name="ce3" office:value-type="string" calcext:value-type="string">
            <text:p>sinhala-07-t1-l03-ep09</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9" office:value-type="string" calcext:value-type="string">
            <text:p>අක්ෂර මාලාව හා අක්ෂර වින්‍යාසය</text:p>
          </table:table-cell>
          <table:table-cell table:style-name="ce9" office:value-type="string" calcext:value-type="string">
            <text:p>අක්ෂර මාලාව වර්ගීකරණය</text:p>
          </table:table-cell>
          <table:table-cell table:style-name="ce9" office:value-type="string" calcext:value-type="string">
            <text:p>අක්ෂර මාලාව වර්ගීකරණය පිළිබඳ විස්තර කිරීම හා හෝඩියේ ඇති අක්ෂර වර්ගීකරණය පැහැදිලි කිරීම‍.</text:p>
          </table:table-cell>
          <table:table-cell table:style-name="ce5"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නූතන සිංහල හෝඩියේ අක්ෂර ගණන කීයද?</text:p>
          </table:table-cell>
          <table:table-cell/>
          <table:table-cell office:value-type="float" office:value="30" calcext:value-type="float">
            <text:p>30</text:p>
          </table:table-cell>
          <table:table-cell office:value-type="float" office:value="0" calcext:value-type="float">
            <text:p>0</text:p>
          </table:table-cell>
          <table:table-cell table:number-columns-repeated="1008"/>
        </table:table-row>
        <table:table-row table:style-name="ro2">
          <table:table-cell table:style-name="ce3"/>
          <table:table-cell table:style-name="ce8"/>
          <table:table-cell table:style-name="ce3" table:number-columns-repeated="7"/>
          <table:table-cell table:number-columns-repeated="5"/>
          <table:table-cell office:value-type="float" office:value="45" calcext:value-type="float">
            <text:p>4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60" calcext:value-type="float">
            <text:p>60</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65" calcext:value-type="float">
            <text:p>65</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 calcext:value-type="float">
            <text:p>42</text:p>
          </table:table-cell>
          <table:table-cell table:number-columns-repeated="2"/>
          <table:table-cell office:value-type="string" calcext:value-type="string">
            <text:p>ව්‍යාඤ්ජන අක්ෂරවලට අයත් වර්ගීකරණයක් නොවන්නේ කුමක් ද?</text:p>
          </table:table-cell>
          <table:table-cell/>
          <table:table-cell office:value-type="string" calcext:value-type="string">
            <text:p>ස්ව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පප්‍රාණ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ප්‍රා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ඤ්ඤ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 calcext:value-type="float">
            <text:p>43</text:p>
          </table:table-cell>
          <table:table-cell table:number-columns-repeated="2"/>
          <table:table-cell office:value-type="string" calcext:value-type="string">
            <text:p>මහප්‍රාණ අක්ෂර ගණන කීයද?</text:p>
          </table:table-cell>
          <table:table-cell/>
          <table:table-cell office:value-type="float" office:value="10" calcext:value-type="float">
            <text:p>10</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5" calcext:value-type="float">
            <text:p>1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20" calcext:value-type="float">
            <text:p>2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 calcext:value-type="float">
            <text:p>5</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4" calcext:value-type="float">
            <text:p>44</text:p>
          </table:table-cell>
          <table:table-cell table:number-columns-repeated="2"/>
          <table:table-cell office:value-type="string" calcext:value-type="string">
            <text:p>අල්පප්‍රාණ <text:s/>අක්ෂර ගණන කීයද?</text:p>
          </table:table-cell>
          <table:table-cell/>
          <table:table-cell office:value-type="float" office:value="10" calcext:value-type="float">
            <text:p>10</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5" calcext:value-type="float">
            <text:p>1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20" calcext:value-type="float">
            <text:p>2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 calcext:value-type="float">
            <text:p>5</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5" calcext:value-type="float">
            <text:p>45</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5" calcext:value-type="float">
            <text:p>1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20" calcext:value-type="float">
            <text:p>20</text:p>
          </table:table-cell>
          <table:table-cell office:value-type="float" office:value="0" calcext:value-type="float">
            <text:p>0</text:p>
          </table:table-cell>
          <table:table-cell table:number-columns-repeated="1008"/>
        </table:table-row>
        <table:table-row table:style-name="ro2">
          <table:table-cell table:style-name="ce3"/>
          <table:table-cell table:style-name="ce8"/>
          <table:table-cell table:style-name="ce3" table:number-columns-repeated="7"/>
          <table:table-cell table:number-columns-repeated="5"/>
          <table:table-cell office:value-type="float" office:value="5" calcext:value-type="float">
            <text:p>5</text:p>
          </table:table-cell>
          <table:table-cell office:value-type="float" office:value="1" calcext:value-type="float">
            <text:p>1</text:p>
          </table:table-cell>
          <table:table-cell table:number-columns-repeated="1008"/>
        </table:table-row>
        <table:table-row table:style-name="ro1">
          <table:table-cell table:style-name="ce3" office:value-type="float" office:value="10" calcext:value-type="float">
            <text:p>10</text:p>
          </table:table-cell>
          <table:table-cell table:style-name="ce3" office:value-type="string" calcext:value-type="string">
            <text:p>sinhala-07-t1-l03-ep1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9" office:value-type="string" calcext:value-type="string">
            <text:p>අක්ෂර මාලාව හා අක්ෂර වින්‍යාසය</text:p>
          </table:table-cell>
          <table:table-cell table:style-name="ce9" office:value-type="string" calcext:value-type="string">
            <text:p><text:s/>.න ල ණ. අක්ෂර භාවිතය කියා දීම හා අභ්‍යාස</text:p>
          </table:table-cell>
          <table:table-cell table:style-name="ce9" office:value-type="string" calcext:value-type="string">
            <text:p>“ න , ණ” සම්බන්ධයෙන් අක්ෂර‍ භාවිතය කියා දීම, අභ්‍යාස සිදු කිරීම හා අක්ෂර වින්‍යාසය පිළිබඳ අධ්‍යයනය කිරීම.</text:p>
          </table:table-cell>
          <table:table-cell table:style-name="ce5"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text:s/>මුර්ධජ “ණ” කාරය මුලට යෙදී ආරම්භ වන වචනයක් <text:s/>නොවන්නේ,</text:p>
          </table:table-cell>
          <table:table-cell/>
          <table:table-cell office:value-type="string" calcext:value-type="string">
            <text:p>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ණය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ණයහි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ණ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7" calcext:value-type="float">
            <text:p>47</text:p>
          </table:table-cell>
          <table:table-cell table:number-columns-repeated="2"/>
          <table:table-cell office:value-type="string" calcext:value-type="string">
            <text:p><text:s/>නාමපදවල හා විශේෂණ පදවල “ර” යන්නට පසුව යෙදෙනුයේ කුමන “න” කාරය ද?</text:p>
          </table:table-cell>
          <table:table-cell/>
          <table:table-cell office:value-type="string" calcext:value-type="string">
            <text:p>මුර්ධජ</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ත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ක්ඤ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ලුජ</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8" calcext:value-type="float">
            <text:p>48</text:p>
          </table:table-cell>
          <table:table-cell table:number-columns-repeated="2"/>
          <table:table-cell office:value-type="string" calcext:value-type="string">
            <text:p>පහත වචනවල වැරදි අක්ෂර වින්‍යාසය සහිත පදය තෝරන්න.</text:p>
          </table:table-cell>
          <table:table-cell/>
          <table:table-cell office:value-type="string" calcext:value-type="string">
            <text:p>ආමන්ත්‍ර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ෂා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ස්ස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ඝන්ටාර</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9" calcext:value-type="float">
            <text:p>49</text:p>
          </table:table-cell>
          <table:table-cell table:number-columns-repeated="2"/>
          <table:table-cell office:value-type="string" calcext:value-type="string">
            <text:p>පහත වචනවල වැරදි අක්ෂර වින්‍යාසය සහිත පදය තෝරන්න.</text:p>
          </table:table-cell>
          <table:table-cell/>
          <table:table-cell office:value-type="string" calcext:value-type="string">
            <text:p>චිරන්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ෂ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රාණ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ණ</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50" calcext:value-type="float">
            <text:p>50</text:p>
          </table:table-cell>
          <table:table-cell table:number-columns-repeated="2"/>
          <table:table-cell office:value-type="string" calcext:value-type="string">
            <text:p><text:s/>පහත සඳහන් වචනවල වැරදි නිවැරදි කර ඇති නිවැරදි වරණය තෝරන්න.</text:p>
          </table:table-cell>
          <table:table-cell/>
          <table:table-cell office:value-type="string" calcext:value-type="string">
            <text:p>ආන්ඩුව - <text:s/>ආණ්ඩු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ශ්‍රන - මිශ්‍ර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ශණ - <text:s/>දේශණ</text:p>
          </table:table-cell>
          <table:table-cell office:value-type="float" office:value="0" calcext:value-type="float">
            <text:p>0</text:p>
          </table:table-cell>
          <table:table-cell table:number-columns-repeated="1008"/>
        </table:table-row>
        <table:table-row table:style-name="ro1">
          <table:table-cell table:style-name="ce3"/>
          <table:table-cell table:style-name="ce8"/>
          <table:table-cell table:style-name="ce3" table:number-columns-repeated="7"/>
          <table:table-cell table:number-columns-repeated="5"/>
          <table:table-cell office:value-type="string" calcext:value-type="string">
            <text:p>සෟණ - සණ</text:p>
          </table:table-cell>
          <table:table-cell office:value-type="float" office:value="0" calcext:value-type="float">
            <text:p>0</text:p>
          </table:table-cell>
          <table:table-cell table:number-columns-repeated="1008"/>
        </table:table-row>
        <table:table-row table:style-name="ro1">
          <table:table-cell table:style-name="ce3" office:value-type="float" office:value="11" calcext:value-type="float">
            <text:p>11</text:p>
          </table:table-cell>
          <table:table-cell table:style-name="ce3" office:value-type="string" calcext:value-type="string">
            <text:p>sinhala-07-t1-l03-ep1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string" calcext:value-type="string">
            <text:p>අක්ෂර මාලාව හා අක්ෂර වින්‍යාසය</text:p>
          </table:table-cell>
          <table:table-cell table:style-name="ce3" office:value-type="string" calcext:value-type="string">
            <text:p>“ල , ළ” අක්ෂර භාවිතය සහ “ෂ , ශ” අක්ෂර භාවිතය</text:p>
          </table:table-cell>
          <table:table-cell table:style-name="ce4" office:value-type="string" calcext:value-type="string">
            <text:p>“ල , ළ” සම්බන්ධයෙන් අක්ෂර‍ භාවිතය සහ “ෂ , ශ” අක්ෂර භාවිතය පිළිබඳ හැඳින්වීම‍‍.</text:p>
          </table:table-cell>
          <table:table-cell table:style-name="ce5"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තාලුජ “ශ” යන අකුරින් පටන් නොගන්නා වචනයක් <text:s/>ලියන්න.</text:p>
          </table:table-cell>
          <table:table-cell/>
          <table:table-cell office:value-type="string" calcext:value-type="string">
            <text:p>ශබ්ද</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ශරීර</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සුද්ද</text:p>
          </table:table-cell>
          <table:table-cell office:value-type="float" office:value="1" calcext:value-type="float">
            <text:p>1</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ශක්‍ර</text:p>
          </table:table-cell>
          <table:table-cell office:value-type="float" office:value="0" calcext:value-type="float">
            <text:p>0</text:p>
          </table:table-cell>
          <table:table-cell table:number-columns-repeated="1008"/>
        </table:table-row>
        <table:table-row table:style-name="ro1">
          <table:table-cell table:style-name="ce3" table:number-columns-repeated="7"/>
          <table:table-cell table:style-name="ce4"/>
          <table:table-cell table:style-name="ce3"/>
          <table:table-cell office:value-type="float" office:value="52" calcext:value-type="float">
            <text:p>52</text:p>
          </table:table-cell>
          <table:table-cell table:number-columns-repeated="2"/>
          <table:table-cell office:value-type="string" calcext:value-type="string">
            <text:p><text:s/>“පිළි ” යන පදය මුලට යෙදෙන වචනයක් නොවන්නේ,</text:p>
          </table:table-cell>
          <table:table-cell/>
          <table:table-cell office:value-type="string" calcext:value-type="string">
            <text:p>පිළිතුරු</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පිළිගැන්වීම</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පිළිවෙළ</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පිත්තල</text:p>
          </table:table-cell>
          <table:table-cell office:value-type="float" office:value="1" calcext:value-type="float">
            <text:p>1</text:p>
          </table:table-cell>
          <table:table-cell table:number-columns-repeated="1008"/>
        </table:table-row>
        <table:table-row table:style-name="ro1">
          <table:table-cell table:style-name="ce3" table:number-columns-repeated="7"/>
          <table:table-cell table:style-name="ce4"/>
          <table:table-cell table:style-name="ce3"/>
          <table:table-cell office:value-type="float" office:value="53" calcext:value-type="float">
            <text:p>53</text:p>
          </table:table-cell>
          <table:table-cell table:number-columns-repeated="2"/>
          <table:table-cell office:value-type="string" calcext:value-type="string">
            <text:p><text:s/>“ශ” අකුරු එක ළඟ යෙදෙන වචනයක් වන්නේ,</text:p>
          </table:table-cell>
          <table:table-cell/>
          <table:table-cell office:value-type="string" calcext:value-type="string">
            <text:p>විශිෂ්ට</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දුෂ්ට</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අනිෂ්ට</text:p>
          </table:table-cell>
          <table:table-cell office:value-type="float" office:value="0" calcext:value-type="float">
            <text:p>0</text:p>
          </table:table-cell>
          <table:table-cell table:number-columns-repeated="1008"/>
        </table:table-row>
        <table:table-row table:style-name="ro2">
          <table:table-cell table:style-name="ce3" table:number-columns-repeated="7"/>
          <table:table-cell table:style-name="ce4"/>
          <table:table-cell table:style-name="ce3"/>
          <table:table-cell table:number-columns-repeated="5"/>
          <table:table-cell office:value-type="string" calcext:value-type="string">
            <text:p>නිශ්ශබ්ද</text:p>
          </table:table-cell>
          <table:table-cell office:value-type="float" office:value="1" calcext:value-type="float">
            <text:p>1</text:p>
          </table:table-cell>
          <table:table-cell table:number-columns-repeated="1008"/>
        </table:table-row>
        <table:table-row table:style-name="ro1">
          <table:table-cell table:style-name="ce3" table:number-columns-repeated="7"/>
          <table:table-cell table:style-name="ce4"/>
          <table:table-cell table:style-name="ce3"/>
          <table:table-cell office:value-type="float" office:value="54" calcext:value-type="float">
            <text:p>54</text:p>
          </table:table-cell>
          <table:table-cell table:number-columns-repeated="2"/>
          <table:table-cell office:value-type="string" calcext:value-type="string">
            <text:p><text:s/>පහත සඳහන් වචන නිවැරදිව ලියා දක්වා ඇති නිවැරදි වරණය තෝරන්න. <text:s/></text:p>
          </table:table-cell>
          <table:table-cell/>
          <table:table-cell office:value-type="string" calcext:value-type="string">
            <text:p>අඹන්පොල - අඹන්පොල</text:p>
          </table:table-cell>
          <table:table-cell office:value-type="float" office:value="0" calcext:value-type="float">
            <text:p>0</text:p>
          </table:table-cell>
          <table:table-cell table:number-columns-repeated="1008"/>
        </table:table-row>
        <table:table-row table:style-name="ro1">
          <table:table-cell table:style-name="ce3" table:number-columns-repeated="7"/>
          <table:table-cell table:style-name="ce4"/>
          <table:table-cell table:style-name="ce3"/>
          <table:table-cell table:number-columns-repeated="5"/>
          <table:table-cell office:value-type="string" calcext:value-type="string">
            <text:p>ගුවන් තොටුපොල - ගුවන් තොටුපල</text:p>
          </table:table-cell>
          <table:table-cell office:value-type="float" office:value="0" calcext:value-type="float">
            <text:p>0</text:p>
          </table:table-cell>
          <table:table-cell table:number-columns-repeated="1008"/>
        </table:table-row>
        <table:table-row table:style-name="ro1">
          <table:table-cell table:style-name="ce3" table:number-columns-repeated="7"/>
          <table:table-cell table:style-name="ce4"/>
          <table:table-cell table:style-name="ce3"/>
          <table:table-cell table:number-columns-repeated="5"/>
          <table:table-cell office:value-type="string" calcext:value-type="string">
            <text:p>වෙලදපොල - <text:s/>වෙළෙඳපොළ</text:p>
          </table:table-cell>
          <table:table-cell office:value-type="float" office:value="1" calcext:value-type="float">
            <text:p>1</text:p>
          </table:table-cell>
          <table:table-cell table:number-columns-repeated="1008"/>
        </table:table-row>
        <table:table-row table:style-name="ro1">
          <table:table-cell table:style-name="ce3" table:number-columns-repeated="7"/>
          <table:table-cell table:style-name="ce4"/>
          <table:table-cell table:style-name="ce3"/>
          <table:table-cell table:number-columns-repeated="5"/>
          <table:table-cell office:value-type="string" calcext:value-type="string">
            <text:p>ගම්පොල <text:s/>- ගම්පොල</text:p>
          </table:table-cell>
          <table:table-cell office:value-type="float" office:value="0" calcext:value-type="float">
            <text:p>0</text:p>
          </table:table-cell>
          <table:table-cell table:number-columns-repeated="1008"/>
        </table:table-row>
        <table:table-row table:style-name="ro1">
          <table:table-cell table:style-name="ce3" table:number-columns-repeated="7"/>
          <table:table-cell table:style-name="ce4"/>
          <table:table-cell table:style-name="ce3"/>
          <table:table-cell office:value-type="float" office:value="55" calcext:value-type="float">
            <text:p>55</text:p>
          </table:table-cell>
          <table:table-cell table:number-columns-repeated="2"/>
          <table:table-cell office:value-type="string" calcext:value-type="string">
            <text:p>මුර්ධජ “ෂ” අක්ෂරය මුලින් යෙදෙන්නේ කිනම් අකුරුවලට පසුව ද?</text:p>
          </table:table-cell>
          <table:table-cell/>
          <table:table-cell office:value-type="string" calcext:value-type="string">
            <text:p>ක, ට, ඨ, ප</text:p>
          </table:table-cell>
          <table:table-cell office:value-type="float" office:value="1" calcext:value-type="float">
            <text:p>1</text:p>
          </table:table-cell>
          <table:table-cell table:number-columns-repeated="1008"/>
        </table:table-row>
        <table:table-row table:style-name="ro1">
          <table:table-cell table:style-name="ce3" table:number-columns-repeated="7"/>
          <table:table-cell table:style-name="ce4"/>
          <table:table-cell table:style-name="ce3"/>
          <table:table-cell table:number-columns-repeated="5"/>
          <table:table-cell office:value-type="string" calcext:value-type="string">
            <text:p>ත, ට, ම, ප</text:p>
          </table:table-cell>
          <table:table-cell office:value-type="float" office:value="0" calcext:value-type="float">
            <text:p>0</text:p>
          </table:table-cell>
          <table:table-cell table:number-columns-repeated="1008"/>
        </table:table-row>
        <table:table-row table:style-name="ro1">
          <table:table-cell table:style-name="ce3" table:number-columns-repeated="7"/>
          <table:table-cell table:style-name="ce4"/>
          <table:table-cell table:style-name="ce3"/>
          <table:table-cell table:number-columns-repeated="5"/>
          <table:table-cell office:value-type="string" calcext:value-type="string">
            <text:p>ක, ර, ඨ, ප</text:p>
          </table:table-cell>
          <table:table-cell office:value-type="float" office:value="0" calcext:value-type="float">
            <text:p>0</text:p>
          </table:table-cell>
          <table:table-cell table:number-columns-repeated="1008"/>
        </table:table-row>
        <table:table-row table:style-name="ro1">
          <table:table-cell table:style-name="ce3" table:number-columns-repeated="7"/>
          <table:table-cell table:style-name="ce4"/>
          <table:table-cell table:style-name="ce3"/>
          <table:table-cell table:number-columns-repeated="5"/>
          <table:table-cell office:value-type="string" calcext:value-type="string">
            <text:p>ක, ට, ඨ, බ</text:p>
          </table:table-cell>
          <table:table-cell office:value-type="float" office:value="0" calcext:value-type="float">
            <text:p>0</text:p>
          </table:table-cell>
          <table:table-cell table:number-columns-repeated="1008"/>
        </table:table-row>
        <table:table-row table:style-name="ro1">
          <table:table-cell table:style-name="ce3" office:value-type="float" office:value="12" calcext:value-type="float">
            <text:p>12</text:p>
          </table:table-cell>
          <table:table-cell table:style-name="ce3" office:value-type="string" calcext:value-type="string">
            <text:p>sinhala-07-t1-l03-ep1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string" calcext:value-type="string">
            <text:p>අක්ෂර මාලාව හා අක්ෂර වින්‍යාසය</text:p>
          </table:table-cell>
          <table:table-cell table:style-name="ce3" office:value-type="string" calcext:value-type="string">
            <text:p>අවබෝධය සඳහා අභ්‍යාස කිරීම.</text:p>
          </table:table-cell>
          <table:table-cell table:style-name="ce4" office:value-type="string" calcext:value-type="string">
            <text:p>අක්ෂර මාලාව හා අක්ෂර වින්‍යාසය යන පාඩමෙන් අවබෝධය සඳහා අභ්‍යාස සිදු‍ කිරීම.</text:p>
          </table:table-cell>
          <table:table-cell table:style-name="ce5"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පහත සඳහන් වචන නිවැරදිව ලියා ඇති වරණය තෝරන්න.</text:p>
          </table:table-cell>
          <table:table-cell/>
          <table:table-cell office:value-type="string" calcext:value-type="string">
            <text:p><text:s text:c="5"/>දර්ෂනය - <text:s/>දර්ෂණය <text:s text:c="11"/></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ප්‍රදර්ෂනය - ප්‍රදර්ශනය <text:s text:c="13"/></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ඇඟිළ්ල - <text:s text:c="2"/>ඇඟිළ්ළ</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5"/>ළපටි - ලපටි <text:s text:c="11"/></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57" calcext:value-type="float">
            <text:p>57</text:p>
          </table:table-cell>
          <table:table-cell table:number-columns-repeated="2"/>
          <table:table-cell office:value-type="string" calcext:value-type="string">
            <text:p>දී ඇති වචන අතුරින් නිවැරදිව ලියා ඇති පිළිතුර තෝරන්න.</text:p>
          </table:table-cell>
          <table:table-cell/>
          <table:table-cell office:value-type="string" calcext:value-type="string">
            <text:p><text:s text:c="3"/>අඛණ්ඩ</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3"/>කණ්ට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3"/>දේෂන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3"/>කැළැන්ඩ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58" calcext:value-type="float">
            <text:p>58</text:p>
          </table:table-cell>
          <table:table-cell table:number-columns-repeated="2"/>
          <table:table-cell office:value-type="string" calcext:value-type="string">
            <text:p>පහත අක්ෂරවලින් අල්පප්‍රාණ අක්ෂරය තෝරා ලියන්න.</text:p>
          </table:table-cell>
          <table:table-cell/>
          <table:table-cell office:value-type="string" calcext:value-type="string">
            <text:p><text:s text:c="3"/>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3"/>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3"/>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3"/>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59" calcext:value-type="float">
            <text:p>59</text:p>
          </table:table-cell>
          <table:table-cell table:number-columns-repeated="2"/>
          <table:table-cell office:value-type="string" calcext:value-type="string">
            <text:p>ස්වර අක්ෂරයක් වනුයේ,</text:p>
          </table:table-cell>
          <table:table-cell/>
          <table:table-cell office:value-type="string" calcext:value-type="string">
            <text:p>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0" calcext:value-type="float">
            <text:p>60</text:p>
          </table:table-cell>
          <table:table-cell table:number-columns-repeated="2"/>
          <table:table-cell office:value-type="string" calcext:value-type="string">
            <text:p>සිදත් සඟරා හෝඩියේ ඇති ස්වර අකුරු ගණන කීයද?</text:p>
          </table:table-cell>
          <table:table-cell/>
          <table:table-cell office:value-type="string" calcext:value-type="string">
            <text:p>10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8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5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9කි</text:p>
          </table:table-cell>
          <table:table-cell office:value-type="float" office:value="0" calcext:value-type="float">
            <text:p>0</text:p>
          </table:table-cell>
          <table:table-cell table:number-columns-repeated="1008"/>
        </table:table-row>
        <table:table-row table:style-name="ro1">
          <table:table-cell table:style-name="ce3" office:value-type="float" office:value="13" calcext:value-type="float">
            <text:p>13</text:p>
          </table:table-cell>
          <table:table-cell table:style-name="ce3" office:value-type="string" calcext:value-type="string">
            <text:p>sinhala-07-t1-l04-ep1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string" calcext:value-type="string">
            <text:p>ඔයි රයිරේ ඔයි රාමා</text:p>
          </table:table-cell>
          <table:table-cell table:style-name="ce3" office:value-type="string" calcext:value-type="string">
            <text:p>සිංහල භාෂාවේ ඇති විවිධ ව්‍යවහාර හඳුන්වා දීම හා නිර්දිෂ්ට පාඩම කියවීම.</text:p>
          </table:table-cell>
          <table:table-cell table:style-name="ce3" office:value-type="string" calcext:value-type="string">
            <text:p>ශ්‍රී ලාංකික ජනයා නිරත වන විවිධ කර්මාන්ත පිළිබඳ විස්තර කිරීම හා ඒවායේ දී ව්‍යවහාර වන විශේෂ වචන හඳුනාගැනීම.</text:p>
          </table:table-cell>
          <table:table-cell table:style-name="ce5"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ලංකාවේ පවතින කර්මාන්තයක් නොවේ,</text:p>
          </table:table-cell>
          <table:table-cell/>
          <table:table-cell office:value-type="string" calcext:value-type="string">
            <text:p>ගොවිතැන් කර්මාන්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ල් කර්මාන්ත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ටන් කර්මාන්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ඹල් කර්මාන්ත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2" calcext:value-type="float">
            <text:p>62</text:p>
          </table:table-cell>
          <table:table-cell table:number-columns-repeated="2"/>
          <table:table-cell office:value-type="string" calcext:value-type="string">
            <text:p>ලංකාවේ වටා පවතින මුහුදු තීරය යොදා ගෙන සිදු කරන කර්මාන්තය,</text:p>
          </table:table-cell>
          <table:table-cell/>
          <table:table-cell office:value-type="string" calcext:value-type="string">
            <text:p>කුඹල් කර්මාන්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ධීවර කර්මාන්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ල් කර්මාන්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රන් කර්මාන්ත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3" calcext:value-type="float">
            <text:p>63</text:p>
          </table:table-cell>
          <table:table-cell table:number-columns-repeated="2"/>
          <table:table-cell office:value-type="string" calcext:value-type="string">
            <text:p>නිවාඩුව ගත කිරීමට මව සමඟ ගමට ගියේ කවුද?</text:p>
          </table:table-cell>
          <table:table-cell/>
          <table:table-cell office:value-type="string" calcext:value-type="string">
            <text:p>සිරි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රාධ</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ග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4" calcext:value-type="float">
            <text:p>64</text:p>
          </table:table-cell>
          <table:table-cell table:number-columns-repeated="2"/>
          <table:table-cell office:value-type="string" calcext:value-type="string">
            <text:p><text:s/>කමතේ ගොයම ආරක්ෂා කීරීමට වළලන ඖෂධ පොට්ටනිය හදුන්වන්නේ,</text:p>
          </table:table-cell>
          <table:table-cell/>
          <table:table-cell office:value-type="string" calcext:value-type="string">
            <text:p>අරක් බෙ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ඩුව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ක් මුත්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යම් කොළ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5" calcext:value-type="float">
            <text:p>65</text:p>
          </table:table-cell>
          <table:table-cell table:number-columns-repeated="2"/>
          <table:table-cell office:value-type="string" calcext:value-type="string">
            <text:p><text:s/>කමත් භාෂාවේ උදේ <text:s/>කෑම හදුන්වන නාමය වන්නේ,</text:p>
          </table:table-cell>
          <table:table-cell/>
          <table:table-cell office:value-type="string" calcext:value-type="string">
            <text:p>හීල් අඩුක්කු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ඹු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 ගඟු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තු ගඟුල</text:p>
          </table:table-cell>
          <table:table-cell office:value-type="float" office:value="0" calcext:value-type="float">
            <text:p>0</text:p>
          </table:table-cell>
          <table:table-cell table:number-columns-repeated="1008"/>
        </table:table-row>
        <table:table-row table:style-name="ro1">
          <table:table-cell table:style-name="ce3" office:value-type="float" office:value="14" calcext:value-type="float">
            <text:p>14</text:p>
          </table:table-cell>
          <table:table-cell table:style-name="ce3" office:value-type="string" calcext:value-type="string">
            <text:p>sinhala-07-t1-l04-ep14</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string" calcext:value-type="string">
            <text:p>ඔයි රයිරේ ඔයි රාමා</text:p>
          </table:table-cell>
          <table:table-cell table:style-name="ce3" office:value-type="string" calcext:value-type="string">
            <text:p>ගොවිතැන ආශ්‍රිත වචන හඳුන්වා දීම හා අවබෝධය සිදු කිරීම.</text:p>
          </table:table-cell>
          <table:table-cell table:style-name="ce3" office:value-type="string" calcext:value-type="string">
            <text:p>කමතේ දී භාවිත කරන ලද විශේෂිත වචන හඳුනාගැනීම හා ඒ්වායේ අරුත් පැහැදිලි කිරීම‍.</text:p>
          </table:table-cell>
          <table:table-cell table:style-name="ce5"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වීවලට කමත් භාෂාවෙන් යොදනු ලබන වචනය වන්නේ,</text:p>
          </table:table-cell>
          <table:table-cell/>
          <table:table-cell office:value-type="string" calcext:value-type="string">
            <text:p>බැ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7" calcext:value-type="float">
            <text:p>67</text:p>
          </table:table-cell>
          <table:table-cell table:number-columns-repeated="2"/>
          <table:table-cell office:value-type="string" calcext:value-type="string">
            <text:p>තේ, කෝපි, දෑකැත්ත යන වචනවලට යොදා ගන්නා කමත් ව්‍යවහාරය පිළිවෙළින් ලියා ඇත්තේ,</text:p>
          </table:table-cell>
          <table:table-cell/>
          <table:table-cell office:value-type="string" calcext:value-type="string">
            <text:p>කළු ගඟුල, රතු ගඟුල, ලියන්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රතු ගඟුල, කළු ගඟුල, ලියන්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ලියන්නා, රතු ගඟුල, කළු ගඟු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ලවිට, රතු ගඟුල, ලියන්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8" calcext:value-type="float">
            <text:p>68</text:p>
          </table:table-cell>
          <table:table-cell table:number-columns-repeated="2"/>
          <table:table-cell office:value-type="string" calcext:value-type="string">
            <text:p>“ඈදුත්තේ නායකයා” ලෙස හඳුන්වන්නේ,</text:p>
          </table:table-cell>
          <table:table-cell/>
          <table:table-cell office:value-type="string" calcext:value-type="string">
            <text:p>කලා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දු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මු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ළිවිස්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69" calcext:value-type="float">
            <text:p>69</text:p>
          </table:table-cell>
          <table:table-cell table:number-columns-repeated="2"/>
          <table:table-cell office:value-type="string" calcext:value-type="string">
            <text:p><text:s/>“රත්තා බෝ කිරීම” යනුවෙන් අදහස් කරන්නේ කුමක් ද?</text:p>
          </table:table-cell>
          <table:table-cell/>
          <table:table-cell office:value-type="string" calcext:value-type="string">
            <text:p>ගිනිමැළය ගැසී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දන් වස්තු තැන්පත් කි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 මැඩවී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දුරුවන් එළවී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0" calcext:value-type="float">
            <text:p>70</text:p>
          </table:table-cell>
          <table:table-cell table:number-columns-repeated="2"/>
          <table:table-cell office:value-type="string" calcext:value-type="string">
            <text:p>නිදන් වස්තුවලට අයත් නොවන ද්‍රව්‍ය මින් කුමක් ද?</text:p>
          </table:table-cell>
          <table:table-cell/>
          <table:table-cell office:value-type="string" calcext:value-type="string">
            <text:p>හත් බෙ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ය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ඖෂධ පොට්ට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text:p>
          </table:table-cell>
          <table:table-cell office:value-type="float" office:value="1" calcext:value-type="float">
            <text:p>1</text:p>
          </table:table-cell>
          <table:table-cell table:number-columns-repeated="1008"/>
        </table:table-row>
        <table:table-row table:style-name="ro1">
          <table:table-cell table:style-name="ce3" office:value-type="float" office:value="15" calcext:value-type="float">
            <text:p>15</text:p>
          </table:table-cell>
          <table:table-cell table:style-name="ce3" office:value-type="string" calcext:value-type="string">
            <text:p>sinhala-07-t1-l04-ep15</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string" calcext:value-type="string">
            <text:p>ඔයි රයිරේ ඔයි රාමා</text:p>
          </table:table-cell>
          <table:table-cell table:style-name="ce3" office:value-type="string" calcext:value-type="string">
            <text:p>නාම පද හඳුන්වා දීම හා නාම පද වර්ගීකරණය</text:p>
          </table:table-cell>
          <table:table-cell table:style-name="ce3" office:value-type="string" calcext:value-type="string">
            <text:p>නාම පද පිළිබද හැඳින්වීම, නාම පද වර්ගීකරණය කරන ආකාරය සාකච්ඡා කිරීම‍ හා සංඛ්‍යා බේදය අනුව වාක්‍ය නිර්මාණය කිරීම.</text:p>
          </table:table-cell>
          <table:table-cell table:style-name="ce5"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නාමපදවලට අයත් නොවන්නේ මින් කුමක් ද?</text:p>
          </table:table-cell>
          <table:table-cell/>
          <table:table-cell office:value-type="string" calcext:value-type="string">
            <text:p>පුද්ගල 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රව්‍ය 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ථාන 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ඥාා නා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72" calcext:value-type="float">
            <text:p>72</text:p>
          </table:table-cell>
          <table:table-cell table:number-columns-repeated="2"/>
          <table:table-cell office:value-type="string" calcext:value-type="string">
            <text:p>ඒක වචන හා බහු වචන පිළිවෙළට ඇති කාණ්ඩය තෝරන්න.</text:p>
          </table:table-cell>
          <table:table-cell/>
          <table:table-cell office:value-type="string" calcext:value-type="string">
            <text:p>මල, මල්, ගස්, ගස්හු, පොත්, පො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ල්, මල්පොකුරු, ගස්, ගස්පෙළ, පොත් රාක්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ල, මල්, ගස, ගස්, පොත, පො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ගස්, පොත්, මල්, 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3" calcext:value-type="float">
            <text:p>73</text:p>
          </table:table-cell>
          <table:table-cell table:number-columns-repeated="2"/>
          <table:table-cell office:value-type="string" calcext:value-type="string">
            <text:p>උත්තම පුරුෂ ඒක වචන නාම පද හා බහු වචන නාම පද පිළිවෙළින් ඇති වරණය තෝරන්න.</text:p>
          </table:table-cell>
          <table:table-cell/>
          <table:table-cell office:value-type="string" calcext:value-type="string">
            <text:p>මම, ඔ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පි, නුඹ</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ම, අපි</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නුඹ, ඔ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4" calcext:value-type="float">
            <text:p>74</text:p>
          </table:table-cell>
          <table:table-cell table:number-columns-repeated="2"/>
          <table:table-cell office:value-type="string" calcext:value-type="string">
            <text:p><text:s/>නිවැරදි වාක්‍ය තෝරන්න.</text:p>
          </table:table-cell>
          <table:table-cell/>
          <table:table-cell office:value-type="string" calcext:value-type="string">
            <text:p>මම පොත් බ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පි පොත් බල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ඔහු පොත් බලන්නෙ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නුඹ පොත බලන්නේ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5" calcext:value-type="float">
            <text:p>75</text:p>
          </table:table-cell>
          <table:table-cell table:number-columns-repeated="2"/>
          <table:table-cell office:value-type="string" calcext:value-type="string">
            <text:p>ස්ත්‍රී ලිංග හා පුරුෂ ලිංග නිවැරදිව යෙදි ඇති වරණය තෝරන්න.</text:p>
          </table:table-cell>
          <table:table-cell/>
          <table:table-cell office:value-type="string" calcext:value-type="string">
            <text:p>අම්මා-තාත්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යියා-මල්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ලියා-ඇ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ක්කා-නංගී</text:p>
          </table:table-cell>
          <table:table-cell office:value-type="float" office:value="0" calcext:value-type="float">
            <text:p>0</text:p>
          </table:table-cell>
          <table:table-cell table:number-columns-repeated="1008"/>
        </table:table-row>
        <table:table-row table:style-name="ro1">
          <table:table-cell table:style-name="ce3" office:value-type="float" office:value="16" calcext:value-type="float">
            <text:p>16</text:p>
          </table:table-cell>
          <table:table-cell table:style-name="ce3" office:value-type="string" calcext:value-type="string">
            <text:p>sinhala-07-t1-l05-ep16</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string" calcext:value-type="string">
            <text:p>ශ්‍රී ලංකාවේ අහිකූණ්ඨික ජනතාව</text:p>
          </table:table-cell>
          <table:table-cell table:style-name="ce3" office:value-type="string" calcext:value-type="string">
            <text:p>අහිකූණ්ඨක ජනතාව පිළිබඳ හඳුන්වා දීම හා නිර්දිෂ්ට පාඩම කියවීම.</text:p>
          </table:table-cell>
          <table:table-cell table:style-name="ce3" office:value-type="string" calcext:value-type="string">
            <text:p>ශ්‍රී ලංකාවේ අහිකූණ්ඨක ජනතාවගේ නිවාස ඉදිකිරීම, භාවිතා කරන උපකරණ හා ආගමික පසුබිම ආදිය පිළිබඳ අධ්‍යයනය කිරීම.</text:p>
          </table:table-cell>
          <table:table-cell table:style-name="ce5"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කණ්ඩායම් වශයෙන් වඳුරන් හා නාගයන් රැගෙන තැන තැන සංචාරය කරන, ස්ථිර වාසස්ථානයක් නොමැති මොවුන් ........................ නමින් හඳුන්වයි.</text:p>
          </table:table-cell>
          <table:table-cell/>
          <table:table-cell office:value-type="string" calcext:value-type="string">
            <text:p>හිඟ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හිකූණ්ඨික ජනතා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ධීවර ජනතා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 ජනතා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7" calcext:value-type="float">
            <text:p>77</text:p>
          </table:table-cell>
          <table:table-cell office:value-type="string" calcext:value-type="string">
            <text:p>පහත දැක්වෙන පද වලට යෙදෙන ව්‍යවහාරය නිවැරදිව ඇති වරණය තෝරන්න.</text:p>
          </table:table-cell>
          <table:table-cell/>
          <table:table-cell office:value-type="string" calcext:value-type="string">
            <text:p><text:s text:c="7"/>තලෙ, මස්කත්, ඉරමන්, සත්</text:p>
          </table:table-cell>
          <table:table-cell/>
          <table:table-cell office:value-type="string" calcext:value-type="string">
            <text:p>කුල්ල, පිහිය, හිරමනය, බේස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බේසම, පිහිය, හිරමනය, කුල්ල</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හිය, බේසම, කුල්ල, හිරම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ල්ල, පිහිය, බේසම, හිරම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8" calcext:value-type="float">
            <text:p>78</text:p>
          </table:table-cell>
          <table:table-cell table:number-columns-repeated="2"/>
          <table:table-cell office:value-type="string" calcext:value-type="string">
            <text:p>අහිකූණ්ඨික ජනතාවගේ ශුද්ධ දිනයකි,</text:p>
          </table:table-cell>
          <table:table-cell/>
          <table:table-cell office:value-type="string" calcext:value-type="string">
            <text:p>සඳු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සුරා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කුරා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රි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79" calcext:value-type="float">
            <text:p>79</text:p>
          </table:table-cell>
          <table:table-cell table:number-columns-repeated="2"/>
          <table:table-cell office:value-type="string" calcext:value-type="string">
            <text:p>අහිකූණ්ඨික ජනතාවගේ පුරුෂ පක්ෂය සිදු කරන රැකියාවකි,</text:p>
          </table:table-cell>
          <table:table-cell/>
          <table:table-cell office:value-type="string" calcext:value-type="string">
            <text:p>දඩයම් කි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ළවුන් හා නයි නැටවී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යම් කටයුතු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බිලි පූජා පැවැත්වී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0" calcext:value-type="float">
            <text:p>80</text:p>
          </table:table-cell>
          <table:table-cell table:number-columns-repeated="2"/>
          <table:table-cell office:value-type="string" calcext:value-type="string">
            <text:p>අහිකූණ්ඨික ජනතාව පෝය දිනවල දී සිදු නොකරන ක්‍රියාවකි,</text:p>
          </table:table-cell>
          <table:table-cell/>
          <table:table-cell office:value-type="string" calcext:value-type="string">
            <text:p>සතුන් <text:s/>මැරී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නයි නැටවී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කම්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දපූජා පැවැත්වීම.</text:p>
          </table:table-cell>
          <table:table-cell office:value-type="float" office:value="0" calcext:value-type="float">
            <text:p>0</text:p>
          </table:table-cell>
          <table:table-cell table:number-columns-repeated="1008"/>
        </table:table-row>
        <table:table-row table:style-name="ro1">
          <table:table-cell table:style-name="ce3" office:value-type="float" office:value="17" calcext:value-type="float">
            <text:p>17</text:p>
          </table:table-cell>
          <table:table-cell table:style-name="ce3" office:value-type="string" calcext:value-type="string">
            <text:p>sinhala-07-t1-l05-ep17</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string" calcext:value-type="string">
            <text:p>ශ්‍රී ලංකාවේ අහිකූණ්ඨික ජනතාව</text:p>
          </table:table-cell>
          <table:table-cell table:style-name="ce3" office:value-type="string" calcext:value-type="string">
            <text:p>සිරිත් විරිත් පිළිබඳ අවබෝධය</text:p>
          </table:table-cell>
          <table:table-cell table:style-name="ce3" office:value-type="string" calcext:value-type="string">
            <text:p>අහිකූණ්ඨක ජනතාවගේ සිරිත් විරිත් පිළිබඳ සාකච්ඡා කිරීම හා ඔවුන්ගේ වචන භාවිතය පිළිබඳ අධ්‍යයනය කිරීම හා අවබෝධය සඳහා ප්‍රශ්න සාකච්ඡා කිරීම.</text:p>
          </table:table-cell>
          <table:table-cell table:style-name="ce5"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අහිකූණ්ඨික ජනතාව එක් ස්ථානයක රැදී සිටින කාලය කොපමණ ද?</text:p>
          </table:table-cell>
          <table:table-cell/>
          <table:table-cell office:value-type="string" calcext:value-type="string">
            <text:p>දවස් 05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වස් 03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වස් 07 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වස් 06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2" calcext:value-type="float">
            <text:p>82</text:p>
          </table:table-cell>
          <table:table-cell table:number-columns-repeated="2"/>
          <table:table-cell office:value-type="string" calcext:value-type="string">
            <text:p>කණ්ඩායමේ නායකයා කුමන නමකින් හඳුන්වයි ද?</text:p>
          </table:table-cell>
          <table:table-cell/>
          <table:table-cell office:value-type="string" calcext:value-type="string">
            <text:p>කෝරළ මා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රච්චි</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රා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3" calcext:value-type="float">
            <text:p>83</text:p>
          </table:table-cell>
          <table:table-cell table:number-columns-repeated="2"/>
          <table:table-cell office:value-type="string" calcext:value-type="string">
            <text:p>අහිකූණ්ඨික ජනතාවගේ විවාහක ස්ත්‍රීන් හඳුනා ගන්නා සාධකයක් වන්නේ,</text:p>
          </table:table-cell>
          <table:table-cell/>
          <table:table-cell office:value-type="string" calcext:value-type="string">
            <text:p>මල්මාලා පැළඳවී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අතටම වළලු දැමී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ස්තර නොකී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ල්ල නොදැමී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4" calcext:value-type="float">
            <text:p>84</text:p>
          </table:table-cell>
          <table:table-cell table:number-columns-repeated="2"/>
          <table:table-cell office:value-type="string" calcext:value-type="string">
            <text:p>අධිකරණ ක්‍රියාවලිය තුළ දිවුරුම් දීමේ ක්‍රමයක් වන්නේ,</text:p>
          </table:table-cell>
          <table:table-cell/>
          <table:table-cell office:value-type="string" calcext:value-type="string">
            <text:p>උල තැබී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ඬු කදේ ගැසී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ත් වූ යකඩයක් ඇල්ලී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ටු පාරවල් 50 ක් ගැසී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5" calcext:value-type="float">
            <text:p>85</text:p>
          </table:table-cell>
          <table:table-cell table:number-columns-repeated="2"/>
          <table:table-cell office:value-type="string" calcext:value-type="string">
            <text:p>මව, පියා, අයියා, යන පුද්ගල නාම අහිකූණ්ඨික ව්‍යවහාරයේ භාවිත වන පිළිවෙළ වන්නේ,</text:p>
          </table:table-cell>
          <table:table-cell/>
          <table:table-cell office:value-type="string" calcext:value-type="string">
            <text:p>මාමා, අබ්බඩා, අන්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න්නා, මාමා, අබ්බඩා</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මා, අන්නා, අබ්බඩා</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බ්බඩා, මාමා, අන්නා</text:p>
          </table:table-cell>
          <table:table-cell office:value-type="float" office:value="0" calcext:value-type="float">
            <text:p>0</text:p>
          </table:table-cell>
          <table:table-cell table:number-columns-repeated="1008"/>
        </table:table-row>
        <table:table-row table:style-name="ro1">
          <table:table-cell table:style-name="ce3" office:value-type="float" office:value="18" calcext:value-type="float">
            <text:p>18</text:p>
          </table:table-cell>
          <table:table-cell table:style-name="ce3" office:value-type="string" calcext:value-type="string">
            <text:p>sinhala-07-t1-l05-ep18</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string" calcext:value-type="string">
            <text:p>ශ්‍රී ලංකාවේ අහිකූණ්ඨික ජනතාව</text:p>
          </table:table-cell>
          <table:table-cell table:style-name="ce3" office:value-type="string" calcext:value-type="string">
            <text:p>උක්ත අනුක්ත භේදය</text:p>
          </table:table-cell>
          <table:table-cell table:style-name="ce3" office:value-type="string" calcext:value-type="string">
            <text:p>උක්ත අනුක්ත ‌බේදය පිළිබඳ සාකච්ඡා කිරීම හා අභ්‍යාස සිදු කිරීම.</text:p>
          </table:table-cell>
          <table:table-cell table:style-name="ce5" office:value-type="time" office:time-value="PT01H00M00S" calcext:value-type="time">
            <text:p>01:00:00</text:p>
          </table:table-cell>
          <table:table-cell office:value-type="float" office:value="86" calcext:value-type="float">
            <text:p>86</text:p>
          </table:table-cell>
          <table:table-cell office:value-type="string" calcext:value-type="string">
            <text:p><text:s/>“අම්මා ළමයින්ට අවවාද දෙයි”</text:p>
          </table:table-cell>
          <table:table-cell/>
          <table:table-cell office:value-type="string" calcext:value-type="string">
            <text:p><text:s/>මෙම වාක්‍යයේ උක්ත පදය කුමක් ද?</text:p>
          </table:table-cell>
          <table:table-cell/>
          <table:table-cell office:value-type="string" calcext:value-type="string">
            <text:p>අම්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න්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වා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7" calcext:value-type="float">
            <text:p>87</text:p>
          </table:table-cell>
          <table:table-cell office:value-type="string" calcext:value-type="string">
            <text:p><text:s/>“අම්මා ළමයින්ට අවවාද දෙයි”</text:p>
          </table:table-cell>
          <table:table-cell/>
          <table:table-cell office:value-type="string" calcext:value-type="string">
            <text:p>ඉහත වාක්‍යයේ ක්‍රියා පදය කුමක් ද?</text:p>
          </table:table-cell>
          <table:table-cell/>
          <table:table-cell office:value-type="string" calcext:value-type="string">
            <text:p>අම්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න්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වා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88" calcext:value-type="float">
            <text:p>88</text:p>
          </table:table-cell>
          <table:table-cell office:value-type="string" calcext:value-type="string">
            <text:p><text:s/>“අම්මා ළමයින්ට අවවාද දෙයි”</text:p>
          </table:table-cell>
          <table:table-cell/>
          <table:table-cell office:value-type="string" calcext:value-type="string">
            <text:p>ඉහත වාක්‍යයේ කර්ම පදය කුමක් ද?</text:p>
          </table:table-cell>
          <table:table-cell/>
          <table:table-cell office:value-type="string" calcext:value-type="string">
            <text:p>අම්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න්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වාද</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89" calcext:value-type="float">
            <text:p>89</text:p>
          </table:table-cell>
          <table:table-cell table:number-columns-repeated="2"/>
          <table:table-cell office:value-type="string" calcext:value-type="string">
            <text:p>නිවැරදි උක්ත අනුක්ත පදය සහිත පිළිතුර තෝරන්න.</text:p>
          </table:table-cell>
          <table:table-cell/>
          <table:table-cell office:value-type="string" calcext:value-type="string">
            <text:p>දැරියක් - දැරියක <text:s text:c="6"/></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සොරා - සොරු <text:s text:c="3"/></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බල්ලා - බල්ලෝ <text:s text:c="8"/></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නිසා- <text:s/>මිනිස්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0" calcext:value-type="float">
            <text:p>90</text:p>
          </table:table-cell>
          <table:table-cell table:number-columns-repeated="2"/>
          <table:table-cell office:value-type="string" calcext:value-type="string">
            <text:p>අනුක්ත පදයට ගැළපෙන උක්ත පදය තෝරන්න.</text:p>
          </table:table-cell>
          <table:table-cell/>
          <table:table-cell office:value-type="string" calcext:value-type="string">
            <text:p>කුරුල්ලන්- කුරුල්ලා <text:s text:c="3"/></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මාරයා - <text:s/>කුමාරයෝ <text:s text:c="4"/></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ද්දා <text:s/>- වැද්දන් <text:s text:c="6"/></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රිස - <text:s/>පිරිස්</text:p>
          </table:table-cell>
          <table:table-cell office:value-type="float" office:value="0" calcext:value-type="float">
            <text:p>0</text:p>
          </table:table-cell>
          <table:table-cell table:number-columns-repeated="1008"/>
        </table:table-row>
        <table:table-row table:style-name="ro1">
          <table:table-cell table:style-name="ce3" office:value-type="float" office:value="19" calcext:value-type="float">
            <text:p>19</text:p>
          </table:table-cell>
          <table:table-cell table:style-name="ce3" office:value-type="string" calcext:value-type="string">
            <text:p>sinhala-07-t1-l06-ep19</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string" calcext:value-type="string">
            <text:p>මේ කාගේ දෝ කමතා</text:p>
          </table:table-cell>
          <table:table-cell table:style-name="ce3" office:value-type="string" calcext:value-type="string">
            <text:p>ජනකවියේ ස්වභාවය හා පසුබිම සාකච්ඡා කිරීම හා නිර්දිෂ්ට කවි පෙළ කියා දීම.</text:p>
          </table:table-cell>
          <table:table-cell table:style-name="ce3" office:value-type="string" calcext:value-type="string">
            <text:p>කොල මැඩීමේ දී භාවිත කරන ජන කවි කිහිපයක් අධ්‍යයනය කිරීම, ජනකවි බිහිවීම පිළිබඳ සාකච්ඡා කිරීම හා ජන කවි කිහිපයක් තේරුම් සහිතව අධ්‍යයනය කිරීම.</text:p>
          </table:table-cell>
          <table:table-cell table:style-name="ce5"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ජනකවිවල නිර්මාතෘ වන්නේ,</text:p>
          </table:table-cell>
          <table:table-cell/>
          <table:table-cell office:value-type="string" calcext:value-type="string">
            <text:p>විශාරද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ණ්ඩිත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විධ ගැමි ජන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වි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2" calcext:value-type="float">
            <text:p>92</text:p>
          </table:table-cell>
          <table:table-cell table:number-columns-repeated="2"/>
          <table:table-cell office:value-type="string" calcext:value-type="string">
            <text:p><text:s/>ජනකවිවල ස්වභාවයකි,</text:p>
          </table:table-cell>
          <table:table-cell/>
          <table:table-cell office:value-type="string" calcext:value-type="string">
            <text:p>සංකීර්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ල බ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තා ගැඹුරය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ව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3" calcext:value-type="float">
            <text:p>93</text:p>
          </table:table-cell>
          <table:table-cell table:number-columns-repeated="2"/>
          <table:table-cell office:value-type="string" calcext:value-type="string">
            <text:p>ජනකවි තුළ ඇති සුවිශේෂ ගුණාංගයක් නොවන්නේ,</text:p>
          </table:table-cell>
          <table:table-cell/>
          <table:table-cell office:value-type="string" calcext:value-type="string">
            <text:p>අව්‍යාජත්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ක්ෂිප්තභා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ලත්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ඹුරභාව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94" calcext:value-type="float">
            <text:p>94</text:p>
          </table:table-cell>
          <table:table-cell table:number-columns-repeated="2"/>
          <table:table-cell office:value-type="string" calcext:value-type="string">
            <text:p>පාඩමේ සඳහන් වන පළමු කවියෙන් අවසර ගනු ලබන්නේ,</text:p>
          </table:table-cell>
          <table:table-cell/>
          <table:table-cell office:value-type="string" calcext:value-type="string">
            <text:p>සඳ දෙවියන්ගෙන්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ර දෙවියන්ගෙන් <text:s text:c="5"/></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ක්‍ර දෙවියන්ගෙන්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කත දෙවියන්ගෙ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5" calcext:value-type="float">
            <text:p>95</text:p>
          </table:table-cell>
          <table:table-cell table:number-columns-repeated="2"/>
          <table:table-cell office:value-type="string" calcext:value-type="string">
            <text:p>දෙවැනි කවියෙන් අවසර ගනු ලබන්නේ,</text:p>
          </table:table-cell>
          <table:table-cell/>
          <table:table-cell office:value-type="string" calcext:value-type="string">
            <text:p>මිහිකත දෙවියන්ගෙන්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ර දෙවියන්ගෙන්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ඳ දෙවියන්ගෙන් <text:s text:c="4"/></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ක්‍ර දෙවියන්ගෙන් <text:s/></text:p>
          </table:table-cell>
          <table:table-cell office:value-type="float" office:value="0" calcext:value-type="float">
            <text:p>0</text:p>
          </table:table-cell>
          <table:table-cell table:number-columns-repeated="1008"/>
        </table:table-row>
        <table:table-row table:style-name="ro1">
          <table:table-cell table:style-name="ce3" office:value-type="float" office:value="20" calcext:value-type="float">
            <text:p>20</text:p>
          </table:table-cell>
          <table:table-cell table:style-name="ce3" office:value-type="string" calcext:value-type="string">
            <text:p>sinhala-07-t1-l06-ep2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string" calcext:value-type="string">
            <text:p>මේ කාගේ දෝ කමතා</text:p>
          </table:table-cell>
          <table:table-cell table:style-name="ce3" office:value-type="string" calcext:value-type="string">
            <text:p>කවි පෙළ කියා දීම - 2 කොටස</text:p>
          </table:table-cell>
          <table:table-cell table:style-name="ce3" office:value-type="string" calcext:value-type="string">
            <text:p>ජන කවි කිහිපයක් අධ්‍යයනය කිරීම, කමත් භාෂාව තුළ භාවිත වන වචන සාකච්ඡා කිරීම හා පාඩමට අදාල වාක්‍යවල අරුත් පැහැදිලි කිරීමග අවබෝධය සිදු කිරීම.</text:p>
          </table:table-cell>
          <table:table-cell table:style-name="ce5"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ගොනාගේ බෙල්ලේ බැඳි කොළ වර්ගය කුමක් ද?</text:p>
          </table:table-cell>
          <table:table-cell/>
          <table:table-cell office:value-type="string" calcext:value-type="string">
            <text:p>තණකොළ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දු කොළ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රඬු කොළ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ය කොළ</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7" calcext:value-type="float">
            <text:p>97</text:p>
          </table:table-cell>
          <table:table-cell table:number-columns-repeated="2"/>
          <table:table-cell office:value-type="string" calcext:value-type="string">
            <text:p>කවි පන්තියට අනුව බැත පුරවා තියෙන ස්ථානයක් නොවන්නේ,</text:p>
          </table:table-cell>
          <table:table-cell/>
          <table:table-cell office:value-type="string" calcext:value-type="string">
            <text:p>අටුකොටුවල <text:s text:c="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බු ගෙඩිවල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යක <text:s text:c="9"/></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හළ පහළ</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8" calcext:value-type="float">
            <text:p>98</text:p>
          </table:table-cell>
          <table:table-cell table:number-columns-repeated="2"/>
          <table:table-cell office:value-type="string" calcext:value-type="string">
            <text:p>කමතේ දී භාවිත කරන ප්‍රධාන වාදන භාණ්ඩයකි,</text:p>
          </table:table-cell>
          <table:table-cell/>
          <table:table-cell office:value-type="string" calcext:value-type="string">
            <text:p>තම්මැට්ටම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බාන <text:s text:c="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ම්මැඩිය <text:s text:c="6"/></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ලම්ප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99" calcext:value-type="float">
            <text:p>99</text:p>
          </table:table-cell>
          <table:table-cell table:number-columns-repeated="2"/>
          <table:table-cell office:value-type="string" calcext:value-type="string">
            <text:p>නිවැරදිව අරුත් පැහැදිලි කර ඇති වරණය තෝරන්න.</text:p>
          </table:table-cell>
          <table:table-cell/>
          <table:table-cell office:value-type="string" calcext:value-type="string">
            <text:p>කමත - <text:s/>ගොයම් පෑගී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බැත <text:s/>- හා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ළ මැඬීම - ගොයම් පෑගී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මුඩය - උපකරණ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00" calcext:value-type="float">
            <text:p>100</text:p>
          </table:table-cell>
          <table:table-cell table:number-columns-repeated="2"/>
          <table:table-cell office:value-type="string" calcext:value-type="string">
            <text:p><text:s text:c="2"/>“බුදුන් වඩින වෙලාවයි” යන කවි පදයේ දෙවැනි පද පේළියට ආ යුතු වරණය තෝරන්න.</text:p>
          </table:table-cell>
          <table:table-cell/>
          <table:table-cell office:value-type="string" calcext:value-type="string">
            <text:p>කමත පිරෙන වේලාව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රි උතුරන වේලාව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ළ මඩවන වේලාව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ගෙන පුරවා මේ කමතා.</text:p>
          </table:table-cell>
          <table:table-cell office:value-type="float" office:value="0" calcext:value-type="float">
            <text:p>0</text:p>
          </table:table-cell>
          <table:table-cell table:number-columns-repeated="1008"/>
        </table:table-row>
        <table:table-row table:style-name="ro1">
          <table:table-cell table:style-name="ce3" office:value-type="float" office:value="21" calcext:value-type="float">
            <text:p>21</text:p>
          </table:table-cell>
          <table:table-cell table:style-name="ce3" office:value-type="string" calcext:value-type="string">
            <text:p>sinhala-07-t1-l06-ep21</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string" calcext:value-type="string">
            <text:p>මේ කාගේ දෝ කමතා</text:p>
          </table:table-cell>
          <table:table-cell table:style-name="ce3" office:value-type="string" calcext:value-type="string">
            <text:p>විවිධ ජනකවි පිළිබඳ අවබෝධය</text:p>
          </table:table-cell>
          <table:table-cell table:style-name="ce3" office:value-type="string" calcext:value-type="string">
            <text:p>විවිධ ජනකවි තේරුම් සමඟින් අධ්‍යයනය කිරීම හා රසස්වාදයක් සිදු කිරීම.</text:p>
          </table:table-cell>
          <table:table-cell table:style-name="ce5"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ජනකවි නිර්මාණය වීමට බලපාන නිමිත්තක් නොවන්නේ,</text:p>
          </table:table-cell>
          <table:table-cell/>
          <table:table-cell office:value-type="string" calcext:value-type="string">
            <text:p>වෘත්තිය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ඟිම් <text:s text:c="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ක ක්‍රියා <text:s text:c="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හම් කරුණු ඇසී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02" calcext:value-type="float">
            <text:p>102</text:p>
          </table:table-cell>
          <table:table-cell table:number-columns-repeated="2"/>
          <table:table-cell office:value-type="string" calcext:value-type="string">
            <text:p>ජනකවිවලට අයත් නොවන්නේ,</text:p>
          </table:table-cell>
          <table:table-cell/>
          <table:table-cell office:value-type="string" calcext:value-type="string">
            <text:p>ජනකවි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 කවි <text:s text:c="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ල් කවි <text:s text:c="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න්න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03" calcext:value-type="float">
            <text:p>103</text:p>
          </table:table-cell>
          <table:table-cell table:number-columns-repeated="2"/>
          <table:table-cell office:value-type="string" calcext:value-type="string">
            <text:p>පැල් කවියක් වන්නේ මින් කුමක් ද?</text:p>
          </table:table-cell>
          <table:table-cell/>
          <table:table-cell office:value-type="string" calcext:value-type="string">
            <text:p>මාතර ගඟේ සිටිනා කිඹුලිගේ පැටි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ඔංචිලි චිලි චිල්ල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ස්සන හිමවතේ මා වී පැසෙන්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ණ්ඩලේ දෙන්නා දෙපොලේ දක්කන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04" calcext:value-type="float">
            <text:p>104</text:p>
          </table:table-cell>
          <table:table-cell office:value-type="string" calcext:value-type="string">
            <text:p>පහත දැක්වෙන නෙළුම් කවියේ තුන්වැනි පදයට ආ යුතු වරණය තෝරන්න.</text:p>
          </table:table-cell>
          <table:table-cell/>
          <table:table-cell office:value-type="string" calcext:value-type="string">
            <text:p>“රන් දෑ කැති ගෙන නිති සැරසෙනවා”</text:p>
          </table:table-cell>
          <table:table-cell/>
          <table:table-cell office:value-type="string" calcext:value-type="string">
            <text:p>රිවි දුටු පිනි බිඳු ලෙස පහවෙන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න් රත් පටි ඉන වට දිලිසෙන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ලේ ඉන වට ඇඳගන් 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ම්බර කෙතේ අපි ගොයම් කපන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05" calcext:value-type="float">
            <text:p>105</text:p>
          </table:table-cell>
          <table:table-cell table:number-columns-repeated="2"/>
          <table:table-cell office:value-type="string" calcext:value-type="string">
            <text:p>පහත දැක්වෙන ජනකවි අතුරින් පාරු කවියක් වන්නේ,</text:p>
          </table:table-cell>
          <table:table-cell/>
          <table:table-cell office:value-type="string" calcext:value-type="string">
            <text:p>ඉන්නේ දුම්බරයි මහා කළු ගලක් 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 ගඟේ ඉන්නා කිඹුලිගේ පැටි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ස්සන හිමවතේ මා වී පැසෙ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න තෙල් සඳුන් වරලස ඔමරි කොට</text:p>
          </table:table-cell>
          <table:table-cell office:value-type="float" office:value="0" calcext:value-type="float">
            <text:p>0</text:p>
          </table:table-cell>
          <table:table-cell table:number-columns-repeated="1008"/>
        </table:table-row>
        <table:table-row table:style-name="ro1">
          <table:table-cell table:style-name="ce3" office:value-type="float" office:value="22" calcext:value-type="float">
            <text:p>22</text:p>
          </table:table-cell>
          <table:table-cell table:style-name="ce3" office:value-type="string" calcext:value-type="string">
            <text:p>sinhala-07-t1-l06-ep22</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string" calcext:value-type="string">
            <text:p>මේ කාගේ දෝ කමතා</text:p>
          </table:table-cell>
          <table:table-cell table:style-name="ce3" office:value-type="string" calcext:value-type="string">
            <text:p>විරුද්ධ පද පිළිබඳ අවබෝධය</text:p>
          </table:table-cell>
          <table:table-cell table:style-name="ce3" office:value-type="string" calcext:value-type="string">
            <text:p>විවිධ ජනකවි තේරුම් සමඟින් අධ්‍යයනය කිරීම, විරුද්ධ පද පිළිබඳව සාකච්ඡා කිරීම හා අභ්‍යාස සිදු කිරීම‍.</text:p>
          </table:table-cell>
          <table:table-cell table:style-name="ce5" office:value-type="time" office:time-value="PT01H00M00S" calcext:value-type="time">
            <text:p>01:00:00</text:p>
          </table:table-cell>
          <table:table-cell office:value-type="float" office:value="106" calcext:value-type="float">
            <text:p>106</text:p>
          </table:table-cell>
          <table:table-cell office:value-type="string" calcext:value-type="string">
            <text:p>පහත දැක්වෙන පතල් කවියේ ඊළඟට ආ යුතු පදය තෝරන්න.</text:p>
          </table:table-cell>
          <table:table-cell/>
          <table:table-cell office:value-type="string" calcext:value-type="string">
            <text:p>“කළුවන් කළු රුවයි මන්ගෝ දිලිසෙනවා”</text:p>
          </table:table-cell>
          <table:table-cell/>
          <table:table-cell office:value-type="string" calcext:value-type="string">
            <text:p>විස්තර කියමි දුමිබර මිනිරන් පත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රන් පතල හරියට අපේ ගෙදර ව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මිබර කන්ද පාමුල මිනිරන් පත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රන් තෝරන්න දින ගණනින් යන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07" calcext:value-type="float">
            <text:p>107</text:p>
          </table:table-cell>
          <table:table-cell table:number-columns-repeated="2"/>
          <table:table-cell office:value-type="string" calcext:value-type="string">
            <text:p>පහත දැක්වෙන කවිවලින් ඔංචිලිවාරම් කවියක් වන්නේ කුමක් ද?</text:p>
          </table:table-cell>
          <table:table-cell/>
          <table:table-cell office:value-type="string" calcext:value-type="string">
            <text:p>අටදෙන අටකොණ වාඩි වෙය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ණ්ඩලේ දෙන්නා දෙපොලේ දක්කන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හැළ මලින් ගස් පිරි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ල් ගාලා හිස පීරන් නෑ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08" calcext:value-type="float">
            <text:p>108</text:p>
          </table:table-cell>
          <table:table-cell table:number-columns-repeated="2"/>
          <table:table-cell office:value-type="string" calcext:value-type="string">
            <text:p>උපසර්ගයක් යෙදී නොමැතිව නිර්මාණය වී ඇති විරුද්ධ පදය තෝරන්න.</text:p>
          </table:table-cell>
          <table:table-cell/>
          <table:table-cell office:value-type="string" calcext:value-type="string">
            <text:p>නම්බුව - <text:s/>අවනම්බු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ර්තිය - <text:s/>අපකීර්ති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ජන්මය - මරණ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ගුණ - <text:s/>අවගුණ</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09" calcext:value-type="float">
            <text:p>109</text:p>
          </table:table-cell>
          <table:table-cell table:number-columns-repeated="2"/>
          <table:table-cell office:value-type="string" calcext:value-type="string">
            <text:p>නිපාත පදයක් යෙදී නොමැති විරුද්ධ පදය තෝරන්න.</text:p>
          </table:table-cell>
          <table:table-cell/>
          <table:table-cell office:value-type="string" calcext:value-type="string">
            <text:p>සත් - <text:s/>නොස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නස් - නොවෙන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උසස් - <text:s/>පහ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සුව - <text:s/>නොසු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0" calcext:value-type="float">
            <text:p>110</text:p>
          </table:table-cell>
          <table:table-cell table:number-columns-repeated="2"/>
          <table:table-cell office:value-type="string" calcext:value-type="string">
            <text:p>නිවැරදිව විරුද්ධ පදය යෙදී ඇති වරණය තෝරන්න.</text:p>
          </table:table-cell>
          <table:table-cell/>
          <table:table-cell office:value-type="string" calcext:value-type="string">
            <text:p>නිසංසල - නිශ්ච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නව - <text:s/>පැරණි</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ධනය - නිධා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සළ - කුණු</text:p>
          </table:table-cell>
          <table:table-cell office:value-type="float" office:value="0" calcext:value-type="float">
            <text:p>0</text:p>
          </table:table-cell>
          <table:table-cell table:number-columns-repeated="1008"/>
        </table:table-row>
        <table:table-row table:style-name="ro1">
          <table:table-cell table:style-name="ce3" office:value-type="float" office:value="23" calcext:value-type="float">
            <text:p>23</text:p>
          </table:table-cell>
          <table:table-cell table:style-name="ce3" office:value-type="string" calcext:value-type="string">
            <text:p>sinhala-07-t1-l07-ep2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string" calcext:value-type="string">
            <text:p>දෙව්දම් ඇදුරු එඩ්මන්ඩ් / පීිරිස් රදගුරු හිමි</text:p>
          </table:table-cell>
          <table:table-cell table:style-name="ce3" office:value-type="string" calcext:value-type="string">
            <text:p>එඩ්මන්ඩ් පීිරිස් රදගුරු හිමිගේ චරිත කථාව</text:p>
          </table:table-cell>
          <table:table-cell table:style-name="ce3" office:value-type="string" calcext:value-type="string">
            <text:p>එඩ්මන්ඩ් පීිරිස් රදගුරු හිමිගේ චරිත කථාව පිළිබඳ සාකච්ඡා කිරීම.</text:p>
          </table:table-cell>
          <table:table-cell table:style-name="ce5"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එඩ්මන්ඩ් පීරිස් පියතුමා උපන් වර්ෂය කුමක් ද?</text:p>
          </table:table-cell>
          <table:table-cell/>
          <table:table-cell office:value-type="float" office:value="1892" calcext:value-type="float">
            <text:p>189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895" calcext:value-type="float">
            <text:p>189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897" calcext:value-type="float">
            <text:p>1897</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898" calcext:value-type="float">
            <text:p>1898</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2" calcext:value-type="float">
            <text:p>112</text:p>
          </table:table-cell>
          <table:table-cell table:number-columns-repeated="2"/>
          <table:table-cell office:value-type="string" calcext:value-type="string">
            <text:p><text:s/>එඩ්මන්ඩ් පිීරිස් පියතුමාගේ පියා වුයේ,</text:p>
          </table:table-cell>
          <table:table-cell/>
          <table:table-cell office:value-type="string" calcext:value-type="string">
            <text:p>මිහිඳු කුලසූරිය එච්. දියෝගෝ</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යල් කුලසූරිය එච්. දියෝගෝ</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ඇලෝසියස් කුලසූරිය එච්. දියෝ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න්සු පීරි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3" calcext:value-type="float">
            <text:p>113</text:p>
          </table:table-cell>
          <table:table-cell table:number-columns-repeated="2"/>
          <table:table-cell office:value-type="string" calcext:value-type="string">
            <text:p><text:s/>1933 වර්ෂයේ උසස් අධ්‍යාපනය සඳහා ඇතුළත් වූ විශ්වවිද්‍යාලය,</text:p>
          </table:table-cell>
          <table:table-cell/>
          <table:table-cell office:value-type="string" calcext:value-type="string">
            <text:p>කැනඩා විශ්ව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ල්බර්න් විශ්ව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න්ඩන් විශ්වවිද්‍යා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ඔ විශ්වවිද්‍යා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4" calcext:value-type="float">
            <text:p>114</text:p>
          </table:table-cell>
          <table:table-cell table:number-columns-repeated="2"/>
          <table:table-cell office:value-type="string" calcext:value-type="string">
            <text:p><text:s/>හලාවත අභිනව රදගුරු පියතුමා ලෙස අභිෂේක ලැබූ වර්ෂය,</text:p>
          </table:table-cell>
          <table:table-cell/>
          <table:table-cell office:value-type="float" office:value="1945" calcext:value-type="float">
            <text:p>194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41" calcext:value-type="float">
            <text:p>1941</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40" calcext:value-type="float">
            <text:p>1940</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39" calcext:value-type="float">
            <text:p>1939</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5" calcext:value-type="float">
            <text:p>115</text:p>
          </table:table-cell>
          <table:table-cell table:number-columns-repeated="2"/>
          <table:table-cell office:value-type="string" calcext:value-type="string">
            <text:p>ගුරුවරයෙක් වශයෙන් සේවය කළ පාසල කුමක් ද?</text:p>
          </table:table-cell>
          <table:table-cell/>
          <table:table-cell office:value-type="string" calcext:value-type="string">
            <text:p>ශාන්ත ඇලෝසියස් විදුහ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ත ජෝසප් විද්‍යා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වේ මරියා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ශෝප් විද්‍යාලය</text:p>
          </table:table-cell>
          <table:table-cell office:value-type="float" office:value="0" calcext:value-type="float">
            <text:p>0</text:p>
          </table:table-cell>
          <table:table-cell table:number-columns-repeated="1008"/>
        </table:table-row>
        <table:table-row table:style-name="ro1">
          <table:table-cell table:style-name="ce3" office:value-type="float" office:value="24" calcext:value-type="float">
            <text:p>24</text:p>
          </table:table-cell>
          <table:table-cell table:style-name="ce3" office:value-type="string" calcext:value-type="string">
            <text:p>sinhala-07-t1-l07-ep24</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string" calcext:value-type="string">
            <text:p>දෙව්දම් ඇදුරු එඩ්මන්ඩ් / පීිරිස් රදගුරු හිමි</text:p>
          </table:table-cell>
          <table:table-cell table:style-name="ce3" office:value-type="string" calcext:value-type="string">
            <text:p>සාරාංශ ගත කිරීම හා අවබෝධය ප්‍රශ්න සිදු කිරීම</text:p>
          </table:table-cell>
          <table:table-cell table:style-name="ce3" office:value-type="string" calcext:value-type="string">
            <text:p>එඩ්මන්ඩ් පීිරිස් රදගුරු හිමිගේ චරිතය පිළිබඳ තවදුරටත් අධ්‍යයනය කිරිම, ඔහුගේ චරිතයෙන් ගත හැකි ආදර්ශ පිළිබද හැඳින්වීම, අරුත් පැහැදිලි කිරීම හා අවබෝධය සඳහා ප්‍රශ්න සිදු කිරීම.</text:p>
          </table:table-cell>
          <table:table-cell table:style-name="ce5"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කැලණිය විශ්වවිද්‍යාලයෙන් එඩ්මන්ඩ් පීරිස් පියතුමාට සාහිත්‍ය චක්‍රවර්තී සම්මාන උපාධිය පිරිනැමූ වර්ෂය කුමක් ද?</text:p>
          </table:table-cell>
          <table:table-cell/>
          <table:table-cell office:value-type="float" office:value="1979" calcext:value-type="float">
            <text:p>1979</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78" calcext:value-type="float">
            <text:p>1978</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69" calcext:value-type="float">
            <text:p>1969</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77" calcext:value-type="float">
            <text:p>1977</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7" calcext:value-type="float">
            <text:p>117</text:p>
          </table:table-cell>
          <table:table-cell table:number-columns-repeated="2"/>
          <table:table-cell office:value-type="string" calcext:value-type="string">
            <text:p>රදගුරු ලාංඡනයට අඩංගු වන රූපය දැක්වෙන නිවැරදි වරණය තෝරන්න.</text:p>
          </table:table-cell>
          <table:table-cell/>
          <table:table-cell office:value-type="string" calcext:value-type="string">
            <text:p>කුරුසයක් අතින් ගත් සිංහයෙ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සයක් අතින් ගත් රාජාලි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සයක් අතින් ගත් පර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සයක් අතින් ගත් කුඩා දරු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8" calcext:value-type="float">
            <text:p>118</text:p>
          </table:table-cell>
          <table:table-cell table:number-columns-repeated="2"/>
          <table:table-cell office:value-type="string" calcext:value-type="string">
            <text:p><text:s/>දිළිඳු ළමයි සඳහා පුත්තලමේ ආරම්භ කරවූ අධ්‍යාපන නිවාසය කුමක් ද?</text:p>
          </table:table-cell>
          <table:table-cell/>
          <table:table-cell office:value-type="string" calcext:value-type="string">
            <text:p>මුත්තසාමි නිවාසය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තකුමාර නිවාසය <text:s text:c="5"/></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 නිවාසය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වතගම නිවාස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19" calcext:value-type="float">
            <text:p>119</text:p>
          </table:table-cell>
          <table:table-cell table:number-columns-repeated="2"/>
          <table:table-cell office:value-type="string" calcext:value-type="string">
            <text:p>එඩ්මන්ඩ් පීරිස් රදගුරුතුමා විසින් රචනා කරන ලද ග්‍රන්ථයක් නොවන්නේ,</text:p>
          </table:table-cell>
          <table:table-cell/>
          <table:table-cell office:value-type="string" calcext:value-type="string">
            <text:p>සිරිලක මරිය බැ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නුවර ගිවිසු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හල ක්‍රිස්තියානි සාහිත්‍ය වං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තික තොටිල්ල</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20" calcext:value-type="float">
            <text:p>120</text:p>
          </table:table-cell>
          <table:table-cell table:number-columns-repeated="2"/>
          <table:table-cell office:value-type="string" calcext:value-type="string">
            <text:p>එඩ්මන්ඩ් පීිරිස් පියතුමා ස්වර්ගස්ථ වු වර්ෂය කුමක් ද?</text:p>
          </table:table-cell>
          <table:table-cell/>
          <table:table-cell office:value-type="float" office:value="1998" calcext:value-type="float">
            <text:p>1998</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89" calcext:value-type="float">
            <text:p>1989</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88" calcext:value-type="float">
            <text:p>1988</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99" calcext:value-type="float">
            <text:p>1999</text:p>
          </table:table-cell>
          <table:table-cell office:value-type="float" office:value="0" calcext:value-type="float">
            <text:p>0</text:p>
          </table:table-cell>
          <table:table-cell table:number-columns-repeated="1008"/>
        </table:table-row>
        <table:table-row table:style-name="ro1">
          <table:table-cell table:style-name="ce3" office:value-type="float" office:value="25" calcext:value-type="float">
            <text:p>25</text:p>
          </table:table-cell>
          <table:table-cell table:style-name="ce3" office:value-type="string" calcext:value-type="string">
            <text:p>sinhala-07-t1-l07-ep25</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string" calcext:value-type="string">
            <text:p>දෙව්දම් ඇදුරු එඩ්මන්ඩ් / පීිරිස් රදගුරු හිමි</text:p>
          </table:table-cell>
          <table:table-cell table:style-name="ce3" office:value-type="string" calcext:value-type="string">
            <text:p>ක්‍රියා පද හඳුන්වාදීම හා ක්‍රියා පද වර්ගීකරණය</text:p>
          </table:table-cell>
          <table:table-cell table:style-name="ce3" office:value-type="string" calcext:value-type="string">
            <text:p>ක්‍රියා පද පිළිබඳ හැඳින්වීම, ක්‍රියා පද අර්ථ දැක්වීම හා ක්‍රියා පද වර්ගීකරණය කිරීම.</text:p>
          </table:table-cell>
          <table:table-cell table:style-name="ce5"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වාක්‍යයක අවසානය දැක්වීම සඳහා යොදන පදයකි,</text:p>
          </table:table-cell>
          <table:table-cell/>
          <table:table-cell office:value-type="string" calcext:value-type="string">
            <text:p>උක්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යා පද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පා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22" calcext:value-type="float">
            <text:p>122</text:p>
          </table:table-cell>
          <table:table-cell table:number-columns-repeated="2"/>
          <table:table-cell office:value-type="string" calcext:value-type="string">
            <text:p>ක්‍රියා පදයක් ලෙස අර්ථ නොගැන්වෙන්නේ,</text:p>
          </table:table-cell>
          <table:table-cell/>
          <table:table-cell office:value-type="string" calcext:value-type="string">
            <text:p>කිරී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න වීම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23" calcext:value-type="float">
            <text:p>123</text:p>
          </table:table-cell>
          <table:table-cell table:number-columns-repeated="2"/>
          <table:table-cell office:value-type="string" calcext:value-type="string">
            <text:p>ක්‍රියා පදවල ක්‍රියා මූලය නිවැරදිව දක්වා ඇති වරණය තෝරන්න.</text:p>
          </table:table-cell>
          <table:table-cell/>
          <table:table-cell office:value-type="string" calcext:value-type="string">
            <text:p>නටයි - <text:s/>නට <text:s text:c="8"/></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වයි - <text:s/>දුව <text:s text:c="8"/></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පයි - කපලා <text:s text:c="7"/></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යයි - 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24" calcext:value-type="float">
            <text:p>124</text:p>
          </table:table-cell>
          <table:table-cell table:number-columns-repeated="2"/>
          <table:table-cell office:value-type="string" calcext:value-type="string">
            <text:p><text:s/>“ළමයා වැඩ කරයි” මෙහි කරයි යනු,</text:p>
          </table:table-cell>
          <table:table-cell/>
          <table:table-cell office:value-type="string" calcext:value-type="string">
            <text:p>වී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ම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ටීම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25" calcext:value-type="float">
            <text:p>125</text:p>
          </table:table-cell>
          <table:table-cell table:number-columns-repeated="2"/>
          <table:table-cell office:value-type="string" calcext:value-type="string">
            <text:p><text:s/>“මල් සුළඟට සෙලවෙයි” මෙහි සෙලවෙයි යනු,</text:p>
          </table:table-cell>
          <table:table-cell/>
          <table:table-cell office:value-type="string" calcext:value-type="string">
            <text:p>විදී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ම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ම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නීමක්</text:p>
          </table:table-cell>
          <table:table-cell office:value-type="float" office:value="0" calcext:value-type="float">
            <text:p>0</text:p>
          </table:table-cell>
          <table:table-cell table:number-columns-repeated="1008"/>
        </table:table-row>
        <table:table-row table:style-name="ro1">
          <table:table-cell table:style-name="ce3" office:value-type="float" office:value="26" calcext:value-type="float">
            <text:p>26</text:p>
          </table:table-cell>
          <table:table-cell table:style-name="ce3" office:value-type="string" calcext:value-type="string">
            <text:p>sinhala-07-t1-l07-ep26</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string" calcext:value-type="string">
            <text:p>දෙව්දම් ඇදුරු එඩ්මන්ඩ් / පීිරිස් රදගුරු හිමි</text:p>
          </table:table-cell>
          <table:table-cell table:style-name="ce3" office:value-type="string" calcext:value-type="string">
            <text:p>පුර්ව ක්‍රියා පද හා මිශ්‍ර පද</text:p>
          </table:table-cell>
          <table:table-cell table:style-name="ce10" office:value-type="string" calcext:value-type="string">
            <text:p>ක්‍රියා පද වර්ගීකරණය කිරීම පිළිබඳ සාකච්ඡා කිරීම (අවසාන, අනවසාන සහ මිශ්‍ර ක්‍රියා පද<text:span text:style-name="T2">)</text:span> හා අභ්‍යාස සිදු කිරීම.</text:p>
          </table:table-cell>
          <table:table-cell table:style-name="ce5"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text:s/>“තාත්තා වැඩට යයි” මෙහි යයි යන පදය,</text:p>
          </table:table-cell>
          <table:table-cell/>
          <table:table-cell office:value-type="string" calcext:value-type="string">
            <text:p>අවසාන ක්‍රියාව 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වසාන ක්‍රියාව 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ව ක්‍රියාව 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ශ්‍ර ක්‍රියාව 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27" calcext:value-type="float">
            <text:p>127</text:p>
          </table:table-cell>
          <table:table-cell table:number-columns-repeated="2"/>
          <table:table-cell office:value-type="string" calcext:value-type="string">
            <text:p>වාක්‍යයක ප්‍රධාන ක්‍රියාවට සමඟම මිශ්‍රව සිදුවන අනෙක් ක්‍රියාව හඳුන්වන නාමය වන්නේ,</text:p>
          </table:table-cell>
          <table:table-cell/>
          <table:table-cell office:value-type="string" calcext:value-type="string">
            <text:p>පූර්ව 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ශ්‍ර ක්‍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පර 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භාව ක්‍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28" calcext:value-type="float">
            <text:p>128</text:p>
          </table:table-cell>
          <table:table-cell table:number-columns-repeated="2"/>
          <table:table-cell office:value-type="string" calcext:value-type="string">
            <text:p>වාක්‍යයක අවසාන ක්‍රියාවට පෙර සිදු කරන ක්‍රියාව හඳුන්වන නාමය කුමක් ද?</text:p>
          </table:table-cell>
          <table:table-cell/>
          <table:table-cell office:value-type="string" calcext:value-type="string">
            <text:p>මිශ්‍ර 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පර 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භාව 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ව ක්‍රි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29" calcext:value-type="float">
            <text:p>129</text:p>
          </table:table-cell>
          <table:table-cell table:number-columns-repeated="2"/>
          <table:table-cell office:value-type="string" calcext:value-type="string">
            <text:p><text:s/>මිශ්‍ර ක්‍රියා පදය තෝරන්න.</text:p>
          </table:table-cell>
          <table:table-cell/>
          <table:table-cell office:value-type="string" calcext:value-type="string">
            <text:p>කිය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මසමි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0" calcext:value-type="float">
            <text:p>130</text:p>
          </table:table-cell>
          <table:table-cell table:number-columns-repeated="2"/>
          <table:table-cell office:value-type="string" calcext:value-type="string">
            <text:p><text:s/>පූර්ව ක්‍රියා පදය තෝරන්න.</text:p>
          </table:table-cell>
          <table:table-cell/>
          <table:table-cell office:value-type="string" calcext:value-type="string">
            <text:p>බල බ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ටමි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ය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මින්</text:p>
          </table:table-cell>
          <table:table-cell office:value-type="float" office:value="0" calcext:value-type="float">
            <text:p>0</text:p>
          </table:table-cell>
          <table:table-cell table:number-columns-repeated="1008"/>
        </table:table-row>
        <table:table-row table:style-name="ro1">
          <table:table-cell table:style-name="ce3" office:value-type="float" office:value="27" calcext:value-type="float">
            <text:p>27</text:p>
          </table:table-cell>
          <table:table-cell table:style-name="ce3" office:value-type="string" calcext:value-type="string">
            <text:p>sinhala-07-t1-l08-ep27</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string" calcext:value-type="string">
            <text:p>කතා බහට සංයමයක්</text:p>
          </table:table-cell>
          <table:table-cell table:style-name="ce3" office:value-type="string" calcext:value-type="string">
            <text:p>සංවාදයන් සිදු කිරීම පිළිබඳ හඳුන්වාදීම, පුද්ගල විවිධත්වයට ගැළපෙන ලෙස කතා කිරීම හා අවබෝධ කරවීම.</text:p>
          </table:table-cell>
          <table:table-cell table:style-name="ce3" office:value-type="string" calcext:value-type="string">
            <text:p>සංවාදයන් සිදු කිරීමට අවශ්‍ය වන කරුණු සාධක සාකච්ඡා කිරීම, පුද්ගල විවිධත්වයට ගැළපෙන ලෙස කතා‍ කිරීම අවබෝධ කරවීම‍ හා උදාහරණ මඟින් සංවාද පෙන්වාදීම.</text:p>
          </table:table-cell>
          <table:table-cell table:style-name="ce5"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text:s/>සංවාදයක දී නොපැවතිය යුතු ගුණාංගයක් වන්නේ,</text:p>
          </table:table-cell>
          <table:table-cell/>
          <table:table-cell office:value-type="string" calcext:value-type="string">
            <text:p>සංයමය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චාරශීලීත්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බල වී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රුම් ගැනී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2" calcext:value-type="float">
            <text:p>132</text:p>
          </table:table-cell>
          <table:table-cell table:number-columns-repeated="2"/>
          <table:table-cell office:value-type="string" calcext:value-type="string">
            <text:p><text:s/>නිවසේ දී ඇතිවෙන පළමු සංවාදය තුළ සිටින පුද්ගල චරිතයක් නොවන්නේ,</text:p>
          </table:table-cell>
          <table:table-cell/>
          <table:table-cell office:value-type="string" calcext:value-type="string">
            <text:p>අම්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33" calcext:value-type="float">
            <text:p>133</text:p>
          </table:table-cell>
          <table:table-cell table:number-columns-repeated="2"/>
          <table:table-cell office:value-type="string" calcext:value-type="string">
            <text:p><text:s/>“ඉන්න මං හොයලා දෙන්නම්” යන ප්‍රකාශය කළේ කවුද?</text:p>
          </table:table-cell>
          <table:table-cell/>
          <table:table-cell office:value-type="string" calcext:value-type="string">
            <text:p>අම්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4" calcext:value-type="float">
            <text:p>134</text:p>
          </table:table-cell>
          <table:table-cell table:number-columns-repeated="2"/>
          <table:table-cell office:value-type="string" calcext:value-type="string">
            <text:p>මිතුරන් දෙදෙනා අතර ඇතිවන සංවාදයේ දී ගෙදර වැඩ නොකර ආ මිතුරා කවුද?</text:p>
          </table:table-cell>
          <table:table-cell/>
          <table:table-cell office:value-type="string" calcext:value-type="string">
            <text:p>සුනි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නිම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ම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5" calcext:value-type="float">
            <text:p>135</text:p>
          </table:table-cell>
          <table:table-cell table:number-columns-repeated="2"/>
          <table:table-cell office:value-type="string" calcext:value-type="string">
            <text:p><text:s/>“ඒත් ඔයාටත් තව වැඩ තියෙනවා නේ ” මේ ප්‍රකාශය කළේ කවුද?</text:p>
          </table:table-cell>
          <table:table-cell/>
          <table:table-cell office:value-type="string" calcext:value-type="string">
            <text:p>වි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ම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ල්</text:p>
          </table:table-cell>
          <table:table-cell office:value-type="float" office:value="0" calcext:value-type="float">
            <text:p>0</text:p>
          </table:table-cell>
          <table:table-cell table:number-columns-repeated="1008"/>
        </table:table-row>
        <table:table-row table:style-name="ro1">
          <table:table-cell table:style-name="ce3" office:value-type="float" office:value="28" calcext:value-type="float">
            <text:p>28</text:p>
          </table:table-cell>
          <table:table-cell table:style-name="ce3" office:value-type="string" calcext:value-type="string">
            <text:p>sinhala-07-t1-l08-ep28</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string" calcext:value-type="string">
            <text:p>කතා බහට සංයමයක්</text:p>
          </table:table-cell>
          <table:table-cell table:style-name="ce3" office:value-type="string" calcext:value-type="string">
            <text:p>සංවාද - 01 හා සංවාද - 02</text:p>
          </table:table-cell>
          <table:table-cell table:style-name="ce3" office:value-type="string" calcext:value-type="string">
            <text:p>සංවාදයක් සිදු කිරීමට වැදගත් වන කරුණු පෙන්වාදීම. සංවාද 01 ‘හරි පුදුම ඉස්කෝලේ’ කෘතියෙන් උපුටා ගත් කොටසක් ඇසුරින් සංවාදයක් ඉදිරිපත් කිරීම හා එම සංවාදය විස්තරාත්මකව සාකච්ඡා කිරීම‍. සංවාද 02 - එදිනෙදා ජීවිතයේ සිදු කරන සංවාදයක් පෙන්වාදීම හා එම සංවාදය විස්තරාත්මකව සාකච්ඡා කිරීම‍.</text:p>
          </table:table-cell>
          <table:table-cell table:style-name="ce5"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භාෂාවක් අවශ්‍ය වනුයේ ‍......................... හුවමාරු කර ගැනීමට ය.</text:p>
          </table:table-cell>
          <table:table-cell/>
          <table:table-cell office:value-type="string" calcext:value-type="string">
            <text:p>අදහ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ශ්‍ය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වම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සියල්ල</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37" calcext:value-type="float">
            <text:p>137</text:p>
          </table:table-cell>
          <table:table-cell table:number-columns-repeated="2"/>
          <table:table-cell office:value-type="string" calcext:value-type="string">
            <text:p>දඟකාර ජපන් දැරියක් හා අසිරිමත් පාසලක් ගැන කියැවෙන පොත රචනා කළ කතුවරයා කවුද?</text:p>
          </table:table-cell>
          <table:table-cell/>
          <table:table-cell office:value-type="string" calcext:value-type="string">
            <text:p>ටෙට්සුකෝ කුරොයානගී</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ටොට්ටෝ චං</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ටෙක්ෂිකෝ 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ක්වායු 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8" calcext:value-type="float">
            <text:p>138</text:p>
          </table:table-cell>
          <table:table-cell table:number-columns-repeated="2"/>
          <table:table-cell office:value-type="string" calcext:value-type="string">
            <text:p><text:s/>“හරි පුදුම ඉස්කෝලේ” යන කථා පොත පරිවර්තනය කළ කතුවරයා කවුද?</text:p>
          </table:table-cell>
          <table:table-cell/>
          <table:table-cell office:value-type="string" calcext:value-type="string">
            <text:p>ගාමිණී අබේවික්‍රම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ලානන්ද ගමාච්චි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ත් රෝහණ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ටී බී ඉලංගරත්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39" calcext:value-type="float">
            <text:p>139</text:p>
          </table:table-cell>
          <table:table-cell table:number-columns-repeated="2"/>
          <table:table-cell office:value-type="string" calcext:value-type="string">
            <text:p><text:s/>“අක්කර පහ” යන කෘතිය රචනා කරන ලද්දේ කවුරුන් විසින් ද?</text:p>
          </table:table-cell>
          <table:table-cell/>
          <table:table-cell office:value-type="string" calcext:value-type="string">
            <text:p>මාර්ටින් වික්‍රමසිංහ <text:s text:c="3"/></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 . බී ඉලංගරත්න <text:s text:c="2"/></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ඩවල . එස් . රත්නායක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රතුංග මුනිදා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0" calcext:value-type="float">
            <text:p>140</text:p>
          </table:table-cell>
          <table:table-cell table:number-columns-repeated="2"/>
          <table:table-cell office:value-type="string" calcext:value-type="string">
            <text:p><text:s/>“නෑ මං කතා කළේ මල් පාත්තිය බලා ගන්න කියන්න” මෙම ප්‍රකාශය කළේ කවුද?</text:p>
          </table:table-cell>
          <table:table-cell/>
          <table:table-cell office:value-type="string" calcext:value-type="string">
            <text:p>අක්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ල්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යි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තා</text:p>
          </table:table-cell>
          <table:table-cell office:value-type="float" office:value="0" calcext:value-type="float">
            <text:p>0</text:p>
          </table:table-cell>
          <table:table-cell table:number-columns-repeated="1008"/>
        </table:table-row>
        <table:table-row table:style-name="ro1">
          <table:table-cell table:style-name="ce3" office:value-type="float" office:value="29" calcext:value-type="float">
            <text:p>29</text:p>
          </table:table-cell>
          <table:table-cell table:style-name="ce3" office:value-type="string" calcext:value-type="string">
            <text:p>sinhala-07-t1-l08-ep29</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string" calcext:value-type="string">
            <text:p>කතා බහට සංයමයක්</text:p>
          </table:table-cell>
          <table:table-cell table:style-name="ce3" office:value-type="string" calcext:value-type="string">
            <text:p>සංවාද - 03 හා සංවාද - 04</text:p>
          </table:table-cell>
          <table:table-cell table:style-name="ce3" office:value-type="string" calcext:value-type="string">
            <text:p>සංවාදයේ දී භාෂාව හසුරුවන ආකාරය පෙන්වාදීම. සංවාද 03 ‘අඹ යාළුවෝ’ කෘතියෙන් උපුටා ගත් කොටසක් ඇසුරින් සංවාදයක් ඉදිරිපත් කිරීම හා එම සංවාදය විස්තරාත්මකව සාකච්ඡා කිරීම‍. සංවාද 04 - එදිනෙදා ජීවිතයේ සිදු කරන සංවාදයක් පෙන්වාදීම හා එම සංවාදය විස්තරාත්මකව සාකච්ඡා කිරීම‍.</text:p>
          </table:table-cell>
          <table:table-cell table:style-name="ce5"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text:s/>ටී . බී ඉලංගරත්න විසින් රචනා කරන ලද නවකතාව කුමක් ද?</text:p>
          </table:table-cell>
          <table:table-cell/>
          <table:table-cell office:value-type="string" calcext:value-type="string">
            <text:p>මඟුල් කෑම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ක්කර පහ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ඹ යහළුවෝ <text:s text:c="4"/></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න් සැ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2" calcext:value-type="float">
            <text:p>142</text:p>
          </table:table-cell>
          <table:table-cell table:number-columns-repeated="2"/>
          <table:table-cell office:value-type="string" calcext:value-type="string">
            <text:p>අඹ යහළුවෝ නවකතාවේ ඉන්න එක් කුඩා පිරිමි ළමයෙකි,</text:p>
          </table:table-cell>
          <table:table-cell/>
          <table:table-cell office:value-type="string" calcext:value-type="string">
            <text:p>සුනි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ම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 අප්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3" calcext:value-type="float">
            <text:p>143</text:p>
          </table:table-cell>
          <table:table-cell table:number-columns-repeated="2"/>
          <table:table-cell office:value-type="string" calcext:value-type="string">
            <text:p>පන්සලේ පවත්වන බෝධි පූජාව භාරව තිබූ අය කවුද?</text:p>
          </table:table-cell>
          <table:table-cell/>
          <table:table-cell office:value-type="string" calcext:value-type="string">
            <text:p>විදානේ රාළහාමි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ලහාමි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සක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රි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4" calcext:value-type="float">
            <text:p>144</text:p>
          </table:table-cell>
          <table:table-cell table:number-columns-repeated="2"/>
          <table:table-cell office:value-type="string" calcext:value-type="string">
            <text:p>“බැහැ දකිනවා” යන වචනයේ තේරුම කුමක් ද?</text:p>
          </table:table-cell>
          <table:table-cell/>
          <table:table-cell office:value-type="string" calcext:value-type="string">
            <text:p>හමුවීම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රතුරු දීම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මිණීම <text:s text:c="7"/></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ථා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5" calcext:value-type="float">
            <text:p>145</text:p>
          </table:table-cell>
          <table:table-cell table:number-columns-repeated="2"/>
          <table:table-cell office:value-type="string" calcext:value-type="string">
            <text:p>නිමල්ගේ පියා නිමල්ට යන්න යැයි කියූ ප්‍රදේශය කුමක් ද?</text:p>
          </table:table-cell>
          <table:table-cell/>
          <table:table-cell office:value-type="string" calcext:value-type="string">
            <text:p>ගම්පහ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ර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ලේ <text:s text:c="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රාධපුරය</text:p>
          </table:table-cell>
          <table:table-cell office:value-type="float" office:value="0" calcext:value-type="float">
            <text:p>0</text:p>
          </table:table-cell>
          <table:table-cell table:number-columns-repeated="1008"/>
        </table:table-row>
        <table:table-row table:style-name="ro1">
          <table:table-cell table:style-name="ce3" office:value-type="float" office:value="30" calcext:value-type="float">
            <text:p>30</text:p>
          </table:table-cell>
          <table:table-cell table:style-name="ce3" office:value-type="string" calcext:value-type="string">
            <text:p>sinhala-07-t1-l08-ep3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string" calcext:value-type="string">
            <text:p>කතා බහට සංයමයක්</text:p>
          </table:table-cell>
          <table:table-cell table:style-name="ce3" office:value-type="string" calcext:value-type="string">
            <text:p>අභ්‍යාස සිදු කිරීම.</text:p>
          </table:table-cell>
          <table:table-cell table:style-name="ce3" office:value-type="string" calcext:value-type="string">
            <text:p>අභ්‍යාස සිදු කරමින් සංවාද ගොඩනැගීම හා සාකච්ඡා කිරීම.</text:p>
          </table:table-cell>
          <table:table-cell table:style-name="ce5"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text:s/>නිමල් ලියුමක් ලියාපදිංචි තැපෑලෙන් යැවීමට යා යුතු ස්ථානය,</text:p>
          </table:table-cell>
          <table:table-cell/>
          <table:table-cell office:value-type="string" calcext:value-type="string">
            <text:p>බැංකු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ණස සමිති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පැල් කන්තෝරුව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ල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7" calcext:value-type="float">
            <text:p>147</text:p>
          </table:table-cell>
          <table:table-cell table:number-columns-repeated="2"/>
          <table:table-cell office:value-type="string" calcext:value-type="string">
            <text:p>පන්ති කාමරයේ අලංකාරය සඳහා <text:s/>මල් රැගෙන එන ශිෂ්‍යාව කවුද?</text:p>
          </table:table-cell>
          <table:table-cell/>
          <table:table-cell office:value-type="string" calcext:value-type="string">
            <text:p>සුනි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ලා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මණී</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වි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8" calcext:value-type="float">
            <text:p>148</text:p>
          </table:table-cell>
          <table:table-cell table:number-columns-repeated="2"/>
          <table:table-cell office:value-type="string" calcext:value-type="string">
            <text:p>උදෑසන පාසලට පැමිණ පන්ති කාමරය අතුගාන ශිෂ්‍යාව කවුද?</text:p>
          </table:table-cell>
          <table:table-cell/>
          <table:table-cell office:value-type="string" calcext:value-type="string">
            <text:p>හංසි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ම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ලා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49" calcext:value-type="float">
            <text:p>149</text:p>
          </table:table-cell>
          <table:table-cell table:number-columns-repeated="2"/>
          <table:table-cell office:value-type="string" calcext:value-type="string">
            <text:p>පන්ති කාමරය මෙන් ම මිදුල ද අතුගෑමට යෝජනා කළ ශිෂ්‍යයා කවුද?</text:p>
          </table:table-cell>
          <table:table-cell/>
          <table:table-cell office:value-type="string" calcext:value-type="string">
            <text:p>රම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ලා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සි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0" calcext:value-type="float">
            <text:p>150</text:p>
          </table:table-cell>
          <table:table-cell table:number-columns-repeated="2"/>
          <table:table-cell office:value-type="string" calcext:value-type="string">
            <text:p><text:s/>හොඳම ගෙවත්ත තේරීම සඳහා තරගයක් සංවිධානය කළේ කවුද?</text:p>
          </table:table-cell>
          <table:table-cell/>
          <table:table-cell office:value-type="string" calcext:value-type="string">
            <text:p>දුලා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ඳු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සිකා</text:p>
          </table:table-cell>
          <table:table-cell office:value-type="float" office:value="0" calcext:value-type="float">
            <text:p>0</text:p>
          </table:table-cell>
          <table:table-cell table:number-columns-repeated="1008"/>
        </table:table-row>
        <table:table-row table:style-name="ro1">
          <table:table-cell table:style-name="ce3" office:value-type="float" office:value="31" calcext:value-type="float">
            <text:p>31</text:p>
          </table:table-cell>
          <table:table-cell table:style-name="ce3" office:value-type="string" calcext:value-type="string">
            <text:p>sinhala-07-t2-l09-ep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string" calcext:value-type="string">
            <text:p>තිලමුට්ඨි ජාතකය</text:p>
          </table:table-cell>
          <table:table-cell table:style-name="ce3" office:value-type="string" calcext:value-type="string">
            <text:p>ජාතක කතා හඳුන්වා දීම හා නිර්දිෂ්ට ජාතක කතාව කියා දීම.</text:p>
          </table:table-cell>
          <table:table-cell table:style-name="ce3" office:value-type="string" calcext:value-type="string">
            <text:p>පන්සිය පනස් ජාතක කතා පොත හැඳින්වීම, එහි ඇතුළත් වර්තමාන කතාවල අතීත කතාව සහ පූර්වාපර සන්ධි ගැළපීම යන අවස්ථා තුන හැඳින්වීම හා තිලමුට්ඨි ජාතකය පිළිබඳ හැඳින්වීම.</text:p>
          </table:table-cell>
          <table:table-cell table:style-name="ce5"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පන්සිය පනස් ජාතක ක පොත ලියැවුණු යුගය කුමක් ද?</text:p>
          </table:table-cell>
          <table:table-cell/>
          <table:table-cell office:value-type="string" calcext:value-type="string">
            <text:p>අනුරාධපුර යුග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ළොන්නරු යුග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ණෑගල යුග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පොළ යුග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2" calcext:value-type="float">
            <text:p>152</text:p>
          </table:table-cell>
          <table:table-cell table:number-columns-repeated="2"/>
          <table:table-cell office:value-type="string" calcext:value-type="string">
            <text:p>කුමන රජුගේ අනුග්‍රහය ඇතිව ද පන්සිය පනස් ජාතක පොත රචනා වුයේ,</text:p>
          </table:table-cell>
          <table:table-cell/>
          <table:table-cell office:value-type="string" calcext:value-type="string">
            <text:p><text:s/>විජය ර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දුටුගැමුණු ර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දෙවැනි පණ්ඩිත පරාක්‍රමබාහු</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මුගලන් රජු</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3" calcext:value-type="float">
            <text:p>153</text:p>
          </table:table-cell>
          <table:table-cell table:number-columns-repeated="2"/>
          <table:table-cell office:value-type="string" calcext:value-type="string">
            <text:p>පන්සිය පනස් ජාතක කථා පොතේ ඇති ජාතක කථා ගණන කීයද?</text:p>
          </table:table-cell>
          <table:table-cell/>
          <table:table-cell office:value-type="float" office:value="550" calcext:value-type="float">
            <text:p>550</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47" calcext:value-type="float">
            <text:p>547</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555" calcext:value-type="float">
            <text:p>55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74" calcext:value-type="float">
            <text:p>574</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4" calcext:value-type="float">
            <text:p>154</text:p>
          </table:table-cell>
          <table:table-cell table:number-columns-repeated="2"/>
          <table:table-cell office:value-type="string" calcext:value-type="string">
            <text:p>කුමාරයා ශිල්ප හැදෑරීමට ගියේ කොහේට ද?</text:p>
          </table:table-cell>
          <table:table-cell/>
          <table:table-cell office:value-type="string" calcext:value-type="string">
            <text:p>මියලු නුවර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ජගහ නුවර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ඹෑ නුවර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ක්ෂිලා නුවරට</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55" calcext:value-type="float">
            <text:p>155</text:p>
          </table:table-cell>
          <table:table-cell table:number-columns-repeated="2"/>
          <table:table-cell office:value-type="string" calcext:value-type="string">
            <text:p><text:s/>රජතුමා තම පුතුට ශිල්ප ඉගෙනීමට දුන් මුදල් ප්‍රමාණය කොපමණ ද?</text:p>
          </table:table-cell>
          <table:table-cell/>
          <table:table-cell office:value-type="string" calcext:value-type="string">
            <text:p>මසුරන් දහස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සුරන් සිය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සුරන් අඩ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සුරන් පනහක්</text:p>
          </table:table-cell>
          <table:table-cell office:value-type="float" office:value="0" calcext:value-type="float">
            <text:p>0</text:p>
          </table:table-cell>
          <table:table-cell table:number-columns-repeated="1008"/>
        </table:table-row>
        <table:table-row table:style-name="ro1">
          <table:table-cell table:style-name="ce3" office:value-type="float" office:value="32" calcext:value-type="float">
            <text:p>32</text:p>
          </table:table-cell>
          <table:table-cell table:style-name="ce3" office:value-type="string" calcext:value-type="string">
            <text:p>sinhala-07-t2-l09-ep02</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string" calcext:value-type="string">
            <text:p>තිලමුට්ඨි ජාතකය</text:p>
          </table:table-cell>
          <table:table-cell table:style-name="ce3" office:value-type="string" calcext:value-type="string">
            <text:p>නිර්දිෂ්ට ජාතක කතාව කියා දීම.</text:p>
          </table:table-cell>
          <table:table-cell table:style-name="ce3" office:value-type="string" calcext:value-type="string">
            <text:p>තිලමුට්ඨි ජාතක කතාවේ ඉතිරි කොටස පිළිබඳව හා ජාතක කථාවේ සාරය කියා දීම.</text:p>
          </table:table-cell>
          <table:table-cell table:style-name="ce5"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ගුරුතුමා හා ශිෂ්‍යයන් දිය <text:s/>නෑමට ගියේ කුමන ස්ථානයට ද?</text:p>
          </table:table-cell>
          <table:table-cell/>
          <table:table-cell office:value-type="string" calcext:value-type="string">
            <text:p>ගඟ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ද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ව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ළ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7" calcext:value-type="float">
            <text:p>157</text:p>
          </table:table-cell>
          <table:table-cell table:number-columns-repeated="2"/>
          <table:table-cell office:value-type="string" calcext:value-type="string">
            <text:p>කුමාරයා තල සොරකම් කළේ කාගෙන් ද?</text:p>
          </table:table-cell>
          <table:table-cell/>
          <table:table-cell office:value-type="string" calcext:value-type="string">
            <text:p>තරුණියකගෙ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සක මැහැල්ලගෙ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සක මහලු ස්ත්‍රි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ගන්නෙ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8" calcext:value-type="float">
            <text:p>158</text:p>
          </table:table-cell>
          <table:table-cell table:number-columns-repeated="2"/>
          <table:table-cell office:value-type="string" calcext:value-type="string">
            <text:p>කුමාරයා කී වතාවක් තල සොරකම් කළේ ද?</text:p>
          </table:table-cell>
          <table:table-cell/>
          <table:table-cell office:value-type="string" calcext:value-type="string">
            <text:p>දෙවතා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න්වතාව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ක්වතා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වතාව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59" calcext:value-type="float">
            <text:p>159</text:p>
          </table:table-cell>
          <table:table-cell table:number-columns-repeated="2"/>
          <table:table-cell office:value-type="string" calcext:value-type="string">
            <text:p>සොරකම් කරන ලද තල වෙනුවට රජතුමා දීමට සැරසුණේ මොනවා ද?</text:p>
          </table:table-cell>
          <table:table-cell/>
          <table:table-cell office:value-type="string" calcext:value-type="string">
            <text:p>මුද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ත්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ගි</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60" calcext:value-type="float">
            <text:p>160</text:p>
          </table:table-cell>
          <table:table-cell table:number-columns-repeated="2"/>
          <table:table-cell office:value-type="string" calcext:value-type="string">
            <text:p><text:s/>දිසාපාමොක් හට ලැබුණු තනතුර කුමක් ද?</text:p>
          </table:table-cell>
          <table:table-cell/>
          <table:table-cell office:value-type="string" calcext:value-type="string">
            <text:p>පුරෝහි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භාණ්ඩාගාරි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භාප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භාණ්ඩගාරික</text:p>
          </table:table-cell>
          <table:table-cell office:value-type="float" office:value="0" calcext:value-type="float">
            <text:p>0</text:p>
          </table:table-cell>
          <table:table-cell table:number-columns-repeated="1008"/>
        </table:table-row>
        <table:table-row table:style-name="ro1">
          <table:table-cell table:style-name="ce3" office:value-type="float" office:value="33" calcext:value-type="float">
            <text:p>33</text:p>
          </table:table-cell>
          <table:table-cell table:style-name="ce3" office:value-type="string" calcext:value-type="string">
            <text:p>sinhala-07-t2-l09-ep0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string" calcext:value-type="string">
            <text:p>තිලමුට්ඨි ජාතකය</text:p>
          </table:table-cell>
          <table:table-cell table:style-name="ce3" office:value-type="string" calcext:value-type="string">
            <text:p>ජාතක කථාවේ ලක්ෂණ හා මෙම ජාතක කථාවේ ආදර්ශය</text:p>
          </table:table-cell>
          <table:table-cell table:style-name="ce3" office:value-type="string" calcext:value-type="string">
            <text:p>තිලමුට්ඨි ජාතක කතාවේ පෙළගැස්ම අධ්‍යයනය කිරීම, එම කතාවෙන් ගතහැකි ආදර්ශ සාකච්ඡා කිරීම, අරුත් පැහැදිලි කිරීම සහ අවබෝධය සඳහා අභ්‍යාස කිරීම.</text:p>
          </table:table-cell>
          <table:table-cell table:style-name="ce5"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කුමාරයා සොරකම් කළේ මොනවා ද?</text:p>
          </table:table-cell>
          <table:table-cell/>
          <table:table-cell office:value-type="string" calcext:value-type="string">
            <text:p>උඳු</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62" calcext:value-type="float">
            <text:p>162</text:p>
          </table:table-cell>
          <table:table-cell table:number-columns-repeated="2"/>
          <table:table-cell office:value-type="string" calcext:value-type="string">
            <text:p>මෙම කතාවේ කතා පෙළට ඇතුළත් නොවන්නේ,</text:p>
          </table:table-cell>
          <table:table-cell/>
          <table:table-cell office:value-type="string" calcext:value-type="string">
            <text:p>දඬුවම්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ර බැඳී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ල්ප හදාරා පිටව යෑ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ද්ධයක් තිබී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63" calcext:value-type="float">
            <text:p>163</text:p>
          </table:table-cell>
          <table:table-cell table:number-columns-repeated="2"/>
          <table:table-cell office:value-type="string" calcext:value-type="string">
            <text:p>මෙම පාඩමෙන් ගත හැකි ආදර්ශයක් නොවන්නේ,</text:p>
          </table:table-cell>
          <table:table-cell/>
          <table:table-cell office:value-type="string" calcext:value-type="string">
            <text:p>හොඳින් ශිල්ප ඉගෙ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 කළ සිට ම සොරකම් නොකි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වරයෙක් දඬුවමක් ලබා දුන් විට වෛර නොබැඳ ගැ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රදි තීරණ ගැනී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64" calcext:value-type="float">
            <text:p>164</text:p>
          </table:table-cell>
          <table:table-cell table:number-columns-repeated="2"/>
          <table:table-cell office:value-type="string" calcext:value-type="string">
            <text:p>“පිළී සඟළක්” යනු කුමක් ද?</text:p>
          </table:table-cell>
          <table:table-cell/>
          <table:table-cell office:value-type="string" calcext:value-type="string">
            <text:p>පිළි ගඳ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ද්ද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දි යුගලය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ප්පුව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65" calcext:value-type="float">
            <text:p>165</text:p>
          </table:table-cell>
          <table:table-cell table:number-columns-repeated="2"/>
          <table:table-cell office:value-type="string" calcext:value-type="string">
            <text:p><text:s/>වහන් සඟළක් යනු කුමක් ද?</text:p>
          </table:table-cell>
          <table:table-cell/>
          <table:table-cell office:value-type="string" calcext:value-type="string">
            <text:p>පිළි ගඳ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ද්ද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දි යුගල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වහන් යුගළක්</text:p>
          </table:table-cell>
          <table:table-cell office:value-type="float" office:value="1" calcext:value-type="float">
            <text:p>1</text:p>
          </table:table-cell>
          <table:table-cell table:number-columns-repeated="1008"/>
        </table:table-row>
        <table:table-row table:style-name="ro1">
          <table:table-cell table:style-name="ce3" office:value-type="float" office:value="34" calcext:value-type="float">
            <text:p>34</text:p>
          </table:table-cell>
          <table:table-cell table:style-name="ce3" office:value-type="string" calcext:value-type="string">
            <text:p>sinhala-07-t2-l10-ep0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string" calcext:value-type="string">
            <text:p>අපේ ලෝහ තාක්ෂණයේ යටගියාව</text:p>
          </table:table-cell>
          <table:table-cell table:style-name="ce3" office:value-type="string" calcext:value-type="string">
            <text:p>ලංකාවේ ලෝහ තාක්ෂණය පිළිබඳ ඉතිහාසය හා ලෝහ නිස්සාරණයේ සාධක</text:p>
          </table:table-cell>
          <table:table-cell table:style-name="ce3" office:value-type="string" calcext:value-type="string">
            <text:p>ශ්‍රී ලංකාවේ අතීත ලෝහ තාක්ෂණය සහ ලෝහ තාක්ෂණය භාවිතය, ලෝහ නිස්සාරණය කරන ආකාරය , විවිධ ලෝහ වර්ග සඳහා ප්‍රසිද්ධ ස්ථාන , ලෝහ තාක්ෂණය ලංකාව තුළ තිබු බවට සාක්ෂි සහිත ස්ථාන හා ලෝහ තාක්ෂණය භාවිතයෙන් සිදුකරන ලද අතීත නිර්මාණ පිළිබඳව සාකච්ඡා කිරීම.</text:p>
          </table:table-cell>
          <table:table-cell table:style-name="ce5" office:value-type="time" office:time-value="PT01H00M00S" calcext:value-type="time">
            <text:p>01:00:00</text:p>
          </table:table-cell>
          <table:table-cell office:value-type="float" office:value="166" calcext:value-type="float">
            <text:p>166</text:p>
          </table:table-cell>
          <table:table-cell table:number-columns-repeated="2"/>
          <table:table-cell office:value-type="string" calcext:value-type="string">
            <text:p>ආදි මානවයා මුලින් ම භාවිත කළේ මොනවා ද?</text:p>
          </table:table-cell>
          <table:table-cell/>
          <table:table-cell office:value-type="string" calcext:value-type="string">
            <text:p>ශිලා මෙවල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ස්ටි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67" calcext:value-type="float">
            <text:p>167</text:p>
          </table:table-cell>
          <table:table-cell table:number-columns-repeated="2"/>
          <table:table-cell office:value-type="string" calcext:value-type="string">
            <text:p>විවිධ ලෝහ වර්ගවලට ප්‍රසිද්ධියට පත් ගම්මානයක නමක් නොවන්නේ,</text:p>
          </table:table-cell>
          <table:table-cell/>
          <table:table-cell office:value-type="string" calcext:value-type="string">
            <text:p>රිදීිග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ලාධාර ග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ම්බපිට්ටි ග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ත්ග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68" calcext:value-type="float">
            <text:p>168</text:p>
          </table:table-cell>
          <table:table-cell table:number-columns-repeated="2"/>
          <table:table-cell office:value-type="string" calcext:value-type="string">
            <text:p><text:s/>කර්මාන්තවල නියැලුණු ශිල්පීන් හැඳින්වීමට විවිධ නම් භාවිත කරයි. එවැනි නමක් නොවන්නේ,</text:p>
          </table:table-cell>
          <table:table-cell/>
          <table:table-cell office:value-type="string" calcext:value-type="string">
            <text:p>කබ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බක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ලද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69" calcext:value-type="float">
            <text:p>169</text:p>
          </table:table-cell>
          <table:table-cell table:number-columns-repeated="2"/>
          <table:table-cell office:value-type="string" calcext:value-type="string">
            <text:p>කාසි නිෂ්පාදනය සඳහා භාවිත කළ රන් පිඬු ලැබුණේ කුමන ස්ථානයෙන් ද?</text:p>
          </table:table-cell>
          <table:table-cell/>
          <table:table-cell office:value-type="string" calcext:value-type="string">
            <text:p>අභයගි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තව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සවැටි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වාමහාපා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0" calcext:value-type="float">
            <text:p>170</text:p>
          </table:table-cell>
          <table:table-cell table:number-columns-repeated="2"/>
          <table:table-cell office:value-type="string" calcext:value-type="string">
            <text:p>අතීතයේ දී යකඩ නිස්සාරණය කරනු ලැබුවේ කුමන ඛනිජය යොදා ගෙන ද?</text:p>
          </table:table-cell>
          <table:table-cell/>
          <table:table-cell office:value-type="string" calcext:value-type="string">
            <text:p>හීමටයි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සදි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ල්ෆර්</text:p>
          </table:table-cell>
          <table:table-cell office:value-type="float" office:value="0" calcext:value-type="float">
            <text:p>0</text:p>
          </table:table-cell>
          <table:table-cell table:number-columns-repeated="1008"/>
        </table:table-row>
        <table:table-row table:style-name="ro1">
          <table:table-cell table:style-name="ce3" office:value-type="float" office:value="35" calcext:value-type="float">
            <text:p>35</text:p>
          </table:table-cell>
          <table:table-cell table:style-name="ce3" office:value-type="string" calcext:value-type="string">
            <text:p>sinhala-07-t2-l10-ep05</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string" calcext:value-type="string">
            <text:p>අපේ ලෝහ තාක්ෂණයේ යටගියාව</text:p>
          </table:table-cell>
          <table:table-cell table:style-name="ce3" office:value-type="string" calcext:value-type="string">
            <text:p>අරුත් පැහැදිලි කිරීම හා ව්‍යාකරණානුකූලව වාක්‍ය ලිවීම.</text:p>
          </table:table-cell>
          <table:table-cell table:style-name="ce3" office:value-type="string" calcext:value-type="string">
            <text:p>පාඩමෙහි අන්තර්ගත වචන වල අරුත් පැහැදිලි කිරීම හා අභ්‍යාස සිදු කිරීම.</text:p>
          </table:table-cell>
          <table:table-cell table:style-name="ce5"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සහස්‍රකය යනු කුමක් ද?</text:p>
          </table:table-cell>
          <table:table-cell/>
          <table:table-cell office:value-type="string" calcext:value-type="string">
            <text:p>දහසකින් සමන්විත ඒකක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හයකින් සමන්විත ඒකක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යයකින් සමන්විත ඒකක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සකින් සමන්විත ඒක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2" calcext:value-type="float">
            <text:p>172</text:p>
          </table:table-cell>
          <table:table-cell table:number-columns-repeated="2"/>
          <table:table-cell office:value-type="string" calcext:value-type="string">
            <text:p>"පුරාවිද්‍යාඥයෝ” යන්නෙහි තේරුම කුමක් ද?</text:p>
          </table:table-cell>
          <table:table-cell/>
          <table:table-cell office:value-type="string" calcext:value-type="string">
            <text:p>සත්ත්වයන් පිළිබඳ අධ්‍යයනය කර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ණික වස්තු පිළිබඳ ව පරීක්ෂා කරන්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භව්‍යකාශය පිළිබඳ අධ්‍යයනය කර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ග පිළිබඳ අධ්‍යයනය කරන්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3" calcext:value-type="float">
            <text:p>173</text:p>
          </table:table-cell>
          <table:table-cell table:number-columns-repeated="2"/>
          <table:table-cell office:value-type="string" calcext:value-type="string">
            <text:p>"කබර” යනුවෙන් හඳුන්වන්නේ,</text:p>
          </table:table-cell>
          <table:table-cell/>
          <table:table-cell office:value-type="string" calcext:value-type="string">
            <text:p>ලෝහ කර්මාන්තයේ නියුක්ත ශි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 කර්මාන්තයේ නියුක්ත ශි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කඩ කර්මාන්තයේ නියුක්ත ශිල්පි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රු කර්මාන්තයේ නියුක්ත ශිල්පි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4" calcext:value-type="float">
            <text:p>174</text:p>
          </table:table-cell>
          <table:table-cell table:number-columns-repeated="2"/>
          <table:table-cell office:value-type="string" calcext:value-type="string">
            <text:p>"තුලදර” යනුවෙන් හඳුන්වන්නේ,</text:p>
          </table:table-cell>
          <table:table-cell/>
          <table:table-cell office:value-type="string" calcext:value-type="string">
            <text:p>ලෝහ කර්මාන්තයේ නියුක්ත ශි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 කර්මාන්තයේ නියුක්ත ශි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කඩ කර්මාන්තයේ නියුක්ත ශි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න් කර්මාන්තයේ නියුක්ත ශිල්පි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75" calcext:value-type="float">
            <text:p>175</text:p>
          </table:table-cell>
          <table:table-cell table:number-columns-repeated="2"/>
          <table:table-cell office:value-type="string" calcext:value-type="string">
            <text:p>ත්‍රිපිටකය තුළ අඩංගු නොවන්නේ මොනවා ද?</text:p>
          </table:table-cell>
          <table:table-cell/>
          <table:table-cell office:value-type="string" calcext:value-type="string">
            <text:p>සූ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භිධ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text:p>
          </table:table-cell>
          <table:table-cell office:value-type="float" office:value="1" calcext:value-type="float">
            <text:p>1</text:p>
          </table:table-cell>
          <table:table-cell table:number-columns-repeated="1008"/>
        </table:table-row>
        <table:table-row table:style-name="ro1">
          <table:table-cell table:style-name="ce3" office:value-type="float" office:value="36" calcext:value-type="float">
            <text:p>36</text:p>
          </table:table-cell>
          <table:table-cell table:style-name="ce3" office:value-type="string" calcext:value-type="string">
            <text:p>sinhala-07-t2-l10-ep06</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string" calcext:value-type="string">
            <text:p>අපේ ලෝහ තාක්ෂණයේ යටගියාව</text:p>
          </table:table-cell>
          <table:table-cell table:style-name="ce3" office:value-type="string" calcext:value-type="string">
            <text:p>වාක්‍ය රීති</text:p>
          </table:table-cell>
          <table:table-cell table:style-name="ce3" office:value-type="string" calcext:value-type="string">
            <text:p>වාක්‍ය නිර්මාණය හා නීතිරීති අධ්‍යයනය කිරිම. (උක්තය, කර්මය සහ ආක්‍යාතය පිළිබඳ අධ්‍යයනය, වාක්‍ය ලිවීමේ දී උක්ත ආක්‍යාත සම්බන්ධයෙන් පවතින නීති රීති අධ්‍යයනය)</text:p>
          </table:table-cell>
          <table:table-cell table:style-name="ce5"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වාක්‍යයක් නිර්මාණය කිරීමේ දී පවතින මූලික අංගයක් නොවන්නේ,</text:p>
          </table:table-cell>
          <table:table-cell/>
          <table:table-cell office:value-type="string" calcext:value-type="string">
            <text:p>උක්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යා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ව ක්‍රියා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77" calcext:value-type="float">
            <text:p>177</text:p>
          </table:table-cell>
          <table:table-cell table:number-columns-repeated="2"/>
          <table:table-cell office:value-type="string" calcext:value-type="string">
            <text:p>අවසාන ක්‍රියාවෙන් උක්ත වන පදය හඳුන්වන නාමය වන්නේ,</text:p>
          </table:table-cell>
          <table:table-cell/>
          <table:table-cell office:value-type="string" calcext:value-type="string">
            <text:p>කර්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යා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ක්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ශ්‍ර ක්‍රියා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8" calcext:value-type="float">
            <text:p>178</text:p>
          </table:table-cell>
          <table:table-cell table:number-columns-repeated="2"/>
          <table:table-cell office:value-type="string" calcext:value-type="string">
            <text:p>උක්තයේ ක්‍රියාවට යටත් වන පදය හඳුන්වන නාමය වන්නේ,</text:p>
          </table:table-cell>
          <table:table-cell/>
          <table:table-cell office:value-type="string" calcext:value-type="string">
            <text:p>උක්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ශ්‍ර ක්‍රියා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ම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යා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79" calcext:value-type="float">
            <text:p>179</text:p>
          </table:table-cell>
          <table:table-cell office:value-type="string" calcext:value-type="string">
            <text:p><text:s/>හිස්තැන් පුරවන්න.</text:p>
          </table:table-cell>
          <table:table-cell/>
          <table:table-cell office:value-type="string" calcext:value-type="string">
            <text:p>අක්කා පාසල් ….......................</text:p>
          </table:table-cell>
          <table:table-cell/>
          <table:table-cell office:value-type="string" calcext:value-type="string">
            <text:p>ය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න්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80" calcext:value-type="float">
            <text:p>180</text:p>
          </table:table-cell>
          <table:table-cell office:value-type="string" calcext:value-type="string">
            <text:p>හිස්තැන් පුරවන්න.</text:p>
          </table:table-cell>
          <table:table-cell/>
          <table:table-cell office:value-type="string" calcext:value-type="string">
            <text:p>ළමයි සෙල්ලම් ….......................</text:p>
          </table:table-cell>
          <table:table-cell/>
          <table:table-cell office:value-type="string" calcext:value-type="string">
            <text:p>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න ල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ති</text:p>
          </table:table-cell>
          <table:table-cell office:value-type="float" office:value="1" calcext:value-type="float">
            <text:p>1</text:p>
          </table:table-cell>
          <table:table-cell table:number-columns-repeated="1008"/>
        </table:table-row>
        <table:table-row table:style-name="ro1">
          <table:table-cell table:style-name="ce3" office:value-type="float" office:value="37" calcext:value-type="float">
            <text:p>37</text:p>
          </table:table-cell>
          <table:table-cell table:style-name="ce3" office:value-type="string" calcext:value-type="string">
            <text:p>sinhala-07-t2-l10-ep07</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string" calcext:value-type="string">
            <text:p>අපේ ලෝහ තාක්ෂණයේ යටගියාව</text:p>
          </table:table-cell>
          <table:table-cell table:style-name="ce3" office:value-type="string" calcext:value-type="string">
            <text:p>වාක්‍ය රීති හා අභ්‍යාස</text:p>
          </table:table-cell>
          <table:table-cell table:style-name="ce3" office:value-type="string" calcext:value-type="string">
            <text:p>කාලබේදය අනුව වාක්‍යක උක්තයට අනුව ආක්‍යාතය යොදන ආකාරය පිළිබඳව අධ්‍යයනය කිරීම සහ අභ්‍යාස සිදු කිරීම‍.</text:p>
          </table:table-cell>
          <table:table-cell table:style-name="ce5"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නො ගිය විරූ" යනුවෙන් හැඳින්වෙන්නේ කුමක් ද?</text:p>
          </table:table-cell>
          <table:table-cell/>
          <table:table-cell office:value-type="string" calcext:value-type="string">
            <text:p>පෙර නො යන ල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ය 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ටපු 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න්න හිටපු තැ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82" calcext:value-type="float">
            <text:p>182</text:p>
          </table:table-cell>
          <table:table-cell table:number-columns-repeated="2"/>
          <table:table-cell office:value-type="string" calcext:value-type="string">
            <text:p>"පරිගෘහීත" යන්නෙහි අරුත කුමක් ද?</text:p>
          </table:table-cell>
          <table:table-cell/>
          <table:table-cell office:value-type="string" calcext:value-type="string">
            <text:p>පරිබාහි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හ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ක් ග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 නො බොන ල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83" calcext:value-type="float">
            <text:p>183</text:p>
          </table:table-cell>
          <table:table-cell table:number-columns-repeated="2"/>
          <table:table-cell office:value-type="string" calcext:value-type="string">
            <text:p>"පාද නමැති නෙලුම් මල" යන අදහස දෙන වචනය වනුයේ,</text:p>
          </table:table-cell>
          <table:table-cell/>
          <table:table-cell office:value-type="string" calcext:value-type="string">
            <text:p>නෙලුම්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ල්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පියු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ඕ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84" calcext:value-type="float">
            <text:p>184</text:p>
          </table:table-cell>
          <table:table-cell table:number-columns-repeated="2"/>
          <table:table-cell office:value-type="string" calcext:value-type="string">
            <text:p>"ශශ” ලාංඡනය යනු කුමක් ද?</text:p>
          </table:table-cell>
          <table:table-cell/>
          <table:table-cell office:value-type="string" calcext:value-type="string">
            <text:p>හාවාගේ සලකුණ</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ගේ සල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යාගේ සල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 සලකුණ</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85" calcext:value-type="float">
            <text:p>185</text:p>
          </table:table-cell>
          <table:table-cell table:number-columns-repeated="2"/>
          <table:table-cell office:value-type="string" calcext:value-type="string">
            <text:p>"යටතට” යන වචනයට ගැළපෙන තේරුම වනුයේ,</text:p>
          </table:table-cell>
          <table:table-cell/>
          <table:table-cell office:value-type="string" calcext:value-type="string">
            <text:p>වසඟය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හත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ට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රෙන්න</text:p>
          </table:table-cell>
          <table:table-cell office:value-type="float" office:value="0" calcext:value-type="float">
            <text:p>0</text:p>
          </table:table-cell>
          <table:table-cell table:number-columns-repeated="1008"/>
        </table:table-row>
        <table:table-row table:style-name="ro1">
          <table:table-cell table:style-name="ce3" office:value-type="float" office:value="38" calcext:value-type="float">
            <text:p>38</text:p>
          </table:table-cell>
          <table:table-cell table:style-name="ce3" office:value-type="string" calcext:value-type="string">
            <text:p>sinhala-07-t2-l11-ep08</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string" calcext:value-type="string">
            <text:p>ප්‍රායෝගික ලේඛන</text:p>
          </table:table-cell>
          <table:table-cell table:style-name="ce3" office:value-type="string" calcext:value-type="string">
            <text:p>රාජකාරි ලිපි ලිවීමල අභ්‍යාසය 01</text:p>
          </table:table-cell>
          <table:table-cell table:style-name="ce3" office:value-type="string" calcext:value-type="string">
            <text:p>ප්‍රායෝගික ලේඛන ලිපි හුවමාරුව පිළිබඳ අධ්‍යයනය (පෞද්ගලික ලිපි හා රාජකාරි ලිපි), රාජකාරි ලිපි ලිවීමල ලිපි ලිවීමේ දී සැලකිලිමත් විය යුතු කරුණු හා රාජකාරි ලිපියක අඩංගු මූලික කරුණු අධ්‍යයනය කිරීම.</text:p>
          </table:table-cell>
          <table:table-cell table:style-name="ce5"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ලියුම් වර්ගයකට අයත් නොවන්නේ,</text:p>
          </table:table-cell>
          <table:table-cell/>
          <table:table-cell office:value-type="string" calcext:value-type="string">
            <text:p>පෞද්ගලික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පාරික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ජකාරි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රාධනා පත්‍ර</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87" calcext:value-type="float">
            <text:p>187</text:p>
          </table:table-cell>
          <table:table-cell table:number-columns-repeated="2"/>
          <table:table-cell office:value-type="string" calcext:value-type="string">
            <text:p>පෞද්ගලික ලිපි නොලියන්නේ කාටද?</text:p>
          </table:table-cell>
          <table:table-cell/>
          <table:table-cell office:value-type="string" calcext:value-type="string">
            <text:p>පවුලේ අ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න්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වර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ප අධ්‍යක්ෂට</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88" calcext:value-type="float">
            <text:p>188</text:p>
          </table:table-cell>
          <table:table-cell table:number-columns-repeated="2"/>
          <table:table-cell office:value-type="string" calcext:value-type="string">
            <text:p>රාජකාරි ලිපි නොලියනු ලබන්නේ කාටද?</text:p>
          </table:table-cell>
          <table:table-cell/>
          <table:table-cell office:value-type="string" calcext:value-type="string">
            <text:p>විදුහල්ප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ප අධ්‍යක්ෂ</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මනාකරු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මල්ට</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89" calcext:value-type="float">
            <text:p>189</text:p>
          </table:table-cell>
          <table:table-cell table:number-columns-repeated="2"/>
          <table:table-cell office:value-type="string" calcext:value-type="string">
            <text:p>රාජකාරි ලිපියක තිබෙන විශේෂ අංගයක් වන්නේ,</text:p>
          </table:table-cell>
          <table:table-cell/>
          <table:table-cell office:value-type="string" calcext:value-type="string">
            <text:p>මාතෘකා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පි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තර්ග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සා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90" calcext:value-type="float">
            <text:p>190</text:p>
          </table:table-cell>
          <table:table-cell table:number-columns-repeated="2"/>
          <table:table-cell office:value-type="string" calcext:value-type="string">
            <text:p>පැණිවෙළුරව මහා විද්‍යාලය පවතින සංගමයක් වන්නේ,</text:p>
          </table:table-cell>
          <table:table-cell/>
          <table:table-cell office:value-type="string" calcext:value-type="string">
            <text:p>“පරිසර මිතුරෝ” සංවිධාන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ලදක්ෂ සංවිධා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 සංග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යා සංගමය</text:p>
          </table:table-cell>
          <table:table-cell office:value-type="float" office:value="0" calcext:value-type="float">
            <text:p>0</text:p>
          </table:table-cell>
          <table:table-cell table:number-columns-repeated="1008"/>
        </table:table-row>
        <table:table-row table:style-name="ro1">
          <table:table-cell table:style-name="ce3" office:value-type="float" office:value="39" calcext:value-type="float">
            <text:p>39</text:p>
          </table:table-cell>
          <table:table-cell table:style-name="ce3" office:value-type="string" calcext:value-type="string">
            <text:p>sinhala-07-t2-l11-ep09</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string" calcext:value-type="string">
            <text:p>ප්‍රායෝගික ලේඛන</text:p>
          </table:table-cell>
          <table:table-cell table:style-name="ce3" office:value-type="string" calcext:value-type="string">
            <text:p>රාජකාරි ලිපි ලිවීමල අභ්‍යාසය 02</text:p>
          </table:table-cell>
          <table:table-cell table:style-name="ce3" office:value-type="string" calcext:value-type="string">
            <text:p>රාජකාරි ලිපියක ආකෘතිය සාදන ආකාරය අධ්‍යයනය කිරීම සහ රාජකාරි ලිපි කිහිපයක් ලිවීම.</text:p>
          </table:table-cell>
          <table:table-cell table:style-name="ce5"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රාජකාරි ලිපියක ආකෘතියට අයත් නොවන්නේ,</text:p>
          </table:table-cell>
          <table:table-cell/>
          <table:table-cell office:value-type="string" calcext:value-type="string">
            <text:p>යවන්නාගේ ලිපි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බන්නාගේ ලිපි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කා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ප දුක විමසී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92" calcext:value-type="float">
            <text:p>192</text:p>
          </table:table-cell>
          <table:table-cell table:number-columns-repeated="2"/>
          <table:table-cell office:value-type="string" calcext:value-type="string">
            <text:p>පෞද්ගලික ලිපියක ආකෘතියට අයත් නොවන්නේ,</text:p>
          </table:table-cell>
          <table:table-cell/>
          <table:table-cell office:value-type="string" calcext:value-type="string">
            <text:p>මාතෘකා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තර්ග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වන්නාගේ ලිපි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93" calcext:value-type="float">
            <text:p>193</text:p>
          </table:table-cell>
          <table:table-cell table:number-columns-repeated="2"/>
          <table:table-cell office:value-type="string" calcext:value-type="string">
            <text:p>බඹරගස්දෙණිය විද්‍යාලයේ ඇති සංගමයක් නොවන්නේ,</text:p>
          </table:table-cell>
          <table:table-cell/>
          <table:table-cell office:value-type="string" calcext:value-type="string">
            <text:p>පරිසර නියමුභට සංග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ෂ්‍ය නායක සංග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 ක්‍රීඩා සංගම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ර්ය වාදක සංගම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94" calcext:value-type="float">
            <text:p>194</text:p>
          </table:table-cell>
          <table:table-cell table:number-columns-repeated="2"/>
          <table:table-cell office:value-type="string" calcext:value-type="string">
            <text:p>බඹරගස්දෙණිය විද්‍යාලයේ ක්‍රීඩා සංගමයේ ලේකම් වන්නේ,</text:p>
          </table:table-cell>
          <table:table-cell/>
          <table:table-cell office:value-type="string" calcext:value-type="string">
            <text:p>කසුන් පෙරේ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පුන සිල්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හිරු ධනුෂ්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පුන් ගුණතිල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95" calcext:value-type="float">
            <text:p>195</text:p>
          </table:table-cell>
          <table:table-cell table:number-columns-repeated="2"/>
          <table:table-cell office:value-type="string" calcext:value-type="string">
            <text:p>පාසල් බස් රථය නිසි වේලාවට ධාවනය නොවීම සම්බන්ධයෙන් රාජකාරි ලිපියක් යවන්නේ කවුරුන් හට ද?</text:p>
          </table:table-cell>
          <table:table-cell/>
          <table:table-cell office:value-type="string" calcext:value-type="string">
            <text:p>පළාත් අධ්‍යාපන අධ්‍යක්ෂතුමා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ඩිපෝ අධිකාරිතුමා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ප අධ්‍යක්ෂතුමා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ළාත් මහ ඇමතිතුමාට</text:p>
          </table:table-cell>
          <table:table-cell office:value-type="float" office:value="0" calcext:value-type="float">
            <text:p>0</text:p>
          </table:table-cell>
          <table:table-cell table:number-columns-repeated="1008"/>
        </table:table-row>
        <table:table-row table:style-name="ro1">
          <table:table-cell table:style-name="ce3" office:value-type="float" office:value="40" calcext:value-type="float">
            <text:p>40</text:p>
          </table:table-cell>
          <table:table-cell table:style-name="ce3" office:value-type="string" calcext:value-type="string">
            <text:p>sinhala-07-t2-l11-ep1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string" calcext:value-type="string">
            <text:p>ප්‍රායෝගික ලේඛන</text:p>
          </table:table-cell>
          <table:table-cell table:style-name="ce3" office:value-type="string" calcext:value-type="string">
            <text:p>ආරාධනා පත්‍ර හඳුන්වාදීමල අභ්‍යාසය 03</text:p>
          </table:table-cell>
          <table:table-cell table:style-name="ce3" office:value-type="string" calcext:value-type="string">
            <text:p>ආරාධනා පත්‍ර සැකසීම සහ එහි අන්තර්ගතය පිළිබඳ සාකච්ඡා කිරීම, ආරාධනා පත්‍ර කිහිපයක් නිර්මාණය කිරීම.</text:p>
          </table:table-cell>
          <table:table-cell table:style-name="ce5"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ප්‍රායෝගික ලේඛනවලට අයත් නොවන්නේ,</text:p>
          </table:table-cell>
          <table:table-cell/>
          <table:table-cell office:value-type="string" calcext:value-type="string">
            <text:p>පෞද්ගලික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ජකාරි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ද්ධි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රාධනා ප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97" calcext:value-type="float">
            <text:p>197</text:p>
          </table:table-cell>
          <table:table-cell table:number-columns-repeated="2"/>
          <table:table-cell office:value-type="string" calcext:value-type="string">
            <text:p>ආරාධනා පත්‍ර සකස් කරන අවස්ථාවක් නොවන්නේ මින් කුමක් ද?</text:p>
          </table:table-cell>
          <table:table-cell/>
          <table:table-cell office:value-type="string" calcext:value-type="string">
            <text:p>මංගල උත්ස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මංගල්‍ය උත්සව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ල් උත්ස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ති සමාගම් අතර උත්ස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198" calcext:value-type="float">
            <text:p>198</text:p>
          </table:table-cell>
          <table:table-cell table:number-columns-repeated="2"/>
          <table:table-cell office:value-type="string" calcext:value-type="string">
            <text:p>ආරාධනා පත්‍රයක තිබු යුතු අංගයක් නොවන්නේ,</text:p>
          </table:table-cell>
          <table:table-cell/>
          <table:table-cell office:value-type="string" calcext:value-type="string">
            <text:p>අරමු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ථා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වන්නාගේ න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199" calcext:value-type="float">
            <text:p>199</text:p>
          </table:table-cell>
          <table:table-cell table:number-columns-repeated="2"/>
          <table:table-cell office:value-type="string" calcext:value-type="string">
            <text:p>විද්‍යාලයේ දීප්තිමත් ආදි ශිෂ්‍යයකු වන්නේ කවුද?</text:p>
          </table:table-cell>
          <table:table-cell/>
          <table:table-cell office:value-type="string" calcext:value-type="string">
            <text:p>ආන්නද පෙරේරා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ලිය ඩයස්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ම්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ගේඩියර් සාලිය මුදුන්ගොඩ</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00" calcext:value-type="float">
            <text:p>200</text:p>
          </table:table-cell>
          <table:table-cell table:number-columns-repeated="2"/>
          <table:table-cell office:value-type="string" calcext:value-type="string">
            <text:p>ශිෂ්‍ය නායක නිල ලාංඡන පැලඳවීමේ උලෙළ පවත්වන දිනය කවදා ද?</text:p>
          </table:table-cell>
          <table:table-cell/>
          <table:table-cell office:value-type="string" calcext:value-type="string">
            <text:p>ජනවාරි 24</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ජනවාරි 23</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ජනවාරි 27</text:p>
          </table:table-cell>
          <table:table-cell office:value-type="float" office:value="0" calcext:value-type="float">
            <text:p>0</text:p>
          </table:table-cell>
          <table:table-cell table:number-columns-repeated="1008"/>
        </table:table-row>
        <table:table-row table:style-name="ro1">
          <table:table-cell table:style-name="ce8" table:number-columns-repeated="9"/>
          <table:table-cell table:number-columns-repeated="5"/>
          <table:table-cell office:value-type="string" calcext:value-type="string">
            <text:p>ජනවාරි 21</text:p>
          </table:table-cell>
          <table:table-cell office:value-type="float" office:value="0" calcext:value-type="float">
            <text:p>0</text:p>
          </table:table-cell>
          <table:table-cell table:number-columns-repeated="1008"/>
        </table:table-row>
        <table:table-row table:style-name="ro1">
          <table:table-cell table:style-name="ce3" office:value-type="float" office:value="41" calcext:value-type="float">
            <text:p>41</text:p>
          </table:table-cell>
          <table:table-cell table:style-name="ce3" office:value-type="string" calcext:value-type="string">
            <text:p>sinhala-07-t2-l11-ep1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string" calcext:value-type="string">
            <text:p>ප්‍රායෝගික ලේඛන</text:p>
          </table:table-cell>
          <table:table-cell table:style-name="ce3" office:value-type="string" calcext:value-type="string">
            <text:p>ලියුම් ලිවීම හුරුකරවිමල අභ්‍යාසය 04</text:p>
          </table:table-cell>
          <table:table-cell table:style-name="ce3" office:value-type="string" calcext:value-type="string">
            <text:p>රාජකාරි ලිපි ලිවීම.</text:p>
          </table:table-cell>
          <table:table-cell table:style-name="ce5"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පාසල් බස් රථයේ ප්‍රමාදය පිළිබඳව ලිපියක් ලිව්වේ කුමන පාසලේ විදුහල්පති ද?</text:p>
          </table:table-cell>
          <table:table-cell/>
          <table:table-cell office:value-type="string" calcext:value-type="string">
            <text:p>හඳපානාගල මහා විද්‍යා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න් බිඳුනු වැව මහා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ම්පාර මහා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ඳුරුව මහා විද්‍යා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2" calcext:value-type="float">
            <text:p>202</text:p>
          </table:table-cell>
          <table:table-cell table:number-columns-repeated="2"/>
          <table:table-cell office:value-type="string" calcext:value-type="string">
            <text:p>පරිසර මිතුරෝ සංවිධානයේ ලේකම් කවුද?</text:p>
          </table:table-cell>
          <table:table-cell/>
          <table:table-cell office:value-type="string" calcext:value-type="string">
            <text:p>නි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සන්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3" calcext:value-type="float">
            <text:p>203</text:p>
          </table:table-cell>
          <table:table-cell table:number-columns-repeated="2"/>
          <table:table-cell office:value-type="string" calcext:value-type="string">
            <text:p>පාසල තුළ බැංකු ශාඛාවක් පිහිටුවා ගැනීමට ලියුමක් නිර්මාණය කලේ කුමන පාසල ද?</text:p>
          </table:table-cell>
          <table:table-cell/>
          <table:table-cell office:value-type="string" calcext:value-type="string">
            <text:p>සුරිඳුගම මහා විද්‍යා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න් බිඳුනු වැව මහා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ඳපානාගල මහා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ඳුරුව මහා විද්‍යා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4" calcext:value-type="float">
            <text:p>204</text:p>
          </table:table-cell>
          <table:table-cell table:number-columns-repeated="2"/>
          <table:table-cell office:value-type="string" calcext:value-type="string">
            <text:p>ක්‍රීඩා භාණ්ඩ ලබා ගැනීමට අත්‍යවශ්‍ය වුයේ කුමන පාසලට ද?</text:p>
          </table:table-cell>
          <table:table-cell/>
          <table:table-cell office:value-type="string" calcext:value-type="string">
            <text:p>බඹරගස්දෙණිය විද්‍යා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න් බිඳුනු වැව මහා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ම්පාර මහා විද්‍යා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ඳුරුව මහා විද්‍යා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5" calcext:value-type="float">
            <text:p>205</text:p>
          </table:table-cell>
          <table:table-cell table:number-columns-repeated="2"/>
          <table:table-cell office:value-type="string" calcext:value-type="string">
            <text:p>බැංකු ශාඛාවක් පිහිටුවීමට අදහස් කරන බැංකුව කුමක් ද?</text:p>
          </table:table-cell>
          <table:table-cell/>
          <table:table-cell office:value-type="string" calcext:value-type="string">
            <text:p>සහන බැංකු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තිරි කිරීමේ බැංකු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ජන බැංකු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වර්ධන බැංකුව</text:p>
          </table:table-cell>
          <table:table-cell office:value-type="float" office:value="0" calcext:value-type="float">
            <text:p>0</text:p>
          </table:table-cell>
          <table:table-cell table:number-columns-repeated="1008"/>
        </table:table-row>
        <table:table-row table:style-name="ro1">
          <table:table-cell table:style-name="ce3" office:value-type="float" office:value="42" calcext:value-type="float">
            <text:p>42</text:p>
          </table:table-cell>
          <table:table-cell table:style-name="ce3" office:value-type="string" calcext:value-type="string">
            <text:p>sinhala-07-t2-l12-ep12</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string" calcext:value-type="string">
            <text:p>සිනා කුමරි</text:p>
          </table:table-cell>
          <table:table-cell table:style-name="ce3" office:value-type="string" calcext:value-type="string">
            <text:p>චන්ද්‍රරත්න මානවසිංහයන් පිළිබඳ අවබෝධය හා නිර්දිෂ්ට කවි පෙළ පිළිබඳ අවබෝධය</text:p>
          </table:table-cell>
          <table:table-cell table:style-name="ce3" office:value-type="string" calcext:value-type="string">
            <text:p>ශ්‍රී චන්ද්‍රරත්න මානවසිංහ මහතාගේ චරිතය හා ඔහුගේ කාව්‍ය නිර්මාණ පිළිබඳ අධ්‍යයනය කිරීම හා සිනා කුමරි පද්‍ය පන්තිය තේරුම් සමඟ සාකච්ඡා කිරීම.</text:p>
          </table:table-cell>
          <table:table-cell table:style-name="ce5" office:value-type="time" office:time-value="PT01H00M00S" calcext:value-type="time">
            <text:p>01:00:00</text:p>
          </table:table-cell>
          <table:table-cell office:value-type="float" office:value="206" calcext:value-type="float">
            <text:p>206</text:p>
          </table:table-cell>
          <table:table-cell table:number-columns-repeated="2"/>
          <table:table-cell office:value-type="string" calcext:value-type="string">
            <text:p>කෝමල රේඛා නැමැති පද්‍ය සංග්‍රහය කාගේ නිර්මාණයක් ද?</text:p>
          </table:table-cell>
          <table:table-cell/>
          <table:table-cell office:value-type="string" calcext:value-type="string">
            <text:p>චන්ද්‍රරත්න මානවසිංහ</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ණදාස අමරසේක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 ගුණ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රැව්වල නන්දිමි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7" calcext:value-type="float">
            <text:p>207</text:p>
          </table:table-cell>
          <table:table-cell table:number-columns-repeated="2"/>
          <table:table-cell office:value-type="string" calcext:value-type="string">
            <text:p><text:s/>"මනෝහාරි” නැමැති නිර්මාණය කුමන නිර්මාණ ගණයට අයත් ද?</text:p>
          </table:table-cell>
          <table:table-cell/>
          <table:table-cell office:value-type="string" calcext:value-type="string">
            <text:p>කාව්‍ය නිර්මා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ත නාට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 පද රච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ක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8" calcext:value-type="float">
            <text:p>208</text:p>
          </table:table-cell>
          <table:table-cell table:number-columns-repeated="2"/>
          <table:table-cell office:value-type="string" calcext:value-type="string">
            <text:p>වෙසක් මිහිර නැමැති නිර්මාණය කුමන නිර්මාණ ගණයට අයත් ද?</text:p>
          </table:table-cell>
          <table:table-cell/>
          <table:table-cell office:value-type="string" calcext:value-type="string">
            <text:p>කාව්‍ය නිර්මාණ</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ත නාට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 පද රච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ක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09" calcext:value-type="float">
            <text:p>209</text:p>
          </table:table-cell>
          <table:table-cell office:value-type="string" calcext:value-type="string">
            <text:p>කෙසෙල් ගසින් මතුවෙලා \n ගොබය වටින් දැවටිලා \n .....................................................</text:p>
          </table:table-cell>
          <table:table-cell/>
          <table:table-cell office:value-type="string" calcext:value-type="string">
            <text:p>අහසට පැන පාවෙලා මෙම කවියේ හිස්තැන් සම්පුර්ණ කරන්න.</text:p>
          </table:table-cell>
          <table:table-cell/>
          <table:table-cell office:value-type="string" calcext:value-type="string">
            <text:p>සඳ කැන් මිණි කැට අස්සෙ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 අඹ දළු නව න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තරින් සැලි සැලී කන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 පාටට ඔපලා ගෙ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10" calcext:value-type="float">
            <text:p>210</text:p>
          </table:table-cell>
          <table:table-cell office:value-type="string" calcext:value-type="string">
            <text:p>නෙලුම් මලේපෙතිසලා \n ......................................... \n බට්ට වටේ රේණුපොකුර \n</text:p>
          </table:table-cell>
          <table:table-cell/>
          <table:table-cell office:value-type="string" calcext:value-type="string">
            <text:p>රතු පැහැයෙන් සරසලා මෙම කවියේ හිස්තැන් සම්පුර්ණ කරන්න.</text:p>
          </table:table-cell>
          <table:table-cell/>
          <table:table-cell office:value-type="string" calcext:value-type="string">
            <text:p>පෙරළි පෙරළි සෙල්ලම් කො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හසට පැන පා වෙ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ඳ කැන් මිණි කැට අස්සෙ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බුදුවමින් නොම තළා</text:p>
          </table:table-cell>
          <table:table-cell office:value-type="float" office:value="1" calcext:value-type="float">
            <text:p>1</text:p>
          </table:table-cell>
          <table:table-cell table:number-columns-repeated="1008"/>
        </table:table-row>
        <table:table-row table:style-name="ro1">
          <table:table-cell table:style-name="ce3" office:value-type="float" office:value="43" calcext:value-type="float">
            <text:p>43</text:p>
          </table:table-cell>
          <table:table-cell table:style-name="ce3" office:value-type="string" calcext:value-type="string">
            <text:p>sinhala-07-t2-l12-ep13</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string" calcext:value-type="string">
            <text:p>සිනා කුමරි</text:p>
          </table:table-cell>
          <table:table-cell table:style-name="ce3" office:value-type="string" calcext:value-type="string">
            <text:p>කාව්‍ය උපක්‍රම හඳුන්වා දීම හා කාව්‍ය උපක්‍රම සාකච්ඡා කිරීම - 1 කොටස</text:p>
          </table:table-cell>
          <table:table-cell table:style-name="ce3" office:value-type="string" calcext:value-type="string">
            <text:p>සිනා කුමරි පද්‍ය පන්තියේ ඇතුලත් වචන වල අරුත් පැහැදිලි කිරීම හා අවබෝධය සඳහා අභ්‍යාස සිදු කිරීම.</text:p>
          </table:table-cell>
          <table:table-cell table:style-name="ce5" office:value-type="time" office:time-value="PT01H00M00S" calcext:value-type="time">
            <text:p>01:00:00</text:p>
          </table:table-cell>
          <table:table-cell office:value-type="float" office:value="211" calcext:value-type="float">
            <text:p>211</text:p>
          </table:table-cell>
          <table:table-cell table:number-columns-repeated="2"/>
          <table:table-cell office:value-type="string" calcext:value-type="string">
            <text:p>"හෙල්මැලි” යනු කුමන මල් වර්ගයක් ද?</text:p>
          </table:table-cell>
          <table:table-cell/>
          <table:table-cell office:value-type="string" calcext:value-type="string">
            <text:p>දියේ පිපෙන සුදු පැහැති මල් වර්ගය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 පිපෙන නිල්පැහැති මල් වර්ගයක්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 පිපෙන රතු පැහැති මල් වර්ගයක්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 පිපෙන මල් වර්ගයක්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12" calcext:value-type="float">
            <text:p>212</text:p>
          </table:table-cell>
          <table:table-cell table:number-columns-repeated="2"/>
          <table:table-cell office:value-type="string" calcext:value-type="string">
            <text:p>"ඔප” යන වචනයට සමාන පදයක් නොවන්නේ මින් කුමක් ද?</text:p>
          </table:table-cell>
          <table:table-cell/>
          <table:table-cell office:value-type="string" calcext:value-type="string">
            <text:p>දිස්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න්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බළී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හිදනවා <text:s text:c="2"/></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13" calcext:value-type="float">
            <text:p>213</text:p>
          </table:table-cell>
          <table:table-cell table:number-columns-repeated="2"/>
          <table:table-cell office:value-type="string" calcext:value-type="string">
            <text:p>කවියා පුවක් මලේ පාට දකින්නේ කෙසේ ද?</text:p>
          </table:table-cell>
          <table:table-cell/>
          <table:table-cell office:value-type="string" calcext:value-type="string">
            <text:p>සුදු පාට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ත් දළ පාට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ඹුරු පාට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ළු පාට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14" calcext:value-type="float">
            <text:p>214</text:p>
          </table:table-cell>
          <table:table-cell table:number-columns-repeated="2"/>
          <table:table-cell office:value-type="string" calcext:value-type="string">
            <text:p>කවි නිර්මාණය කිරීමේ දී යොදා ගන්නා කාව්‍ය අලංකාරයක් නොවන්නේ මින් කුමක් ද?</text:p>
          </table:table-cell>
          <table:table-cell/>
          <table:table-cell office:value-type="string" calcext:value-type="string">
            <text:p>විරි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ප්‍රාස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ළිසම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මයාදී ලකුණ</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15" calcext:value-type="float">
            <text:p>215</text:p>
          </table:table-cell>
          <table:table-cell table:number-columns-repeated="2"/>
          <table:table-cell office:value-type="string" calcext:value-type="string">
            <text:p>හා හා හරි හාවා - කැලේ මැදින් ආවා” <text:s/>මෙම කවිය රචනා කළේ කවු ද?</text:p>
          </table:table-cell>
          <table:table-cell/>
          <table:table-cell office:value-type="string" calcext:value-type="string">
            <text:p>මුනිදාස කුමාරතුංග <text:s text:c="5"/></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ටගමුවේ ශ්‍රී රාහුල හිමි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 ගුණසිංහ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ලිගම</text:p>
          </table:table-cell>
          <table:table-cell office:value-type="float" office:value="0" calcext:value-type="float">
            <text:p>0</text:p>
          </table:table-cell>
          <table:table-cell table:number-columns-repeated="1008"/>
        </table:table-row>
        <table:table-row table:style-name="ro1">
          <table:table-cell table:style-name="ce3" office:value-type="float" office:value="44" calcext:value-type="float">
            <text:p>44</text:p>
          </table:table-cell>
          <table:table-cell table:style-name="ce3" office:value-type="string" calcext:value-type="string">
            <text:p>sinhala-07-t2-l12-ep14</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string" calcext:value-type="string">
            <text:p>සිනා කුමරි</text:p>
          </table:table-cell>
          <table:table-cell table:style-name="ce3" office:value-type="string" calcext:value-type="string">
            <text:p>කාව්‍ය උපක්‍රම සාකච්ඡා කිරීම - 2 කොටස</text:p>
          </table:table-cell>
          <table:table-cell table:style-name="ce3" office:value-type="string" calcext:value-type="string">
            <text:p>කවි නිර්මාණය කිරීමේ දී යොදාගන්නා ලද විවිධ වූ අංග අධ්‍යයනය කිරීම (රූපකල උත්ප්‍රේක්ෂාලංකාරයල උපමා යෙදීම) හා අවබෝධය සඳහා අභ්‍යාස සිදු කිරීම.</text:p>
          </table:table-cell>
          <table:table-cell table:style-name="ce5"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මල් තාරුකා” යන යෙදුම අයත් වන්නේල</text:p>
          </table:table-cell>
          <table:table-cell/>
          <table:table-cell office:value-type="string" calcext:value-type="string">
            <text:p>රූප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ඟිවැකි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ද්ධිත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17" calcext:value-type="float">
            <text:p>217</text:p>
          </table:table-cell>
          <table:table-cell table:style-name="ce3" office:value-type="string" calcext:value-type="string">
            <text:p>ර්‍ණනිල් රෙද්දක රන්තැටියක් \n හංගන හැටි මෙන්නකියා \n රන්වන් අපෙ ඉරුදෙවියෝ</text:p>
          </table:table-cell>
          <table:table-cell/>
          <table:table-cell office:value-type="string" calcext:value-type="string">
            <text:p>හැංගෙති මහ මුහුදු කුසේ ” <text:s/>මෙම කවියේ සඳහන් රූපකයක් වන්නේල</text:p>
          </table:table-cell>
          <table:table-cell/>
          <table:table-cell office:value-type="string" calcext:value-type="string">
            <text:p>රන්වන් <text:s text:c="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රු <text:s/>දෙවියෝ <text:s text:c="7"/></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ල් රෙද්දක <text:s text:c="5"/></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දු කු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18" calcext:value-type="float">
            <text:p>218</text:p>
          </table:table-cell>
          <table:table-cell office:value-type="string" calcext:value-type="string">
            <text:p>ර්‍ණජම්බු ගහට රත <text:s/>පොරවන්නී</text:p>
          </table:table-cell>
          <table:table-cell/>
          <table:table-cell office:value-type="string" calcext:value-type="string">
            <text:p>බක්මී ගහ කහ අන්දන්නී යන මෙම කවිය රචනා කළේ කවු ද?</text:p>
          </table:table-cell>
          <table:table-cell/>
          <table:table-cell office:value-type="string" calcext:value-type="string">
            <text:p>අරීසෙන් අහුබු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දාස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 ගුණසිංහ <text:s text:c="4"/></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ලිග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19" calcext:value-type="float">
            <text:p>219</text:p>
          </table:table-cell>
          <table:table-cell table:style-name="ce11" office:value-type="string" calcext:value-type="string">
            <text:p>ර්‍ණමගෙ සුරතල්අක්කාගේ \n මාලේ මුතු ඇටවාගේ \n මේ වැටෙන්නෙ පිනිබිංදුත්</text:p>
          </table:table-cell>
          <table:table-cell/>
          <table:table-cell office:value-type="string" calcext:value-type="string">
            <text:p>හදමු එකක් ඒ වාගේ” මෙම කවියේ පවතින උපමාවක් දක්වන්න.</text:p>
          </table:table-cell>
          <table:table-cell/>
          <table:table-cell office:value-type="string" calcext:value-type="string">
            <text:p>මේ වැටෙන්නෙ පිනි බිංදුත් <text:s text:c="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ලේ මුතු ඇට වාගේ <text:s text:c="2"/></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තල් අක්කාගේ <text:s text:c="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 බිං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0" calcext:value-type="float">
            <text:p>220</text:p>
          </table:table-cell>
          <table:table-cell office:value-type="string" calcext:value-type="string">
            <text:p>ර්‍ණකෙන්ද පොල්ඉතා \n සුළු දෙයකි සැකනැතා \n ..................................................</text:p>
          </table:table-cell>
          <table:table-cell/>
          <table:table-cell office:value-type="string" calcext:value-type="string">
            <text:p>ගෙන, බැන්ද හැකි ඇතා, මෙම කවියේ හිස්තැන් පුරවන්න.</text:p>
          </table:table-cell>
          <table:table-cell/>
          <table:table-cell office:value-type="string" calcext:value-type="string">
            <text:p>කඹය ඉන්ගොතා <text:s text:c="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ගිය ම වේ යා <text:s text:c="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ට එක දිය ම <text:s/>ය <text:s text:c="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නෙල් සුවඳ ම ය</text:p>
          </table:table-cell>
          <table:table-cell office:value-type="float" office:value="0" calcext:value-type="float">
            <text:p>0</text:p>
          </table:table-cell>
          <table:table-cell table:number-columns-repeated="1008"/>
        </table:table-row>
        <table:table-row table:style-name="ro1">
          <table:table-cell table:style-name="ce3" office:value-type="float" office:value="45" calcext:value-type="float">
            <text:p>45</text:p>
          </table:table-cell>
          <table:table-cell table:style-name="ce3" office:value-type="string" calcext:value-type="string">
            <text:p>sinhala-07-t2-l12-ep15</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string" calcext:value-type="string">
            <text:p>සිනා කුමරි</text:p>
          </table:table-cell>
          <table:table-cell table:style-name="ce3" office:value-type="string" calcext:value-type="string">
            <text:p>ලබාදෙන මාතෘකාව ඔස්සේ කාව්‍ය නිර්මාණය</text:p>
          </table:table-cell>
          <table:table-cell table:style-name="ce3" office:value-type="string" calcext:value-type="string">
            <text:p>කවි නිර්මාණය කරන ආකාරය අධ්‍යයනය කිරීම හා අභ්‍යාස සිදු කිරීම.</text:p>
          </table:table-cell>
          <table:table-cell table:style-name="ce5"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කවියේ ඇති මල වටා නැටුම් නටන්නේ කවු ද?</text:p>
          </table:table-cell>
          <table:table-cell/>
          <table:table-cell office:value-type="string" calcext:value-type="string">
            <text:p>බඹ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න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ණි කුරු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2" calcext:value-type="float">
            <text:p>222</text:p>
          </table:table-cell>
          <table:table-cell table:number-columns-repeated="2"/>
          <table:table-cell office:value-type="string" calcext:value-type="string">
            <text:p>කවියේ සඳහන් පරිදි සිල් අරගෙන තියෙන්නේ කවු ද?</text:p>
          </table:table-cell>
          <table:table-cell/>
          <table:table-cell office:value-type="string" calcext:value-type="string">
            <text:p>අරලිය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ද්ද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තුසුද්ද ම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ස ම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3" calcext:value-type="float">
            <text:p>223</text:p>
          </table:table-cell>
          <table:table-cell table:number-columns-repeated="2"/>
          <table:table-cell office:value-type="string" calcext:value-type="string">
            <text:p>රතු පාටින් දිලිසෙන්නේ මොනවා ද?</text:p>
          </table:table-cell>
          <table:table-cell/>
          <table:table-cell office:value-type="string" calcext:value-type="string">
            <text:p>එරබ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ම්බු</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ර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4" calcext:value-type="float">
            <text:p>224</text:p>
          </table:table-cell>
          <table:table-cell table:number-columns-repeated="2"/>
          <table:table-cell office:value-type="string" calcext:value-type="string">
            <text:p>ආඩම්බරකමින් අහසේ සිරි මවන්නේ කවු ද?</text:p>
          </table:table-cell>
          <table:table-cell/>
          <table:table-cell office:value-type="string" calcext:value-type="string">
            <text:p>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ඳ</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ළාකුළු</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5" calcext:value-type="float">
            <text:p>225</text:p>
          </table:table-cell>
          <table:table-cell table:number-columns-repeated="2"/>
          <table:table-cell office:value-type="string" calcext:value-type="string">
            <text:p>කිරිමදු වැල් ආහාරයට ගන්නේ කවු ද?</text:p>
          </table:table-cell>
          <table:table-cell/>
          <table:table-cell office:value-type="string" calcext:value-type="string">
            <text:p>හා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 පැටි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නා</text:p>
          </table:table-cell>
          <table:table-cell office:value-type="float" office:value="0" calcext:value-type="float">
            <text:p>0</text:p>
          </table:table-cell>
          <table:table-cell table:number-columns-repeated="1008"/>
        </table:table-row>
        <table:table-row table:style-name="ro1">
          <table:table-cell table:style-name="ce3" office:value-type="float" office:value="46" calcext:value-type="float">
            <text:p>46</text:p>
          </table:table-cell>
          <table:table-cell table:style-name="ce3" office:value-type="string" calcext:value-type="string">
            <text:p>sinhala-07-t2-l13-ep16</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string" calcext:value-type="string">
            <text:p>වාක්‍ය රචනය</text:p>
          </table:table-cell>
          <table:table-cell table:style-name="ce3" office:value-type="string" calcext:value-type="string">
            <text:p>වාක්‍ය රචනය පිළිබඳ හඳුන්වාදීමල රචනා සැකිල්ල සකස් කිරිම - 1 කොටස</text:p>
          </table:table-cell>
          <table:table-cell table:style-name="ce3" office:value-type="string" calcext:value-type="string">
            <text:p>වාක්‍ය රචනයක් ලියන ආකාරය අධ්‍යයනය කිරිමල රචනයක කරුණු පෙළගස්වන ආකාරය සාකච්ඡා කිරීම. (ප්‍රවේශය, ශරීරය, මධ්‍යය හෙවත් ස්කන්ධය හා අවසානය හෙවත් සමාප්තිය)</text:p>
          </table:table-cell>
          <table:table-cell table:style-name="ce5"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යමක් රටාවකට අනුව ලියා ඉදිරිපත් කිරීම” යනුවෙන් හඳුවන්නේ කුමක් ද?</text:p>
          </table:table-cell>
          <table:table-cell/>
          <table:table-cell office:value-type="string" calcext:value-type="string">
            <text:p>රාජකාරි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ද්ගලික ලි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වී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ච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27" calcext:value-type="float">
            <text:p>227</text:p>
          </table:table-cell>
          <table:table-cell table:number-columns-repeated="2"/>
          <table:table-cell office:value-type="string" calcext:value-type="string">
            <text:p>රචනාව සංවිධානයේ අංගයක් නොවන්නේ,</text:p>
          </table:table-cell>
          <table:table-cell/>
          <table:table-cell office:value-type="string" calcext:value-type="string">
            <text:p>ප්‍රවේශ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කානුකූල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ලෝච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ව අපර සන්ධි ගැලපී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28" calcext:value-type="float">
            <text:p>228</text:p>
          </table:table-cell>
          <table:table-cell table:number-columns-repeated="2"/>
          <table:table-cell office:value-type="string" calcext:value-type="string">
            <text:p>හෝර්ටන් තැන්න මුහුදු මට්ටමේ සිට කොපමණ උස ද?</text:p>
          </table:table-cell>
          <table:table-cell/>
          <table:table-cell office:value-type="string" calcext:value-type="string">
            <text:p>මීටර් 2000කට අධික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ටර් 200කට අධි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ටර් 20කට අධි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ටර් 20000කට අධි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29" calcext:value-type="float">
            <text:p>229</text:p>
          </table:table-cell>
          <table:table-cell table:number-columns-repeated="2"/>
          <table:table-cell office:value-type="string" calcext:value-type="string">
            <text:p>බෝවිටියා මල් <text:s/>කුමන පාටකින් යුක්ත ද?</text:p>
          </table:table-cell>
          <table:table-cell/>
          <table:table-cell office:value-type="string" calcext:value-type="string">
            <text:p>නිල් පැහැයකි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 පැහැයකින්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තු පැහැයකින්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 පැහැයකි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30" calcext:value-type="float">
            <text:p>230</text:p>
          </table:table-cell>
          <table:table-cell table:number-columns-repeated="2"/>
          <table:table-cell office:value-type="string" calcext:value-type="string">
            <text:p>දිය සීරා ඇති තැන්වලින් පැන නැගුණ ශාකයක් නොවන්නේ,</text:p>
          </table:table-cell>
          <table:table-cell/>
          <table:table-cell office:value-type="string" calcext:value-type="string">
            <text:p>කූඩලු වර්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ගෝ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යා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text:p>
          </table:table-cell>
          <table:table-cell office:value-type="float" office:value="1" calcext:value-type="float">
            <text:p>1</text:p>
          </table:table-cell>
          <table:table-cell table:number-columns-repeated="1008"/>
        </table:table-row>
        <table:table-row table:style-name="ro1">
          <table:table-cell table:style-name="ce3" office:value-type="float" office:value="47" calcext:value-type="float">
            <text:p>47</text:p>
          </table:table-cell>
          <table:table-cell table:style-name="ce3" office:value-type="string" calcext:value-type="string">
            <text:p>sinhala-07-t2-l13-ep17</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string" calcext:value-type="string">
            <text:p>වාක්‍ය රචනය</text:p>
          </table:table-cell>
          <table:table-cell table:style-name="ce3" office:value-type="string" calcext:value-type="string">
            <text:p>රචනා සැකිල්ල සකස් කිරිමල රචනා සැකිල්ල සකස් කිරිම - 2 කොටස</text:p>
          </table:table-cell>
          <table:table-cell table:style-name="ce3" office:value-type="string" calcext:value-type="string">
            <text:p>රචනයක සැකිල්ල සකස් කරන ආකාරය අධ්‍යයනය සහ රචනා කිහිපයක සැකිල්ල සකස් කිරීම.</text:p>
          </table:table-cell>
          <table:table-cell table:style-name="ce5"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හෝර්ටන් තැන්නේ පවතින දිය ඇල්ලකි,</text:p>
          </table:table-cell>
          <table:table-cell/>
          <table:table-cell office:value-type="string" calcext:value-type="string">
            <text:p>රාව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පත් ඇ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හිඳ</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කර්ස් දිය ඇල්ල <text:s/></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32" calcext:value-type="float">
            <text:p>232</text:p>
          </table:table-cell>
          <table:table-cell table:number-columns-repeated="2"/>
          <table:table-cell office:value-type="string" calcext:value-type="string">
            <text:p>පොදු දේපළක් නොවන්නේ කුමක් ද?</text:p>
          </table:table-cell>
          <table:table-cell/>
          <table:table-cell office:value-type="string" calcext:value-type="string">
            <text:p>පන්ස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හ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මල්ගේ නිවස</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33" calcext:value-type="float">
            <text:p>233</text:p>
          </table:table-cell>
          <table:table-cell table:number-columns-repeated="2"/>
          <table:table-cell office:value-type="string" calcext:value-type="string">
            <text:p>වැසි දිනයක් යන රචනා සැකිල්ල යටතේ යොදා ගත කරුණක් නොවන්නේ,</text:p>
          </table:table-cell>
          <table:table-cell/>
          <table:table-cell office:value-type="string" calcext:value-type="string">
            <text:p>වර්ෂාවට පෙර පරිසරයේ ඇති වූ වෙන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රුණුවට ඉර පායා තිබී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න් මහා වර්ෂාවක් බවට පත් වූ ආ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ර්ෂාව නිසා පරිසරයේ ඇති වූ වෙනස්ක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34" calcext:value-type="float">
            <text:p>234</text:p>
          </table:table-cell>
          <table:table-cell table:number-columns-repeated="2"/>
          <table:table-cell office:value-type="string" calcext:value-type="string">
            <text:p><text:s/>පොදු දේපළ සුරැකීම” යන රචනා සැකිල්ලට අයත් නොවන කරුණ වන්නේ,</text:p>
          </table:table-cell>
          <table:table-cell/>
          <table:table-cell office:value-type="string" calcext:value-type="string">
            <text:p>පාසල පොදු දේපළ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ය රැක ගත යුතු ආකාර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සරය යනු කුමක් 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නාගමනය සලසන රථවාහන ආරක්ෂා කළ යුතු පිළිවෙළ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35" calcext:value-type="float">
            <text:p>235</text:p>
          </table:table-cell>
          <table:table-cell table:number-columns-repeated="2"/>
          <table:table-cell office:value-type="string" calcext:value-type="string">
            <text:p>වැඩිහිටියන් රැක බලා ගනිමු යන මාතෘකාව යටතේ රචනා සැකිල්ලට අයත් නොවන්නේ,</text:p>
          </table:table-cell>
          <table:table-cell/>
          <table:table-cell office:value-type="string" calcext:value-type="string">
            <text:p>වැඩිහිටියන් යනු කවුරුන් ද?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ඩිහිටියන් රැක බලා ගැනීම පිළිබඳ සාකච්ඡා කිරීමට සිදු වී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ඩිහිටියන්ගේ අගය, ඔවුන් සමාජයට සම්පතක් වන බ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සරයෙන් ඇති ප්‍රයෝජන සාකච්ඡා කිරීම</text:p>
          </table:table-cell>
          <table:table-cell office:value-type="float" office:value="1" calcext:value-type="float">
            <text:p>1</text:p>
          </table:table-cell>
          <table:table-cell table:number-columns-repeated="1008"/>
        </table:table-row>
        <table:table-row table:style-name="ro1">
          <table:table-cell table:style-name="ce3" office:value-type="float" office:value="48" calcext:value-type="float">
            <text:p>48</text:p>
          </table:table-cell>
          <table:table-cell table:style-name="ce3" office:value-type="string" calcext:value-type="string">
            <text:p>sinhala-07-t2-l13-ep18</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string" calcext:value-type="string">
            <text:p>වාක්‍ය රචනය</text:p>
          </table:table-cell>
          <table:table-cell table:style-name="ce3" office:value-type="string" calcext:value-type="string">
            <text:p>අලංකාර ඡේදයක් නිර්මාණය කිරිම හා අභ්‍යාස</text:p>
          </table:table-cell>
          <table:table-cell table:style-name="ce3" office:value-type="string" calcext:value-type="string">
            <text:p>අලංකාර ඡේද නිර්මාණය කරන ආකාරය සාකච්ඡා කිරීම සහ අභ්‍යාස සිදු කිරීම.</text:p>
          </table:table-cell>
          <table:table-cell table:style-name="ce5"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අවුරුදු කාලයට පිපෙන මල් වර්ගයක් වනුයේ,</text:p>
          </table:table-cell>
          <table:table-cell/>
          <table:table-cell office:value-type="string" calcext:value-type="string">
            <text:p>අර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ද්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රබදු</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37" calcext:value-type="float">
            <text:p>237</text:p>
          </table:table-cell>
          <table:table-cell table:number-columns-repeated="2"/>
          <table:table-cell office:value-type="string" calcext:value-type="string">
            <text:p>රාත්‍රී කාලයේ පිපෙන මලකි,</text:p>
          </table:table-cell>
          <table:table-cell/>
          <table:table-cell office:value-type="string" calcext:value-type="string">
            <text:p>කුමු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තුසුද්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රබ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38" calcext:value-type="float">
            <text:p>238</text:p>
          </table:table-cell>
          <table:table-cell table:number-columns-repeated="2"/>
          <table:table-cell office:value-type="string" calcext:value-type="string">
            <text:p>"සිංහල සාහිත්‍ය නම් අහසට සඳක් වැනි ය.” ලෙස උපමාවට බදුන් වුයේ කවුද?</text:p>
          </table:table-cell>
          <table:table-cell/>
          <table:table-cell office:value-type="string" calcext:value-type="string">
            <text:p>රාහුල මා හිමි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ලිග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 ගුණ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ටින් වික්‍රමසිං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39" calcext:value-type="float">
            <text:p>239</text:p>
          </table:table-cell>
          <table:table-cell table:number-columns-repeated="2"/>
          <table:table-cell office:value-type="string" calcext:value-type="string">
            <text:p>කුරුල්ලා යන පදයට සමාන පදයකි,</text:p>
          </table:table-cell>
          <table:table-cell/>
          <table:table-cell office:value-type="string" calcext:value-type="string">
            <text:p>පක්ෂි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වි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40" calcext:value-type="float">
            <text:p>240</text:p>
          </table:table-cell>
          <table:table-cell table:number-columns-repeated="2"/>
          <table:table-cell office:value-type="string" calcext:value-type="string">
            <text:p>"ආහ්, සුන්දර ලක්දිව\n ගිම්හාන සාගරයේ මුතු ඇටය,\n ඔබේ දුඹුරු පැහැති දරුවන් අතර කල් ගෙවමින් ” මෙම පාඨය ඉදිරිපත් කළේ කවුද?</text:p>
          </table:table-cell>
          <table:table-cell/>
          <table:table-cell office:value-type="string" calcext:value-type="string">
            <text:p>හෙන්රි ස්ටීල් ඕල්කට් තු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ගාරික ධර්මපාලතු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ලිසිංහ හරිස්චන්ද්‍ර මහ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ඩී. ඇස්. සේනානායක මහතා</text:p>
          </table:table-cell>
          <table:table-cell office:value-type="float" office:value="0" calcext:value-type="float">
            <text:p>0</text:p>
          </table:table-cell>
          <table:table-cell table:number-columns-repeated="1008"/>
        </table:table-row>
        <table:table-row table:style-name="ro1">
          <table:table-cell table:style-name="ce3" office:value-type="float" office:value="49" calcext:value-type="float">
            <text:p>49</text:p>
          </table:table-cell>
          <table:table-cell table:style-name="ce3" office:value-type="string" calcext:value-type="string">
            <text:p>sinhala-07-t2-l13-ep19</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string" calcext:value-type="string">
            <text:p>වාක්‍ය රචනය</text:p>
          </table:table-cell>
          <table:table-cell table:style-name="ce3" office:value-type="string" calcext:value-type="string">
            <text:p>රචනා ලිවීම</text:p>
          </table:table-cell>
          <table:table-cell table:style-name="ce3" office:value-type="string" calcext:value-type="string">
            <text:p>මාතෘකාවට අදාලව රචනයක් ගොඩනැගීම.</text:p>
          </table:table-cell>
          <table:table-cell table:style-name="ce5"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පැණි කුරුල්ලා ආහාරයට නොගන්නේ මොනවා ද?</text:p>
          </table:table-cell>
          <table:table-cell/>
          <table:table-cell office:value-type="string" calcext:value-type="string">
            <text:p>බ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ළු</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42" calcext:value-type="float">
            <text:p>242</text:p>
          </table:table-cell>
          <table:table-cell table:number-columns-repeated="2"/>
          <table:table-cell office:value-type="string" calcext:value-type="string">
            <text:p>තුරුලතා වලින් ඇති ප්‍රයෝජනයක් නොවන්නේ,</text:p>
          </table:table-cell>
          <table:table-cell/>
          <table:table-cell office:value-type="string" calcext:value-type="string">
            <text:p>පිරිසිදු ඔක්සිජන් වාතය ලබා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හාර පාන ලබා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ළිය ලබා දී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වණ ලබා දී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43" calcext:value-type="float">
            <text:p>243</text:p>
          </table:table-cell>
          <table:table-cell table:number-columns-repeated="2"/>
          <table:table-cell office:value-type="string" calcext:value-type="string">
            <text:p>පරිසරය දූෂණය නොවන ක්‍රමයකි,</text:p>
          </table:table-cell>
          <table:table-cell/>
          <table:table-cell office:value-type="string" calcext:value-type="string">
            <text:p>ශබ්ද දූෂ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ල දූෂ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 දූෂ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ස් සිටුවී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44" calcext:value-type="float">
            <text:p>244</text:p>
          </table:table-cell>
          <table:table-cell table:number-columns-repeated="2"/>
          <table:table-cell office:value-type="string" calcext:value-type="string">
            <text:p>මත්ද්‍රව්‍ය භාවිතය නිසා ඇති වන ලෙඩ රෝගයක් නොවනුයේ,</text:p>
          </table:table-cell>
          <table:table-cell/>
          <table:table-cell office:value-type="string" calcext:value-type="string">
            <text:p>පිළි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දයාබාධ</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ත් කැක්කු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45" calcext:value-type="float">
            <text:p>245</text:p>
          </table:table-cell>
          <table:table-cell table:number-columns-repeated="2"/>
          <table:table-cell office:value-type="string" calcext:value-type="string">
            <text:p>ලෝක පාලක ධර්මයන් මොනවාද ?</text:p>
          </table:table-cell>
          <table:table-cell/>
          <table:table-cell office:value-type="string" calcext:value-type="string">
            <text:p>ලැජ්ජාව- බි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ක - සතු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නින්දා - ප්‍රසංශා</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සැප - දුක</text:p>
          </table:table-cell>
          <table:table-cell office:value-type="float" office:value="0" calcext:value-type="float">
            <text:p>0</text:p>
          </table:table-cell>
          <table:table-cell table:number-columns-repeated="1008"/>
        </table:table-row>
        <table:table-row table:style-name="ro1">
          <table:table-cell table:style-name="ce3" office:value-type="float" office:value="50" calcext:value-type="float">
            <text:p>50</text:p>
          </table:table-cell>
          <table:table-cell table:style-name="ce3" office:value-type="string" calcext:value-type="string">
            <text:p>sinhala-07-t2-l14-ep20</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string" calcext:value-type="string">
            <text:p>නිවේදනය</text:p>
          </table:table-cell>
          <table:table-cell table:style-name="ce3" office:value-type="string" calcext:value-type="string">
            <text:p>නිවේදන පිළිබඳ අවබෝධය හා නිවේදනයන් අසා එය ග්‍රහණය කිරීම.</text:p>
          </table:table-cell>
          <table:table-cell table:style-name="ce3" office:value-type="string" calcext:value-type="string">
            <text:p>නිවේදනය කරන ආකාරය අධ්‍යයනය කිරීමල කෙටි නිවේදන කිහිපයක් අසා දැනගැනීම.</text:p>
          </table:table-cell>
          <table:table-cell table:style-name="ce5"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නිවාස රැස්වීම් පැවැත්වෙන දිනය කවදා ද?</text:p>
          </table:table-cell>
          <table:table-cell/>
          <table:table-cell office:value-type="string" calcext:value-type="string">
            <text:p>විසි අට වන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 නව ව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 ව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 දෙවැනි 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47" calcext:value-type="float">
            <text:p>247</text:p>
          </table:table-cell>
          <table:table-cell table:number-columns-repeated="2"/>
          <table:table-cell office:value-type="string" calcext:value-type="string">
            <text:p>ගැමුණු නිවාසයේ ශිෂ්‍ය ශිෂ්‍යාවන් එකතු විය යුතු ස්ථානය කුමක් ද?</text:p>
          </table:table-cell>
          <table:table-cell/>
          <table:table-cell office:value-type="string" calcext:value-type="string">
            <text:p>ප්‍රධාන ශාලා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ධි ශාලාව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 ශාලා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දු මැදුර අසළ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48" calcext:value-type="float">
            <text:p>248</text:p>
          </table:table-cell>
          <table:table-cell table:number-columns-repeated="2"/>
          <table:table-cell office:value-type="string" calcext:value-type="string">
            <text:p>පරාක්‍රම නිවාසයේ ශිෂ්‍ය ශිෂ්‍යාවන් එකතු විය යුතු ස්ථානය කුමක් ද?</text:p>
          </table:table-cell>
          <table:table-cell/>
          <table:table-cell office:value-type="string" calcext:value-type="string">
            <text:p>ප්‍රධාන ශාලා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ධි ශාලා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 ශාලාව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දු මැදුර අසළ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49" calcext:value-type="float">
            <text:p>249</text:p>
          </table:table-cell>
          <table:table-cell table:number-columns-repeated="2"/>
          <table:table-cell office:value-type="string" calcext:value-type="string">
            <text:p>කෘෂිකාර්මික ප්‍රදර්ශනය පැවැත්වෙන ස්ථානය කොහේ ද?</text:p>
          </table:table-cell>
          <table:table-cell/>
          <table:table-cell office:value-type="string" calcext:value-type="string">
            <text:p>අනුරාධපු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ග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නුව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0" calcext:value-type="float">
            <text:p>250</text:p>
          </table:table-cell>
          <table:table-cell table:number-columns-repeated="2"/>
          <table:table-cell office:value-type="string" calcext:value-type="string">
            <text:p>යාපනය බලා පිටත් වන්නේ කුමන දුම්රිය ද?</text:p>
          </table:table-cell>
          <table:table-cell/>
          <table:table-cell office:value-type="string" calcext:value-type="string">
            <text:p>යාල් දේවි දුම්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ඩි මැණිකේ දුම්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 කුමාරි දුම්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ද්‍ර දේවී දුම්රිය</text:p>
          </table:table-cell>
          <table:table-cell office:value-type="float" office:value="0" calcext:value-type="float">
            <text:p>0</text:p>
          </table:table-cell>
          <table:table-cell table:number-columns-repeated="1008"/>
        </table:table-row>
        <table:table-row table:style-name="ro1">
          <table:table-cell table:style-name="ce3" office:value-type="float" office:value="51" calcext:value-type="float">
            <text:p>51</text:p>
          </table:table-cell>
          <table:table-cell table:style-name="ce3" office:value-type="string" calcext:value-type="string">
            <text:p>sinhala-07-t2-l14-ep21</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string" calcext:value-type="string">
            <text:p>නිවේදනය</text:p>
          </table:table-cell>
          <table:table-cell table:style-name="ce3" office:value-type="string" calcext:value-type="string">
            <text:p>මාතෘකානූකූල කතා නිර්මාණය කිරීම හා අභ්‍යාස</text:p>
          </table:table-cell>
          <table:table-cell table:style-name="ce3" office:value-type="string" calcext:value-type="string">
            <text:p>මාතෘකාවට අදාලව කතා පවත්වන ආකාරය සාකච්ඡා කිරීම හා <text:s/>පාඩමට අදාළ අභ්‍යාස සිදු කිරීම.</text:p>
          </table:table-cell>
          <table:table-cell table:style-name="ce5"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ප්‍රදර්ශන භූමිය තුළ සිටි රුවනි පැමිණියේ කොහේ සිටද?</text:p>
          </table:table-cell>
          <table:table-cell/>
          <table:table-cell office:value-type="string" calcext:value-type="string">
            <text:p>කෑගල්ලේ සි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ර සි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ර සි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ලේ සි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2" calcext:value-type="float">
            <text:p>252</text:p>
          </table:table-cell>
          <table:table-cell table:number-columns-repeated="2"/>
          <table:table-cell office:value-type="string" calcext:value-type="string">
            <text:p>ගුරුතුමිය ළමයින්ට බහින්න එපා යැයි කියු ඉස්ටේසම කුමක් ද?</text:p>
          </table:table-cell>
          <table:table-cell/>
          <table:table-cell office:value-type="string" calcext:value-type="string">
            <text:p>මහනුව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දෙණි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ලපිටි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නු ඹ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3" calcext:value-type="float">
            <text:p>253</text:p>
          </table:table-cell>
          <table:table-cell table:number-columns-repeated="2"/>
          <table:table-cell office:value-type="string" calcext:value-type="string">
            <text:p>අසිත සමඟ සංවාදයේ යෙදී සිටියේ කවුද?</text:p>
          </table:table-cell>
          <table:table-cell/>
          <table:table-cell office:value-type="string" calcext:value-type="string">
            <text:p>ක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දු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4" calcext:value-type="float">
            <text:p>254</text:p>
          </table:table-cell>
          <table:table-cell table:number-columns-repeated="2"/>
          <table:table-cell office:value-type="string" calcext:value-type="string">
            <text:p>පුස්තකාල ගොඩනැගිල්ල විවෘත කිරීමේ උත්සවය පවත්වනු ලබන දිනය කවදා ද?</text:p>
          </table:table-cell>
          <table:table-cell/>
          <table:table-cell office:value-type="string" calcext:value-type="string">
            <text:p>ජුනි මස 30</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ජුනි මස 25</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ජුනි මස 03</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ජුනි මස 20</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5" calcext:value-type="float">
            <text:p>255</text:p>
          </table:table-cell>
          <table:table-cell table:number-columns-repeated="2"/>
          <table:table-cell office:value-type="string" calcext:value-type="string">
            <text:p>ප්‍රධාන ආරාධිත අමුත්තා වුයේ කවුද?</text:p>
          </table:table-cell>
          <table:table-cell/>
          <table:table-cell office:value-type="string" calcext:value-type="string">
            <text:p>පළාත් අධ්‍යාපන අධ්‍යක්ෂකතු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හල්ප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ධ්‍යාපන ඇමැ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ප අධ්‍යාපන අධ්‍යක්ෂකි</text:p>
          </table:table-cell>
          <table:table-cell office:value-type="float" office:value="0" calcext:value-type="float">
            <text:p>0</text:p>
          </table:table-cell>
          <table:table-cell table:number-columns-repeated="1008"/>
        </table:table-row>
        <table:table-row table:style-name="ro1">
          <table:table-cell table:style-name="ce3" office:value-type="float" office:value="52" calcext:value-type="float">
            <text:p>52</text:p>
          </table:table-cell>
          <table:table-cell table:style-name="ce3" office:value-type="string" calcext:value-type="string">
            <text:p>sinhala-07-t2-l14-ep22</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string" calcext:value-type="string">
            <text:p>නිවේදනය</text:p>
          </table:table-cell>
          <table:table-cell table:style-name="ce3" office:value-type="string" calcext:value-type="string">
            <text:p>මාතෘකානූකූල කතා නිර්මාණය කිරීම හා අභ්‍යාස</text:p>
          </table:table-cell>
          <table:table-cell table:style-name="ce3" office:value-type="string" calcext:value-type="string">
            <text:p>මාතෘකාවට අදාලව කතා පවත්වන ආකාරය සාකච්ඡා කිරීම හා <text:s/>පාඩමට අදාළ අභ්‍යාස සිදු කිරීම.</text:p>
          </table:table-cell>
          <table:table-cell table:style-name="ce5"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මාතෘකානුකූල කතා වල ප්‍රධාන ලක්ෂණයක් නොවන්නේ මින් කුමක් ද?</text:p>
          </table:table-cell>
          <table:table-cell/>
          <table:table-cell office:value-type="string" calcext:value-type="string">
            <text:p>අර්ථවත් බ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හැදිලි බ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ගැසීම <text:s/></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ඬ පාලනය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7" calcext:value-type="float">
            <text:p>257</text:p>
          </table:table-cell>
          <table:table-cell table:number-columns-repeated="2"/>
          <table:table-cell office:value-type="string" calcext:value-type="string">
            <text:p>කියවීමේ <text:s/>අගය වන මාතෘකාව යටතේ කතාව සැකසීමේ දී අඩංගු නොවිය යුතු කරුණ කුමක් ද?</text:p>
          </table:table-cell>
          <table:table-cell/>
          <table:table-cell office:value-type="string" calcext:value-type="string">
            <text:p>කියවීම හොඳ පුරුද්දක් බව කියා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යවීමේ ඇති යහපත් ප්‍රතිථල කියා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සල්වැසියන් සමඟ නිතරම කියවිය යුතු බ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යවීම මගින් මිනිසා සම්පුර්ණ වන බව කියා දී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8" calcext:value-type="float">
            <text:p>258</text:p>
          </table:table-cell>
          <table:table-cell table:number-columns-repeated="2"/>
          <table:table-cell office:value-type="string" calcext:value-type="string">
            <text:p>වැඩිහිටියන්ට ගරු කරමු යන මාතෘකාව යටතේ කතාව සැකසීමේ දී අඩංගු නොවිය යුතු කරුණ කුමක් ද?</text:p>
          </table:table-cell>
          <table:table-cell/>
          <table:table-cell office:value-type="string" calcext:value-type="string">
            <text:p>වැඩිහිටියන් යනු කවු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තලාට ආදරය දැක්වී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ඩිහිටියන් රැක ගැ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ඩිහිටියන්ට වර්තමානයේ සිදු වී ඇති 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59" calcext:value-type="float">
            <text:p>259</text:p>
          </table:table-cell>
          <table:table-cell table:number-columns-repeated="2"/>
          <table:table-cell office:value-type="string" calcext:value-type="string">
            <text:p>ලංකාවේ වාරි කර්මාන්තය යන මාතෘකාව යටතේ කතාව සැකසීමේ දී අඩංගු නොවිය යුතු කරුණ කුමක් ද?</text:p>
          </table:table-cell>
          <table:table-cell/>
          <table:table-cell office:value-type="string" calcext:value-type="string">
            <text:p>වාරි කර්මාන්තය පිළිබඳ හඳුන්වා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තීත රජවරු කළ වැව් කිහිපයක් පිළිබඳ කතා කි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කාවේ වාරි තාක්ෂණයේ විශිෂ්ටත්වය ගැන කතා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1818 කැරැල්ල ගැන කතා කිරී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60" calcext:value-type="float">
            <text:p>260</text:p>
          </table:table-cell>
          <table:table-cell table:number-columns-repeated="2"/>
          <table:table-cell office:value-type="string" calcext:value-type="string">
            <text:p>පරිසරය සුරකිමු යන මාතෘකාව යටතේ කතාව සැකසීමේ දී අඩංගු නොවිය යුතු කරුණ කුමක් ද?</text:p>
          </table:table-cell>
          <table:table-cell/>
          <table:table-cell office:value-type="string" calcext:value-type="string">
            <text:p>පරිසරයට අයත් අංග හඳුන්වා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සරය විනාශ කරන ආකා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රිසරය රැක ගැනීමට කළ යුතු දේවල් මොනවා 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වතුරින් අසරණ වුවන්ට පිහිට වෙන්න</text:p>
          </table:table-cell>
          <table:table-cell office:value-type="float" office:value="1" calcext:value-type="float">
            <text:p>1</text:p>
          </table:table-cell>
          <table:table-cell table:number-columns-repeated="1008"/>
        </table:table-row>
        <table:table-row table:style-name="ro1">
          <table:table-cell table:style-name="ce3" office:value-type="float" office:value="53" calcext:value-type="float">
            <text:p>53</text:p>
          </table:table-cell>
          <table:table-cell table:style-name="ce3" office:value-type="string" calcext:value-type="string">
            <text:p>sinhala-07-t2-l15-ep23</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string" calcext:value-type="string">
            <text:p>ලොවට තර්ජනයක් වන විද්‍යුත් අපද්‍රව්‍ය</text:p>
          </table:table-cell>
          <table:table-cell table:style-name="ce3" office:value-type="string" calcext:value-type="string">
            <text:p>නිර්දේශිත පාඩම කියවීම හා අවබෝධය</text:p>
          </table:table-cell>
          <table:table-cell table:style-name="ce3" office:value-type="string" calcext:value-type="string">
            <text:p>ඉලෙක්ට්‍රොනික අපද්‍රව්‍ය පිළිබඳව යනු මෙනෙවා ද? ඒවා වර්ග, එහි අහිතකර බලපෑම සහ අහිතකර බලපෑම් අවම කර ගන්නා ආකාරය සාකච්ඡා කිරීම හා අරුත් පැහැදිලි කිරීම.</text:p>
          </table:table-cell>
          <table:table-cell table:style-name="ce5"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වසරකට ඉලෙක්ට්‍රෝනික අපද්‍රව්‍ය කොපමණ ප්‍රමාණයක් පරිසරයට මුදා හරිනු ලැබේ ද?</text:p>
          </table:table-cell>
          <table:table-cell/>
          <table:table-cell office:value-type="string" calcext:value-type="string">
            <text:p>ටොන් මිලියන 40කට වඩා</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න් මිලියන 30කට වඩා</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න් මිලියන 20කට වඩා</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න් මිලියන 40කට වඩා</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62" calcext:value-type="float">
            <text:p>262</text:p>
          </table:table-cell>
          <table:table-cell table:number-columns-repeated="2"/>
          <table:table-cell office:value-type="string" calcext:value-type="string">
            <text:p>සංවර්ධිත රටවල් විසින් නිපදවන පරිගණක ප්‍රමාණයෙන් කොපමණක් බැහැර කරයි ද?</text:p>
          </table:table-cell>
          <table:table-cell/>
          <table:table-cell office:value-type="string" calcext:value-type="string">
            <text:p>50%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60%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40%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20%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63" calcext:value-type="float">
            <text:p>263</text:p>
          </table:table-cell>
          <table:table-cell table:number-columns-repeated="2"/>
          <table:table-cell office:value-type="string" calcext:value-type="string">
            <text:p>නිරන්තරයෙන් පරිසරයට එකතු වන අපද්‍රව්‍යයක් නොවන්නේ මින් කුමක් ද?</text:p>
          </table:table-cell>
          <table:table-cell/>
          <table:table-cell office:value-type="string" calcext:value-type="string">
            <text:p>ප්‍රතිදීප්ත පහ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යුක්ත තැටි <text:s text:c="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ත්තර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වාහිනී යන්ත්‍ර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64" calcext:value-type="float">
            <text:p>264</text:p>
          </table:table-cell>
          <table:table-cell table:number-columns-repeated="2"/>
          <table:table-cell office:value-type="string" calcext:value-type="string">
            <text:p>හරිතාගාර වායුවක් වන්නේ මින් කුමක් ද?</text:p>
          </table:table-cell>
          <table:table-cell/>
          <table:table-cell office:value-type="string" calcext:value-type="string">
            <text:p>ඔක්සිජ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ල්ෆ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යිට්‍රජ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office:value-type="float" office:value="265" calcext:value-type="float">
            <text:p>265</text:p>
          </table:table-cell>
          <table:table-cell table:number-columns-repeated="2"/>
          <table:table-cell office:value-type="string" calcext:value-type="string">
            <text:p>වැළඳෙන රෝගාබාධ අතර රෝගයක් නොවන්නේල</text:p>
          </table:table-cell>
          <table:table-cell/>
          <table:table-cell office:value-type="string" calcext:value-type="string">
            <text:p>ස්නායු පද්ධතියේ අක්‍රමික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ළිකා රෝ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ද රෝග</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ජනන පද්ධතිවල අක්‍රමිකතා</text:p>
          </table:table-cell>
          <table:table-cell office:value-type="float" office:value="0" calcext:value-type="float">
            <text:p>0</text:p>
          </table:table-cell>
          <table:table-cell table:number-columns-repeated="1008"/>
        </table:table-row>
        <table:table-row table:style-name="ro1">
          <table:table-cell table:style-name="ce3" office:value-type="float" office:value="54" calcext:value-type="float">
            <text:p>54</text:p>
          </table:table-cell>
          <table:table-cell table:style-name="ce3" office:value-type="string" calcext:value-type="string">
            <text:p>sinhala-07-t2-l15-ep24</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string" calcext:value-type="string">
            <text:p>ලොවට තර්ජනයක් වන විද්‍යුත් අපද්‍රව්‍ය</text:p>
          </table:table-cell>
          <table:table-cell table:style-name="ce3" office:value-type="string" calcext:value-type="string">
            <text:p>පුවත්පත් ලිපි පිළිබඳ හැඳින්වීම</text:p>
          </table:table-cell>
          <table:table-cell table:style-name="ce3" office:value-type="string" calcext:value-type="string">
            <text:p>අවබෝධය සඳහා කෙටි අභ්‍යාස කිරීම, පුවත්පත් ලිපි පිළිබඳ අධ්‍යයනය කිරීම, පුවත්පත් ලිපි ලිවීම හා එහි අරමුණ ඉගනගැනීම.</text:p>
          </table:table-cell>
          <table:table-cell table:style-name="ce5"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ඉලෙක්ට්‍රෝනික අපද්‍රව්‍යවලින් පරිසරයට විය හැකි හානි අවම කළ නොහැක්කේ කුමන ක්‍රියා මාර්ග භාවිතයෙන් ද? <text:s/></text:p>
          </table:table-cell>
          <table:table-cell/>
          <table:table-cell office:value-type="string" calcext:value-type="string">
            <text:p>අලුත්වැඩියා කර නැවත භාවිත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රව්‍ය අනාරක්ෂිත අයුරින් පරිසරයට මුදා නො හැරීම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ලෙක්ට්‍රෝනික හා විද්‍යුත් උපකරණ වැඩි වශයෙන් <text:s/>මිල දී ගැනී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ත භාවිතයට ගත නො හැකි උපකරණ ප්‍රතිචක්‍රීකරණයට යොමු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67" calcext:value-type="float">
            <text:p>267</text:p>
          </table:table-cell>
          <table:table-cell table:number-columns-repeated="2"/>
          <table:table-cell office:value-type="string" calcext:value-type="string">
            <text:p>ලිපි ලිවීමේ <text:s/>සැලකිලිමත් නොවිය යුතු කරුණ මොකක් ද?</text:p>
          </table:table-cell>
          <table:table-cell/>
          <table:table-cell office:value-type="string" calcext:value-type="string">
            <text:p>නිර්මාණාත්මක බව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කාවට අදාළ බ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ඨකයාගේ සිත් ඇද ගන්නාසුලු බව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පිය කුමන පාඨක පිරිසක් සඳහා ද යන වග සඳහන් නොකළ යුතුය <text:s/></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68" calcext:value-type="float">
            <text:p>268</text:p>
          </table:table-cell>
          <table:table-cell table:number-columns-repeated="2"/>
          <table:table-cell office:value-type="string" calcext:value-type="string">
            <text:p>ඌවේ කරන ලද ව්‍යාපෘති ගණන කීයද?</text:p>
          </table:table-cell>
          <table:table-cell/>
          <table:table-cell office:value-type="float" office:value="833" calcext:value-type="float">
            <text:p>833</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823" calcext:value-type="float">
            <text:p>82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822" calcext:value-type="float">
            <text:p>82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824" calcext:value-type="float">
            <text:p>824</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69" calcext:value-type="float">
            <text:p>269</text:p>
          </table:table-cell>
          <table:table-cell table:number-columns-repeated="2"/>
          <table:table-cell office:value-type="string" calcext:value-type="string">
            <text:p>ලැබීමට ඇති ප්‍රතිපාදන ප්‍රමාණය කොපමණ ද?</text:p>
          </table:table-cell>
          <table:table-cell/>
          <table:table-cell office:value-type="string" calcext:value-type="string">
            <text:p>මිලියන 3000 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ලියන 2000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ලියන 1000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ලියන 300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70" calcext:value-type="float">
            <text:p>270</text:p>
          </table:table-cell>
          <table:table-cell table:number-columns-repeated="2"/>
          <table:table-cell office:value-type="string" calcext:value-type="string">
            <text:p>ලැප්ටොප් පරිගණක ලබා දීමට තීරණය කර ඇති ද්විතීක පාසල් ගණන කොපමණ ද?</text:p>
          </table:table-cell>
          <table:table-cell/>
          <table:table-cell office:value-type="float" office:value="665" calcext:value-type="float">
            <text:p>665</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565" calcext:value-type="float">
            <text:p>56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656" calcext:value-type="float">
            <text:p>65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00" calcext:value-type="float">
            <text:p>100</text:p>
          </table:table-cell>
          <table:table-cell office:value-type="float" office:value="0" calcext:value-type="float">
            <text:p>0</text:p>
          </table:table-cell>
          <table:table-cell table:number-columns-repeated="1008"/>
        </table:table-row>
        <table:table-row table:style-name="ro1">
          <table:table-cell table:style-name="ce3" office:value-type="float" office:value="55" calcext:value-type="float">
            <text:p>55</text:p>
          </table:table-cell>
          <table:table-cell table:style-name="ce3" office:value-type="string" calcext:value-type="string">
            <text:p>sinhala-07-t2-l15-ep25</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string" calcext:value-type="string">
            <text:p>ලොවට තර්ජනයක් වන විද්‍යුත් අපද්‍රව්‍ය</text:p>
          </table:table-cell>
          <table:table-cell table:style-name="ce3" office:value-type="string" calcext:value-type="string">
            <text:p>පුවත්පත් ලිපියක් නිර්මාණය හා බිත්ති පුවත්පතක් නිර්මාණය</text:p>
          </table:table-cell>
          <table:table-cell table:style-name="ce3" office:value-type="string" calcext:value-type="string">
            <text:p>බිත්ති පුවත්පත් වර්ග, බිත්ති පුවත්පත් සකස් කිරීමේ දී සැලකිලිමත් විය යුතු කරුණුල බිත්ති පුවත්පත් තුළ ඇතුලත් කරන නිර්මාණ පිළිබඳ සාකච්ඡා‌ කිරීම හා බිත්ති පුවත්පත් නිර්මාණය කිරීම.</text:p>
          </table:table-cell>
          <table:table-cell table:style-name="ce5" office:value-type="time" office:time-value="PT01H00M00S" calcext:value-type="time">
            <text:p>01:00:00</text:p>
          </table:table-cell>
          <table:table-cell office:value-type="float" office:value="271" calcext:value-type="float">
            <text:p>271</text:p>
          </table:table-cell>
          <table:table-cell table:number-columns-repeated="2"/>
          <table:table-cell office:value-type="string" calcext:value-type="string">
            <text:p>බිත්ති පුවත් පතක් යනුවෙන් හැඳින්වෙන්නේ ….................................. <text:s/>හිස්තැනට නොගැළපෙන පිළිතුර වන්නේ</text:p>
          </table:table-cell>
          <table:table-cell/>
          <table:table-cell office:value-type="string" calcext:value-type="string">
            <text:p>බිත්තියක රඳවන ලද විශේෂ පුවරුව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ත්තියේ අලවන ලද දළ කඩදාසි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ද්‍රණය කරන ලද ග්‍රන්ථය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වෘතව ප්‍රදර්ශනයට තබා ඇති නිර්මාණාත්මක ප්‍රකාශන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office:value-type="float" office:value="272" calcext:value-type="float">
            <text:p>272</text:p>
          </table:table-cell>
          <table:table-cell table:number-columns-repeated="2"/>
          <table:table-cell office:value-type="string" calcext:value-type="string">
            <text:p>බිත්ති පුවත් පත් දක්නට ලැබෙන ස්ථානයක් නොවන්නේ</text:p>
          </table:table-cell>
          <table:table-cell/>
          <table:table-cell office:value-type="string" calcext:value-type="string">
            <text:p>පාසල්ව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සස් අධ්‍යාපන ආය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තැම් කාර්යාල පරිශ්‍රයන්හි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ම්රිය තුළ</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73" calcext:value-type="float">
            <text:p>273</text:p>
          </table:table-cell>
          <table:table-cell table:number-columns-repeated="2"/>
          <table:table-cell office:value-type="string" calcext:value-type="string">
            <text:p>බිත්ති පුවත් පතකට <text:s/>ඇතුළත් කළ නොහැකි <text:s/>අංගයක් වනුයේ කුමක් ද?</text:p>
          </table:table-cell>
          <table:table-cell/>
          <table:table-cell office:value-type="string" calcext:value-type="string">
            <text:p>විවිධ තොර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ද්‍ය ලිපි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ටික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ක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74" calcext:value-type="float">
            <text:p>274</text:p>
          </table:table-cell>
          <table:table-cell table:number-columns-repeated="2"/>
          <table:table-cell office:value-type="string" calcext:value-type="string">
            <text:p>බිත්ති පුවත්පතක් සකස් කිරීමේ දී සැලකිල්ලට නොගන්නා කරුණ වන්නේ</text:p>
          </table:table-cell>
          <table:table-cell/>
          <table:table-cell office:value-type="string" calcext:value-type="string">
            <text:p>බිත්ති පුවත්පත දිනපතා පත්‍රයක මුල් පිටුවේ ආකෘතිය අනුව සකස් කිරීම සුදුසු 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ඉහළින් ම බිත්ති පුවත්පතේ නම හා පළ කරන්නේ කවුරු ද, දිනය ආදි තොර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බිත්ති පුවත්පතකට සංස්කාරකවරයකු හෝ සංස්කාරක මණ්ඩලයක් හෝ නොසිටිය යුතු ය. <text:s/></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විධ මාතෘකා යටතේ ලියැවුණු ලිපි, නිර්මාණ ආදිය පහළට තීරු වශයෙන් වෙන් කර ලිවී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75" calcext:value-type="float">
            <text:p>275</text:p>
          </table:table-cell>
          <table:table-cell table:number-columns-repeated="2"/>
          <table:table-cell office:value-type="string" calcext:value-type="string">
            <text:p>දළදා වහන්සේ අපට අයිති වූයේ මොන රජුගේ කාලයේ දී ද?</text:p>
          </table:table-cell>
          <table:table-cell/>
          <table:table-cell office:value-type="string" calcext:value-type="string">
            <text:p>නිශ්ශංකමල්ල රජුගේ කා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ටුගැමුණු රජුගේ කා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ති ශ්‍රී මේඝවර්ණ රජුගේ කා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ජය රජුගේ කාලයේ</text:p>
          </table:table-cell>
          <table:table-cell office:value-type="float" office:value="0" calcext:value-type="float">
            <text:p>0</text:p>
          </table:table-cell>
          <table:table-cell table:number-columns-repeated="1008"/>
        </table:table-row>
        <table:table-row table:style-name="ro1">
          <table:table-cell table:style-name="ce3" office:value-type="float" office:value="56" calcext:value-type="float">
            <text:p>56</text:p>
          </table:table-cell>
          <table:table-cell table:style-name="ce3" office:value-type="string" calcext:value-type="string">
            <text:p>sinhala-07-t2-l15-ep26</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string" calcext:value-type="string">
            <text:p>ලොවට තර්ජනයක් වන විද්‍යුත් අපද්‍රව්‍ය</text:p>
          </table:table-cell>
          <table:table-cell table:style-name="ce3" office:value-type="string" calcext:value-type="string">
            <text:p>සඟරා පිළිබඳ හඳුන්වාදීම</text:p>
          </table:table-cell>
          <table:table-cell table:style-name="ce3" office:value-type="string" calcext:value-type="string">
            <text:p>සඟරාවක් සඳහා ලිපි ලිවීම පිළිබඳ අධ්‍යයනය කිරීම.</text:p>
          </table:table-cell>
          <table:table-cell table:style-name="ce5"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සඟරාවක් නිකුත් කෙරෙන වාරයන් <text:s/>නොවන්නේ මොනවා ද?</text:p>
          </table:table-cell>
          <table:table-cell/>
          <table:table-cell office:value-type="string" calcext:value-type="string">
            <text:p>දිනප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ස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ස හයක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රුද්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77" calcext:value-type="float">
            <text:p>277</text:p>
          </table:table-cell>
          <table:table-cell table:number-columns-repeated="2"/>
          <table:table-cell office:value-type="string" calcext:value-type="string">
            <text:p>පුවත්පතකට ලිපියක් ලිවීමට වඩා ත්‍වත්‍වත්‍වග ලෙස සඟරාවකට ලිපියක් ලිවීමට හැකි ය. <text:s/>හිස්තැනට සුදුසු පදය තෝරා ලියන්න</text:p>
          </table:table-cell>
          <table:table-cell/>
          <table:table-cell office:value-type="string" calcext:value-type="string">
            <text:p>නිදහ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office:value-type="float" office:value="278" calcext:value-type="float">
            <text:p>278</text:p>
          </table:table-cell>
          <table:table-cell table:number-columns-repeated="2"/>
          <table:table-cell office:value-type="string" calcext:value-type="string">
            <text:p>සඟරා පළ කළ හැකි ආකාරයක් නොවන්නේල</text:p>
          </table:table-cell>
          <table:table-cell/>
          <table:table-cell office:value-type="string" calcext:value-type="string">
            <text:p>පන්ති වශයෙ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ස වශයෙ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ෂය වශයෙ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ගම් වශයෙ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79" calcext:value-type="float">
            <text:p>279</text:p>
          </table:table-cell>
          <table:table-cell table:number-columns-repeated="2"/>
          <table:table-cell office:value-type="string" calcext:value-type="string">
            <text:p>උඩරට ගිවිසුම අත්සන් කෙරුණේ කවදා ද?</text:p>
          </table:table-cell>
          <table:table-cell/>
          <table:table-cell office:value-type="float" office:value="1819" calcext:value-type="float">
            <text:p>1819</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815" calcext:value-type="float">
            <text:p>1815</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816" calcext:value-type="float">
            <text:p>181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817" calcext:value-type="float">
            <text:p>1817</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80" calcext:value-type="float">
            <text:p>280</text:p>
          </table:table-cell>
          <table:table-cell table:number-columns-repeated="2"/>
          <table:table-cell office:value-type="string" calcext:value-type="string">
            <text:p>නිදහස දිනා ගැනීමේ මාවතට පැමිණි අයෙක් නොවන්නේ කවුද?</text:p>
          </table:table-cell>
          <table:table-cell/>
          <table:table-cell office:value-type="string" calcext:value-type="string">
            <text:p>සර් ඩී.බී‘ ජයතිල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එෆ්. ආර්. සේනානා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ඩී. එස් සේනානා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ණී භාරත</text:p>
          </table:table-cell>
          <table:table-cell office:value-type="float" office:value="1" calcext:value-type="float">
            <text:p>1</text:p>
          </table:table-cell>
          <table:table-cell table:number-columns-repeated="1008"/>
        </table:table-row>
        <table:table-row table:style-name="ro1">
          <table:table-cell table:style-name="ce3" office:value-type="float" office:value="57" calcext:value-type="float">
            <text:p>57</text:p>
          </table:table-cell>
          <table:table-cell table:style-name="ce3" office:value-type="string" calcext:value-type="string">
            <text:p>sinhala-07-t2-l15-ep27</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string" calcext:value-type="string">
            <text:p>ලොවට තර්ජනයක් වන විද්‍යුත් අපද්‍රව්‍ය</text:p>
          </table:table-cell>
          <table:table-cell table:style-name="ce12" office:value-type="string" calcext:value-type="string">
            <text:p>පද බෙදීම</text:p>
          </table:table-cell>
          <table:table-cell table:style-name="ce3" office:value-type="string" calcext:value-type="string">
            <text:p>පද පිළිබඳ සාකච්ඡා කිරීම, පද බෙදෙන මූලික කොටස් තුන පිළිබඳ අධ්‍යයනය සහ අභ්‍යාස සිදු කිරීම.</text:p>
          </table:table-cell>
          <table:table-cell table:style-name="ce5"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බසෙහි ඇති පද මූලික වශයෙන් ප්‍රධාන කොටස් තුනකි. ඒවාට අයත් නොවන්නේ</text:p>
          </table:table-cell>
          <table:table-cell/>
          <table:table-cell office:value-type="string" calcext:value-type="string">
            <text:p>නාම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යා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යය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ම නා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office:value-type="float" office:value="282" calcext:value-type="float">
            <text:p>282</text:p>
          </table:table-cell>
          <table:table-cell table:number-columns-repeated="2"/>
          <table:table-cell office:value-type="string" calcext:value-type="string">
            <text:p>වචනයක අගට එක් වී අර්ථ වෙනස් කිරීමට හේතු වන භාෂා කොටස හදුන්වන නාමය වනුයේ</text:p>
          </table:table-cell>
          <table:table-cell/>
          <table:table-cell office:value-type="string" calcext:value-type="string">
            <text:p>ප්‍රත්‍ය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සර්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ශේෂණ</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83" calcext:value-type="float">
            <text:p>283</text:p>
          </table:table-cell>
          <table:table-cell table:number-columns-repeated="2"/>
          <table:table-cell office:value-type="string" calcext:value-type="string">
            <text:p>උපගුරු, පිළිතුරු, අවශේෂ <text:s/>යන මෙම පද වල උපසර්ග පිළිවළින් ඇති වරණය තෝරන්න.</text:p>
          </table:table-cell>
          <table:table-cell/>
          <table:table-cell office:value-type="string" calcext:value-type="string">
            <text:p>උප, <text:s/>අව, 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රු, උප, අ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උප, පිළි, අ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අව, පිළි, උප <text:s text:c="2"/></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84" calcext:value-type="float">
            <text:p>284</text:p>
          </table:table-cell>
          <table:table-cell table:number-columns-repeated="2"/>
          <table:table-cell office:value-type="string" calcext:value-type="string">
            <text:p>පරසිරිතට, සුසිරිත, නිවහල් යන මෙම පද වල උපසර්ග පිළිවළින් ඇති පිළිතර වන්නේල</text:p>
          </table:table-cell>
          <table:table-cell/>
          <table:table-cell office:value-type="string" calcext:value-type="string">
            <text:p>පර, සු, 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සු, පර, 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 සු, 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ර,සු, 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85" calcext:value-type="float">
            <text:p>285</text:p>
          </table:table-cell>
          <table:table-cell table:number-columns-repeated="2"/>
          <table:table-cell office:value-type="string" calcext:value-type="string">
            <text:p>එස්. මහින්ද හිමියන් විසින් රචනා කරන ලද ජාතික අනු රාගය දනවන කවි කියවීමෙන් ජාතික අභිමානය පිළිබ අනුවේදනීය හැඟීම් පිබිදෙයි. මෙම වාක්‍යයේ ඇති නිවැරදි පද බෙදීමක් නොමැති වචනය කුමක් ද?</text:p>
          </table:table-cell>
          <table:table-cell/>
          <table:table-cell office:value-type="string" calcext:value-type="string">
            <text:p>හිම්ය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වේද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 රාග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භිමානය</text:p>
          </table:table-cell>
          <table:table-cell office:value-type="float" office:value="0" calcext:value-type="float">
            <text:p>0</text:p>
          </table:table-cell>
          <table:table-cell table:number-columns-repeated="1008"/>
        </table:table-row>
        <table:table-row table:style-name="ro1">
          <table:table-cell table:style-name="ce3" office:value-type="float" office:value="58" calcext:value-type="float">
            <text:p>58</text:p>
          </table:table-cell>
          <table:table-cell table:style-name="ce3" office:value-type="string" calcext:value-type="string">
            <text:p>sinhala-07-t2-l16-ep28</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string" calcext:value-type="string">
            <text:p>සකි සඳ පෙනේ සමනොළ ගල නැගෙනහිර</text:p>
          </table:table-cell>
          <table:table-cell table:style-name="ce3" office:value-type="string" calcext:value-type="string">
            <text:p>ශ්‍රී පාදය පිළිබඳ ඓතිහාසික තොරතුරු</text:p>
          </table:table-cell>
          <table:table-cell table:style-name="ce3" office:value-type="string" calcext:value-type="string">
            <text:p>ශ්‍රී පාදස්ථානය පිළිබඳ ඓතිහාසික තොරතුරු සාකච්ඡා කිරීම හා ඒ ආශ්‍රිත තොරතුරු සාකච්ඡා කිරීම.</text:p>
          </table:table-cell>
          <table:table-cell table:style-name="ce5"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text:s text:c="2"/>සමනොළ කන්ද” බැතිමත්තු මෙය ශුද්ධ පර්වතයක් සේ සලකති. එසේ සලකනු නොලබන්නේල</text:p>
          </table:table-cell>
          <table:table-cell/>
          <table:table-cell office:value-type="string" calcext:value-type="string">
            <text:p>බෞද්ධ</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ස්ලා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මෙරිකා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87" calcext:value-type="float">
            <text:p>287</text:p>
          </table:table-cell>
          <table:table-cell table:number-columns-repeated="2"/>
          <table:table-cell office:value-type="string" calcext:value-type="string">
            <text:p>සමන්ත කූටයට බුදුරදුන් වැඩම කළේ ලංකාවට වැඩි කී වැනි වතාවේ ද?</text:p>
          </table:table-cell>
          <table:table-cell/>
          <table:table-cell office:value-type="string" calcext:value-type="string">
            <text:p>පළ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වැ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ව්වැ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88" calcext:value-type="float">
            <text:p>288</text:p>
          </table:table-cell>
          <table:table-cell table:number-columns-repeated="2"/>
          <table:table-cell office:value-type="string" calcext:value-type="string">
            <text:p>මුහුදු මට්ටමේ සිට උස කොපමණ ද?</text:p>
          </table:table-cell>
          <table:table-cell/>
          <table:table-cell office:value-type="string" calcext:value-type="string">
            <text:p>අඩි හත්දහස් තුන්සිය හැට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ඩි හාරදහස් තුන්සිය හැට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ඩි හත්දහස් <text:s/>හැට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ඩි හත්දහස් තුන්සි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89" calcext:value-type="float">
            <text:p>289</text:p>
          </table:table-cell>
          <table:table-cell table:number-columns-repeated="2"/>
          <table:table-cell office:value-type="string" calcext:value-type="string">
            <text:p>ගල් පඩි කප්පවා යකඩ දම්වැල් සවි කර සිරිපා මළුවට නැංගේ කවුද?</text:p>
          </table:table-cell>
          <table:table-cell/>
          <table:table-cell office:value-type="string" calcext:value-type="string">
            <text:p>විජය ර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 ඇලෙක්සැන්ඩර් රජු</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 පරාක්‍රමබාහු ර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 විජයබාහු රජු</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0" calcext:value-type="float">
            <text:p>290</text:p>
          </table:table-cell>
          <table:table-cell table:number-columns-repeated="2"/>
          <table:table-cell office:value-type="string" calcext:value-type="string">
            <text:p>හින්දු භක්තියකින් සමනොළ කන්දට කියන නම කුමක් ද?</text:p>
          </table:table-cell>
          <table:table-cell/>
          <table:table-cell office:value-type="string" calcext:value-type="string">
            <text:p>ශිවනොළි පාද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 පාද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නොළ ගිර</text:p>
          </table:table-cell>
          <table:table-cell office:value-type="float" office:value="0" calcext:value-type="float">
            <text:p>0</text:p>
          </table:table-cell>
          <table:table-cell table:number-columns-repeated="1008"/>
        </table:table-row>
        <table:table-row table:style-name="ro1">
          <table:table-cell table:style-name="ce3" office:value-type="float" office:value="59" calcext:value-type="float">
            <text:p>59</text:p>
          </table:table-cell>
          <table:table-cell table:style-name="ce3" office:value-type="string" calcext:value-type="string">
            <text:p>sinhala-07-t2-l16-ep29</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string" calcext:value-type="string">
            <text:p>සකි සඳ පෙනේ සමනොළ ගල නැගෙනහිර</text:p>
          </table:table-cell>
          <table:table-cell table:style-name="ce3" office:value-type="string" calcext:value-type="string">
            <text:p>ශ්‍රී පාදය පිළිබඳ තොරතුරු</text:p>
          </table:table-cell>
          <table:table-cell table:style-name="ce3" office:value-type="string" calcext:value-type="string">
            <text:p>ශ්‍රී පාදස්ථානය පිළිබඳ තවදුරටත් <text:s/>තොරතුරු සාකච්ඡා කිරීම හා සිරිපා වන්දනා කරන සැදැහැවතුන් විසින් ව්‍යවහාර කරන විශේෂ වචන පිළිබඳ අධ්‍යයනය කිරීම.</text:p>
          </table:table-cell>
          <table:table-cell table:style-name="ce5"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ප්‍රථම වතාවට සිරිපා වඳින්ට යන තැනත්තා හදුන්වන නාමය කුමක් ද?</text:p>
          </table:table-cell>
          <table:table-cell/>
          <table:table-cell office:value-type="string" calcext:value-type="string">
            <text:p>නඩේ ගුරා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යක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කා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තිමතු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2" calcext:value-type="float">
            <text:p>292</text:p>
          </table:table-cell>
          <table:table-cell table:number-columns-repeated="2"/>
          <table:table-cell office:value-type="string" calcext:value-type="string">
            <text:p>සිරිපා ගමනේ දී <text:s/>ස්නානය කරන ස්ථානය කුමක් ද?</text:p>
          </table:table-cell>
          <table:table-cell/>
          <table:table-cell office:value-type="string" calcext:value-type="string">
            <text:p>ගෙත්තම්පා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ත ගඟු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හිණිහෙ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දි කටුපා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office:value-type="float" office:value="293" calcext:value-type="float">
            <text:p>293</text:p>
          </table:table-cell>
          <table:table-cell table:number-columns-repeated="2"/>
          <table:table-cell office:value-type="string" calcext:value-type="string">
            <text:p>පෙර රජ දරුවන් ශ්‍රී පාදස්ථානයට ගම්වර පූජා කළ බවට ඇති සෙල්ලිපියක් නොවන්නේල</text:p>
          </table:table-cell>
          <table:table-cell/>
          <table:table-cell office:value-type="string" calcext:value-type="string">
            <text:p>අඹගමු සෙල්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මලේ සෙල්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 නිශ්ශංකමල්ල සෙල්ලිපි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ටැම්පිට සෙල්ලිපි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294" calcext:value-type="float">
            <text:p>294</text:p>
          </table:table-cell>
          <table:table-cell table:number-columns-repeated="2"/>
          <table:table-cell office:value-type="string" calcext:value-type="string">
            <text:p>වැලිවිට සරණංකර සංඝරාජයාණන් වහන්සේට ශ්‍රී පාදස්ථානය <text:s/>තඹ සන්නසකින් පවරා දුන්නේ කවුද?</text:p>
          </table:table-cell>
          <table:table-cell/>
          <table:table-cell office:value-type="string" calcext:value-type="string">
            <text:p>කීර්ති ශ්‍රී රාජසිංහ</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 වික්‍රම රාජ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ජාධිරාජ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ද්‍ර ගුප්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5" calcext:value-type="float">
            <text:p>295</text:p>
          </table:table-cell>
          <table:table-cell table:number-columns-repeated="2"/>
          <table:table-cell office:value-type="string" calcext:value-type="string">
            <text:p>කෙම්මුර දිනවල විශේෂ තේවාවන් සිදු කර ශ්‍රී පාද ලාංඡනයට පූජෝපහාර පැවැත්වීම චාරිත්‍රයකි. කෙම්මුර දින වනුයේල</text:p>
          </table:table-cell>
          <table:table-cell/>
          <table:table-cell office:value-type="string" calcext:value-type="string">
            <text:p>බදාදා හා සෙනසුරා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දාදා හා සිකුරා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දා හා අඟහරුවා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සුරාදා හා ඉරිදා</text:p>
          </table:table-cell>
          <table:table-cell office:value-type="float" office:value="0" calcext:value-type="float">
            <text:p>0</text:p>
          </table:table-cell>
          <table:table-cell table:number-columns-repeated="1008"/>
        </table:table-row>
        <table:table-row table:style-name="ro1">
          <table:table-cell table:style-name="ce3" office:value-type="float" office:value="60" calcext:value-type="float">
            <text:p>60</text:p>
          </table:table-cell>
          <table:table-cell table:style-name="ce3" office:value-type="string" calcext:value-type="string">
            <text:p>sinhala-07-t2-l16-ep30</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string" calcext:value-type="string">
            <text:p>සකි සඳ පෙනේ සමනොළ ගල නැගෙනහිර</text:p>
          </table:table-cell>
          <table:table-cell table:style-name="ce3" office:value-type="string" calcext:value-type="string">
            <text:p>තනිපද හඳුන්වා දීම හා අභ්‍යාස</text:p>
          </table:table-cell>
          <table:table-cell table:style-name="ce3" office:value-type="string" calcext:value-type="string">
            <text:p>තනි පද පිළිබඳ හැඳින්වීමල තනි පද හඳුනා ගැනීම හා අවබෝධය සඳහා අභ්‍යාස කිරීම.</text:p>
          </table:table-cell>
          <table:table-cell table:style-name="ce5"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සුරලොව යනු කුමක් ද?</text:p>
          </table:table-cell>
          <table:table-cell/>
          <table:table-cell office:value-type="string" calcext:value-type="string">
            <text:p>සුදු පාට ලොව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යන් වැඩ වසන ලෝකය <text:s/></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ඩ වසන ලෝකය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සුන් වැඩ වසන ලෝකය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7" calcext:value-type="float">
            <text:p>297</text:p>
          </table:table-cell>
          <table:table-cell table:number-columns-repeated="2"/>
          <table:table-cell office:value-type="string" calcext:value-type="string">
            <text:p>ශෛලමය යනුවෙන් හදුන්වන්නේ මොකක් ද?</text:p>
          </table:table-cell>
          <table:table-cell/>
          <table:table-cell office:value-type="string" calcext:value-type="string">
            <text:p>ගලින් කරන ල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දියෙන් කරන ල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කඩින් කරන ලද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යෙන් කරන ල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8" calcext:value-type="float">
            <text:p>298</text:p>
          </table:table-cell>
          <table:table-cell table:number-columns-repeated="2"/>
          <table:table-cell office:value-type="string" calcext:value-type="string">
            <text:p>මඩෙහි උපන් යනු කුමක් ද?</text:p>
          </table:table-cell>
          <table:table-cell/>
          <table:table-cell office:value-type="string" calcext:value-type="string">
            <text:p>අ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ලජ</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කජ</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299" calcext:value-type="float">
            <text:p>299</text:p>
          </table:table-cell>
          <table:table-cell table:number-columns-repeated="2"/>
          <table:table-cell office:value-type="string" calcext:value-type="string">
            <text:p>සපත්තු මහන තැනැත්තා හඳුන්වන නම කුමක් ද?</text:p>
          </table:table-cell>
          <table:table-cell/>
          <table:table-cell office:value-type="string" calcext:value-type="string">
            <text:p>සන්නා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ක්කැ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පතේරු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ධීව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0" calcext:value-type="float">
            <text:p>300</text:p>
          </table:table-cell>
          <table:table-cell table:number-columns-repeated="2"/>
          <table:table-cell office:value-type="string" calcext:value-type="string">
            <text:p>ගොපල්ලා යනු කවුද?</text:p>
          </table:table-cell>
          <table:table-cell/>
          <table:table-cell office:value-type="string" calcext:value-type="string">
            <text:p>වතුපිටි බලන තැනැ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න් බඩු සාද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හාර පිසින තැනැ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වයන් බලන තැනැත්තා</text:p>
          </table:table-cell>
          <table:table-cell office:value-type="float" office:value="1" calcext:value-type="float">
            <text:p>1</text:p>
          </table:table-cell>
          <table:table-cell table:number-columns-repeated="1008"/>
        </table:table-row>
        <table:table-row table:style-name="ro1">
          <table:table-cell table:style-name="ce3" office:value-type="float" office:value="61" calcext:value-type="float">
            <text:p>61</text:p>
          </table:table-cell>
          <table:table-cell table:style-name="ce3" office:value-type="string" calcext:value-type="string">
            <text:p>sinhala-07-t3-l17-ep0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13" office:value-type="string" calcext:value-type="string">
            <text:p>සුදන ගුණ</text:p>
          </table:table-cell>
          <table:table-cell table:style-name="ce13" office:value-type="string" calcext:value-type="string">
            <text:p>සාහිත්‍ය තුළින් උපදේශ ලබා දීම‍ හා උපදේශ ග්‍රන්ථ පිළිබඳ හැඳින්වීම.</text:p>
          </table:table-cell>
          <table:table-cell table:style-name="ce13" office:value-type="string" calcext:value-type="string">
            <text:p>සුදන ගුණ(හොඳ ගතිගුණ) පිළිබඳව හැඳින්වීම, යහපත් ජීවිතය සහ ආචාරධර්ම සම්බන්ධ අදහස් සාකච්ඡා කිරීම, සුදන ගුණ පිළිබඳව අන්තර්ගත ලෝවැඩ සඟරාව, සුභාෂිතය හා ලෝකෝපකාරය පිළිබඳව කෙටියෙන් හැඳින්වීම.</text:p>
          </table:table-cell>
          <table:table-cell table:style-name="ce5"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උපදේශ යන වචනයට අදාළ නොවන වචනයක් වන්නේ,</text:p>
          </table:table-cell>
          <table:table-cell/>
          <table:table-cell office:value-type="string" calcext:value-type="string">
            <text:p>අවවාද කි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දෙස්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වා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ටී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02" calcext:value-type="float">
            <text:p>302</text:p>
          </table:table-cell>
          <table:table-cell table:number-columns-repeated="2"/>
          <table:table-cell office:value-type="string" calcext:value-type="string">
            <text:p>උපදේශ කාව්‍යයක් නොවන්නේ මින් කුමක් ද?</text:p>
          </table:table-cell>
          <table:table-cell/>
          <table:table-cell office:value-type="string" calcext:value-type="string">
            <text:p>ලෝවැඩ සඟරා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භාෂි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කෝප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ළලිහිණි සන්දේශ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03" calcext:value-type="float">
            <text:p>303</text:p>
          </table:table-cell>
          <table:table-cell table:number-columns-repeated="2"/>
          <table:table-cell office:value-type="string" calcext:value-type="string">
            <text:p>ලෝවැඩ සඟරාව රචනා කළේ <text:s/>කවුද?</text:p>
          </table:table-cell>
          <table:table-cell/>
          <table:table-cell office:value-type="string" calcext:value-type="string">
            <text:p>වීදාගම මෛත්‍රී ස්වාමින් වහන්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ගියවන්න මුකවෙටි පඬ්තු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ණස්ගල්ලේ හි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හ හි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4" calcext:value-type="float">
            <text:p>304</text:p>
          </table:table-cell>
          <table:table-cell table:number-columns-repeated="2"/>
          <table:table-cell office:value-type="string" calcext:value-type="string">
            <text:p>සුභාෂිතය රචනා කළේ කවුද?</text:p>
          </table:table-cell>
          <table:table-cell/>
          <table:table-cell office:value-type="string" calcext:value-type="string">
            <text:p>වීදාගම මෛත්‍රී ස්වාමින් වහන්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ගියවන්න මුකවෙටි පඬිතු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ණස්ගල්ලේ හි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හ හි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5" calcext:value-type="float">
            <text:p>305</text:p>
          </table:table-cell>
          <table:table-cell table:number-columns-repeated="2"/>
          <table:table-cell office:value-type="string" calcext:value-type="string">
            <text:p>ලෝකෝපකාරය රචනා කළේ කවුද?</text:p>
          </table:table-cell>
          <table:table-cell/>
          <table:table-cell office:value-type="string" calcext:value-type="string">
            <text:p>වීදාගම මෛත්‍රී ස්වාමින් වහන්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ගියවන්න මුකවෙටි පඬිතු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ණස්ගල්ලේ හි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දේහ හිමි</text:p>
          </table:table-cell>
          <table:table-cell office:value-type="float" office:value="0" calcext:value-type="float">
            <text:p>0</text:p>
          </table:table-cell>
          <table:table-cell table:number-columns-repeated="1008"/>
        </table:table-row>
        <table:table-row table:style-name="ro1">
          <table:table-cell table:style-name="ce3" office:value-type="float" office:value="62" calcext:value-type="float">
            <text:p>62</text:p>
          </table:table-cell>
          <table:table-cell table:style-name="ce3" office:value-type="string" calcext:value-type="string">
            <text:p>sinhala-07-t3-l17-ep0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13" office:value-type="string" calcext:value-type="string">
            <text:p>සුදන ගුණ</text:p>
          </table:table-cell>
          <table:table-cell table:style-name="ce13" office:value-type="string" calcext:value-type="string">
            <text:p>තිරුක්කුරල් උපදේශ ග්‍රන්ථය අධ්‍යනය‍ හා උපදේශයන් ලැයිස්තු ගත කිරීම‍</text:p>
          </table:table-cell>
          <table:table-cell table:style-name="ce13" office:value-type="string" calcext:value-type="string">
            <text:p>තිරුක්කුරල් නම් දෙමළ උපදේශ කාව්‍ය සංග්‍රහය පිළිබඳව හැඳින්වීම, එහි ඇතුලත් පද්‍ය තේරුම් සමඟින් අධ්‍යයනය කිරීම හා අභ්‍යාස සිදු කිරීම‍.</text:p>
          </table:table-cell>
          <table:table-cell table:style-name="ce5"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තිරුක්කුරල් යන උපදේශ කාව්‍ය ග්‍රන්ථය අයත් වනුයේ,</text:p>
          </table:table-cell>
          <table:table-cell/>
          <table:table-cell office:value-type="string" calcext:value-type="string">
            <text:p>සිංහල උපදේශ කාව්‍ය ගණයට</text:p>
          </table:table-cell>
          <table:table-cell office:value-type="float" office:value="0" calcext:value-type="float">
            <text:p>0</text:p>
          </table:table-cell>
          <table:table-cell table:number-columns-repeated="1008"/>
        </table:table-row>
        <table:table-row table:style-name="ro2">
          <table:table-cell table:style-name="ce8"/>
          <table:table-cell table:style-name="ce3" table:number-columns-repeated="8"/>
          <table:table-cell table:number-columns-repeated="5"/>
          <table:table-cell office:value-type="string" calcext:value-type="string">
            <text:p>දෙමළ උපදේශ කාව්‍ය ගණය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බි උපදේශ කාව්‍ය ගණ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ස්කෘතික උපදේශ කාව්‍ය ගණය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7" calcext:value-type="float">
            <text:p>307</text:p>
          </table:table-cell>
          <table:table-cell table:number-columns-repeated="2"/>
          <table:table-cell office:value-type="string" calcext:value-type="string">
            <text:p>තිරුක්කුරල් ග්‍රන්ථයේ ඇතුළත් උපදේශ පද්‍ය සංඛ්‍යාව කොපමණ ද?</text:p>
          </table:table-cell>
          <table:table-cell/>
          <table:table-cell office:value-type="string" calcext:value-type="string">
            <text:p>1330 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1030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1300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330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8" calcext:value-type="float">
            <text:p>308</text:p>
          </table:table-cell>
          <table:table-cell table:number-columns-repeated="2"/>
          <table:table-cell office:value-type="string" calcext:value-type="string">
            <text:p>චාල්ස් ද සිල්වා මහතාගේ තිරුක්කුරල් පරිවර්තනය හඳුන්වන නාමය කුමක් ද?</text:p>
          </table:table-cell>
          <table:table-cell/>
          <table:table-cell office:value-type="string" calcext:value-type="string">
            <text:p>සිරි ගී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 සි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දය සි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ය සි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09" calcext:value-type="float">
            <text:p>309</text:p>
          </table:table-cell>
          <table:table-cell table:number-columns-repeated="2"/>
          <table:table-cell office:value-type="string" calcext:value-type="string">
            <text:p>තිරුක්කුරල් පරිවර්තනය කළ තවත් අයෙකි,</text:p>
          </table:table-cell>
          <table:table-cell/>
          <table:table-cell office:value-type="string" calcext:value-type="string">
            <text:p>වීදාගම මෛත්‍රී ස්වාමින් වහන්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ගියවන්න මුකවෙටි පඬ්තු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ණස්ගල්ලේ හි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ක්ගොඩ මිසිහා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10" calcext:value-type="float">
            <text:p>310</text:p>
          </table:table-cell>
          <table:table-cell table:number-columns-repeated="2"/>
          <table:table-cell table:style-name="ce3" office:value-type="string" calcext:value-type="string">
            <text:p>ලබන පල නොසිතා - ..................................... \n මනින්නට හැකි නම් - මහා මුහුදට වැඩි විශාලයි , හිස්තැනට ආ යුතු පදය තෝරන්න.</text:p>
          </table:table-cell>
          <table:table-cell/>
          <table:table-cell office:value-type="string" calcext:value-type="string">
            <text:p>කළ උපකාර වූ නම් එ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කළ උදව්වෙහි හොඳ බ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අමතක වීම නරකයි අගු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ඳලුව නමුදු හැම ගුණ කළ</text:p>
          </table:table-cell>
          <table:table-cell office:value-type="float" office:value="0" calcext:value-type="float">
            <text:p>0</text:p>
          </table:table-cell>
          <table:table-cell table:number-columns-repeated="1008"/>
        </table:table-row>
        <table:table-row table:style-name="ro1">
          <table:table-cell table:style-name="ce3" office:value-type="float" office:value="63" calcext:value-type="float">
            <text:p>63</text:p>
          </table:table-cell>
          <table:table-cell table:style-name="ce3" office:value-type="string" calcext:value-type="string">
            <text:p>sinhala-07-t3-l17-ep03</text:p>
          </table:table-cell>
          <table:table-cell table:number-columns-repeated="2" table:style-name="ce3" office:value-type="float" office:value="3" calcext:value-type="float">
            <text:p>3</text:p>
          </table:table-cell>
          <table:table-cell table:style-name="ce3" office:value-type="float" office:value="17" calcext:value-type="float">
            <text:p>17</text:p>
          </table:table-cell>
          <table:table-cell table:style-name="ce13" office:value-type="string" calcext:value-type="string">
            <text:p>සුදන ගුණ</text:p>
          </table:table-cell>
          <table:table-cell table:style-name="ce13" office:value-type="string" calcext:value-type="string">
            <text:p>ලෝකෝපකාර උපදේශ ග්‍රන්ථය අධ්‍යනය කිරිම උපදේශන ලැයිස්තු ගත කිරීම‍</text:p>
          </table:table-cell>
          <table:table-cell table:style-name="ce13" office:value-type="string" calcext:value-type="string">
            <text:p>ලෝකෝපකාරය පිළිබඳ හැඳින්වීම එහි ඇතුළත් පද්‍ය තේරුම් සහිතව සාකච්ඡා කිරීම.</text:p>
          </table:table-cell>
          <table:table-cell table:style-name="ce5" office:value-type="time" office:time-value="PT01H00M00S" calcext:value-type="time">
            <text:p>01:00:00</text:p>
          </table:table-cell>
          <table:table-cell office:value-type="float" office:value="311" calcext:value-type="float">
            <text:p>311</text:p>
          </table:table-cell>
          <table:table-cell table:number-columns-repeated="2"/>
          <table:table-cell table:style-name="ce3" office:value-type="string" calcext:value-type="string">
            <text:p>ලෝකෝපකාරයේ පවතින කවි ගණන කීයද?</text:p>
          </table:table-cell>
          <table:table-cell/>
          <table:table-cell office:value-type="float" office:value="238" calcext:value-type="float">
            <text:p>238</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float" office:value="236" calcext:value-type="float">
            <text:p>23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float" office:value="233" calcext:value-type="float">
            <text:p>23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float" office:value="232" calcext:value-type="float">
            <text:p>232</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12" calcext:value-type="float">
            <text:p>312</text:p>
          </table:table-cell>
          <table:table-cell table:number-columns-repeated="2"/>
          <table:table-cell table:style-name="ce3" office:value-type="string" calcext:value-type="string">
            <text:p>ඉසුරෙන් පිරිහුණත් සුදන \n තම ගුණය අඩු නො කරත් \n ……………………………………………. \n අගය අඩු නොවන මෙන් , කවියේ හිස්තැන් සම්පුර්ණ කරන්න.</text:p>
          </table:table-cell>
          <table:table-cell/>
          <table:table-cell office:value-type="string" calcext:value-type="string">
            <text:p>සුදනෝ තම සිරිත් <text:s text:c="2"/>කළවු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තමන් ලෙස ම සලකත් පහ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ඳුණත් රන් බඳුන <text:s/>ඇති බ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මෙත් අඩු නොවී පවති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13" calcext:value-type="float">
            <text:p>313</text:p>
          </table:table-cell>
          <table:table-cell table:number-columns-repeated="2"/>
          <table:table-cell table:style-name="ce3" office:value-type="string" calcext:value-type="string">
            <text:p>රන් බඳනෙහි කෙසර තෙල් <text:s/>\n ……………………………………………. \n උතුමන් හද සපිරි කුලුණු \n මෙත් අඩු නොවී පවතියි , කවියේ හිස්තැන් සම්පුර්ණ කරන්න.</text:p>
          </table:table-cell>
          <table:table-cell/>
          <table:table-cell office:value-type="string" calcext:value-type="string">
            <text:p>සුදනෝ තම සිරිත් <text:s text:c="2"/>කළවු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තමන් ලෙස ම සලකත් පහ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අඩු නොවී පවතින <text:s text:c="5"/>මෙ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බළන විලස්නෙ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14" calcext:value-type="float">
            <text:p>314</text:p>
          </table:table-cell>
          <table:table-cell table:number-columns-repeated="2"/>
          <table:table-cell table:style-name="ce3" office:value-type="string" calcext:value-type="string">
            <text:p>………………………………………….. \n ම වැඩ පමුණුවන මෙන් \n සුදනන් ලත් ඉසුරු සව් \n සතට වැඩ වේ ය නිතියෙන් , කවියේ හිස්තැන් සම්පුර්ණ කරන්න</text:p>
          </table:table-cell>
          <table:table-cell/>
          <table:table-cell office:value-type="string" calcext:value-type="string">
            <text:p>අඩු නොවී පවතින <text:s text:c="5"/>මෙ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බළන විලස්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මේග ගං පල තුරු <text:s/>පරහ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තමන් ලෙස ම සලකත් පහනි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15" calcext:value-type="float">
            <text:p>315</text:p>
          </table:table-cell>
          <table:table-cell table:number-columns-repeated="2"/>
          <table:table-cell table:style-name="ce3" office:value-type="string" calcext:value-type="string">
            <text:p>කුමුදු මල් පිපෙනු දැක පරවෙන මල් ජාතිය කුමක් ද?</text:p>
          </table:table-cell>
          <table:table-cell/>
          <table:table-cell office:value-type="string" calcext:value-type="string">
            <text:p>අරලිය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රෝස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නෙළුම් ම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පිච්ච මල්</text:p>
          </table:table-cell>
          <table:table-cell office:value-type="float" office:value="0" calcext:value-type="float">
            <text:p>0</text:p>
          </table:table-cell>
          <table:table-cell table:number-columns-repeated="1008"/>
        </table:table-row>
        <table:table-row table:style-name="ro1">
          <table:table-cell table:style-name="ce3" office:value-type="float" office:value="64" calcext:value-type="float">
            <text:p>64</text:p>
          </table:table-cell>
          <table:table-cell table:style-name="ce3" office:value-type="string" calcext:value-type="string">
            <text:p>sinhala-07-t3-l17-ep0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13" office:value-type="string" calcext:value-type="string">
            <text:p>සුදන ගුණ</text:p>
          </table:table-cell>
          <table:table-cell table:style-name="ce13" office:value-type="string" calcext:value-type="string">
            <text:p>සුදන ගුණ යනුවෙන් බිත්ති පුවත්පතකට ලිපියක් ලිවීම</text:p>
          </table:table-cell>
          <table:table-cell table:style-name="ce4" office:value-type="string" calcext:value-type="string">
            <text:p>සුදන ගුණ මොනවාද යන්න හැඳින්වීම, සුභාෂිතයෙහි ඇතුලත් පද්‍ය හා එහි තේරුම් පැහැදිලි කිරීම.</text:p>
          </table:table-cell>
          <table:table-cell table:style-name="ce5" office:value-type="time" office:time-value="PT01H00M00S" calcext:value-type="time">
            <text:p>01:00:00</text:p>
          </table:table-cell>
          <table:table-cell office:value-type="float" office:value="316" calcext:value-type="float">
            <text:p>316</text:p>
          </table:table-cell>
          <table:table-cell table:number-columns-repeated="2"/>
          <table:table-cell table:style-name="ce3" office:value-type="string" calcext:value-type="string">
            <text:p>සුදන ගුණයක් නොවන්නේ මින් කුමක් ද?</text:p>
          </table:table-cell>
          <table:table-cell/>
          <table:table-cell office:value-type="string" calcext:value-type="string">
            <text:p>තමාට උපකාරයක් නොකළ අයට උදව් උපකාර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3"/>
          <table:table-cell table:style-name="ce3"/>
          <table:table-cell/>
          <table:table-cell office:value-type="string" calcext:value-type="string">
            <text:p>උදව් උපකාර කළ විට එය මතක් නොකිරී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3"/>
          <table:table-cell table:style-name="ce3"/>
          <table:table-cell/>
          <table:table-cell office:value-type="string" calcext:value-type="string">
            <text:p>කළගුණ සැලකී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3"/>
          <table:table-cell table:style-name="ce3"/>
          <table:table-cell/>
          <table:table-cell office:value-type="string" calcext:value-type="string">
            <text:p>ලැබෙන ප්‍රයෝජන ගැන සිතා උදව් කිරීම සිදු නො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17" calcext:value-type="float">
            <text:p>317</text:p>
          </table:table-cell>
          <table:table-cell table:number-columns-repeated="2"/>
          <table:table-cell table:style-name="ce3" office:value-type="string" calcext:value-type="string">
            <text:p>නොමින් ලොව සියලු දේ දක්නා ඇසට \n තමන් සැටි මඳක් වත් නොපෙනෙන ලෙසට , මෙම කවි පේළි ද්විත්වය සඳහන් වන කවි පොත කුමක් ද?</text:p>
          </table:table-cell>
          <table:table-cell/>
          <table:table-cell office:value-type="string" calcext:value-type="string">
            <text:p>ලෝවැඩ සඟරා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සිරිත් මල් 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සුභාෂි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ගුත්තිල කාව්‍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18" calcext:value-type="float">
            <text:p>318</text:p>
          </table:table-cell>
          <table:table-cell office:value-type="string" calcext:value-type="string">
            <text:p>මෙම කවියෙහි හිස්තැන් පුරවන්න.</text:p>
          </table:table-cell>
          <table:table-cell/>
          <table:table-cell table:style-name="ce3" office:value-type="string" calcext:value-type="string">
            <text:p>කුලුණු ගුණයෙන් යුතු උතුමන් සිත මහරු \n …………………………………………………. \n නව රුවනින් පිරිමහ සමුදුරු ගැඹුරු \n තණ සුලෙකින් හුණු කළ හැකි වෙති කවුරු</text:p>
          </table:table-cell>
          <table:table-cell/>
          <table:table-cell office:value-type="string" calcext:value-type="string">
            <text:p>තමන් සැටි මඳක් වත් නොපෙනෙන <text:s text:c="2"/>ලෙස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රණිඳු ගෙල වසන නා රද <text:s/>වෙමින් <text:s text:c="4"/>ග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අනත වෙහෙස ලදුවත් නොම වෙති <text:s text:c="4"/>දුඟ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දුදන බසින් නොයදෙයි කරනට <text:s text:c="9"/>නපුරු</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19" calcext:value-type="float">
            <text:p>319</text:p>
          </table:table-cell>
          <table:table-cell office:value-type="string" calcext:value-type="string">
            <text:p>මෙම කවියෙහි හිස්තැන් පුරවන්න.</text:p>
          </table:table-cell>
          <table:table-cell/>
          <table:table-cell table:style-name="ce3" office:value-type="string" calcext:value-type="string">
            <text:p>පරසිඳු පබු දනන් සෙවි පමණින් මහරු \n බෙලෙනිඳු මඳ වුවත් නො කෙරෙති රුපුන් සරු \n …………………………………………… \n ගුරුළිඳු අතින් ඇසි කිම යහළු තොරතුරු</text:p>
          </table:table-cell>
          <table:table-cell/>
          <table:table-cell office:value-type="string" calcext:value-type="string">
            <text:p>අනත වෙහෙස ලදුවත් නොම වෙති <text:s text:c="5"/>දුඟ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නව රුවනින් පිරිමහ සමුදුරු <text:s text:c="10"/>ගැඹු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නොමින් ලොව සියලු දේ දක්නා <text:s text:c="8"/>ඇස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රණිඳු ගෙල වසන නා රද <text:s/>වෙමින් <text:s text:c="12"/>ගරු</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20" calcext:value-type="float">
            <text:p>320</text:p>
          </table:table-cell>
          <table:table-cell office:value-type="string" calcext:value-type="string">
            <text:p>මෙම කවියෙහි හිස්තැන් පුරවන්න.</text:p>
          </table:table-cell>
          <table:table-cell/>
          <table:table-cell table:style-name="ce3" office:value-type="string" calcext:value-type="string">
            <text:p>අමිත ගුණ නුවණ යුතු උතුමන් පබැදි \n අනත වෙහෙස ලදුවත් නොම වෙති දුඟද \n ……………………………………………. \n සිඳිත මඬිත එක ලෙස පැතිරෙයි සුවඳ</text:p>
          </table:table-cell>
          <table:table-cell/>
          <table:table-cell office:value-type="string" calcext:value-type="string">
            <text:p>නව රුවනින් පිරිමහ සමුදුරු <text:s text:c="10"/>ගැඹු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නොමින් ලොව සියලු දේ දක්නා <text:s text:c="8"/>ඇස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බරණිඳු ගෙල වසන නා රද <text:s/>වෙමින් <text:s text:c="4"/>ග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දිගත පතළ සුවදැති සොඳ සදුන් <text:s text:c="8"/>කඳ</text:p>
          </table:table-cell>
          <table:table-cell office:value-type="float" office:value="1" calcext:value-type="float">
            <text:p>1</text:p>
          </table:table-cell>
          <table:table-cell table:number-columns-repeated="1008"/>
        </table:table-row>
        <table:table-row table:style-name="ro1">
          <table:table-cell table:style-name="ce3" office:value-type="float" office:value="65" calcext:value-type="float">
            <text:p>65</text:p>
          </table:table-cell>
          <table:table-cell table:style-name="ce3" office:value-type="string" calcext:value-type="string">
            <text:p>sinhala-07-t3-l18-ep0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13" office:value-type="string" calcext:value-type="string">
            <text:p>මා දුටු මුල් හිරු පෙන්නූ ලංකා</text:p>
          </table:table-cell>
          <table:table-cell table:style-name="ce13" office:value-type="string" calcext:value-type="string">
            <text:p>දේශාභිමානය පිළිබඳ හැඳින්වීම හා පද්‍ය පෙළ අධ්‍යනය</text:p>
          </table:table-cell>
          <table:table-cell table:style-name="ce4" office:value-type="string" calcext:value-type="string">
            <text:p>කරුණාරත්න අමරසිංහ රචකයාගේ චරිතය පිළිබඳ හැඳින්වීම, ශ්‍රී ලංකාව පිළිබඳව සහ එහි අභිමානය දේශානුරාගය ජනිත වන <text:s/>'මා දුටු හිරු පෙන්වූ ලංකා' ගීතය පිළිබඳ හැඳින්වීම හා ගීතයේ සරල අර්ථය කියාදීම.</text:p>
          </table:table-cell>
          <table:table-cell table:style-name="ce5" office:value-type="time" office:time-value="PT01H00M00S" calcext:value-type="time">
            <text:p>01:00:00</text:p>
          </table:table-cell>
          <table:table-cell office:value-type="float" office:value="321" calcext:value-type="float">
            <text:p>321</text:p>
          </table:table-cell>
          <table:table-cell table:number-columns-repeated="2"/>
          <table:table-cell table:style-name="ce3" office:value-type="string" calcext:value-type="string">
            <text:p>දේශාභිමානය යන පදයට සමාන නොවන පදයකි,</text:p>
          </table:table-cell>
          <table:table-cell/>
          <table:table-cell office:value-type="string" calcext:value-type="string">
            <text:p>දේශය පිළිබඳ ආඩම්බ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ගර්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කම්මැළික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මා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22" calcext:value-type="float">
            <text:p>322</text:p>
          </table:table-cell>
          <table:table-cell table:number-columns-repeated="2"/>
          <table:table-cell table:style-name="ce3" office:value-type="string" calcext:value-type="string">
            <text:p>‘මා දුටු මුල් හිරු පෙන්නූ ලංකා’ <text:s/>ගීතයේ රචකයා කවුද?</text:p>
          </table:table-cell>
          <table:table-cell/>
          <table:table-cell office:value-type="string" calcext:value-type="string">
            <text:p>කරුණාරත්න අමරසිංහ</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සිරි ගුණ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ඔලිවර් ගුණතිල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ගුණදාස අමරසේක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23" calcext:value-type="float">
            <text:p>323</text:p>
          </table:table-cell>
          <table:table-cell table:number-columns-repeated="2"/>
          <table:table-cell table:style-name="ce3" office:value-type="string" calcext:value-type="string">
            <text:p>පුද්ගලයෙක්ට ජීවිතයේ එක් වරක් පමණක් ලබා ගත හැකි සම්මානය කුමක් ද?</text:p>
          </table:table-cell>
          <table:table-cell/>
          <table:table-cell office:value-type="string" calcext:value-type="string">
            <text:p>ඔස්කා සම්මා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රාජ්‍ය සම්මා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පුස්තකාල සම්මා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3"/>
          <table:table-cell table:style-name="ce3"/>
          <table:table-cell/>
          <table:table-cell office:value-type="string" calcext:value-type="string">
            <text:p>සිග්නීස් සම්මාන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24" calcext:value-type="float">
            <text:p>324</text:p>
          </table:table-cell>
          <table:table-cell table:number-columns-repeated="2"/>
          <table:table-cell table:style-name="ce3" office:value-type="string" calcext:value-type="string">
            <text:p>අමරසිංහ මහතා ප්‍රසිද්ධියට පත්ව ඇති ක්ෂේත්‍රයක් නොවන්නේ,</text:p>
          </table:table-cell>
          <table:table-cell/>
          <table:table-cell office:value-type="string" calcext:value-type="string">
            <text:p>පරිවර්තකයකු ලෙ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ත පද මාලා රචකයකු ලෙ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 පොත් නිර්මාණකරුවකු ලෙ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ශගවේෂකයෙකු ලෙස</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25" calcext:value-type="float">
            <text:p>325</text:p>
          </table:table-cell>
          <table:table-cell table:number-columns-repeated="2"/>
          <table:table-cell office:value-type="string" calcext:value-type="string">
            <text:p>මා ගත ලේ බිඳු එක් කොට ලංකා <text:s/>\n …………………………………. \n මා ගත ඩා බිඳු එක් කොට ලංකා \n ඔබ උර මුත්හර බන්දමි ලංකා , මෙම කවියේ හිස්තැන් සම්පුර්ණ කරන්න.</text:p>
          </table:table-cell>
          <table:table-cell/>
          <table:table-cell office:value-type="string" calcext:value-type="string">
            <text:p>නළලත තිලකය අන්දමි <text:s text:c="5"/>ලං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ඔබ හෙළු දුක් සෝ සුසුමන් <text:s/>ලං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 රෑ මහ සයුරෙන් විත් <text:s text:c="2"/>ලං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දුටු මුල් සඳු පෙන්නූ <text:s text:c="4"/>ලංකා</text:p>
          </table:table-cell>
          <table:table-cell office:value-type="float" office:value="0" calcext:value-type="float">
            <text:p>0</text:p>
          </table:table-cell>
          <table:table-cell table:number-columns-repeated="1008"/>
        </table:table-row>
        <table:table-row table:style-name="ro1">
          <table:table-cell table:style-name="ce3" office:value-type="float" office:value="66" calcext:value-type="float">
            <text:p>66</text:p>
          </table:table-cell>
          <table:table-cell table:style-name="ce3" office:value-type="string" calcext:value-type="string">
            <text:p>sinhala-07-t3-l18-ep0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13" office:value-type="string" calcext:value-type="string">
            <text:p>මා දුටු මුල් හිරු පෙන්නූ ලංකා</text:p>
          </table:table-cell>
          <table:table-cell table:style-name="ce13" office:value-type="string" calcext:value-type="string">
            <text:p>පද්‍ය පෙළේ අභ්‍යාස හා කාව්‍ය උපක්‍රම</text:p>
          </table:table-cell>
          <table:table-cell table:style-name="ce4" office:value-type="string" calcext:value-type="string">
            <text:p><text:span text:style-name="T3">'මා දුටු හිරු පෙන්වූ ලංකා' ගීතයට අදාළව අවබෝධය සම්බන්ධයෙන් ප්‍රශ්න සාකච්ඡා කිරීම, කවි නිර්මාණය කරන ආකාරය අධ්‍යනය සහ කවි නිර්මාණ කිහිපයක් අධ්‍යයනය කිරීම.</text:span></text:p>
          </table:table-cell>
          <table:table-cell table:style-name="ce5" office:value-type="time" office:time-value="PT01H00M00S" calcext:value-type="time">
            <text:p>01:00:00</text:p>
          </table:table-cell>
          <table:table-cell office:value-type="float" office:value="326" calcext:value-type="float">
            <text:p>326</text:p>
          </table:table-cell>
          <table:table-cell table:number-columns-repeated="2"/>
          <table:table-cell office:value-type="string" calcext:value-type="string">
            <text:p>ලංකාව තමා උපන් දේශය බව දැනවීම සඳහා යොදන වාක්‍ය කුමක් ද?</text:p>
          </table:table-cell>
          <table:table-cell/>
          <table:table-cell office:value-type="string" calcext:value-type="string">
            <text:p>මා ගත් මුල් සුසුමත් දුන් <text:s text:c="4"/>ලං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සිත ඔබ ගුණ රඳනට <text:s text:c="3"/>ලං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දිවි ඔබ රැක ගැනුමට <text:s text:c="2"/>ලං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පණ මෙන් ඔබ රක්නෙමි ලං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27" calcext:value-type="float">
            <text:p>327</text:p>
          </table:table-cell>
          <table:table-cell table:number-columns-repeated="2"/>
          <table:table-cell office:value-type="string" calcext:value-type="string">
            <text:p>ලංකා ලංකා පෙම්බර ලංකා යන ගීතය රචනා කළේ කවුද?</text:p>
          </table:table-cell>
          <table:table-cell/>
          <table:table-cell office:value-type="string" calcext:value-type="string">
            <text:p>මහගම සේක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සෙන් අහුබුදු <text:s/></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ඩෝල්ටන් අල්වි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චිත්‍රාල් සෝමපා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28" calcext:value-type="float">
            <text:p>328</text:p>
          </table:table-cell>
          <table:table-cell table:number-columns-repeated="2"/>
          <table:table-cell office:value-type="string" calcext:value-type="string">
            <text:p>රත්නදීප ජන්ම භූමි <text:s/>යන ගීතය රචනා කරන ලද්දේ කවුරු ද?</text:p>
          </table:table-cell>
          <table:table-cell/>
          <table:table-cell office:value-type="string" calcext:value-type="string">
            <text:p>මහගම සේක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සෙන් අහුබුදු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ඩෝල්ටන් අල්වි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චිත්‍රාල් සෝමපා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29" calcext:value-type="float">
            <text:p>329</text:p>
          </table:table-cell>
          <table:table-cell table:number-columns-repeated="2"/>
          <table:table-cell office:value-type="string" calcext:value-type="string">
            <text:p>සසර වසන තුරු - නිවන් දකින තුරු යන ගීතය රචනා කරන ලද්දේ කවුද?</text:p>
          </table:table-cell>
          <table:table-cell/>
          <table:table-cell office:value-type="string" calcext:value-type="string">
            <text:p>මහගම සේක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සෙන් අහුබුදු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ඩෝල්ටන් අල්වි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චිත්‍රාල් සෝමපා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0" calcext:value-type="float">
            <text:p>330</text:p>
          </table:table-cell>
          <table:table-cell table:number-columns-repeated="2"/>
          <table:table-cell office:value-type="string" calcext:value-type="string">
            <text:p>මවුබිම පිළිබඳ අභිමානවත් හැඟීම් දැනවෙන පද්‍ය කුමක් ද?</text:p>
          </table:table-cell>
          <table:table-cell/>
          <table:table-cell office:value-type="string" calcext:value-type="string">
            <text:p>තුරු පින්කෙත හෙළ ර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පණ මෙන් ඔබ රක්නෙමි ලං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ළලත තිලකය අන්දමි <text:s/>ලංකා <text:s/></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බවමු ඔබ ලංකා දිවි දී</text:p>
          </table:table-cell>
          <table:table-cell office:value-type="float" office:value="0" calcext:value-type="float">
            <text:p>0</text:p>
          </table:table-cell>
          <table:table-cell table:number-columns-repeated="1008"/>
        </table:table-row>
        <table:table-row table:style-name="ro1">
          <table:table-cell table:style-name="ce3" office:value-type="float" office:value="67" calcext:value-type="float">
            <text:p>67</text:p>
          </table:table-cell>
          <table:table-cell table:style-name="ce3" office:value-type="string" calcext:value-type="string">
            <text:p>sinhala-07-t3-l18-ep0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13" office:value-type="string" calcext:value-type="string">
            <text:p>මා දුටු මුල් හිරු පෙන්නූ ලංකා</text:p>
          </table:table-cell>
          <table:table-cell table:style-name="ce13" office:value-type="string" calcext:value-type="string">
            <text:p>අමතර දේශාභිමාන ගීත හා පද්‍ය නිර්මාණය</text:p>
          </table:table-cell>
          <table:table-cell table:style-name="ce4" office:value-type="string" calcext:value-type="string">
            <text:p>දේශාභිමාන ගීත කිහිපයක් හැඳින්වීම.(රත්නදීප ජන්ම භූමි සහ වෙර වීරිය ඇතත් පුතේ යන ගීතයන් සහ එහි තේරුම්) <text:s/></text:p>
          </table:table-cell>
          <table:table-cell table:style-name="ce5"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මාතෘ භූමිය <text:s/>සාර වූ උදාර වූයේ කෙසේ ද?</text:p>
          </table:table-cell>
          <table:table-cell/>
          <table:table-cell office:value-type="string" calcext:value-type="string">
            <text:p>ආදි සිංහලේ වීර මී මුතුන්ලෙයි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විතේ පුදා හැළුෑ ලේ කඳ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න්නෙ උන් හෙළුෑ ප්‍රාණ වායු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ඟා තරංග රාව දී රිදී වණි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2" calcext:value-type="float">
            <text:p>332</text:p>
          </table:table-cell>
          <table:table-cell table:number-columns-repeated="2"/>
          <table:table-cell office:value-type="string" calcext:value-type="string">
            <text:p>" වෙර වීරිය ඇතත් හිතේ” යන ගීතය රචනා කරේ කවුද?</text:p>
          </table:table-cell>
          <table:table-cell/>
          <table:table-cell office:value-type="string" calcext:value-type="string">
            <text:p>මහගම සේක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සෙන් අහුබුදු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ඩවල එස්. රත්නාය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චිත්‍රාල් සෝමපා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3" calcext:value-type="float">
            <text:p>333</text:p>
          </table:table-cell>
          <table:table-cell table:number-columns-repeated="2"/>
          <table:table-cell office:value-type="string" calcext:value-type="string">
            <text:p>‘විලියම් නයිමෝත්’ මොන ජාකිතයෙක් ද?</text:p>
          </table:table-cell>
          <table:table-cell/>
          <table:table-cell office:value-type="string" calcext:value-type="string">
            <text:p>ඉන්දියානු ජාතික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රාබි ජාතික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සියානු ජාති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මෙරිකානු ජාති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4" calcext:value-type="float">
            <text:p>334</text:p>
          </table:table-cell>
          <table:table-cell table:number-columns-repeated="2"/>
          <table:table-cell office:value-type="string" calcext:value-type="string">
            <text:p>“සව් සඟරාවතින් දස රජ දමින් බැඳී” <text:s/>මෙම කවිය රචනා කළේ කවුද?</text:p>
          </table:table-cell>
          <table:table-cell/>
          <table:table-cell office:value-type="string" calcext:value-type="string">
            <text:p>අරීසෙන් අහුබුදු <text:s/></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ඩවල එස්. රත්නා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ටිබෙට් ජාතික ඇස් මහින්ද හි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චිත්‍රාල් සෝමපා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5" calcext:value-type="float">
            <text:p>335</text:p>
          </table:table-cell>
          <table:table-cell table:number-columns-repeated="2"/>
          <table:table-cell office:value-type="string" calcext:value-type="string">
            <text:p>‘ලක්බිම වන සැරිය’ රචනා කළේ කවුද?</text:p>
          </table:table-cell>
          <table:table-cell/>
          <table:table-cell office:value-type="string" calcext:value-type="string">
            <text:p>මනෝ ප්‍රනාන්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යා ගුණසේක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මඩවල එස්. රත්නා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 ගනේෂන්</text:p>
          </table:table-cell>
          <table:table-cell office:value-type="float" office:value="0" calcext:value-type="float">
            <text:p>0</text:p>
          </table:table-cell>
          <table:table-cell table:number-columns-repeated="1008"/>
        </table:table-row>
        <table:table-row table:style-name="ro1">
          <table:table-cell table:style-name="ce3" office:value-type="float" office:value="68" calcext:value-type="float">
            <text:p>68</text:p>
          </table:table-cell>
          <table:table-cell table:style-name="ce3" office:value-type="string" calcext:value-type="string">
            <text:p>sinhala-07-t3-l18-ep08</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13" office:value-type="string" calcext:value-type="string">
            <text:p>මා දුටු මුල් හිරු පෙන්නූ ලංකා</text:p>
          </table:table-cell>
          <table:table-cell table:style-name="ce13" office:value-type="string" calcext:value-type="string">
            <text:p>රචනාවක් නිර්මාණය</text:p>
          </table:table-cell>
          <table:table-cell table:style-name="ce4" office:value-type="string" calcext:value-type="string">
            <text:p>ශ්‍රී ලංකා‌‌‌වේ පිහිටා ඇති කඳු සහ ගංඟා හැඳින්වීම, උදාහරණ <text:s/>මඟින් පෙන්වාදීම.</text:p>
          </table:table-cell>
          <table:table-cell table:style-name="ce5"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ස්වභාවික පරිසරයේ පවතින පරිසර දයාදයක් නොවන්නේ මින් කුමක් ද?</text:p>
          </table:table-cell>
          <table:table-cell/>
          <table:table-cell office:value-type="string" calcext:value-type="string">
            <text:p>දියඇ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නාන්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රුල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ඔරලෝසු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37" calcext:value-type="float">
            <text:p>337</text:p>
          </table:table-cell>
          <table:table-cell table:number-columns-repeated="2"/>
          <table:table-cell office:value-type="string" calcext:value-type="string">
            <text:p>ලංකාවේ පවතින කන්දක් නොවන්නේ මින් කුමක් ද?</text:p>
          </table:table-cell>
          <table:table-cell/>
          <table:table-cell office:value-type="string" calcext:value-type="string">
            <text:p>පිඳුරුතලාගල ක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ටිගල ක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වැලි ගඟ</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නළ කන්ද</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8" calcext:value-type="float">
            <text:p>338</text:p>
          </table:table-cell>
          <table:table-cell table:number-columns-repeated="2"/>
          <table:table-cell office:value-type="string" calcext:value-type="string">
            <text:p>මහවැලි ගඟේ දිග කොපමණ ද?</text:p>
          </table:table-cell>
          <table:table-cell/>
          <table:table-cell office:value-type="string" calcext:value-type="string">
            <text:p>335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336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232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337 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39" calcext:value-type="float">
            <text:p>339</text:p>
          </table:table-cell>
          <table:table-cell table:number-columns-repeated="2"/>
          <table:table-cell office:value-type="string" calcext:value-type="string">
            <text:p>දුන්හිඳ ඇල්ල <text:s/>පිහිටා තියෙන්නේ කෙහේ ද?</text:p>
          </table:table-cell>
          <table:table-cell/>
          <table:table-cell office:value-type="string" calcext:value-type="string">
            <text:p>මාත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දුල්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ඹ</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නුව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0" calcext:value-type="float">
            <text:p>340</text:p>
          </table:table-cell>
          <table:table-cell table:number-columns-repeated="2"/>
          <table:table-cell office:value-type="string" calcext:value-type="string">
            <text:p>බඹරගල්ල ඇල්ල නමින් හඳුන්වන්නේ කුමක් ද?</text:p>
          </table:table-cell>
          <table:table-cell/>
          <table:table-cell office:value-type="string" calcext:value-type="string">
            <text:p>රම්බොඩ ඇ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වණා ඇල්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ක්ෂපාන ඇ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ලි ඇල්ල</text:p>
          </table:table-cell>
          <table:table-cell office:value-type="float" office:value="0" calcext:value-type="float">
            <text:p>0</text:p>
          </table:table-cell>
          <table:table-cell table:number-columns-repeated="1008"/>
        </table:table-row>
        <table:table-row table:style-name="ro1">
          <table:table-cell table:style-name="ce3" office:value-type="float" office:value="69" calcext:value-type="float">
            <text:p>69</text:p>
          </table:table-cell>
          <table:table-cell table:style-name="ce3" office:value-type="string" calcext:value-type="string">
            <text:p>sinhala-07-t3-l19-ep09</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13" office:value-type="string" calcext:value-type="string">
            <text:p>දුං දුමටයි අඟුරු මටයි</text:p>
          </table:table-cell>
          <table:table-cell table:style-name="ce13" office:value-type="string" calcext:value-type="string">
            <text:p>සන්නිවේදන මාධ්‍ය පිළිබඳ හා අතීතයේ භාවිතා වු සන්නිවේදන උපක්‍රම</text:p>
          </table:table-cell>
          <table:table-cell table:style-name="ce4" office:value-type="string" calcext:value-type="string">
            <text:p>ගුවන් විදුලිය පිළිබඳ හැඳින්වීම, තුන්පත් රටා - 3 සිංහල විරිත් නම් පොතෙන් උපුටා ගන්නා ලද කොටසක් සාකච්ඡා කිරීම, සන්නිවේදන මාධ්‍ය පිළිබඳ හැඳින්වීම, පාරම්පරික හා නූතන සන්නිවේදන මාධ්‍ය පිළිබඳව සාකච්ඡා කිරීම, දුම සහ අඩබෙර ගැසීම මඟින් සන්නිවේදනය කරන ආකාරය පිළිබඳව අධ්‍යයනය කිරීම.</text:p>
          </table:table-cell>
          <table:table-cell table:style-name="ce5"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කුමාරිකාවගේ නහයේ හිර වූයේ කුමක් ද?</text:p>
          </table:table-cell>
          <table:table-cell/>
          <table:table-cell office:value-type="string" calcext:value-type="string">
            <text:p>මදටිය ඇටය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ඔළ`ිද ඇටය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පුරු බෝල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ළුන් කැබැල්ල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2" calcext:value-type="float">
            <text:p>342</text:p>
          </table:table-cell>
          <table:table-cell table:number-columns-repeated="2"/>
          <table:table-cell office:value-type="string" calcext:value-type="string">
            <text:p>අඬ බෙරය ගැසීම පිණිස යොදා ගන්නේ කුමක් ද?</text:p>
          </table:table-cell>
          <table:table-cell/>
          <table:table-cell office:value-type="string" calcext:value-type="string">
            <text:p>දවු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ටබෙ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බා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ත් රබා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3" calcext:value-type="float">
            <text:p>343</text:p>
          </table:table-cell>
          <table:table-cell table:number-columns-repeated="2"/>
          <table:table-cell office:value-type="string" calcext:value-type="string">
            <text:p>ජේ. බී. දිසානායකගේ සහභාගිත්වයෙන් ශ්‍රී ලංකා ගුවන්විදුලි සංස්ථාවේ ස්වදේශීය සේවය ඔස්සේ විකාශනය කරන ලද වැඩසටහන කුමක් ද?</text:p>
          </table:table-cell>
          <table:table-cell/>
          <table:table-cell office:value-type="string" calcext:value-type="string">
            <text:p>පුංචි පැංචි</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පන් පැඳු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න්පත් ර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ණික් පබළු</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4" calcext:value-type="float">
            <text:p>344</text:p>
          </table:table-cell>
          <table:table-cell table:number-columns-repeated="2"/>
          <table:table-cell office:value-type="string" calcext:value-type="string">
            <text:p>ශ්‍රව්‍ය මාධ්‍යයක් වනුයේ මින් කුමක් ද?</text:p>
          </table:table-cell>
          <table:table-cell/>
          <table:table-cell office:value-type="string" calcext:value-type="string">
            <text:p>රූපවාහි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ගම දුරකථ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ඩියෝ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වත් ප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5" calcext:value-type="float">
            <text:p>345</text:p>
          </table:table-cell>
          <table:table-cell table:number-columns-repeated="2"/>
          <table:table-cell office:value-type="string" calcext:value-type="string">
            <text:p>පාරම්පරික සන්නිවේදන ක්‍රමයක් නොවන්නේ මින් කුමක් ද?</text:p>
          </table:table-cell>
          <table:table-cell/>
          <table:table-cell office:value-type="string" calcext:value-type="string">
            <text:p>දුම් ගොබ ගැසී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රෙදි, කොඩි ආදිය වැ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ඬ බෙර ගැසී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ර්ට් දුරකථනය</text:p>
          </table:table-cell>
          <table:table-cell office:value-type="float" office:value="1" calcext:value-type="float">
            <text:p>1</text:p>
          </table:table-cell>
          <table:table-cell table:number-columns-repeated="1008"/>
        </table:table-row>
        <table:table-row table:style-name="ro1">
          <table:table-cell table:style-name="ce3" office:value-type="float" office:value="70" calcext:value-type="float">
            <text:p>70</text:p>
          </table:table-cell>
          <table:table-cell table:style-name="ce3" office:value-type="string" calcext:value-type="string">
            <text:p>sinhala-07-t3-l19-ep1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13" office:value-type="string" calcext:value-type="string">
            <text:p>දුං දුමටයි අඟුරු මටයි</text:p>
          </table:table-cell>
          <table:table-cell table:style-name="ce13" office:value-type="string" calcext:value-type="string">
            <text:p>නූතනයේ භාවිතා වු සන්නිවේදන උපක්‍රම</text:p>
          </table:table-cell>
          <table:table-cell table:style-name="ce4" office:value-type="string" calcext:value-type="string">
            <text:p>පාරම්පරික සන්නිවේදන ක්‍රම පිළිබඳව තවදුරටත් අධ්‍යයනය කිරීම‍, හූ කීම සහ ඝණ්ටාරය නාදකර සන්නිවේදනය කරන ආකාරය පිළිබඳව අධ්‍යයනය කිරීම.</text:p>
          </table:table-cell>
          <table:table-cell table:style-name="ce5"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හූ හඬ යොදා ගන්නා අවස්ථාවක් නොවන්නේ,</text:p>
          </table:table-cell>
          <table:table-cell/>
          <table:table-cell office:value-type="string" calcext:value-type="string">
            <text:p>නැති වුණු හරකා බාන සොයා ගැනීමේ 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නට ගිනි තබන්නට කලි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ඈත වෙල්යාය ඉස්මත්තේ කිසිවකු යන 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භාගයේ දී</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47" calcext:value-type="float">
            <text:p>347</text:p>
          </table:table-cell>
          <table:table-cell table:number-columns-repeated="2"/>
          <table:table-cell office:value-type="string" calcext:value-type="string">
            <text:p>ගමේ බොහෝ දෙනා කරන වෘත්තිය කුමක් ද?</text:p>
          </table:table-cell>
          <table:table-cell/>
          <table:table-cell office:value-type="string" calcext:value-type="string">
            <text:p>ගොවිතැ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 රැකී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ඩොල් කැපීමේ වෘත්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ල් කර්මාන්ත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8" calcext:value-type="float">
            <text:p>348</text:p>
          </table:table-cell>
          <table:table-cell table:number-columns-repeated="2"/>
          <table:table-cell office:value-type="string" calcext:value-type="string">
            <text:p>දුටුගැමුණු රජ්ජුරුවන් හූ හඩේ ආධාරයෙන් ගම් බිම් ලබා දුන්නේ මොන දේවාලයට ද?</text:p>
          </table:table-cell>
          <table:table-cell/>
          <table:table-cell office:value-type="string" calcext:value-type="string">
            <text:p>රුහුණු දේවා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නීගම දේවා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තරගම දේවාල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 දේවාලය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49" calcext:value-type="float">
            <text:p>349</text:p>
          </table:table-cell>
          <table:table-cell table:number-columns-repeated="2"/>
          <table:table-cell office:value-type="string" calcext:value-type="string">
            <text:p>‘හූව’ හේතු කොට ගෙන නම ලැබුණු පළාත කුමක් ද?</text:p>
          </table:table-cell>
          <table:table-cell/>
          <table:table-cell office:value-type="string" calcext:value-type="string">
            <text:p>බස්නාහි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ඌ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රි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50" calcext:value-type="float">
            <text:p>350</text:p>
          </table:table-cell>
          <table:table-cell table:number-columns-repeated="2"/>
          <table:table-cell office:value-type="string" calcext:value-type="string">
            <text:p>ගමේ තවත් වැදගත් සන්නිවේදන කාර්යක් ඉටු කරන මාධ්‍ය වනුයේ,</text:p>
          </table:table-cell>
          <table:table-cell/>
          <table:table-cell office:value-type="string" calcext:value-type="string">
            <text:p>ඝන්ටා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 හඬ</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ඬ බෙ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ම් ගැසීම</text:p>
          </table:table-cell>
          <table:table-cell office:value-type="float" office:value="0" calcext:value-type="float">
            <text:p>0</text:p>
          </table:table-cell>
          <table:table-cell table:number-columns-repeated="1008"/>
        </table:table-row>
        <table:table-row table:style-name="ro1">
          <table:table-cell table:style-name="ce3" office:value-type="float" office:value="71" calcext:value-type="float">
            <text:p>71</text:p>
          </table:table-cell>
          <table:table-cell table:style-name="ce3" office:value-type="string" calcext:value-type="string">
            <text:p>sinhala-07-t3-l19-ep11</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13" office:value-type="string" calcext:value-type="string">
            <text:p>දුං දුමටයි අඟුරු මටයි</text:p>
          </table:table-cell>
          <table:table-cell table:style-name="ce13" office:value-type="string" calcext:value-type="string">
            <text:p>විශේෂණ පද හා නාම විශේෂණ පද</text:p>
          </table:table-cell>
          <table:table-cell table:style-name="ce4" office:value-type="string" calcext:value-type="string">
            <text:p>විශේෂණ පද පිළිබඳව හඳුන්වා දීම හා විශේෂණ පද වර්ගීකරණය හඳුන්වා දීම.නාම විශේෂණ යනු කුමක්දැයි උදාහරණ සමඟින් හැඳින්වීම.</text:p>
          </table:table-cell>
          <table:table-cell table:style-name="ce5" office:value-type="time" office:time-value="PT01H00M00S" calcext:value-type="time">
            <text:p>01:00:00</text:p>
          </table:table-cell>
          <table:table-cell office:value-type="float" office:value="351" calcext:value-type="float">
            <text:p>351</text:p>
          </table:table-cell>
          <table:table-cell table:number-columns-repeated="2"/>
          <table:table-cell office:value-type="string" calcext:value-type="string">
            <text:p>සිංහලයේ පැරණි ව්‍යාකරණ ග්‍රන්ථයක් වන්නේ කුමක් ද?</text:p>
          </table:table-cell>
          <table:table-cell/>
          <table:table-cell office:value-type="string" calcext:value-type="string">
            <text:p>සිදත් සඟරා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ළු අත්තනගලු වං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වං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පවංශ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52" calcext:value-type="float">
            <text:p>352</text:p>
          </table:table-cell>
          <table:table-cell table:number-columns-repeated="2"/>
          <table:table-cell office:value-type="string" calcext:value-type="string">
            <text:p>විශේෂණය කරනු ලබන පදය හඳුන්වනු නාමය කුමක් ද?</text:p>
          </table:table-cell>
          <table:table-cell/>
          <table:table-cell office:value-type="string" calcext:value-type="string">
            <text:p>විශේෂ්‍යය නම් 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මා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ශේෂණ</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53" calcext:value-type="float">
            <text:p>353</text:p>
          </table:table-cell>
          <table:table-cell table:number-columns-repeated="2"/>
          <table:table-cell office:value-type="string" calcext:value-type="string">
            <text:p>විශේෂණ පද මූලික වශයෙන් බෙදෙන කොටස් ගණන කීයද?</text:p>
          </table:table-cell>
          <table:table-cell/>
          <table:table-cell office:value-type="string" calcext:value-type="string">
            <text:p>එක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න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තර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54" calcext:value-type="float">
            <text:p>354</text:p>
          </table:table-cell>
          <table:table-cell table:number-columns-repeated="2"/>
          <table:table-cell office:value-type="string" calcext:value-type="string">
            <text:p>ක්‍රියා විශේෂණ පදයක් සහිත වරණය තෝරන්න.</text:p>
          </table:table-cell>
          <table:table-cell/>
          <table:table-cell office:value-type="string" calcext:value-type="string">
            <text:p>රතු රෝ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ස ළ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ත පටි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ගයෙන් දුව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55" calcext:value-type="float">
            <text:p>355</text:p>
          </table:table-cell>
          <table:table-cell table:number-columns-repeated="2"/>
          <table:table-cell office:value-type="string" calcext:value-type="string">
            <text:p>නාම විශේෂණ පදයක් සහිත වරණය තෝරන්න.</text:p>
          </table:table-cell>
          <table:table-cell/>
          <table:table-cell office:value-type="string" calcext:value-type="string">
            <text:p>සෙමෙන් වැටෙ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වේගයෙන් දුව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ට්ටු මිනිසා.</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fවිගයෙන් බනියි.</text:p>
          </table:table-cell>
          <table:table-cell office:value-type="float" office:value="0" calcext:value-type="float">
            <text:p>0</text:p>
          </table:table-cell>
          <table:table-cell table:number-columns-repeated="1008"/>
        </table:table-row>
        <table:table-row table:style-name="ro1">
          <table:table-cell table:style-name="ce3" office:value-type="float" office:value="72" calcext:value-type="float">
            <text:p>72</text:p>
          </table:table-cell>
          <table:table-cell table:style-name="ce3" office:value-type="string" calcext:value-type="string">
            <text:p>sinhala-07-t3-l19-ep12</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13" office:value-type="string" calcext:value-type="string">
            <text:p>දුං දුමටයි අඟුරු මටයි</text:p>
          </table:table-cell>
          <table:table-cell table:style-name="ce13" office:value-type="string" calcext:value-type="string">
            <text:p>ක්‍රියා විශේෂණ පද</text:p>
          </table:table-cell>
          <table:table-cell table:style-name="ce4" office:value-type="string" calcext:value-type="string">
            <text:p>ක්‍රියා විශේෂණ පද පිළිබඳව හඳුන්වා දීම, ක්‍රියා විශේෂණ සඳහා උදාහරණ සාකච්ඡා කිරීම සහ එහි අභ්‍යාස සිදු කිරීම.</text:p>
          </table:table-cell>
          <table:table-cell table:style-name="ce5"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ක්‍රියා විශේෂණ වල කාර්යයක් නොවන්නේ මින් කුමක් ද?</text:p>
          </table:table-cell>
          <table:table-cell/>
          <table:table-cell office:value-type="string" calcext:value-type="string">
            <text:p>ක්‍රියා පදයක් සිදු වන ආ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 වන කාලය හා සිදු වන ස්ථා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 වීමට හේතුව ප්‍රකාශ කරන ප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යය හොඳ නරක ද යන්න බැලී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57" calcext:value-type="float">
            <text:p>357</text:p>
          </table:table-cell>
          <table:table-cell table:number-columns-repeated="2"/>
          <table:table-cell office:value-type="string" calcext:value-type="string">
            <text:p>පහත දැක්වෙන විශේෂණ පද තුළින් ක්‍රියා විශේෂණ පද තෝරන්න.</text:p>
          </table:table-cell>
          <table:table-cell/>
          <table:table-cell office:value-type="string" calcext:value-type="string">
            <text:p>හොඳ ළම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5"/>ඉදුණු පල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5"/>වේගයෙන් ගලා බසි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5"/>උස ළම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58" calcext:value-type="float">
            <text:p>358</text:p>
          </table:table-cell>
          <table:table-cell table:number-columns-repeated="2"/>
          <table:table-cell office:value-type="string" calcext:value-type="string">
            <text:p>පහත <text:s/>දැක්වෙන විශේෂණ පද තුළින් ක්‍රියා විශේෂණ පද තෝරන්න.</text:p>
          </table:table-cell>
          <table:table-cell/>
          <table:table-cell office:value-type="string" calcext:value-type="string">
            <text:p>වැසි ව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6"/>කහ ම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6"/>නිල් කුරුල්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6"/>සතුටින් කෑගස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59" calcext:value-type="float">
            <text:p>359</text:p>
          </table:table-cell>
          <table:table-cell table:number-columns-repeated="2"/>
          <table:table-cell office:value-type="string" calcext:value-type="string">
            <text:p>පහත <text:s/>දැක්වෙන විශේෂණ පද තුළින් ක්‍රියා විශේෂණ පද තෝරන්න.</text:p>
          </table:table-cell>
          <table:table-cell/>
          <table:table-cell office:value-type="string" calcext:value-type="string">
            <text:p>මහත පෙට්ටි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6"/>දිග කෝච්චි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6"/>ඉක්මනට ය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6"/>රස කෑ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60" calcext:value-type="float">
            <text:p>360</text:p>
          </table:table-cell>
          <table:table-cell table:number-columns-repeated="2"/>
          <table:table-cell office:value-type="string" calcext:value-type="string">
            <text:p>පහත <text:s/>දැක්වෙන විශේෂණ පද තුළින් ක්‍රියා විශේෂණ පද තෝරන්න.</text:p>
          </table:table-cell>
          <table:table-cell/>
          <table:table-cell office:value-type="string" calcext:value-type="string">
            <text:p>නිල් ආකාස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text:s text:c="6"/>රිද්මයට නැටුවා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6"/>උණු ව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text:s text:c="6"/>වැදගත් පොත</text:p>
          </table:table-cell>
          <table:table-cell office:value-type="float" office:value="0" calcext:value-type="float">
            <text:p>0</text:p>
          </table:table-cell>
          <table:table-cell table:number-columns-repeated="1008"/>
        </table:table-row>
        <table:table-row table:style-name="ro1">
          <table:table-cell table:style-name="ce3" office:value-type="float" office:value="73" calcext:value-type="float">
            <text:p>73</text:p>
          </table:table-cell>
          <table:table-cell table:style-name="ce3" office:value-type="string" calcext:value-type="string">
            <text:p>sinhala-07-t3-l20-ep13</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13" office:value-type="string" calcext:value-type="string">
            <text:p>සකස් කඩ නො කී කට</text:p>
          </table:table-cell>
          <table:table-cell table:style-name="ce13" office:value-type="string" calcext:value-type="string">
            <text:p><text:span text:style-name="T1">උව්චාරණය නිවැරදි කර ගැනීම‍</text:span>, <text:span text:style-name="T1">උව්චාරණය පුරුදු කරවීම</text:span></text:p>
          </table:table-cell>
          <table:table-cell table:style-name="ce4" office:value-type="string" calcext:value-type="string">
            <text:p><text:span text:style-name="T3">'සරස්කඩ නොකී කට' යන ග්‍රන්තය පිළිබඳව හැඳින්වීම, වචන උච්චාරණය හා නිවැරදි කියවීම හුරුවන ආකාරය ඉගැන්වීම, අකුරු කරන්නට ලියවුනු පොත් (18ක්) පිළිබඳව අධ්‍යනය කිරීම. (උදා: නම් පොත, ගණදෙවි හෑල්ල සහ වදන් කවිපොත)</text:span></text:p>
          </table:table-cell>
          <table:table-cell table:style-name="ce5"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සකස් කඩ නොකී කට” යන පාඨයේ ඉතිරි කොටස වනුයේ,</text:p>
          </table:table-cell>
          <table:table-cell/>
          <table:table-cell office:value-type="string" calcext:value-type="string">
            <text:p>උගේ කට හුඹස් ක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 කට හුඹස් ක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ගේ හුඹස් ක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ගේ කට හුඹස් ක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62" calcext:value-type="float">
            <text:p>362</text:p>
          </table:table-cell>
          <table:table-cell table:number-columns-repeated="2"/>
          <table:table-cell office:value-type="string" calcext:value-type="string">
            <text:p>අකුරු කරන්නට ම ලියැවුණු පැරණි පොතක් නොවන්නේ,</text:p>
          </table:table-cell>
          <table:table-cell/>
          <table:table-cell office:value-type="string" calcext:value-type="string">
            <text:p>හෝඩි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ඟුල් ල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ස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ඹ යහළු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63" calcext:value-type="float">
            <text:p>363</text:p>
          </table:table-cell>
          <table:table-cell table:number-columns-repeated="2"/>
          <table:table-cell office:value-type="string" calcext:value-type="string">
            <text:p>ශබ්ද නගා කියවීම මගින් ලැබෙන ප්‍රයෝජනයකි,</text:p>
          </table:table-cell>
          <table:table-cell/>
          <table:table-cell office:value-type="string" calcext:value-type="string">
            <text:p>කට සැර වැඩි 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උච්චාරණ දෝෂ මග හැර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දත් පෙළ දිලි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ල් සිහින් 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64" calcext:value-type="float">
            <text:p>364</text:p>
          </table:table-cell>
          <table:table-cell table:number-columns-repeated="2"/>
          <table:table-cell office:value-type="string" calcext:value-type="string">
            <text:p>නම් පොත රචනා වූ කාල වකවානුව ලෙස සලකනුයේ,</text:p>
          </table:table-cell>
          <table:table-cell/>
          <table:table-cell office:value-type="string" calcext:value-type="string">
            <text:p>හයවැනි පැරකුම්බා රජ දව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වන පැරකුම්බා රජ දව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නි පැරකුම්බා රජ දව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කුම්බා රජ දව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65" calcext:value-type="float">
            <text:p>365</text:p>
          </table:table-cell>
          <table:table-cell table:number-columns-repeated="2"/>
          <table:table-cell table:style-name="ce11" office:value-type="string" calcext:value-type="string">
            <text:p>පුදමි ආලංගා \n සිතසේ කෙරෙයි අංගා \n ……………………………………………….. \n වඳිමි ගණදෙවි දෙහොත් නංගා , මෙම කවියේ හිස්තැන් සම්පුර්ණ කරන්න.</text:p>
          </table:table-cell>
          <table:table-cell/>
          <table:table-cell office:value-type="string" calcext:value-type="string">
            <text:p>මව ද උමයංගා</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කත රකියි මෙ දෙර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ණින් නිපුන කරව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නරලොව දිනවන්</text:p>
          </table:table-cell>
          <table:table-cell office:value-type="float" office:value="0" calcext:value-type="float">
            <text:p>0</text:p>
          </table:table-cell>
          <table:table-cell table:number-columns-repeated="1008"/>
        </table:table-row>
        <table:table-row table:style-name="ro1">
          <table:table-cell table:style-name="ce3" office:value-type="float" office:value="74" calcext:value-type="float">
            <text:p>74</text:p>
          </table:table-cell>
          <table:table-cell table:style-name="ce3" office:value-type="string" calcext:value-type="string">
            <text:p>sinhala-07-t3-l20-ep14</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13" office:value-type="string" calcext:value-type="string">
            <text:p>සකස් කඩ නො කී කට</text:p>
          </table:table-cell>
          <table:table-cell table:style-name="ce13" office:value-type="string" calcext:value-type="string">
            <text:p><text:span text:style-name="T1">උව්චාරණය පුරුදු කරවීම‍</text:span>, <text:span text:style-name="T1">අභ්‍යාස සිදු කිරීම‍</text:span></text:p>
          </table:table-cell>
          <table:table-cell table:style-name="ce4" office:value-type="string" calcext:value-type="string">
            <text:p>පුවත්පත් වාර්තාවක වචන උච්චාරණය සහ සංස්කෘතික වචන මිශ්‍ර පාඨයන් උච්චාරණය කිරීම, කුමාරතුංග මුනිදාස මහතා විසින් රචිත ' ශික්ෂා මාර්ගය ' නම් කෘතියෙහි ඇතුලත් වචන උච්චාරණය සහ අරුත් පැහැදිලි කිරීම, අභ්‍යාස සිදු කිරීම.</text:p>
          </table:table-cell>
          <table:table-cell table:style-name="ce5"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text:s/>දියුණු ලෝහ කර්මාන්තයක් පැවති බවට සාධක සොයා ගත්තේ කොහෙන් ද?</text:p>
          </table:table-cell>
          <table:table-cell/>
          <table:table-cell office:value-type="string" calcext:value-type="string">
            <text:p>සීගිරිය ප්‍රදේශ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ර ප්‍රදේ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ගල්ල ප්‍රදේ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ජගල ප්‍රදේශ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67" calcext:value-type="float">
            <text:p>367</text:p>
          </table:table-cell>
          <table:table-cell table:number-columns-repeated="2"/>
          <table:table-cell office:value-type="string" calcext:value-type="string">
            <text:p>උඳුන් සොයා ගත හැකි ප්‍රදේශයකි,</text:p>
          </table:table-cell>
          <table:table-cell/>
          <table:table-cell office:value-type="string" calcext:value-type="string">
            <text:p>රජගල ප්‍රදේ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වර ප්‍රදේ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ගල්ල ප්‍රදේ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ලකොළ වැව ප්‍රදේශයෙ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68" calcext:value-type="float">
            <text:p>368</text:p>
          </table:table-cell>
          <table:table-cell table:number-columns-repeated="2"/>
          <table:table-cell office:value-type="string" calcext:value-type="string">
            <text:p>පුරාවිද්‍යා දෙපාර්තමේන්තුව අම්බලන්තොට ප්‍රදේශයේ රිදියගම ආශ්‍රයෙන් කැණීම් සිදු කළේ කුමන වසරේ ද?</text:p>
          </table:table-cell>
          <table:table-cell/>
          <table:table-cell office:value-type="float" office:value="1996" calcext:value-type="float">
            <text:p>1996</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95" calcext:value-type="float">
            <text:p>1995</text:p>
          </table:table-cell>
          <table:table-cell office:value-type="float" office:value="0" calcext:value-type="float">
            <text:p>0</text:p>
          </table:table-cell>
          <table:table-cell table:number-columns-repeated="1008"/>
        </table:table-row>
        <table:table-row table:style-name="ro2">
          <table:table-cell table:style-name="ce8" table:number-columns-repeated="8"/>
          <table:table-cell table:style-name="ce3"/>
          <table:table-cell table:number-columns-repeated="5"/>
          <table:table-cell office:value-type="float" office:value="1966" calcext:value-type="float">
            <text:p>196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94" calcext:value-type="float">
            <text:p>1994</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69" calcext:value-type="float">
            <text:p>369</text:p>
          </table:table-cell>
          <table:table-cell table:number-columns-repeated="2"/>
          <table:table-cell office:value-type="string" calcext:value-type="string">
            <text:p>“විද්‍යා දදාති විනයං ” මෙම පාඨය සඳහන් ග්‍රන්ථය කුමක් ද?</text:p>
          </table:table-cell>
          <table:table-cell/>
          <table:table-cell office:value-type="string" calcext:value-type="string">
            <text:p>හෝඩි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ඟුල් ල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යාසකා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තෝපදේශ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70" calcext:value-type="float">
            <text:p>370</text:p>
          </table:table-cell>
          <table:table-cell table:number-columns-repeated="2"/>
          <table:table-cell office:value-type="string" calcext:value-type="string">
            <text:p>“ශික්ෂා මාර්ගය” රචනා කළේ කවුද?</text:p>
          </table:table-cell>
          <table:table-cell/>
          <table:table-cell office:value-type="string" calcext:value-type="string">
            <text:p>කුමාරතුංග මුනිදා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ටින් වික්‍රම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සෙන් අහුබු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ටෝල්</text:p>
          </table:table-cell>
          <table:table-cell office:value-type="float" office:value="0" calcext:value-type="float">
            <text:p>0</text:p>
          </table:table-cell>
          <table:table-cell table:number-columns-repeated="1008"/>
        </table:table-row>
        <table:table-row table:style-name="ro1">
          <table:table-cell table:style-name="ce3" office:value-type="float" office:value="75" calcext:value-type="float">
            <text:p>75</text:p>
          </table:table-cell>
          <table:table-cell table:style-name="ce3" office:value-type="string" calcext:value-type="string">
            <text:p>sinhala-07-t3-l20-ep15</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13" office:value-type="string" calcext:value-type="string">
            <text:p>සකස් කඩ නො කී කට</text:p>
          </table:table-cell>
          <table:table-cell table:style-name="ce13" office:value-type="string" calcext:value-type="string">
            <text:p>විරාම ලක්ෂණ හදුන්වා දීම‍, විරාම ලක්ෂණ 01</text:p>
          </table:table-cell>
          <table:table-cell table:style-name="ce4" office:value-type="string" calcext:value-type="string">
            <text:p>විරාම ලක්ෂණ හැඳින්විම සහ සිංහල භාෂාවේදී විරාම ලක්ෂණ යොදන ආකාරය අධ්‍යයනය කිරීම, කෙටි ඉර(-) පිළිබඳව හැඳින්වීම සහ උදාහරණ සාකච්ඡා කිරීම.</text:p>
          </table:table-cell>
          <table:table-cell table:style-name="ce5"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විරාම ලක්ෂණ වලට අයත් නොවන්නේ මින් කුමක් ද?</text:p>
          </table:table-cell>
          <table:table-cell/>
          <table:table-cell office:value-type="string" calcext:value-type="string">
            <text:p>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ල 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යුගල උඩු කො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බුව</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72" calcext:value-type="float">
            <text:p>372</text:p>
          </table:table-cell>
          <table:table-cell table:number-columns-repeated="2"/>
          <table:table-cell office:value-type="string" calcext:value-type="string">
            <text:p>පද දෙකක් එකට යෙදෙන විට ඒ පද දෙක අතර ඇති අන්‍යෝන්‍ය සම්බන්ධය දැක්වීම සඳහා යොදන විරාම ලක්ෂණය කුමක් ද?</text:p>
          </table:table-cell>
          <table:table-cell/>
          <table:table-cell office:value-type="string" calcext:value-type="string">
            <text:p>ඇල 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ටි ඉ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73" calcext:value-type="float">
            <text:p>373</text:p>
          </table:table-cell>
          <table:table-cell table:number-columns-repeated="2"/>
          <table:table-cell office:value-type="string" calcext:value-type="string">
            <text:p>සීමා දෙකක අන්තරය දැක්වීමේ දී යොදා ගන්නා විරාම <text:s/>ලක්ෂණය කුමක් ද?</text:p>
          </table:table-cell>
          <table:table-cell/>
          <table:table-cell office:value-type="string" calcext:value-type="string">
            <text:p>ප්‍රශ්නාර්ථ ල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මයාදි ලකු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ටි ඉ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ල ඉ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74" calcext:value-type="float">
            <text:p>374</text:p>
          </table:table-cell>
          <table:table-cell table:number-columns-repeated="2"/>
          <table:table-cell office:value-type="string" calcext:value-type="string">
            <text:p>එදිරිවීර සරච්චන්ද්‍ර මහතා විශ්ව සම්මානය භාර ගැනීමට ගියේ කොහේට ද?</text:p>
          </table:table-cell>
          <table:table-cell/>
          <table:table-cell office:value-type="string" calcext:value-type="string">
            <text:p>තිරුවන්දිරම් නගරය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චිපුරම් නගර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ම්ල්නාඩුව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පානය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75" calcext:value-type="float">
            <text:p>375</text:p>
          </table:table-cell>
          <table:table-cell table:number-columns-repeated="2"/>
          <table:table-cell office:value-type="string" calcext:value-type="string">
            <text:p>“සුදෝ සුදු වැ වලාකුළෙනි ” මෙම කවිය කාගේ නිර්මාණයක් ද?</text:p>
          </table:table-cell>
          <table:table-cell/>
          <table:table-cell office:value-type="string" calcext:value-type="string">
            <text:p>කුමාරතුංග මුනිදා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ටින් වික්‍රම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සෙන් අහුබු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ටෝල්</text:p>
          </table:table-cell>
          <table:table-cell office:value-type="float" office:value="0" calcext:value-type="float">
            <text:p>0</text:p>
          </table:table-cell>
          <table:table-cell table:number-columns-repeated="1008"/>
        </table:table-row>
        <table:table-row table:style-name="ro1">
          <table:table-cell table:style-name="ce3" office:value-type="float" office:value="76" calcext:value-type="float">
            <text:p>76</text:p>
          </table:table-cell>
          <table:table-cell table:style-name="ce3" office:value-type="string" calcext:value-type="string">
            <text:p>sinhala-07-t3-l20-ep16</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13" office:value-type="string" calcext:value-type="string">
            <text:p>සකස් කඩ නො කී කට</text:p>
          </table:table-cell>
          <table:table-cell table:style-name="ce13" office:value-type="string" calcext:value-type="string">
            <text:p>විරාම ලක්ෂණ 02</text:p>
          </table:table-cell>
          <table:table-cell table:style-name="ce4" office:value-type="string" calcext:value-type="string">
            <text:p>විරාම ලක්ෂණ පිළිබඳව තවදුරටත් අධ්‍යයනය කිරීම, ඇල ඉර(/) සහ දෙතිත(:) පිළිබඳව උදාහරණ සමඟින් හැඳින්වීම, විරාම ලක්ෂණ ආශිත අභ්‍යාස සිදු කිරීම.</text:p>
          </table:table-cell>
          <table:table-cell table:style-name="ce5"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විකල්පයක් හෝ තේරීමක් (වරණයක්) හෝ දැක්වීමට සිදු වන අවස්ථාවල දී යොදා ගන්නා විරාම ලක්ෂණය කුමක් ද?</text:p>
          </table:table-cell>
          <table:table-cell/>
          <table:table-cell office:value-type="string" calcext:value-type="string">
            <text:p>ඇල ඉ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ටි 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77" calcext:value-type="float">
            <text:p>377</text:p>
          </table:table-cell>
          <table:table-cell table:number-columns-repeated="2"/>
          <table:table-cell office:value-type="string" calcext:value-type="string">
            <text:p>නිදසුන් පිණිස හෝ විස්තර කරනු පිණිස හෝ කරුණු කීපයක් ඉදිරිපත් කිරීමේ දී යොදන විරාම ලක්ෂණය කුමක් ද?</text:p>
          </table:table-cell>
          <table:table-cell/>
          <table:table-cell office:value-type="string" calcext:value-type="string">
            <text:p>දෙති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ල ඉ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78" calcext:value-type="float">
            <text:p>378</text:p>
          </table:table-cell>
          <table:table-cell table:number-columns-repeated="2"/>
          <table:table-cell office:value-type="string" calcext:value-type="string">
            <text:p>ගණිත ප්‍රකාශනයක අනුපාතයක් ලියා දැක්වීමේ දී යොදා ගන්නා විරාම ලක්ෂණය කුමක් ද?</text:p>
          </table:table-cell>
          <table:table-cell/>
          <table:table-cell office:value-type="string" calcext:value-type="string">
            <text:p>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ල 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ති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79" calcext:value-type="float">
            <text:p>379</text:p>
          </table:table-cell>
          <table:table-cell table:number-columns-repeated="2"/>
          <table:table-cell office:value-type="string" calcext:value-type="string">
            <text:p>සංවාදයක් ලියා දැක්වීමේ දී යොදා ගන්නා විරාම ලක්ෂණය කුමක් ද?</text:p>
          </table:table-cell>
          <table:table-cell/>
          <table:table-cell office:value-type="string" calcext:value-type="string">
            <text:p>ඇල 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ති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0" calcext:value-type="float">
            <text:p>380</text:p>
          </table:table-cell>
          <table:table-cell table:number-columns-repeated="2"/>
          <table:table-cell office:value-type="string" calcext:value-type="string">
            <text:p>. ,”“/ නිවැරදිව මෙම විරාම ලක්ෂණ දක්වා ඇති වරණය තෝරන්න.</text:p>
          </table:table-cell>
          <table:table-cell/>
          <table:table-cell office:value-type="string" calcext:value-type="string">
            <text:p>කොමාව, තිත, ඇල ඉර, පෙරළි කො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රළි කොමා, කොමාව, තිත, ඇල ඉ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මාව, පෙරළි කොමා,තිත, ඇල ඉ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තිත, කොමාව, පෙරළි කොමා, ඇල ඉර</text:p>
          </table:table-cell>
          <table:table-cell office:value-type="float" office:value="1" calcext:value-type="float">
            <text:p>1</text:p>
          </table:table-cell>
          <table:table-cell table:number-columns-repeated="1008"/>
        </table:table-row>
        <table:table-row table:style-name="ro1">
          <table:table-cell table:style-name="ce3" office:value-type="float" office:value="77" calcext:value-type="float">
            <text:p>77</text:p>
          </table:table-cell>
          <table:table-cell table:style-name="ce3" office:value-type="string" calcext:value-type="string">
            <text:p>sinhala-07-t3-l21-ep17</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13" office:value-type="string" calcext:value-type="string">
            <text:p>පුස්තකාලයට පිය නගමු</text:p>
          </table:table-cell>
          <table:table-cell table:style-name="ce13" office:value-type="string" calcext:value-type="string">
            <text:p>පුස්තකාල පරිහරණය</text:p>
          </table:table-cell>
          <table:table-cell table:style-name="ce13" office:value-type="string" calcext:value-type="string">
            <text:p>පුස්තකාලය යනු කුමක්දැයි හැඳින්වීම, පුස්තකාල පරිහරණය පිළිබඳ කියාදිම, පුස්තකාලයෙන් ලැබෙන ප්‍රයෝජන සහ පුස්තකාලයක් තුළ අප හැසිරිය යුතු ආකාරය කියා දීම.</text:p>
          </table:table-cell>
          <table:table-cell table:style-name="ce5" office:value-type="time" office:time-value="PT01H00M00S" calcext:value-type="time">
            <text:p>01:00:00</text:p>
          </table:table-cell>
          <table:table-cell office:value-type="float" office:value="381" calcext:value-type="float">
            <text:p>381</text:p>
          </table:table-cell>
          <table:table-cell table:number-columns-repeated="2"/>
          <table:table-cell office:value-type="string" calcext:value-type="string">
            <text:p>පුස්තකාලය යන වචන නිවැරදිව විසන්ධි කර ඇති වරණය තෝරන්න.</text:p>
          </table:table-cell>
          <table:table-cell/>
          <table:table-cell office:value-type="string" calcext:value-type="string">
            <text:p>පුස්තක + ආල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ස්ත + කආ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ස්තකආ + 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පුස් + තකආල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2" calcext:value-type="float">
            <text:p>382</text:p>
          </table:table-cell>
          <table:table-cell table:number-columns-repeated="2"/>
          <table:table-cell office:value-type="string" calcext:value-type="string">
            <text:p>පුස්තකාල අතීතයේ හඳුන්වා ඇත්තේ කුමන නමකින් ද?</text:p>
          </table:table-cell>
          <table:table-cell/>
          <table:table-cell office:value-type="string" calcext:value-type="string">
            <text:p>පුස්තකා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රන්ථ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ගු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 මන්දි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3" calcext:value-type="float">
            <text:p>383</text:p>
          </table:table-cell>
          <table:table-cell table:number-columns-repeated="2"/>
          <table:table-cell office:value-type="string" calcext:value-type="string">
            <text:p>එක් රටකට එකක් පමණි. <text:s/>ලෙස පවතින්නේ කුමන වර්ගයේ පුස්තකාලය ද?</text:p>
          </table:table-cell>
          <table:table-cell/>
          <table:table-cell office:value-type="string" calcext:value-type="string">
            <text:p>මහජන පුස්තකා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සල් පුස්තකා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තික පුස්තකා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යතනික පුස්තකා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4" calcext:value-type="float">
            <text:p>384</text:p>
          </table:table-cell>
          <table:table-cell table:number-columns-repeated="2"/>
          <table:table-cell office:value-type="string" calcext:value-type="string">
            <text:p>පුස්තකාලයක පොත් එක් එක් විෂයය අනුව වර්ග කර තැබීමේ ක්‍රමයක් තිබේ. ඒම ක්‍රමය කුමක් ද?</text:p>
          </table:table-cell>
          <table:table-cell/>
          <table:table-cell office:value-type="string" calcext:value-type="string">
            <text:p>ඩිවි දශම වර්ගීකරණ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ශම වර්ගීකර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කි දශම වර්ගීකර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ඩවි දශම වර්ගීකරණ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5" calcext:value-type="float">
            <text:p>385</text:p>
          </table:table-cell>
          <table:table-cell table:number-columns-repeated="2"/>
          <table:table-cell office:value-type="string" calcext:value-type="string">
            <text:p>ශ්‍රී ලංකාවේ ජාතික පුස්තකාලය පිහිටා ඇත්තේ කොහේ ද?</text:p>
          </table:table-cell>
          <table:table-cell/>
          <table:table-cell office:value-type="string" calcext:value-type="string">
            <text:p>කොළඹ 5 නිදහස් මාවතෙ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ළඹ 1 නිදහස් මාවතෙහි</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ළඹ 7 නිදහස් මාවතෙහි</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කොළඹ 2 නිදහස් මාවතෙහි</text:p>
          </table:table-cell>
          <table:table-cell office:value-type="float" office:value="0" calcext:value-type="float">
            <text:p>0</text:p>
          </table:table-cell>
          <table:table-cell table:number-columns-repeated="1008"/>
        </table:table-row>
        <table:table-row table:style-name="ro1">
          <table:table-cell table:style-name="ce3" office:value-type="float" office:value="78" calcext:value-type="float">
            <text:p>78</text:p>
          </table:table-cell>
          <table:table-cell table:style-name="ce3" office:value-type="string" calcext:value-type="string">
            <text:p>sinhala-07-t3-l21-ep18</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13" office:value-type="string" calcext:value-type="string">
            <text:p>පුස්තකාලයට පිය නගමු</text:p>
          </table:table-cell>
          <table:table-cell table:style-name="ce13" office:value-type="string" calcext:value-type="string">
            <text:p>ග්‍රන්ථ ලැයිස්තු ගත කිරීම</text:p>
          </table:table-cell>
          <table:table-cell table:style-name="ce4" office:value-type="string" calcext:value-type="string">
            <text:p>පුස්තකාලය පරිහරණය කර දැනුම ලබාගත් උගතුන් කිහිපදෙනෙකු පිළිබඳව සාකච්ඡා කිරීම.(ජී.බී සේනානායක මහතා මාටින් වික්‍රමසිංහ මහතා සහ කුමාරතුංග මුනිදාස මහතා ) අවබෝධය සහ අභ්‍යාස සාකච්ඡා කිරීම.</text:p>
          </table:table-cell>
          <table:table-cell table:style-name="ce5" office:value-type="time" office:time-value="PT01H00M00S" calcext:value-type="time">
            <text:p>01:00:00</text:p>
          </table:table-cell>
          <table:table-cell office:value-type="float" office:value="386" calcext:value-type="float">
            <text:p>386</text:p>
          </table:table-cell>
          <table:table-cell table:number-columns-repeated="2"/>
          <table:table-cell office:value-type="string" calcext:value-type="string">
            <text:p>කොළඹ මහජන පුස්තකාලයේ ඇති පොත් සියල්ල ම කියවා දැනුම ලබා ගත් පුද්ගලයෙකි,</text:p>
          </table:table-cell>
          <table:table-cell/>
          <table:table-cell office:value-type="string" calcext:value-type="string">
            <text:p>ජී. බී. සේනානායක මහ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රතුංග මුනිදාස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රි ගුණ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තෙන්නකෝ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7" calcext:value-type="float">
            <text:p>387</text:p>
          </table:table-cell>
          <table:table-cell table:number-columns-repeated="2"/>
          <table:table-cell office:value-type="string" calcext:value-type="string">
            <text:p><text:s/>ජී. බී. සේනානායක මහතාගේ පෞද්ගලික අත්දැකීම් විස්තර වන ග්‍රන්ථය කුමක් ද?</text:p>
          </table:table-cell>
          <table:table-cell/>
          <table:table-cell office:value-type="string" calcext:value-type="string">
            <text:p>වටු කුරුල්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වල ගෙද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නිවිදිමි අඳු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ණික්කාව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8" calcext:value-type="float">
            <text:p>388</text:p>
          </table:table-cell>
          <table:table-cell table:number-columns-repeated="2"/>
          <table:table-cell office:value-type="string" calcext:value-type="string">
            <text:p>ජී. බී. සේනානායක මහතාගේ නව කතා ගණයට අයත් නොවන්නේ මින් කුමක් ද?</text:p>
          </table:table-cell>
          <table:table-cell/>
          <table:table-cell office:value-type="string" calcext:value-type="string">
            <text:p>වරදත්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ළ බිඳුම</text:p>
          </table:table-cell>
          <table:table-cell office:value-type="float" office:value="0" calcext:value-type="float">
            <text:p>0</text:p>
          </table:table-cell>
          <table:table-cell table:number-columns-repeated="1008"/>
        </table:table-row>
        <table:table-row table:style-name="ro2">
          <table:table-cell table:style-name="ce8" table:number-columns-repeated="5"/>
          <table:table-cell table:style-name="ce3" table:number-columns-repeated="4"/>
          <table:table-cell table:number-columns-repeated="5"/>
          <table:table-cell office:value-type="string" calcext:value-type="string">
            <text:p>පළිගැනී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ම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89" calcext:value-type="float">
            <text:p>389</text:p>
          </table:table-cell>
          <table:table-cell table:number-columns-repeated="2"/>
          <table:table-cell office:value-type="string" calcext:value-type="string">
            <text:p>ජී. බී. සේනානායක මහතාගේ කෙටි කතා ගණයට අයත් නොවන්නේ මින් <text:s text:c="3"/>කුමක් ද?</text:p>
          </table:table-cell>
          <table:table-cell/>
          <table:table-cell office:value-type="string" calcext:value-type="string">
            <text:p>දුප්පතුන් නැති ලෝක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ඛක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 මුළා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දුපාණී</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90" calcext:value-type="float">
            <text:p>390</text:p>
          </table:table-cell>
          <table:table-cell table:number-columns-repeated="2"/>
          <table:table-cell office:value-type="string" calcext:value-type="string">
            <text:p>ජී. බී. සේනානායක මහතාගේ සුරංගනා කතා ගණයට අයත් නොවන්නේ මින් කුමක් ද?</text:p>
          </table:table-cell>
          <table:table-cell/>
          <table:table-cell office:value-type="string" calcext:value-type="string">
            <text:p>මල් කුමා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ල් මැස්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ම එදා සහ අද</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නය</text:p>
          </table:table-cell>
          <table:table-cell office:value-type="float" office:value="0" calcext:value-type="float">
            <text:p>0</text:p>
          </table:table-cell>
          <table:table-cell table:number-columns-repeated="1008"/>
        </table:table-row>
        <table:table-row table:style-name="ro1">
          <table:table-cell table:style-name="ce3" office:value-type="float" office:value="79" calcext:value-type="float">
            <text:p>79</text:p>
          </table:table-cell>
          <table:table-cell table:style-name="ce3" office:value-type="string" calcext:value-type="string">
            <text:p>sinhala-07-t3-l21-ep19</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13" office:value-type="string" calcext:value-type="string">
            <text:p>පුස්තකාලයට පිය නගමු</text:p>
          </table:table-cell>
          <table:table-cell table:style-name="ce13" office:value-type="string" calcext:value-type="string">
            <text:p>රචනාවක් ලිවීම</text:p>
          </table:table-cell>
          <table:table-cell table:style-name="ce4" office:value-type="string" calcext:value-type="string">
            <text:p>පුස්තකාලයේ ඇති වැදගත්කම හැඳින්වීම, <text:s/>මාටින් වික්‍රමසිංහ මහතා, කුමාරතුංග මුනිදාස මහතා හා ටී.බී ඉලංගරත්න මහතා විසින් රචිත කෘති පිළිබඳ හැඳින්වීම.</text:p>
          </table:table-cell>
          <table:table-cell table:style-name="ce5" office:value-type="time" office:time-value="PT01H00M00S" calcext:value-type="time">
            <text:p>01:00:00</text:p>
          </table:table-cell>
          <table:table-cell office:value-type="float" office:value="391" calcext:value-type="float">
            <text:p>391</text:p>
          </table:table-cell>
          <table:table-cell table:number-columns-repeated="2"/>
          <table:table-cell office:value-type="string" calcext:value-type="string">
            <text:p>මාර්ටින් වික්‍රමසිංහ මහතාගේ ළමා සාහිත්‍යයට අයත් ග්‍රන්ථයක් නොවන්නේ,</text:p>
          </table:table-cell>
          <table:table-cell/>
          <table:table-cell office:value-type="string" calcext:value-type="string">
            <text:p>බාලෝපදේශ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සකම්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ගලිවරාය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ලා</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392" calcext:value-type="float">
            <text:p>392</text:p>
          </table:table-cell>
          <table:table-cell table:number-columns-repeated="2"/>
          <table:table-cell office:value-type="string" calcext:value-type="string">
            <text:p>පව්කාරයට ගල් ගැසිම යන කෙටි කතාව කාගේ නිර්මාණයක් ද?</text:p>
          </table:table-cell>
          <table:table-cell/>
          <table:table-cell office:value-type="string" calcext:value-type="string">
            <text:p>කුමාරතුංග මුනිදාස ශුරින්ගේ</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බී ඉලංගරත්න මහතා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ටින් වික්‍රමසිංහ මහතාගේ</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තෙන්නකෝ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3" calcext:value-type="float">
            <text:p>393</text:p>
          </table:table-cell>
          <table:table-cell table:number-columns-repeated="2"/>
          <table:table-cell office:value-type="string" calcext:value-type="string">
            <text:p>හීන්සැරය කාගේ නිර්මාණයක් ද?</text:p>
          </table:table-cell>
          <table:table-cell/>
          <table:table-cell office:value-type="string" calcext:value-type="string">
            <text:p>කුමාරතුංග මුනිදාස ශුරින්ගේ</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බී ඉලංගරත්න මහතාගේ</text:p>
          </table:table-cell>
          <table:table-cell office:value-type="float" office:value="0" calcext:value-type="float">
            <text:p>0</text:p>
          </table:table-cell>
          <table:table-cell table:number-columns-repeated="1008"/>
        </table:table-row>
        <table:table-row table:style-name="ro2">
          <table:table-cell table:style-name="ce8" table:number-columns-repeated="5"/>
          <table:table-cell table:style-name="ce3" table:number-columns-repeated="4"/>
          <table:table-cell table:number-columns-repeated="5"/>
          <table:table-cell office:value-type="string" calcext:value-type="string">
            <text:p>මාර්ටින් වික්‍රමසිංහ මහතා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තෙන්නකෝ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4" calcext:value-type="float">
            <text:p>394</text:p>
          </table:table-cell>
          <table:table-cell table:number-columns-repeated="2"/>
          <table:table-cell office:value-type="string" calcext:value-type="string">
            <text:p>නෑදෑයෝ කෘතිය කාගේ නිර්මාණයක් ද?</text:p>
          </table:table-cell>
          <table:table-cell/>
          <table:table-cell office:value-type="string" calcext:value-type="string">
            <text:p>කුමාරතුංග මුනිදාස ශුරින්ගේ</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ටී.බී ඉලංගරත්න මහතාගේ</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ර්ටින් වික්‍රමසිංහ මහතා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තෙන්නකෝන්</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5" calcext:value-type="float">
            <text:p>395</text:p>
          </table:table-cell>
          <table:table-cell table:number-columns-repeated="2"/>
          <table:table-cell office:value-type="string" calcext:value-type="string">
            <text:p>මාර්ටින් වික්‍රමසිංහ මහතා රචනා කරන ලද දෘශ්‍ය කාව්‍යයක් නොවන්නේ මින් කුමක් ද?</text:p>
          </table:table-cell>
          <table:table-cell/>
          <table:table-cell office:value-type="string" calcext:value-type="string">
            <text:p>චිත්‍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යු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ගේ කතා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ජිතා</text:p>
          </table:table-cell>
          <table:table-cell office:value-type="float" office:value="0" calcext:value-type="float">
            <text:p>0</text:p>
          </table:table-cell>
          <table:table-cell table:number-columns-repeated="1008"/>
        </table:table-row>
        <table:table-row table:style-name="ro1">
          <table:table-cell table:style-name="ce3" office:value-type="float" office:value="80" calcext:value-type="float">
            <text:p>80</text:p>
          </table:table-cell>
          <table:table-cell table:style-name="ce3" office:value-type="string" calcext:value-type="string">
            <text:p>sinhala-07-t3-l22-ep20</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13" office:value-type="string" calcext:value-type="string">
            <text:p>තොප්පි වෙළෙන්දා</text:p>
          </table:table-cell>
          <table:table-cell table:style-name="ce13" office:value-type="string" calcext:value-type="string">
            <text:p>නාට්‍ය රඟ දැක්වීම</text:p>
          </table:table-cell>
          <table:table-cell table:style-name="ce4" office:value-type="string" calcext:value-type="string">
            <text:p>තොප්පි වෙළෙන්දා කතාව දෙබස් ඇසුරින් විස්තර කිරීම සහ එම කතාව රචනා කරන ලද රචිකාවිය පිළිබඳ හැඳින්වීම.</text:p>
          </table:table-cell>
          <table:table-cell table:style-name="ce5"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තොප්පි වෙළෙන්දා නාට්‍යය රචනා කළේ කවුද?</text:p>
          </table:table-cell>
          <table:table-cell/>
          <table:table-cell office:value-type="string" calcext:value-type="string">
            <text:p>සෝමලතා සුබසිංහ</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දිරවීර සරච්චන්ද්‍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ටිකිරි හා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නිදාස මහ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7" calcext:value-type="float">
            <text:p>397</text:p>
          </table:table-cell>
          <table:table-cell table:number-columns-repeated="2"/>
          <table:table-cell office:value-type="string" calcext:value-type="string">
            <text:p>විකෘති යන නාට්‍ය නිර්මාණය වු වර්ෂය කුමක් ද?</text:p>
          </table:table-cell>
          <table:table-cell/>
          <table:table-cell office:value-type="float" office:value="1992" calcext:value-type="float">
            <text:p>1992</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93" calcext:value-type="float">
            <text:p>199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82" calcext:value-type="float">
            <text:p>1982</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33" calcext:value-type="float">
            <text:p>1933</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8" calcext:value-type="float">
            <text:p>398</text:p>
          </table:table-cell>
          <table:table-cell table:number-columns-repeated="2"/>
          <table:table-cell office:value-type="string" calcext:value-type="string">
            <text:p>තෝප්පි වෙළෙන්දා තොප්පි විකුණු මිල කීය ද?</text:p>
          </table:table-cell>
          <table:table-cell/>
          <table:table-cell office:value-type="string" calcext:value-type="string">
            <text:p>පනම් පහ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ම් දෙකයි</text:p>
          </table:table-cell>
          <table:table-cell office:value-type="float" office:value="0" calcext:value-type="float">
            <text:p>0</text:p>
          </table:table-cell>
          <table:table-cell table:number-columns-repeated="1008"/>
        </table:table-row>
        <table:table-row table:style-name="ro2">
          <table:table-cell table:style-name="ce8" table:number-columns-repeated="9"/>
          <table:table-cell table:number-columns-repeated="5"/>
          <table:table-cell office:value-type="string" calcext:value-type="string">
            <text:p>පනම් හ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නම් එක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399" calcext:value-type="float">
            <text:p>399</text:p>
          </table:table-cell>
          <table:table-cell table:number-columns-repeated="2"/>
          <table:table-cell office:value-type="string" calcext:value-type="string">
            <text:p><text:s/>හිම කුමරිය නාට්‍ය නිර්මාණය වු වර්ෂය කුමක් ද?</text:p>
          </table:table-cell>
          <table:table-cell/>
          <table:table-cell office:value-type="float" office:value="2005" calcext:value-type="float">
            <text:p>2005</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2000" calcext:value-type="float">
            <text:p>2000</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2003" calcext:value-type="float">
            <text:p>200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2001" calcext:value-type="float">
            <text:p>2001</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0" calcext:value-type="float">
            <text:p>400</text:p>
          </table:table-cell>
          <table:table-cell table:number-columns-repeated="2"/>
          <table:table-cell office:value-type="string" calcext:value-type="string">
            <text:p>පුංචි අපට දැන් තේරෙයි නාට්‍ය නිර්මාණය වු වර්ෂය කුමක් ද?</text:p>
          </table:table-cell>
          <table:table-cell/>
          <table:table-cell office:value-type="float" office:value="1998" calcext:value-type="float">
            <text:p>1998</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97" calcext:value-type="float">
            <text:p>1997</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96" calcext:value-type="float">
            <text:p>199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95" calcext:value-type="float">
            <text:p>1995</text:p>
          </table:table-cell>
          <table:table-cell office:value-type="float" office:value="0" calcext:value-type="float">
            <text:p>0</text:p>
          </table:table-cell>
          <table:table-cell table:number-columns-repeated="1008"/>
        </table:table-row>
        <table:table-row table:style-name="ro1">
          <table:table-cell table:style-name="ce3" office:value-type="float" office:value="81" calcext:value-type="float">
            <text:p>81</text:p>
          </table:table-cell>
          <table:table-cell table:style-name="ce3" office:value-type="string" calcext:value-type="string">
            <text:p>sinhala-07-t3-l22-ep21</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13" office:value-type="string" calcext:value-type="string">
            <text:p>තොප්පි වෙළෙන්දා</text:p>
          </table:table-cell>
          <table:table-cell table:style-name="ce13" office:value-type="string" calcext:value-type="string">
            <text:p><text:span text:style-name="T1">සංවාද ගොඩනැගිම </text:span>01‍, <text:span text:style-name="T1">සංවාද ගොඩනැගිම </text:span>02</text:p>
          </table:table-cell>
          <table:table-cell table:style-name="ce4" office:value-type="string" calcext:value-type="string">
            <text:p>තොප්පි වෙළෙන්දා කතාව එහි ඇතුලත් චරිත වලට අදාළ දෙබස් ඇසුරින් විස්තර කිරීම</text:p>
          </table:table-cell>
          <table:table-cell table:style-name="ce5"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වෙළෙන්දාගේ දහවල් ආහාරයට අඩංගු නොවු වෑංජනය කුමක් ද?</text:p>
          </table:table-cell>
          <table:table-cell/>
          <table:table-cell office:value-type="string" calcext:value-type="string">
            <text:p>සිංහල හාලේ බ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 සම්බ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ස් ඇඹු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වල බැදුම</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02" calcext:value-type="float">
            <text:p>402</text:p>
          </table:table-cell>
          <table:table-cell table:number-columns-repeated="2"/>
          <table:table-cell office:value-type="string" calcext:value-type="string">
            <text:p><text:s/>ආහාරය ගැනීමෙන් පසු වෙළෙන්දා කළේ කුමක් ද?</text:p>
          </table:table-cell>
          <table:table-cell/>
          <table:table-cell office:value-type="string" calcext:value-type="string">
            <text:p>ඇවි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දා ගැනී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ල්පනා කි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3" calcext:value-type="float">
            <text:p>403</text:p>
          </table:table-cell>
          <table:table-cell table:number-columns-repeated="2"/>
          <table:table-cell office:value-type="string" calcext:value-type="string">
            <text:p>මෙම නාට්‍යයේ දෙබස් ඉදිරිපත් කිරීමට සිටින වඳුරුන් ගණන කොපමණ ද?</text:p>
          </table:table-cell>
          <table:table-cell/>
          <table:table-cell office:value-type="string" calcext:value-type="string">
            <text:p>එක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කි</text:p>
          </table:table-cell>
          <table:table-cell office:value-type="float" office:value="0" calcext:value-type="float">
            <text:p>0</text:p>
          </table:table-cell>
          <table:table-cell table:number-columns-repeated="1008"/>
        </table:table-row>
        <table:table-row table:style-name="ro2">
          <table:table-cell table:style-name="ce8" table:number-columns-repeated="9"/>
          <table:table-cell table:number-columns-repeated="5"/>
          <table:table-cell office:value-type="string" calcext:value-type="string">
            <text:p>තුන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තරකි</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04" calcext:value-type="float">
            <text:p>404</text:p>
          </table:table-cell>
          <table:table-cell table:number-columns-repeated="2"/>
          <table:table-cell office:value-type="string" calcext:value-type="string">
            <text:p>වඳුරෝ ගස් උඩට නැඟ හිස පැළද ගෙන සිටියේ මොනවා ද?</text:p>
          </table:table-cell>
          <table:table-cell/>
          <table:table-cell office:value-type="string" calcext:value-type="string">
            <text:p>කුඩ</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ප්පි</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න්සු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ත්ත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5" calcext:value-type="float">
            <text:p>405</text:p>
          </table:table-cell>
          <table:table-cell table:number-columns-repeated="2"/>
          <table:table-cell office:value-type="string" calcext:value-type="string">
            <text:p>තොප්පි වෙළෙන්දා වඳුරන්ගෙන් තෝප්පි ලබා ගැනීමට සිදු කළ දේ <text:s text:c="5"/>කුමක් ද?</text:p>
          </table:table-cell>
          <table:table-cell/>
          <table:table-cell office:value-type="string" calcext:value-type="string">
            <text:p>කථා කි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කරණ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ශාස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වාදය</text:p>
          </table:table-cell>
          <table:table-cell office:value-type="float" office:value="0" calcext:value-type="float">
            <text:p>0</text:p>
          </table:table-cell>
          <table:table-cell table:number-columns-repeated="1008"/>
        </table:table-row>
        <table:table-row table:style-name="ro1">
          <table:table-cell table:style-name="ce3" office:value-type="float" office:value="82" calcext:value-type="float">
            <text:p>82</text:p>
          </table:table-cell>
          <table:table-cell table:style-name="ce3" office:value-type="string" calcext:value-type="string">
            <text:p>sinhala-07-t3-l22-ep22</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13" office:value-type="string" calcext:value-type="string">
            <text:p>තොප්පි වෙළෙන්දා</text:p>
          </table:table-cell>
          <table:table-cell table:style-name="ce13" office:value-type="string" calcext:value-type="string">
            <text:p><text:span text:style-name="T1">සංවාද ගොඩනැගිම </text:span>03‍, <text:span text:style-name="T1">සංවාද ගොඩනැගිම </text:span>04</text:p>
          </table:table-cell>
          <table:table-cell table:style-name="ce4" office:value-type="string" calcext:value-type="string">
            <text:p>තොප්පි වෙළෙන්දා කතාව ඇසුරින් අවබෝධය සම්බන්දයෙන් ප්‍රශ්ණ සාකච්ඡා කිරීම, ළමා නාට්‍ය පිටපත් රවනය පිළිබඳ හැඳින්වීම හා කෙටි සංවාදයක් ගොඩනැගීම.</text:p>
          </table:table-cell>
          <table:table-cell table:style-name="ce5"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text:s/>නාට්‍යයක් සඳහා ප්‍රධාන වශයෙන් පිටපතක් තිබිය යුතු ය.</text:p>
          </table:table-cell>
          <table:table-cell/>
          <table:table-cell office:value-type="string" calcext:value-type="string">
            <text:p>ආලෝකකර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ඇදු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ට්‍ය පෙළ</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බ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7" calcext:value-type="float">
            <text:p>407</text:p>
          </table:table-cell>
          <table:table-cell table:number-columns-repeated="2"/>
          <table:table-cell office:value-type="string" calcext:value-type="string">
            <text:p><text:s/>නළු නිළියන්ගේ ප්‍රයෝජනය සඳහා පිටපතෙහි තිබිය යුතු අංගයක් වන්නේ,</text:p>
          </table:table-cell>
          <table:table-cell/>
          <table:table-cell office:value-type="string" calcext:value-type="string">
            <text:p>ආලෝකකරණ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ග විධා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බ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ඬ</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8" calcext:value-type="float">
            <text:p>408</text:p>
          </table:table-cell>
          <table:table-cell table:number-columns-repeated="2"/>
          <table:table-cell office:value-type="string" calcext:value-type="string">
            <text:p><text:s/>ලබු වැල හා කිතුල් ගස අතරින් වැඩිමහල් කෙනා කවුද?</text:p>
          </table:table-cell>
          <table:table-cell/>
          <table:table-cell office:value-type="string" calcext:value-type="string">
            <text:p>ලබු වැ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තුල් ග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 ග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බර් ග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09" calcext:value-type="float">
            <text:p>409</text:p>
          </table:table-cell>
          <table:table-cell table:number-columns-repeated="2"/>
          <table:table-cell office:value-type="string" calcext:value-type="string">
            <text:p>" මට මාස හයකුත් , දවස් හතරකි තවමත් ” මෙම දෙබස ප්‍රකාශ කළේ කවුද?</text:p>
          </table:table-cell>
          <table:table-cell/>
          <table:table-cell office:value-type="string" calcext:value-type="string">
            <text:p>ලබු වැ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තුල් ග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 ග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බර් ග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10" calcext:value-type="float">
            <text:p>410</text:p>
          </table:table-cell>
          <table:table-cell table:number-columns-repeated="2"/>
          <table:table-cell office:value-type="string" calcext:value-type="string">
            <text:p>" ඉක්මනට හැදුණොත් ඒ ඉක්මනින් නැති වෙත් ” මෙම දෙබස ප්‍රකාශ කළේ කවුද?</text:p>
          </table:table-cell>
          <table:table-cell/>
          <table:table-cell office:value-type="string" calcext:value-type="string">
            <text:p>ලබු වැ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තුල් ග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 ග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බර් ගස</text:p>
          </table:table-cell>
          <table:table-cell office:value-type="float" office:value="0" calcext:value-type="float">
            <text:p>0</text:p>
          </table:table-cell>
          <table:table-cell table:number-columns-repeated="1008"/>
        </table:table-row>
        <table:table-row table:style-name="ro1">
          <table:table-cell table:style-name="ce3" office:value-type="float" office:value="83" calcext:value-type="float">
            <text:p>83</text:p>
          </table:table-cell>
          <table:table-cell table:style-name="ce3" office:value-type="string" calcext:value-type="string">
            <text:p>sinhala-07-t3-l22-ep23</text:p>
          </table:table-cell>
          <table:table-cell table:style-name="ce3" office:value-type="float" office:value="23" calcext:value-type="float">
            <text:p>23</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13" office:value-type="string" calcext:value-type="string">
            <text:p>තොප්පි වෙළෙන්දා</text:p>
          </table:table-cell>
          <table:table-cell table:style-name="ce13" office:value-type="string" calcext:value-type="string">
            <text:p>සංවාදයක් ගොඩනැගීම</text:p>
          </table:table-cell>
          <table:table-cell table:style-name="ce13" office:value-type="string" calcext:value-type="string">
            <text:p>කෙටි සංවාද කිහිපයක් ගොඩනැගීම. (මල සහ බඹරා අතර සංවාදය, ළමයා හා ගස අතර සංවාදය, ළමයා හා ගිරවා අතර සංවාදය)</text:p>
          </table:table-cell>
          <table:table-cell table:style-name="ce5"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බඹරා පැමිණියේ මලට කුමක් කීමට ද?</text:p>
          </table:table-cell>
          <table:table-cell/>
          <table:table-cell office:value-type="string" calcext:value-type="string">
            <text:p>කතාව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දුව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හස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බස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12" calcext:value-type="float">
            <text:p>412</text:p>
          </table:table-cell>
          <table:table-cell table:number-columns-repeated="2"/>
          <table:table-cell office:value-type="string" calcext:value-type="string">
            <text:p><text:s/>අයියාට උදෑසන පැවැති පුහුණුවීම් මොනවා ද?</text:p>
          </table:table-cell>
          <table:table-cell/>
          <table:table-cell office:value-type="string" calcext:value-type="string">
            <text:p>පිහිනු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ට්බෝ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ලිබෝල්</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කට්</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13" calcext:value-type="float">
            <text:p>413</text:p>
          </table:table-cell>
          <table:table-cell table:number-columns-repeated="2"/>
          <table:table-cell office:value-type="string" calcext:value-type="string">
            <text:p><text:s/>ළමයා සුහද පිළිසදරක යෙදුණේ කුමන ගසක් සමඟ ද?</text:p>
          </table:table-cell>
          <table:table-cell/>
          <table:table-cell office:value-type="string" calcext:value-type="string">
            <text:p>අඹ ග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ල් ගස</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 ගස</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රලිය ගස</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14" calcext:value-type="float">
            <text:p>414</text:p>
          </table:table-cell>
          <table:table-cell table:number-columns-repeated="2"/>
          <table:table-cell office:value-type="string" calcext:value-type="string">
            <text:p><text:s/>ශාකයක් වර්ධනයට සාධකයක් නොවන්නේ මින් කුමක් ද?</text:p>
          </table:table-cell>
          <table:table-cell/>
          <table:table-cell office:value-type="string" calcext:value-type="string">
            <text:p>ජල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රු එළි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හො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ධාර</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15" calcext:value-type="float">
            <text:p>415</text:p>
          </table:table-cell>
          <table:table-cell table:number-columns-repeated="2"/>
          <table:table-cell office:value-type="string" calcext:value-type="string">
            <text:p><text:s/>ළමයා සංවාදයේ යෙදුණේ කුමන පක්ෂියා සමඟ ද?</text:p>
          </table:table-cell>
          <table:table-cell/>
          <table:table-cell office:value-type="string" calcext:value-type="string">
            <text:p>ගිර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යි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පු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ලේනා</text:p>
          </table:table-cell>
          <table:table-cell office:value-type="float" office:value="0" calcext:value-type="float">
            <text:p>0</text:p>
          </table:table-cell>
          <table:table-cell table:number-columns-repeated="1008"/>
        </table:table-row>
        <table:table-row table:style-name="ro1">
          <table:table-cell table:style-name="ce3" office:value-type="float" office:value="84" calcext:value-type="float">
            <text:p>84</text:p>
          </table:table-cell>
          <table:table-cell table:style-name="ce3" office:value-type="string" calcext:value-type="string">
            <text:p>sinhala-07-t3-l23-ep24</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13" office:value-type="string" calcext:value-type="string">
            <text:p>යහළුවෝ</text:p>
          </table:table-cell>
          <table:table-cell table:style-name="ce13" office:value-type="string" calcext:value-type="string">
            <text:p><text:span text:style-name="T1">අදිකාරම්ගේ චරිතය</text:span>, <text:span text:style-name="T1">යහළුවෝ වර්ගීකරණය</text:span></text:p>
          </table:table-cell>
          <table:table-cell table:style-name="ce13" office:value-type="string" calcext:value-type="string">
            <text:p>ආචාර්ය ඊ. ඩබ්ලිව් අදිකාරම් මහතාගේ චරිතය පිළිබඳව හැඳින්වීම, යහළුවෝ පිළිබඳ හැඳින්වීම.(සිතුවිලි සඟරා කාණ්ඩ 41 ඇසුරින්)</text:p>
          </table:table-cell>
          <table:table-cell table:style-name="ce5"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text:s/>ලංකාවේ බෞද්ධ පාසල් රැසක් ආරම්භ කිරීමට පුරෝගාමී වු පුද්ගලයෙකි,</text:p>
          </table:table-cell>
          <table:table-cell/>
          <table:table-cell office:value-type="string" calcext:value-type="string">
            <text:p>සිරි ගුණසිං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 පොළ හි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table:number-columns-repeated="5"/>
          <table:table-cell office:value-type="string" calcext:value-type="string">
            <text:p>ආචාර්ය ඊ. ඩබ්ලිව්. අදිකාර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ප්පැටිපොළ</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17" calcext:value-type="float">
            <text:p>417</text:p>
          </table:table-cell>
          <table:table-cell table:number-columns-repeated="2"/>
          <table:table-cell office:value-type="string" calcext:value-type="string">
            <text:p><text:s/>ආචාර්ය ඊ. ඩබ්ලිව්. අදිකාරම් ආචාර්ය උපාධිය ලැබූවේ කුමන විශ්වවිද්‍යාලයෙන් ද?</text:p>
          </table:table-cell>
          <table:table-cell/>
          <table:table-cell office:value-type="string" calcext:value-type="string">
            <text:p>ලන්ඩ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තා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න්දි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ජපාන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18" calcext:value-type="float">
            <text:p>418</text:p>
          </table:table-cell>
          <table:table-cell table:number-columns-repeated="2"/>
          <table:table-cell office:value-type="string" calcext:value-type="string">
            <text:p><text:s/>ආචාර්ය ඊ. ඩබ්ලිව්. අදිකාරම් විසින් සම්පාදනය කරන ලද ශබ්දකෝෂයක් වන්නේ,</text:p>
          </table:table-cell>
          <table:table-cell/>
          <table:table-cell office:value-type="string" calcext:value-type="string">
            <text:p>ඔක්සවර්ඩ් ශබ්දකෝෂ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හල ශබ්දකෝෂ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හාර්වඩ් ශබ්දකෝෂ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ඨශාලීය සිංහල ශබ්දකෝෂ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19" calcext:value-type="float">
            <text:p>419</text:p>
          </table:table-cell>
          <table:table-cell table:number-columns-repeated="2"/>
          <table:table-cell office:value-type="string" calcext:value-type="string">
            <text:p><text:s/>ආචාර්ය ඊ. ඩබ්ලිව්. අදිකාරම්ට සාම ත්‍යාගය පිරිනැමු වර්ෂය වන්නේ,</text:p>
          </table:table-cell>
          <table:table-cell/>
          <table:table-cell office:value-type="float" office:value="1988" calcext:value-type="float">
            <text:p>1988</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1987" calcext:value-type="float">
            <text:p>1987</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77" calcext:value-type="float">
            <text:p>1977</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1989" calcext:value-type="float">
            <text:p>1989</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0" calcext:value-type="float">
            <text:p>420</text:p>
          </table:table-cell>
          <table:table-cell table:number-columns-repeated="2"/>
          <table:table-cell office:value-type="string" calcext:value-type="string">
            <text:p><text:s/>ආචාර්ය අදිකාරම් විසින් පළ කරන ලද සිතුවිලි සඟරා කාණ්ඩ ගණන කීයද?</text:p>
          </table:table-cell>
          <table:table-cell/>
          <table:table-cell office:value-type="float" office:value="56" calcext:value-type="float">
            <text:p>56</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8" calcext:value-type="float">
            <text:p>58</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57" calcext:value-type="float">
            <text:p>57</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55" calcext:value-type="float">
            <text:p>55</text:p>
          </table:table-cell>
          <table:table-cell office:value-type="float" office:value="0" calcext:value-type="float">
            <text:p>0</text:p>
          </table:table-cell>
          <table:table-cell table:number-columns-repeated="1008"/>
        </table:table-row>
        <table:table-row table:style-name="ro1">
          <table:table-cell table:style-name="ce3" office:value-type="float" office:value="85" calcext:value-type="float">
            <text:p>85</text:p>
          </table:table-cell>
          <table:table-cell table:style-name="ce3" office:value-type="string" calcext:value-type="string">
            <text:p>sinhala-07-t3-l23-ep25</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13" office:value-type="string" calcext:value-type="string">
            <text:p>යහළුවෝ</text:p>
          </table:table-cell>
          <table:table-cell table:style-name="ce13" office:value-type="string" calcext:value-type="string">
            <text:p>අදිකාරම්ගේ චරිතය</text:p>
          </table:table-cell>
          <table:table-cell table:style-name="ce13" office:value-type="string" calcext:value-type="string">
            <text:p>ආචාර්ය ඊ. ඩබ්ලිව් අදිකාරම් මහතාගේ චරිතය පිළිබඳව හැඳින්වීම, පාඩම ඇසුරින් අසන ප‍්‍රශ්ණ වලට පිළිතුරු සැපයීම.</text:p>
          </table:table-cell>
          <table:table-cell table:style-name="ce5"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අදිකාරම් වැඩි වශයෙන් අවධානය යොමු කළේ කුමට ද?</text:p>
          </table:table-cell>
          <table:table-cell/>
          <table:table-cell office:value-type="string" calcext:value-type="string">
            <text:p>ළමයින් හා තරුණ පරපුර යහමග යැවීමට 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න් හා තරුණ පරපුර මග යැවීමට 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න් හා තරුණ පරපුර <text:s/>යැවීමට 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මයින් යහමග යැවීමට 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2" calcext:value-type="float">
            <text:p>422</text:p>
          </table:table-cell>
          <table:table-cell table:number-columns-repeated="2"/>
          <table:table-cell office:value-type="string" calcext:value-type="string">
            <text:p>පාරම්පරික විශ්වාස හා ඇදහිලිවලින් ...............…… වූ, ආචාර්ය අදිකාරම් <text:s/>හිස්තැනට ආ යුතු පදය තෝරන්න.</text:p>
          </table:table-cell>
          <table:table-cell/>
          <table:table-cell office:value-type="string" calcext:value-type="string">
            <text:p>සමීප</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එළැඹ</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ඈත්</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23" calcext:value-type="float">
            <text:p>423</text:p>
          </table:table-cell>
          <table:table-cell table:number-columns-repeated="2"/>
          <table:table-cell office:value-type="string" calcext:value-type="string">
            <text:p>අදිකාරම්තුමා ගෙන ගිය ප්‍රතිපත්තිය කුමක් ද?</text:p>
          </table:table-cell>
          <table:table-cell/>
          <table:table-cell office:value-type="string" calcext:value-type="string">
            <text:p>පංච මහා ප්‍රතිපත්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මද්‍යප ප්‍රතිපත්ති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හිංසාවාදී ප්‍රතිපත්ති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ර්ථික ප්‍රතිපත්ති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4" calcext:value-type="float">
            <text:p>424</text:p>
          </table:table-cell>
          <table:table-cell table:number-columns-repeated="2"/>
          <table:table-cell office:value-type="string" calcext:value-type="string">
            <text:p>" ඔවා දෙනු පරහට …………… පිහිටා සිට” මෙම පාඨයේ හිස්තැන සම්පුර්ණ කරන්න.</text:p>
          </table:table-cell>
          <table:table-cell/>
          <table:table-cell office:value-type="string" calcext:value-type="string">
            <text:p>අප සම්මතෙ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ඹ සම්මතෙ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ම සම්මතෙහි</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මා සම්මතෙහි</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25" calcext:value-type="float">
            <text:p>425</text:p>
          </table:table-cell>
          <table:table-cell table:number-columns-repeated="2"/>
          <table:table-cell office:value-type="string" calcext:value-type="string">
            <text:p>එක්සත් ජාතීන්ගේ සංගමයේ ශ්‍රී ලංකා ශාඛාව මඟින් එතුමාට ලැබුණු චෙක්පතෙහි වටිනාකම කොපමණ ද?</text:p>
          </table:table-cell>
          <table:table-cell/>
          <table:table-cell office:value-type="string" calcext:value-type="string">
            <text:p>රුපියල් දහස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දස දහසක්</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ලක්ෂය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පියල් පන්සදහසක්</text:p>
          </table:table-cell>
          <table:table-cell office:value-type="float" office:value="0" calcext:value-type="float">
            <text:p>0</text:p>
          </table:table-cell>
          <table:table-cell table:number-columns-repeated="1008"/>
        </table:table-row>
        <table:table-row table:style-name="ro1">
          <table:table-cell table:style-name="ce3" office:value-type="float" office:value="86" calcext:value-type="float">
            <text:p>86</text:p>
          </table:table-cell>
          <table:table-cell table:style-name="ce3" office:value-type="string" calcext:value-type="string">
            <text:p>sinhala-07-t3-l23-ep26</text:p>
          </table:table-cell>
          <table:table-cell table:style-name="ce3" office:value-type="float" office:value="26" calcext:value-type="float">
            <text:p>26</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13" office:value-type="string" calcext:value-type="string">
            <text:p>යහළුවෝ</text:p>
          </table:table-cell>
          <table:table-cell table:style-name="ce13" office:value-type="string" calcext:value-type="string">
            <text:p>යහළුවෝ වර්ගීකරණය</text:p>
          </table:table-cell>
          <table:table-cell table:style-name="ce13" office:value-type="string" calcext:value-type="string">
            <text:p>සිඟාලෝවාද සූත්‍රයේ ඇතුලත් කල්‍යාණ මිත්‍ර සේවනය පැහැදිලි කිරීම, කලණ මිතුරන් සහ පාප මිතුරන් කාණ්ඩ පිළිබඳව හැඳින්වීම.</text:p>
          </table:table-cell>
          <table:table-cell table:style-name="ce5"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text:s/>බුදුරදුන් කළ්‍යාණ මිත්‍රත්වය පිළිබඳ දේශනා කර ඇති සුත්‍රයක් වන්නේ,</text:p>
          </table:table-cell>
          <table:table-cell/>
          <table:table-cell office:value-type="string" calcext:value-type="string">
            <text:p>චුල්ලහත්ථිපදෝපම සුත්‍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ණීයමෙත්ත සුත්‍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ඟාලෝවාද සුත්‍ර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ත්ත සුත්‍රය</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7" calcext:value-type="float">
            <text:p>427</text:p>
          </table:table-cell>
          <table:table-cell table:number-columns-repeated="2"/>
          <table:table-cell office:value-type="string" calcext:value-type="string">
            <text:p><text:s/>සදිශා නමස්කාරයේ දී යහළුවන් උපමා කර ඇත්තේ කුමන දිශාවට ද?</text:p>
          </table:table-cell>
          <table:table-cell/>
          <table:table-cell office:value-type="string" calcext:value-type="string">
            <text:p>උතුර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ණ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ගෙනහි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ටහිර</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8" calcext:value-type="float">
            <text:p>428</text:p>
          </table:table-cell>
          <table:table-cell table:number-columns-repeated="2"/>
          <table:table-cell office:value-type="string" calcext:value-type="string">
            <text:p><text:s/>හොඳ කළණ මිත්‍රයන්ට නිදසුන් ලෙස බුදුරදුන් පෙන්වා දුන්නේ කවුරුන් ද?</text:p>
          </table:table-cell>
          <table:table-cell/>
          <table:table-cell office:value-type="string" calcext:value-type="string">
            <text:p>සංජය පිරිවැජියා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කුල මාතා හා පි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උපතිස්ස හා කෝලි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පාක හා සුනී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29" calcext:value-type="float">
            <text:p>429</text:p>
          </table:table-cell>
          <table:table-cell table:number-columns-repeated="2"/>
          <table:table-cell office:value-type="string" calcext:value-type="string">
            <text:p><text:s/>සිව්වැදැරූම් මිත්‍ර ප්‍රතිරූපකයන්ට අයත් නොවන්නේ,</text:p>
          </table:table-cell>
          <table:table-cell/>
          <table:table-cell office:value-type="string" calcext:value-type="string">
            <text:p>අක්ඤදත්ථු හ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ප්පියභාණී</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පායසහා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ත්ථක්ඛායි මිත්‍රයා</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30" calcext:value-type="float">
            <text:p>430</text:p>
          </table:table-cell>
          <table:table-cell table:number-columns-repeated="2"/>
          <table:table-cell office:value-type="string" calcext:value-type="string">
            <text:p><text:s text:c="2"/>කළණ මිත්‍රයන් <text:s/>නොවන්නේ මින් කවුද?</text:p>
          </table:table-cell>
          <table:table-cell/>
          <table:table-cell office:value-type="string" calcext:value-type="string">
            <text:p>උපකාරක මිත්‍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කම්පක මිත්‍ර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චීපර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ත්ථක්ඛායි මිත්‍රයා</text:p>
          </table:table-cell>
          <table:table-cell office:value-type="float" office:value="0" calcext:value-type="float">
            <text:p>0</text:p>
          </table:table-cell>
          <table:table-cell table:number-columns-repeated="1008"/>
        </table:table-row>
        <table:table-row table:style-name="ro1">
          <table:table-cell table:style-name="ce3" office:value-type="float" office:value="87" calcext:value-type="float">
            <text:p>87</text:p>
          </table:table-cell>
          <table:table-cell table:style-name="ce3" office:value-type="string" calcext:value-type="string">
            <text:p>sinhala-07-t3-l24-ep27</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13" office:value-type="string" calcext:value-type="string">
            <text:p>පොල් ලද සැටි</text:p>
          </table:table-cell>
          <table:table-cell table:style-name="ce13" office:value-type="string" calcext:value-type="string">
            <text:p>ප්‍රබන්ධයක් හඳුන්වා දීම‍</text:p>
          </table:table-cell>
          <table:table-cell table:style-name="ce13" office:value-type="string" calcext:value-type="string">
            <text:p>සංවාදයක් ගොඩනැගීම.</text:p>
          </table:table-cell>
          <table:table-cell table:style-name="ce5"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පාසල් යෑමට අකමැත්තක් දැක්වුයේ කවුද?</text:p>
          </table:table-cell>
          <table:table-cell/>
          <table:table-cell office:value-type="string" calcext:value-type="string">
            <text:p>හසි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ර</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නු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ලි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2" calcext:value-type="float">
            <text:p>432</text:p>
          </table:table-cell>
          <table:table-cell table:number-columns-repeated="2"/>
          <table:table-cell office:value-type="string" calcext:value-type="string">
            <text:p><text:s/>කුමාර කැමැති ක්‍රීඩාව කුමක් ද?</text:p>
          </table:table-cell>
          <table:table-cell/>
          <table:table-cell office:value-type="string" calcext:value-type="string">
            <text:p>අත් ප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ස පන්දු</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ක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ලිබෝ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3" calcext:value-type="float">
            <text:p>433</text:p>
          </table:table-cell>
          <table:table-cell table:number-columns-repeated="2"/>
          <table:table-cell office:value-type="string" calcext:value-type="string">
            <text:p><text:s/>රෝහල් ගත වී ප්‍රතිකාර ලබන්නේ කාගේ පියා ද?</text:p>
          </table:table-cell>
          <table:table-cell/>
          <table:table-cell office:value-type="string" calcext:value-type="string">
            <text:p>කුසලා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විමිණීගේ</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යනාගේ</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මාරිගේ</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4" calcext:value-type="float">
            <text:p>434</text:p>
          </table:table-cell>
          <table:table-cell table:number-columns-repeated="2"/>
          <table:table-cell office:value-type="string" calcext:value-type="string">
            <text:p><text:s/>ලක්ෂාන් ඇතුළු කණ්ඩායම සිදු කළ ප්‍රජා සත්කාරය කුමක් ද?</text:p>
          </table:table-cell>
          <table:table-cell/>
          <table:table-cell office:value-type="string" calcext:value-type="string">
            <text:p>ලේ දන් දීමේ වැඩසටහ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ක්ෂි සායන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ශ්‍රමදානය</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නමය පිංකමක්</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5" calcext:value-type="float">
            <text:p>435</text:p>
          </table:table-cell>
          <table:table-cell table:number-columns-repeated="2"/>
          <table:table-cell office:value-type="string" calcext:value-type="string">
            <text:p><text:s/>පුස් පැටවු තම නිවසට රැගෙන ගියේ කවුද?</text:p>
          </table:table-cell>
          <table:table-cell/>
          <table:table-cell office:value-type="string" calcext:value-type="string">
            <text:p>ගිම්හා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නි</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කලං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නා</text:p>
          </table:table-cell>
          <table:table-cell office:value-type="float" office:value="0" calcext:value-type="float">
            <text:p>0</text:p>
          </table:table-cell>
          <table:table-cell table:number-columns-repeated="1008"/>
        </table:table-row>
        <table:table-row table:style-name="ro1">
          <table:table-cell table:style-name="ce3" office:value-type="float" office:value="88" calcext:value-type="float">
            <text:p>88</text:p>
          </table:table-cell>
          <table:table-cell table:style-name="ce3" office:value-type="string" calcext:value-type="string">
            <text:p>sinhala-07-t3-l24-ep28</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13" office:value-type="string" calcext:value-type="string">
            <text:p>පොල් ලද සැටි</text:p>
          </table:table-cell>
          <table:table-cell table:style-name="ce13" office:value-type="string" calcext:value-type="string">
            <text:p>ප්‍රබන්ධයක් හඳුන්වා දීම‍</text:p>
          </table:table-cell>
          <table:table-cell table:style-name="ce4" office:value-type="string" calcext:value-type="string">
            <text:p>ප්‍රබන්ධයක් යනු කුමක්දැයි හඳුන්වා දීම‍ හා ' පොල් ලද සැටි' ප්‍රබන්ධය පිළිබඳ හැඳින්වීම.</text:p>
          </table:table-cell>
          <table:table-cell table:style-name="ce5"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text:s/>ප්‍රබන්ධෝපදේශය හා ප්‍රබන්ධ සංග්‍රහය යන කෘතිය රචනා කළේ කවුද?</text:p>
          </table:table-cell>
          <table:table-cell/>
          <table:table-cell office:value-type="string" calcext:value-type="string">
            <text:p>කුමාරතුංග මුනිදාස මහතා</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රීයවංශ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මරවීර මහ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රණවීර මහතා</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7" calcext:value-type="float">
            <text:p>437</text:p>
          </table:table-cell>
          <table:table-cell table:number-columns-repeated="2"/>
          <table:table-cell office:value-type="string" calcext:value-type="string">
            <text:p><text:s/>මහා පුරුෂයාට සිටි එවැනිම ශක්තිමත් පුද්ගලයින් ගණන කීයද?</text:p>
          </table:table-cell>
          <table:table-cell/>
          <table:table-cell office:value-type="float" office:value="31" calcext:value-type="float">
            <text:p>31</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32" calcext:value-type="float">
            <text:p>32</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float" office:value="33" calcext:value-type="float">
            <text:p>33</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float" office:value="34" calcext:value-type="float">
            <text:p>34</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8" calcext:value-type="float">
            <text:p>438</text:p>
          </table:table-cell>
          <table:table-cell table:number-columns-repeated="2"/>
          <table:table-cell office:value-type="string" calcext:value-type="string">
            <text:p><text:s/>වන සතුන් ගම්මානය පැත්තට පැමිණෙන්නේ කුමන කාලයට ද?</text:p>
          </table:table-cell>
          <table:table-cell/>
          <table:table-cell office:value-type="string" calcext:value-type="string">
            <text:p>සීත කාල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අව්ව කාලය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ඉඩෝරය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ස්සට</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39" calcext:value-type="float">
            <text:p>439</text:p>
          </table:table-cell>
          <table:table-cell table:number-columns-repeated="2"/>
          <table:table-cell office:value-type="string" calcext:value-type="string">
            <text:p><text:s/>අලුත් ගෙඩි වර්ගයේ ප්‍රමාණය කොපමණ ද?</text:p>
          </table:table-cell>
          <table:table-cell/>
          <table:table-cell office:value-type="string" calcext:value-type="string">
            <text:p>මහා සැළි තරම්</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මහා බෝලයක් ත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ඩල ඇටයක් තරම්</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ත්තරයක් තරම්</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40" calcext:value-type="float">
            <text:p>440</text:p>
          </table:table-cell>
          <table:table-cell table:number-columns-repeated="2"/>
          <table:table-cell office:value-type="string" calcext:value-type="string">
            <text:p><text:s/>මෙම අලුත් ගෙඩි හැඳින්වීමට යෙදු නම කුමක් ද?</text:p>
          </table:table-cell>
          <table:table-cell/>
          <table:table-cell office:value-type="string" calcext:value-type="string">
            <text:p>කළටි</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රුම්බා</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ල්</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ඹිලි</text:p>
          </table:table-cell>
          <table:table-cell office:value-type="float" office:value="0" calcext:value-type="float">
            <text:p>0</text:p>
          </table:table-cell>
          <table:table-cell table:number-columns-repeated="1008"/>
        </table:table-row>
        <table:table-row table:style-name="ro1">
          <table:table-cell table:style-name="ce3" office:value-type="float" office:value="89" calcext:value-type="float">
            <text:p>89</text:p>
          </table:table-cell>
          <table:table-cell table:style-name="ce3" office:value-type="string" calcext:value-type="string">
            <text:p>sinhala-07-t3-l24-ep29</text:p>
          </table:table-cell>
          <table:table-cell table:style-name="ce3" office:value-type="float" office:value="29" calcext:value-type="float">
            <text:p>29</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13" office:value-type="string" calcext:value-type="string">
            <text:p>පොල් ලද සැටි</text:p>
          </table:table-cell>
          <table:table-cell table:style-name="ce13" office:value-type="string" calcext:value-type="string">
            <text:p>කථා ගෙතීම අභ්‍යාස 01</text:p>
          </table:table-cell>
          <table:table-cell table:style-name="ce13" office:value-type="string" calcext:value-type="string">
            <text:p>පොල් ලද සැටි කතාවේ සැකිල්ල හැඳින්වීම, අරුත් පැහැදිලි කිරීම සහ අවබෝධය සම්බන්දයෙන් ප්‍රශ්ණ සාකච්ඡා කිරීම.</text:p>
          </table:table-cell>
          <table:table-cell table:style-name="ce5"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තෙදවත් යන අදහස නොදෙන පදය කුමක් ද?</text:p>
          </table:table-cell>
          <table:table-cell/>
          <table:table-cell office:value-type="string" calcext:value-type="string">
            <text:p>තේජවන්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ප්‍රතාපව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ආනුභාව සම්පන්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බල</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42" calcext:value-type="float">
            <text:p>442</text:p>
          </table:table-cell>
          <table:table-cell table:number-columns-repeated="2"/>
          <table:table-cell office:value-type="string" calcext:value-type="string">
            <text:p><text:s/>වෙහෙලි යනු මොනවා ද?</text:p>
          </table:table-cell>
          <table:table-cell/>
          <table:table-cell office:value-type="string" calcext:value-type="string">
            <text:p>අතු</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ළ</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නාරටි</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ලු</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43" calcext:value-type="float">
            <text:p>443</text:p>
          </table:table-cell>
          <table:table-cell table:number-columns-repeated="2"/>
          <table:table-cell office:value-type="string" calcext:value-type="string">
            <text:p><text:s/>සාගිනි ලෙස හඳුන්වන්නේ,</text:p>
          </table:table-cell>
          <table:table-cell/>
          <table:table-cell office:value-type="string" calcext:value-type="string">
            <text:p>පිපාස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කාංසාව</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දුක</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ඩගිනි</text:p>
          </table:table-cell>
          <table:table-cell office:value-type="float" office:value="1" calcext:value-type="float">
            <text:p>1</text:p>
          </table:table-cell>
          <table:table-cell table:number-columns-repeated="1008"/>
        </table:table-row>
        <table:table-row table:style-name="ro1">
          <table:table-cell table:style-name="ce3" table:number-columns-repeated="9"/>
          <table:table-cell office:value-type="float" office:value="444" calcext:value-type="float">
            <text:p>444</text:p>
          </table:table-cell>
          <table:table-cell table:number-columns-repeated="2"/>
          <table:table-cell office:value-type="string" calcext:value-type="string">
            <text:p><text:s/>රහින ආයුධය රැගත් තැනැත්තා හැඳින්වීමට යොදන නාමය කුමක් ද?</text:p>
          </table:table-cell>
          <table:table-cell/>
          <table:table-cell office:value-type="string" calcext:value-type="string">
            <text:p>අසිපත්ක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බෙරවායා</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වෑ දරුවා</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සපතේරුවා</text:p>
          </table:table-cell>
          <table:table-cell office:value-type="float" office:value="0" calcext:value-type="float">
            <text:p>0</text:p>
          </table:table-cell>
          <table:table-cell table:number-columns-repeated="1008"/>
        </table:table-row>
        <table:table-row table:style-name="ro1">
          <table:table-cell table:style-name="ce3" table:number-columns-repeated="9"/>
          <table:table-cell office:value-type="float" office:value="445" calcext:value-type="float">
            <text:p>445</text:p>
          </table:table-cell>
          <table:table-cell table:number-columns-repeated="2"/>
          <table:table-cell office:value-type="string" calcext:value-type="string">
            <text:p><text:s/>තුන් අසකට යනු,</text:p>
          </table:table-cell>
          <table:table-cell/>
          <table:table-cell office:value-type="string" calcext:value-type="string">
            <text:p>තුන් ඉර</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න්දෙනා</text:p>
          </table:table-cell>
          <table:table-cell office:value-type="float" office:value="0" calcext:value-type="float">
            <text:p>0</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න් පැත්තකට <text:s/></text:p>
          </table:table-cell>
          <table:table-cell office:value-type="float" office:value="1" calcext:value-type="float">
            <text:p>1</text:p>
          </table:table-cell>
          <table:table-cell table:number-columns-repeated="1008"/>
        </table:table-row>
        <table:table-row table:style-name="ro2">
          <table:table-cell table:style-name="ce3" table:number-columns-repeated="9"/>
          <table:table-cell table:number-columns-repeated="5"/>
          <table:table-cell office:value-type="string" calcext:value-type="string">
            <text:p>ත්‍රිශුලය</text:p>
          </table:table-cell>
          <table:table-cell office:value-type="float" office:value="0" calcext:value-type="float">
            <text:p>0</text:p>
          </table:table-cell>
          <table:table-cell table:number-columns-repeated="1008"/>
        </table:table-row>
        <table:table-row table:style-name="ro1">
          <table:table-cell table:style-name="ce3" office:value-type="float" office:value="90" calcext:value-type="float">
            <text:p>90</text:p>
          </table:table-cell>
          <table:table-cell table:style-name="ce3" office:value-type="string" calcext:value-type="string">
            <text:p>sinhala-07-t3-l24-ep30</text:p>
          </table:table-cell>
          <table:table-cell table:style-name="ce3" office:value-type="float" office:value="30" calcext:value-type="float">
            <text:p>30</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13" office:value-type="string" calcext:value-type="string">
            <text:p>පොල් ලද සැටි</text:p>
          </table:table-cell>
          <table:table-cell table:style-name="ce13" office:value-type="string" calcext:value-type="string">
            <text:p>කථා ගෙතීම අභ්‍යාස 02</text:p>
          </table:table-cell>
          <table:table-cell table:style-name="ce4" office:value-type="string" calcext:value-type="string">
            <text:p>ප්‍රබන්ධ නිර්මාණය කරන ආකාරය පිළිබඳව හැඳින්වීම, සැකිලි ඇසුරින් රසවත් කතා ගෙතීම.</text:p>
          </table:table-cell>
          <table:table-cell table:style-name="ce5" office:value-type="time" office:time-value="PT01H00M00S" calcext:value-type="time">
            <text:p>01:00:00</text:p>
          </table:table-cell>
          <table:table-cell office:value-type="float" office:value="446" calcext:value-type="float">
            <text:p>446</text:p>
          </table:table-cell>
          <table:table-cell table:number-columns-repeated="2"/>
          <table:table-cell office:value-type="string" calcext:value-type="string">
            <text:p><text:s/>දිවා ආහාරය සඳහා කෑම මේසය වෙත පැමිණි සුරතලා කවුද?</text:p>
          </table:table-cell>
          <table:table-cell/>
          <table:table-cell office:value-type="string" calcext:value-type="string">
            <text:p>පූසා</text:p>
          </table:table-cell>
          <table:table-cell office:value-type="float" office:value="1" calcext:value-type="float">
            <text:p>1</text:p>
          </table:table-cell>
          <table:table-cell table:number-columns-repeated="1008"/>
        </table:table-row>
        <table:table-row table:style-name="ro2">
          <table:table-cell table:number-columns-repeated="14"/>
          <table:table-cell office:value-type="string" calcext:value-type="string">
            <text:p>බල්ලා</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හාවා</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ගිරවා</text:p>
          </table:table-cell>
          <table:table-cell office:value-type="float" office:value="0" calcext:value-type="float">
            <text:p>0</text:p>
          </table:table-cell>
          <table:table-cell table:number-columns-repeated="1008"/>
        </table:table-row>
        <table:table-row table:style-name="ro1">
          <table:table-cell table:number-columns-repeated="9"/>
          <table:table-cell office:value-type="float" office:value="447" calcext:value-type="float">
            <text:p>447</text:p>
          </table:table-cell>
          <table:table-cell table:number-columns-repeated="2"/>
          <table:table-cell office:value-type="string" calcext:value-type="string">
            <text:p><text:s/>කියවන නුවණ රචනා කළේ කවුද?</text:p>
          </table:table-cell>
          <table:table-cell/>
          <table:table-cell office:value-type="string" calcext:value-type="string">
            <text:p>කුමාරතුංග මුනිදාස මහතා</text:p>
          </table:table-cell>
          <table:table-cell office:value-type="float" office:value="1" calcext:value-type="float">
            <text:p>1</text:p>
          </table:table-cell>
          <table:table-cell table:number-columns-repeated="1008"/>
        </table:table-row>
        <table:table-row table:style-name="ro2">
          <table:table-cell table:number-columns-repeated="14"/>
          <table:table-cell office:value-type="string" calcext:value-type="string">
            <text:p>ආරීයවංශ මහතා</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සමරවීර මහතා</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රණවීර මහතා</text:p>
          </table:table-cell>
          <table:table-cell office:value-type="float" office:value="0" calcext:value-type="float">
            <text:p>0</text:p>
          </table:table-cell>
          <table:table-cell table:number-columns-repeated="1008"/>
        </table:table-row>
        <table:table-row table:style-name="ro1">
          <table:table-cell table:number-columns-repeated="9"/>
          <table:table-cell office:value-type="float" office:value="448" calcext:value-type="float">
            <text:p>448</text:p>
          </table:table-cell>
          <table:table-cell table:number-columns-repeated="2"/>
          <table:table-cell office:value-type="string" calcext:value-type="string">
            <text:p><text:s/>මුගටි දෙදෙනා සමඟ ගැටුමක් ඇති කර ගත්තේ කුමන සත්වයා ද?</text:p>
          </table:table-cell>
          <table:table-cell/>
          <table:table-cell office:value-type="string" calcext:value-type="string">
            <text:p>පූසා</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බල්ලා</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නයා</text:p>
          </table:table-cell>
          <table:table-cell office:value-type="float" office:value="1" calcext:value-type="float">
            <text:p>1</text:p>
          </table:table-cell>
          <table:table-cell table:number-columns-repeated="1008"/>
        </table:table-row>
        <table:table-row table:style-name="ro2">
          <table:table-cell table:number-columns-repeated="14"/>
          <table:table-cell office:value-type="string" calcext:value-type="string">
            <text:p>ගැරඬියා</text:p>
          </table:table-cell>
          <table:table-cell office:value-type="float" office:value="0" calcext:value-type="float">
            <text:p>0</text:p>
          </table:table-cell>
          <table:table-cell table:number-columns-repeated="1008"/>
        </table:table-row>
        <table:table-row table:style-name="ro1">
          <table:table-cell table:number-columns-repeated="9"/>
          <table:table-cell office:value-type="float" office:value="449" calcext:value-type="float">
            <text:p>449</text:p>
          </table:table-cell>
          <table:table-cell table:number-columns-repeated="2"/>
          <table:table-cell office:value-type="string" calcext:value-type="string">
            <text:p><text:s/>පරිසරයේ සිදුවන ස්වභාවික සංසිද්ධියක් නොවන්නේ මින් කුමක් ද?</text:p>
          </table:table-cell>
          <table:table-cell/>
          <table:table-cell office:value-type="string" calcext:value-type="string">
            <text:p>සඳ පහන</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හිරු උදාව</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හිරු බැසීම</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කාරය පැදවීම</text:p>
          </table:table-cell>
          <table:table-cell office:value-type="float" office:value="1" calcext:value-type="float">
            <text:p>1</text:p>
          </table:table-cell>
          <table:table-cell table:number-columns-repeated="1008"/>
        </table:table-row>
        <table:table-row table:style-name="ro1">
          <table:table-cell table:number-columns-repeated="9"/>
          <table:table-cell office:value-type="float" office:value="450" calcext:value-type="float">
            <text:p>450</text:p>
          </table:table-cell>
          <table:table-cell table:number-columns-repeated="2"/>
          <table:table-cell office:value-type="string" calcext:value-type="string">
            <text:p><text:s/>නිවස අසළ උණ බට පදුරේ තිබි බිමට වැටුණු කූඩුව කාගේ ද?</text:p>
          </table:table-cell>
          <table:table-cell/>
          <table:table-cell office:value-type="string" calcext:value-type="string">
            <text:p>ලේනාගේ</text:p>
          </table:table-cell>
          <table:table-cell office:value-type="float" office:value="1" calcext:value-type="float">
            <text:p>1</text:p>
          </table:table-cell>
          <table:table-cell table:number-columns-repeated="1008"/>
        </table:table-row>
        <table:table-row table:style-name="ro2">
          <table:table-cell table:number-columns-repeated="14"/>
          <table:table-cell office:value-type="string" calcext:value-type="string">
            <text:p>කපුටාගේ</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ගිරවාගේ</text:p>
          </table:table-cell>
          <table:table-cell office:value-type="float" office:value="0" calcext:value-type="float">
            <text:p>0</text:p>
          </table:table-cell>
          <table:table-cell table:number-columns-repeated="1008"/>
        </table:table-row>
        <table:table-row table:style-name="ro2">
          <table:table-cell table:number-columns-repeated="14"/>
          <table:table-cell office:value-type="string" calcext:value-type="string">
            <text:p>මයිනාගේ</text:p>
          </table:table-cell>
          <table:table-cell office:value-type="float" office:value="0" calcext:value-type="float">
            <text:p>0</text:p>
          </table:table-cell>
          <table:table-cell table:number-columns-repeated="1008"/>
        </table:table-row>
        <table:table-row table:style-name="ro2" table:number-rows-repeated="10467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1"/>
    <style:font-face style:name="F" svg:font-family="" style:font-family-generic="swiss" style:font-pitch="variable"/>
    <style:font-face style:name="Iskoola Pota" svg:font-family="'Iskoola Pota'"/>
    <style:font-face style:name="Iskoola Pota1" svg:font-family="'Iskoola Pota'" style:font-family-generic="swiss"/>
    <style:font-face style:name="Iskoola Pota11" svg:font-family="'Iskoola Pota1'"/>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20_Built-in_20_Explanatory_20_Text" style:display-name="Excel Built-in Explanatory Text" style:family="table-cell" style:parent-style-name="Default" style:data-style-name="N0">
      <style:table-cell-properties fo:background-color="transparent" style:vertical-align="automatic"/>
      <style:text-properties style:font-name="Calibri1" fo:font-family="Calibri1" fo:font-size="12pt" style:font-name-asian="Calibri1" style:font-family-asian="Calibri1" style:font-size-asian="12pt" style:font-name-complex="Calibri1" style:font-family-complex="Calibri1" style:font-size-complex="12pt"/>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Result2" style:family="table-cell" style:parent-style-name="Default" style:data-style-name="N10104">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23T15:37:05.529179696</dc:date>
    <meta:editing-cycles>772</meta:editing-cycles>
    <meta:editing-duration>PT13H53M49S</meta:editing-duration>
    <meta:document-statistic meta:table-count="1" meta:cell-count="5332" meta:object-count="2"/>
  </office:meta>
</office:document-meta>
</file>